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5.276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0.887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12.404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385cm"/>
    </style:style>
    <style:style style:name="co21" style:family="table-column">
      <style:table-column-properties fo:break-before="auto" style:column-width="3.496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3.801cm"/>
    </style:style>
    <style:style style:name="co24" style:family="table-column">
      <style:table-column-properties fo:break-before="auto" style:column-width="9.74cm"/>
    </style:style>
    <style:style style:name="co25" style:family="table-column">
      <style:table-column-properties fo:break-before="auto" style:column-width="1.72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5.265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1.894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ro16" style:family="table-row">
      <style:table-row-properties style:row-height="2.842cm" fo:break-before="auto" style:use-optimal-row-height="true"/>
    </style:style>
    <style:style style:name="ro17" style:family="table-row">
      <style:table-row-properties style:row-height="1.947cm" fo:break-before="auto" style:use-optimal-row-height="false"/>
    </style:style>
    <style:style style:name="ro18" style:family="table-row">
      <style:table-row-properties style:row-height="0.538cm" fo:break-before="auto" style:use-optimal-row-height="false"/>
    </style:style>
    <style:style style:name="ro19" style:family="table-row">
      <style:table-row-properties style:row-height="1.898cm" fo:break-before="auto" style:use-optimal-row-height="false"/>
    </style:style>
    <style:style style:name="ro20" style:family="table-row">
      <style:table-row-properties style:row-height="0.991cm" fo:break-before="auto" style:use-optimal-row-height="false"/>
    </style:style>
    <style:style style:name="ro21" style:family="table-row">
      <style:table-row-properties style:row-height="1.42cm" fo:break-before="auto" style:use-optimal-row-height="true"/>
    </style:style>
    <style:style style:name="ro22" style:family="table-row">
      <style:table-row-properties style:row-height="2.552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0.547cm" fo:break-before="auto" style:use-optimal-row-height="true"/>
    </style:style>
    <style:style style:name="ro25" style:family="table-row">
      <style:table-row-properties style:row-height="1.023cm" fo:break-before="auto" style:use-optimal-row-height="true"/>
    </style:style>
    <style:style style:name="ro26" style:family="table-row">
      <style:table-row-properties style:row-height="0.97cm" fo:break-before="auto" style:use-optimal-row-height="true"/>
    </style:style>
    <style:style style:name="ro27" style:family="table-row">
      <style:table-row-properties style:row-height="0.52cm" fo:break-before="auto" style:use-optimal-row-height="true"/>
    </style:style>
    <style:style style:name="ro28" style:family="table-row">
      <style:table-row-properties style:row-height="0.605cm" fo:break-before="auto" style:use-optimal-row-height="true"/>
    </style:style>
    <style:style style:name="ro29" style:family="table-row">
      <style:table-row-properties style:row-height="0.635cm" fo:break-before="auto" style:use-optimal-row-height="true"/>
    </style:style>
    <style:style style:name="ro30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" style:family="table-cell" style:parent-style-name="Default" style:data-style-name="N112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8" style:family="table-cell" style:parent-style-name="Default" style:data-style-name="N109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9900" fo:border="0.002cm solid #000000"/>
      <style:text-properties fo:font-size="14pt" style:font-size-asian="14pt" style:font-size-complex="14pt"/>
    </style:style>
    <style:style style:name="ce10" style:family="table-cell" style:parent-style-name="Default" style:data-style-name="N109">
      <style:text-properties fo:font-size="14pt" style:font-size-asian="14pt" style:font-size-complex="14pt"/>
    </style:style>
    <style:style style:name="ce11" style:family="table-cell" style:parent-style-name="Default" style:data-style-name="N110">
      <style:table-cell-properties fo:border="0.002cm solid #000000"/>
      <style:text-properties fo:font-size="14pt" style:font-size-asian="14pt" style:font-size-complex="14pt"/>
    </style:style>
    <style:style style:name="ce12" style:family="table-cell" style:parent-style-name="Default" style:data-style-name="N110">
      <style:table-cell-properties fo:background-color="transparent" fo:border="0.002cm solid #000000"/>
      <style:text-properties fo:font-size="14pt" style:font-size-asian="14pt" style:font-size-complex="14pt"/>
    </style:style>
    <style:style style:name="ce1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 style:data-style-name="N110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7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8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</style:style>
    <style:style style:name="ce19" style:family="table-cell" style:parent-style-name="Default">
      <style:text-properties fo:font-size="14pt" style:font-size-asian="14pt" style:font-size-complex="14pt"/>
      <style:map style:condition="cell-content()=1" style:apply-style-name="無題2" style:base-cell-address="'8'.DH105"/>
    </style:style>
    <style:style style:name="ce20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order="non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cc00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cc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cc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1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ize="14pt" style:font-size-asian="14pt" style:font-size-complex="14pt"/>
      <style:map style:condition="cell-content()=1" style:apply-style-name="無題3" style:base-cell-address="'8'.DQ174"/>
    </style:style>
    <style:style style:name="ce33" style:family="table-cell" style:parent-style-name="Default">
      <style:table-cell-properties fo:background-color="#00ff6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10">
      <style:table-cell-properties fo:background-color="#ffffcc" fo:border="0.002cm solid #000000"/>
      <style:text-properties style:font-name="Arial" fo:font-size="14pt" fo:font-weight="bold" style:font-name-asian="ＭＳ Ｐゴシック" style:font-size-asian="14pt" style:font-weight-asian="bold" style:font-name-complex="Mangal" style:font-size-complex="14pt" style:font-weight-complex="bold"/>
    </style:style>
    <style:style style:name="ce35" style:family="table-cell" style:parent-style-name="Default" style:data-style-name="N126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09">
      <style:table-cell-properties fo:wrap-option="wrap" style:vertical-align="middle"/>
      <style:text-properties fo:font-size="14pt" style:font-size-asian="14pt" style:font-size-complex="14pt"/>
    </style:style>
    <style:style style:name="ce37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  <style:map style:condition="cell-content()=1" style:apply-style-name="無題4" style:base-cell-address="'8'.DW25"/>
    </style:style>
    <style:style style:name="ce38" style:family="table-cell" style:parent-style-name="Default">
      <style:text-properties fo:font-size="14pt" style:font-size-asian="14pt" style:font-size-complex="14pt"/>
      <style:map style:condition="cell-content()=1" style:apply-style-name="無題4" style:base-cell-address="'8'.DW25"/>
    </style:style>
    <style:style style:name="ce39" style:family="table-cell" style:parent-style-name="Default" style:data-style-name="N10">
      <style:text-properties fo:font-size="14pt" style:font-size-asian="14pt" style:font-size-complex="14pt"/>
    </style:style>
    <style:style style:name="ce40" style:family="table-cell" style:parent-style-name="Default" style:data-style-name="N2">
      <style:text-properties fo:font-size="14pt" style:font-size-asian="14pt" style:font-size-complex="14pt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6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6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6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7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7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76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7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9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9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list.H50"/>
    </style:style>
    <style:style style:name="ce9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8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48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number-columns-repeated="2" table:default-cell-style-name="ce1"/>
        <table:table-column table:style-name="co1" table:number-columns-repeated="6" table:default-cell-style-name="ce1"/>
        <table:table-column table:style-name="co14" table:default-cell-style-name="ce1"/>
        <table:table-column table:style-name="co1" table:number-columns-repeated="905" table:default-cell-style-name="ce1"/>
        <table:table-row table:style-name="ro1">
          <table:table-cell table:number-columns-repeated="117"/>
          <table:table-cell table:style-name="ce20" table:formula="of:=[.DJ8]" office:value-type="string" office:string-value="loss ( &lt; -1,000)">
            <text:p>loss ( &lt; -1,000)</text:p>
          </table:table-cell>
          <table:table-cell table:style-name="ce20" table:formula="of:=[.DL8]" office:value-type="string" office:string-value="gain ( &gt; 100)">
            <text:p>gain ( &gt; 100)</text:p>
          </table:table-cell>
          <table:table-cell table:style-name="ce20" table:formula="of:=[.DN8]" office:value-type="string" office:string-value="gain / total&#10;(incidents)">
            <text:p>gain / total</text:p>
            <text:p>(incidents)</text:p>
          </table:table-cell>
          <table:table-cell table:number-columns-repeated="4"/>
          <table:table-cell office:value-type="string">
            <text:p>BB.loc</text:p>
          </table:table-cell>
          <table:table-cell table:formula="of:=[.DP1]" office:value-type="string" office:string-value="gain / total&#10;(incidents)">
            <text:p>gain / total</text:p>
            <text:p>(incidents)</text:p>
          </table:table-cell>
          <table:table-cell office:value-type="string">
            <text:p>mid</text:p>
          </table:table-cell>
          <table:table-cell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  <table:table-cell table:number-columns-repeated="894"/>
        </table:table-row>
        <table:table-row table:style-name="ro2">
          <table:table-cell table:number-columns-repeated="30"/>
          <table:table-cell table:style-name="ce5" table:number-columns-repeated="4"/>
          <table:table-cell table:number-columns-repeated="9"/>
          <table:table-cell office:value-type="string">
            <text:p>+ / - ratio</text:p>
          </table:table-cell>
          <table:table-cell/>
          <table:table-cell table:style-name="ce4"/>
          <table:table-cell table:style-name="ce4" office:value-type="string">
            <text:p>profit &gt;= 0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>
            <text:p>profit &lt; 0</text:p>
          </table:table-cell>
          <table:table-cell table:style-name="ce4" table:number-columns-repeated="3"/>
          <table:table-cell table:number-columns-repeated="61"/>
          <table:table-cell table:formula="of:=[.DJ9]" office:value-type="float" office:value="3">
            <text:p>3</text:p>
          </table:table-cell>
          <table:table-cell table:formula="of:=[.DL9]" office:value-type="float" office:value="4">
            <text:p>4</text:p>
          </table:table-cell>
          <table:table-cell table:formula="of:=[.DN9]" office:value-type="percentage" office:value="0.571428571428571">
            <text:p>57%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DP2]" office:value-type="percentage" office:value="0.571428571428571">
            <text:p>57%</text:p>
          </table:table-cell>
          <table:table-cell table:style-name="ce39" office:value-type="percentage" office:value="0.5">
            <text:p>50%</text:p>
          </table:table-cell>
          <table:table-cell table:number-columns-repeated="2"/>
          <table:table-cell table:style-name="ce40" table:formula="of:=CORREL([.DV9:.DV14];[.DV2:.DV7])" office:value-type="float" office:value="0.00683884608490117">
            <text:p>0.01</text:p>
          </table:table-cell>
          <table:table-cell table:number-columns-repeated="894"/>
        </table:table-row>
        <table:table-row table:style-name="ro1">
          <table:table-cell table:number-columns-repeated="30"/>
          <table:table-cell table:style-name="ce5" table:number-columns-repeated="4"/>
          <table:table-cell table:number-columns-repeated="9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4" office:value-type="string">
            <text:p>BB, loc-1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ratio</text:p>
          </table:table-cell>
          <table:table-cell table:style-name="ce4" table:number-columns-repeated="2"/>
          <table:table-cell/>
          <table:table-cell table:style-name="ce4" office:value-type="string">
            <text:p>BB, loc-1</text:p>
          </table:table-cell>
          <table:table-cell table:style-name="ce4"/>
          <table:table-cell table:style-name="ce4" office:value-type="string">
            <text:p>ratio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20" office:value-type="string">
            <text:p>entries</text:p>
          </table:table-cell>
          <table:table-cell table:style-name="ce20" office:value-type="string">
            <text:p>count</text:p>
          </table:table-cell>
          <table:table-cell table:style-name="ce20" office:value-type="string">
            <text:p>sum</text:p>
          </table:table-cell>
          <table:table-cell table:number-columns-repeated="2"/>
          <table:table-cell table:formula="of:=[.DJ10]" office:value-type="float" office:value="10">
            <text:p>10</text:p>
          </table:table-cell>
          <table:table-cell table:formula="of:=[.DL10]" office:value-type="float" office:value="21">
            <text:p>21</text:p>
          </table:table-cell>
          <table:table-cell table:formula="of:=[.DN10]" office:value-type="percentage" office:value="0.67741935483871">
            <text:p>68%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DP3]" office:value-type="percentage" office:value="0.67741935483871">
            <text:p>68%</text:p>
          </table:table-cell>
          <table:table-cell table:style-name="ce39" office:value-type="percentage" office:value="0.5">
            <text:p>50%</text:p>
          </table:table-cell>
          <table:table-cell table:number-columns-repeated="897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5" table:number-columns-repeated="2"/>
          <table:table-cell table:number-columns-repeated="9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4" office:value-type="float" office:value="1">
            <text:p>1</text:p>
          </table:table-cell>
          <table:table-cell table:style-name="ce4" table:formula="of:=COUNTIF([.$AG$25:.$AG$57];[.AT4])" office:value-type="float" office:value="0">
            <text:p>0</text:p>
          </table:table-cell>
          <table:table-cell table:style-name="ce13" table:formula="of:=[.AU4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1">
            <text:p>1</text:p>
          </table:table-cell>
          <table:table-cell table:style-name="ce4" table:formula="of:=COUNTIF([.$AG$58:.$AG$91];[.AZ4])" office:value-type="float" office:value="0">
            <text:p>0</text:p>
          </table:table-cell>
          <table:table-cell table:style-name="ce13" table:formula="of:=[.BA4]/[.$BA$10]" office:value-type="percentage" office:value="0">
            <text:p>0.00%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office:value-type="string">
            <text:p>total=</text:p>
          </table:table-cell>
          <table:table-cell table:formula="of:=CELL(&quot;address&quot;;[.DF25])" office:value-type="string" office:string-value="$DF$25">
            <text:p>$DF$25</text:p>
          </table:table-cell>
          <table:table-cell table:style-name="ce18" table:formula="of:=CELL(&quot;address&quot;;[.DF125])" office:value-type="string" office:string-value="$DF$125">
            <text:p>$DF$125</text:p>
          </table:table-cell>
          <table:table-cell table:style-name="ce4" office:value-type="string">
            <text:p>total=</text:p>
          </table:table-cell>
          <table:table-cell table:style-name="ce23" table:formula="of:=COUNTA([.$DF$25:.$DF$125])" office:value-type="float" office:value="101">
            <text:p>101</text:p>
          </table:table-cell>
          <table:table-cell table:style-name="ce28" table:formula="of:=SUM([.DK5:.DK6])" office:value-type="float" office:value="7380">
            <text:p>7,380</text:p>
          </table:table-cell>
          <table:table-cell table:style-name="ce30"/>
          <table:table-cell table:style-name="ce31"/>
          <table:table-cell table:style-name="ce30" table:formula="of:=[.DJ11]" office:value-type="float" office:value="16">
            <text:p>16</text:p>
          </table:table-cell>
          <table:table-cell table:style-name="ce30" table:formula="of:=[.DL11]" office:value-type="float" office:value="17">
            <text:p>17</text:p>
          </table:table-cell>
          <table:table-cell table:style-name="ce30" table:formula="of:=[.DN11]" office:value-type="percentage" office:value="0.515151515151515">
            <text:p>52%</text:p>
          </table:table-cell>
          <table:table-cell table:style-name="ce30" table:number-columns-repeated="3"/>
          <table:table-cell/>
          <table:table-cell office:value-type="float" office:value="3">
            <text:p>3</text:p>
          </table:table-cell>
          <table:table-cell table:formula="of:=[.DP4]" office:value-type="percentage" office:value="0.515151515151515">
            <text:p>52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5]+[.BA5])&lt;&gt;0;[.BA5]/([.AU5]+[.BA5]);&quot;NA&quot;)" office:value-type="string" office:string-value="NA">
            <text:p>NA</text:p>
          </table:table-cell>
          <table:table-cell table:style-name="ce10" table:formula="of:=IF([.BA5]&lt;&gt;0;[.AU5]/[.BA5];&quot;NA&quot;)" office:value-type="string" office:string-value="NA">
            <text:p>NA</text:p>
          </table:table-cell>
          <table:table-cell table:style-name="ce4" office:value-type="float" office:value="2">
            <text:p>2</text:p>
          </table:table-cell>
          <table:table-cell table:style-name="ce4" table:formula="of:=COUNTIF([.$AG$25:.$AG$57];[.AT5])" office:value-type="float" office:value="0">
            <text:p>0</text:p>
          </table:table-cell>
          <table:table-cell table:style-name="ce13" table:formula="of:=[.AU5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2">
            <text:p>2</text:p>
          </table:table-cell>
          <table:table-cell table:style-name="ce4" table:formula="of:=COUNTIF([.$AG$58:.$AG$91];[.AZ5])" office:value-type="float" office:value="0">
            <text:p>0</text:p>
          </table:table-cell>
          <table:table-cell table:style-name="ce13" table:formula="of:=[.BA5]/[.$BA$10]" office:value-type="percentage" office:value="0">
            <text:p>0.00%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office:value-type="string">
            <text:p>loss=</text:p>
          </table:table-cell>
          <table:table-cell table:formula="of:=[.DG4]" office:value-type="string" office:string-value="$DF$25">
            <text:p>$DF$25</text:p>
          </table:table-cell>
          <table:table-cell table:formula="of:=CELL(&quot;address&quot;;[.DF68])" office:value-type="string" office:string-value="$DF$68">
            <text:p>$DF$68</text:p>
          </table:table-cell>
          <table:table-cell table:style-name="ce4" office:value-type="string">
            <text:p>loss=</text:p>
          </table:table-cell>
          <table:table-cell table:style-name="ce23" table:formula="of:=COUNTIF([.$DF$25:.$DF$68];&quot;&lt;0&quot;)" office:value-type="float" office:value="21">
            <text:p>21</text:p>
          </table:table-cell>
          <table:table-cell table:style-name="ce28" table:formula="of:=SUMIF([.$DF$25:.$DF$68];&quot;&lt;0&quot;;[.$DF$25:.$DF$68])" office:value-type="float" office:value="-12310">
            <text:p>-12,310</text:p>
          </table:table-cell>
          <table:table-cell table:style-name="ce30" table:number-columns-repeated="2"/>
          <table:table-cell table:style-name="ce30" table:formula="of:=[.DJ12]" office:value-type="float" office:value="10">
            <text:p>10</text:p>
          </table:table-cell>
          <table:table-cell table:style-name="ce30" table:formula="of:=[.DL12]" office:value-type="float" office:value="8">
            <text:p>8</text:p>
          </table:table-cell>
          <table:table-cell table:style-name="ce30" table:formula="of:=[.DN12]" office:value-type="percentage" office:value="0.444444444444444">
            <text:p>44%</text:p>
          </table:table-cell>
          <table:table-cell table:style-name="ce30" table:number-columns-repeated="3"/>
          <table:table-cell/>
          <table:table-cell office:value-type="float" office:value="4">
            <text:p>4</text:p>
          </table:table-cell>
          <table:table-cell table:formula="of:=[.DP5]" office:value-type="percentage" office:value="0.444444444444444">
            <text:p>44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6]+[.BA6])&lt;&gt;0;[.BA6]/([.AU6]+[.BA6]);&quot;NA&quot;)" office:value-type="string" office:string-value="NA">
            <text:p>NA</text:p>
          </table:table-cell>
          <table:table-cell table:style-name="ce10" table:formula="of:=IF([.BA6]&lt;&gt;0;[.AU6]/[.BA6];&quot;NA&quot;)" office:value-type="string" office:string-value="NA">
            <text:p>NA</text:p>
          </table:table-cell>
          <table:table-cell table:style-name="ce4" office:value-type="float" office:value="3">
            <text:p>3</text:p>
          </table:table-cell>
          <table:table-cell table:style-name="ce4" table:formula="of:=COUNTIF([.$AG$25:.$AG$57];[.AT6])" office:value-type="float" office:value="0">
            <text:p>0</text:p>
          </table:table-cell>
          <table:table-cell table:style-name="ce13" table:formula="of:=[.AU6]/[.$AU$10]" office:value-type="percentage" office:value="0">
            <text:p>0.00%</text:p>
          </table:table-cell>
          <table:table-cell table:style-name="ce4"/>
          <table:table-cell table:style-name="ce4" table:formula="of:=SUM([.AV6:.AV8])" office:value-type="percentage" office:value="0">
            <text:p>0%</text:p>
          </table:table-cell>
          <table:table-cell/>
          <table:table-cell table:style-name="ce4" office:value-type="float" office:value="3">
            <text:p>3</text:p>
          </table:table-cell>
          <table:table-cell table:style-name="ce4" table:formula="of:=COUNTIF([.$AG$58:.$AG$91];[.AZ6])" office:value-type="float" office:value="0">
            <text:p>0</text:p>
          </table:table-cell>
          <table:table-cell table:style-name="ce13" table:formula="of:=[.BA6]/[.$BA$10]" office:value-type="percentage" office:value="0">
            <text:p>0.00%</text:p>
          </table:table-cell>
          <table:table-cell table:style-name="ce4"/>
          <table:table-cell table:style-name="ce4" table:formula="of:=SUM([.BB6:.BB8])" office:value-type="percentage" office:value="0">
            <text:p>0%</text:p>
          </table:table-cell>
          <table:table-cell table:number-columns-repeated="53"/>
          <table:table-cell office:value-type="string">
            <text:p>gain=</text:p>
          </table:table-cell>
          <table:table-cell table:formula="of:=CELL(&quot;address&quot;;[.DF69])" office:value-type="string" office:string-value="$DF$69">
            <text:p>$DF$69</text:p>
          </table:table-cell>
          <table:table-cell table:formula="of:=[.DH4]" office:value-type="string" office:string-value="$DF$125">
            <text:p>$DF$125</text:p>
          </table:table-cell>
          <table:table-cell table:style-name="ce4" office:value-type="string">
            <text:p>gain=</text:p>
          </table:table-cell>
          <table:table-cell table:style-name="ce23" table:formula="of:=COUNTIF([.$DF$69:.$DF$125];&quot;&gt;=0&quot;)" office:value-type="float" office:value="34">
            <text:p>34</text:p>
          </table:table-cell>
          <table:table-cell table:style-name="ce28" table:formula="of:=SUMIF([.$DF$68:.$DF$125];&quot;&gt;=0&quot;;[.$DF$68:.$DF$125])" office:value-type="float" office:value="19690">
            <text:p>19,690</text:p>
          </table:table-cell>
          <table:table-cell table:style-name="ce30" table:number-columns-repeated="2"/>
          <table:table-cell table:style-name="ce30" table:formula="of:=[.DJ13]" office:value-type="float" office:value="1">
            <text:p>1</text:p>
          </table:table-cell>
          <table:table-cell table:style-name="ce30" table:formula="of:=[.DL13]" office:value-type="float" office:value="6">
            <text:p>6</text:p>
          </table:table-cell>
          <table:table-cell table:style-name="ce30" table:formula="of:=[.DN13]" office:value-type="percentage" office:value="0.857142857142857">
            <text:p>86%</text:p>
          </table:table-cell>
          <table:table-cell table:style-name="ce30" table:number-columns-repeated="3"/>
          <table:table-cell/>
          <table:table-cell office:value-type="float" office:value="5">
            <text:p>5</text:p>
          </table:table-cell>
          <table:table-cell table:formula="of:=[.DP6]" office:value-type="percentage" office:value="0.857142857142857">
            <text:p>86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7]+[.BA7])&lt;&gt;0;[.BA7]/([.AU7]+[.BA7]);&quot;NA&quot;)" office:value-type="string" office:string-value="NA">
            <text:p>NA</text:p>
          </table:table-cell>
          <table:table-cell table:style-name="ce10" table:formula="of:=IF([.BA7]&lt;&gt;0;[.AU7]/[.BA7];&quot;NA&quot;)" office:value-type="string" office:string-value="NA">
            <text:p>NA</text:p>
          </table:table-cell>
          <table:table-cell table:style-name="ce4" office:value-type="float" office:value="4">
            <text:p>4</text:p>
          </table:table-cell>
          <table:table-cell table:style-name="ce4" table:formula="of:=COUNTIF([.$AG$25:.$AG$57];[.AT7])" office:value-type="float" office:value="0">
            <text:p>0</text:p>
          </table:table-cell>
          <table:table-cell table:style-name="ce13" table:formula="of:=[.AU7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4">
            <text:p>4</text:p>
          </table:table-cell>
          <table:table-cell table:style-name="ce4" table:formula="of:=COUNTIF([.$AG$58:.$AG$91];[.AZ7])" office:value-type="float" office:value="0">
            <text:p>0</text:p>
          </table:table-cell>
          <table:table-cell table:style-name="ce13" table:formula="of:=[.BA7]/[.$BA$10]" office:value-type="percentage" office:value="0">
            <text:p>0.00%</text:p>
          </table:table-cell>
          <table:table-cell table:style-name="ce4" table:number-columns-repeated="2"/>
          <table:table-cell table:number-columns-repeated="56"/>
          <table:table-cell table:style-name="ce21"/>
          <table:table-cell table:style-name="ce24" table:number-columns-repeated="2"/>
          <table:table-cell table:style-name="ce30" table:number-columns-repeated="2"/>
          <table:table-cell table:style-name="ce30" table:formula="of:=[.DJ14]" office:value-type="float" office:value="4">
            <text:p>4</text:p>
          </table:table-cell>
          <table:table-cell table:style-name="ce30" table:formula="of:=[.DL14]" office:value-type="float" office:value="1">
            <text:p>1</text:p>
          </table:table-cell>
          <table:table-cell table:style-name="ce30" table:formula="of:=[.DN14]" office:value-type="percentage" office:value="0.2">
            <text:p>20%</text:p>
          </table:table-cell>
          <table:table-cell table:style-name="ce30" table:number-columns-repeated="3"/>
          <table:table-cell/>
          <table:table-cell office:value-type="float" office:value="6">
            <text:p>6</text:p>
          </table:table-cell>
          <table:table-cell table:formula="of:=[.DP7]" office:value-type="percentage" office:value="0.2">
            <text:p>20%</text:p>
          </table:table-cell>
          <table:table-cell table:style-name="ce39" office:value-type="percentage" office:value="0.5">
            <text:p>50%</text:p>
            <draw:frame table:end-cell-address="'8'.ED19" table:end-x="1.15cm" table:end-y="0.594cm" draw:z-index="0" draw:style-name="gr1" draw:text-style-name="P1" svg:width="16.06cm" svg:height="9.421cm" svg:x="0.896cm" svg:y="0.452cm">
              <draw:object draw:notify-on-update-of-ranges="'8'.DU9:'8'.DU14 '8'.DV8:'8'.DV8 '8'.DV9:'8'.DV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1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8]+[.BA8])&lt;&gt;0;[.BA8]/([.AU8]+[.BA8]);&quot;NA&quot;)" office:value-type="string" office:string-value="NA">
            <text:p>NA</text:p>
          </table:table-cell>
          <table:table-cell table:style-name="ce10" table:formula="of:=IF([.BA8]&lt;&gt;0;[.AU8]/[.BA8];&quot;NA&quot;)" office:value-type="string" office:string-value="NA">
            <text:p>NA</text:p>
          </table:table-cell>
          <table:table-cell table:style-name="ce4" office:value-type="float" office:value="5">
            <text:p>5</text:p>
          </table:table-cell>
          <table:table-cell table:style-name="ce4" table:formula="of:=COUNTIF([.$AG$25:.$AG$57];[.AT8])" office:value-type="float" office:value="0">
            <text:p>0</text:p>
          </table:table-cell>
          <table:table-cell table:style-name="ce13" table:formula="of:=[.AU8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5">
            <text:p>5</text:p>
          </table:table-cell>
          <table:table-cell table:style-name="ce4" table:formula="of:=COUNTIF([.$AG$58:.$AG$91];[.AZ8])" office:value-type="float" office:value="0">
            <text:p>0</text:p>
          </table:table-cell>
          <table:table-cell table:style-name="ce13" table:formula="of:=[.BA8]/[.$BA$10]" office:value-type="percentage" office:value="0">
            <text:p>0.00%</text:p>
          </table:table-cell>
          <table:table-cell table:style-name="ce4" table:number-columns-repeated="2"/>
          <table:table-cell table:number-columns-repeated="53"/>
          <table:table-cell office:value-type="string">
            <text:p>current</text:p>
          </table:table-cell>
          <table:table-cell table:style-name="ce15" office:value-type="string">
            <text:p>$DF$25</text:p>
          </table:table-cell>
          <table:table-cell table:style-name="ce15" office:value-type="string">
            <text:p>$DF$125</text:p>
          </table:table-cell>
          <table:table-cell table:style-name="ce22" office:value-type="string">
            <text:p>BB.loc</text:p>
          </table:table-cell>
          <table:table-cell table:style-name="ce25" office:value-type="string">
            <text:p>loss ( &lt; -1,000)</text:p>
          </table:table-cell>
          <table:table-cell table:style-name="ce25"/>
          <table:table-cell table:style-name="ce25" office:value-type="string">
            <text:p>gain ( &gt; 100)</text:p>
          </table:table-cell>
          <table:table-cell table:style-name="ce25"/>
          <table:table-cell table:style-name="ce25" office:value-type="string">
            <text:p>gain / total</text:p>
            <text:p>(incidents)</text:p>
          </table:table-cell>
          <table:table-cell table:style-name="ce33" office:value-type="string">
            <text:p>sum</text:p>
            <text:p>gain</text:p>
          </table:table-cell>
          <table:table-cell table:style-name="ce23" office:value-type="string">
            <text:p>avg</text:p>
          </table:table-cell>
          <table:table-cell table:style-name="ce33" office:value-type="string">
            <text:p>sum</text:p>
            <text:p>loss</text:p>
          </table:table-cell>
          <table:table-cell table:style-name="ce23" office:value-type="string">
            <text:p>avg</text:p>
          </table:table-cell>
          <table:table-cell table:style-name="ce23" office:value-type="string">
            <text:p>gain – loss</text:p>
          </table:table-cell>
          <table:table-cell/>
          <table:table-cell table:style-name="ce4" table:formula="of:=[.DI8]" office:value-type="string" office:string-value="BB.loc">
            <text:p>BB.loc</text:p>
          </table:table-cell>
          <table:table-cell table:style-name="ce4" table:formula="of:=[.DS8]" office:value-type="string" office:string-value="gain – loss">
            <text:p>gain – loss</text:p>
          </table:table-cell>
          <table:table-cell table:number-columns-repeated="5"/>
          <table:table-cell table:style-name="ce17" office:value-type="string">
            <text:p>*</text:p>
          </table:table-cell>
          <table:table-cell/>
          <table:table-cell>
            <draw:frame table:end-cell-address="'8'.EK19" table:end-x="1.895cm" table:end-y="0.443cm" draw:z-index="4" draw:style-name="gr1" draw:text-style-name="P1" svg:width="15.999cm" svg:height="9.031cm" svg:x="1.703cm" svg:y="0.062cm">
              <draw:object draw:notify-on-update-of-ranges="'8'.DU2:'8'.DU7 '8'.DV1:'8'.DV1 '8'.DV2:'8'.DV7 '8'.DW1:'8'.DW1 '8'.DW2:'8'.DW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9]+[.BA9])&lt;&gt;0;[.BA9]/([.AU9]+[.BA9]);&quot;NA&quot;)" office:value-type="string" office:string-value="NA">
            <text:p>NA</text:p>
          </table:table-cell>
          <table:table-cell table:style-name="ce10" table:formula="of:=IF([.BA9]&lt;&gt;0;[.AU9]/[.BA9];&quot;NA&quot;)" office:value-type="string" office:string-value="NA">
            <text:p>NA</text:p>
          </table:table-cell>
          <table:table-cell table:style-name="ce4" office:value-type="float" office:value="6">
            <text:p>6</text:p>
          </table:table-cell>
          <table:table-cell table:style-name="ce4" table:formula="of:=COUNTIF([.$AG$25:.$AG$57];[.AT9])" office:value-type="float" office:value="0">
            <text:p>0</text:p>
          </table:table-cell>
          <table:table-cell table:style-name="ce13" table:formula="of:=[.AU9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6">
            <text:p>6</text:p>
          </table:table-cell>
          <table:table-cell table:style-name="ce4" table:formula="of:=COUNTIF([.$AG$58:.$AG$91];[.AZ9])" office:value-type="float" office:value="0">
            <text:p>0</text:p>
          </table:table-cell>
          <table:table-cell table:style-name="ce13" table:formula="of:=[.BA9]/[.$BA$10]" office:value-type="percentage" office:value="0">
            <text:p>0.00%</text:p>
          </table:table-cell>
          <table:table-cell table:style-name="ce4" table:number-columns-repeated="2"/>
          <table:table-cell table:number-columns-repeated="54"/>
          <table:table-cell table:style-name="ce15" office:value-type="string">
            <text:p>$DF$25</text:p>
          </table:table-cell>
          <table:table-cell table:style-name="ce15" office:value-type="string">
            <text:p>$DF$68</text:p>
          </table:table-cell>
          <table:table-cell office:value-type="float" office:value="1">
            <text:p>1</text:p>
          </table:table-cell>
          <table:table-cell table:style-name="ce26" table:formula="of:=COUNTIF([.$CU$25:.$CU$68];[.DI9])" office:value-type="float" office:value="3">
            <text:p>3</text:p>
          </table:table-cell>
          <table:table-cell table:style-name="ce29" table:formula="of:=[.DJ9]/[.$DJ$5]" office:value-type="percentage" office:value="0.142857142857143">
            <text:p>14.29%</text:p>
          </table:table-cell>
          <table:table-cell table:style-name="ce26" table:formula="of:=COUNTIF([.$CU$69:.$CU$125];[.DI9])" office:value-type="float" office:value="4">
            <text:p>4</text:p>
          </table:table-cell>
          <table:table-cell table:style-name="ce29" table:formula="of:=[.DL9]/[.$DJ$6]" office:value-type="percentage" office:value="0.117647058823529">
            <text:p>11.76%</text:p>
          </table:table-cell>
          <table:table-cell table:style-name="ce29" table:formula="of:=[.DL9]/([.DL9]+[.DJ9])" office:value-type="percentage" office:value="0.571428571428571">
            <text:p>57.14%</text:p>
          </table:table-cell>
          <table:table-cell table:style-name="ce34" table:formula="of:=SUMIF([.$CU$69:.$CU$125];&quot;=&quot;&amp;[.$DI9];[.$DF$69:.$DF$125])" office:value-type="float" office:value="-700">
            <text:p>-700</text:p>
          </table:table-cell>
          <table:table-cell table:style-name="ce35" table:formula="of:=IF([.DL9]=0;0;[.DO9]/[.DL9])" office:value-type="float" office:value="-175">
            <text:p>-175.00</text:p>
          </table:table-cell>
          <table:table-cell table:style-name="ce34" table:formula="of:=SUMIF([.$CU$25:.$CU$68];&quot;=&quot;&amp;[.$DI9];[.$DF$25:.$DF$68])" office:value-type="float" office:value="-1730">
            <text:p>-1,730</text:p>
          </table:table-cell>
          <table:table-cell table:style-name="ce35" table:formula="of:=IF([.DJ9]=0;0;[.DQ9]/[.DJ9])" office:value-type="float" office:value="-576.666666666667">
            <text:p>-576.67</text:p>
          </table:table-cell>
          <table:table-cell table:style-name="ce28" table:formula="of:=[.DO9]+[.DQ9]" office:value-type="float" office:value="-2430">
            <text:p>-2,430</text:p>
          </table:table-cell>
          <table:table-cell/>
          <table:table-cell table:style-name="ce4" table:formula="of:=[.DI9]" office:value-type="float" office:value="1">
            <text:p>1</text:p>
          </table:table-cell>
          <table:table-cell table:style-name="ce11" table:formula="of:=[.DS9]" office:value-type="float" office:value="-2430">
            <text:p>-2,43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5" table:number-columns-repeated="4"/>
          <table:table-cell table:number-columns-repeated="11"/>
          <table:table-cell table:style-name="ce4" office:value-type="string">
            <text:p>total=</text:p>
          </table:table-cell>
          <table:table-cell table:style-name="ce4" table:formula="of:=COUNTA([.AR25:.AR57])" office:value-type="float" office:value="33">
            <text:p>33</text:p>
          </table:table-cell>
          <table:table-cell table:style-name="ce4" table:formula="of:=SUM([.AV4:.AV9])" office:value-type="percentage" office:value="0">
            <text:p>0%</text:p>
          </table:table-cell>
          <table:table-cell table:style-name="ce4" table:number-columns-repeated="2"/>
          <table:table-cell/>
          <table:table-cell table:style-name="ce4" office:value-type="string">
            <text:p>total=</text:p>
          </table:table-cell>
          <table:table-cell table:style-name="ce4" table:formula="of:=COUNTA([.$AR$58:.$AR$91])" office:value-type="float" office:value="34">
            <text:p>34</text:p>
          </table:table-cell>
          <table:table-cell table:style-name="ce4" table:formula="of:=SUM([.BB4:.BB9])" office:value-type="percentage" office:value="0">
            <text:p>0%</text:p>
          </table:table-cell>
          <table:table-cell table:style-name="ce4" table:number-columns-repeated="2"/>
          <table:table-cell table:number-columns-repeated="54"/>
          <table:table-cell table:style-name="ce15" office:value-type="string">
            <text:p>$DF$69</text:p>
          </table:table-cell>
          <table:table-cell table:style-name="ce15" office:value-type="string">
            <text:p>$DF$125</text:p>
          </table:table-cell>
          <table:table-cell office:value-type="float" office:value="2">
            <text:p>2</text:p>
          </table:table-cell>
          <table:table-cell table:style-name="ce26" table:formula="of:=COUNTIF([.$CU$25:.$CU$68];[.DI10])" office:value-type="float" office:value="10">
            <text:p>10</text:p>
          </table:table-cell>
          <table:table-cell table:style-name="ce29" table:formula="of:=[.DJ10]/[.$DJ$5]" office:value-type="percentage" office:value="0.476190476190476">
            <text:p>47.62%</text:p>
          </table:table-cell>
          <table:table-cell table:style-name="ce26" table:formula="of:=COUNTIF([.$CU$69:.$CU$125];[.DI10])" office:value-type="float" office:value="21">
            <text:p>21</text:p>
          </table:table-cell>
          <table:table-cell table:style-name="ce29" table:formula="of:=[.DL10]/[.$DJ$6]" office:value-type="percentage" office:value="0.617647058823529">
            <text:p>61.76%</text:p>
          </table:table-cell>
          <table:table-cell table:style-name="ce29" table:formula="of:=[.DL10]/([.DL10]+[.DJ10])" office:value-type="percentage" office:value="0.67741935483871">
            <text:p>67.74%</text:p>
          </table:table-cell>
          <table:table-cell table:style-name="ce34" table:formula="of:=SUMIF([.$CU$69:.$CU$125];&quot;=&quot;&amp;[.$DI10];[.$DF$69:.$DF$125])" office:value-type="float" office:value="1340">
            <text:p>1,340</text:p>
          </table:table-cell>
          <table:table-cell table:style-name="ce35" table:formula="of:=IF([.DL10]=0;0;[.DO10]/[.DL10])" office:value-type="float" office:value="63.8095238095238">
            <text:p>63.81</text:p>
          </table:table-cell>
          <table:table-cell table:style-name="ce34" table:formula="of:=SUMIF([.$CU$25:.$CU$68];&quot;=&quot;&amp;[.$DI10];[.$DF$25:.$DF$68])" office:value-type="float" office:value="-2520">
            <text:p>-2,520</text:p>
          </table:table-cell>
          <table:table-cell table:style-name="ce35" table:formula="of:=IF([.DJ10]=0;0;[.DQ10]/[.DJ10])" office:value-type="float" office:value="-252">
            <text:p>-252.00</text:p>
          </table:table-cell>
          <table:table-cell table:style-name="ce28" table:formula="of:=[.DO10]+[.DQ10]" office:value-type="float" office:value="-1180">
            <text:p>-1,180</text:p>
          </table:table-cell>
          <table:table-cell/>
          <table:table-cell table:style-name="ce4" table:formula="of:=[.DI10]" office:value-type="float" office:value="2">
            <text:p>2</text:p>
          </table:table-cell>
          <table:table-cell table:style-name="ce11" table:formula="of:=[.DS10]" office:value-type="float" office:value="-1180">
            <text:p>-1,18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09"/>
          <table:table-cell office:value-type="string">
            <text:p>prev</text:p>
          </table:table-cell>
          <table:table-cell table:style-name="ce16" office:value-type="string">
            <text:p>$DF$25</text:p>
          </table:table-cell>
          <table:table-cell table:style-name="ce16" office:value-type="string">
            <text:p>$DF$192</text:p>
          </table:table-cell>
          <table:table-cell office:value-type="float" office:value="3">
            <text:p>3</text:p>
          </table:table-cell>
          <table:table-cell table:style-name="ce26" table:formula="of:=COUNTIF([.$CU$25:.$CU$68];[.DI11])" office:value-type="float" office:value="16">
            <text:p>16</text:p>
          </table:table-cell>
          <table:table-cell table:style-name="ce29" table:formula="of:=[.DJ11]/[.$DJ$5]" office:value-type="percentage" office:value="0.761904761904762">
            <text:p>76.19%</text:p>
          </table:table-cell>
          <table:table-cell table:style-name="ce26" table:formula="of:=COUNTIF([.$CU$69:.$CU$125];[.DI11])" office:value-type="float" office:value="17">
            <text:p>17</text:p>
          </table:table-cell>
          <table:table-cell table:style-name="ce29" table:formula="of:=[.DL11]/[.$DJ$6]" office:value-type="percentage" office:value="0.5">
            <text:p>50.00%</text:p>
          </table:table-cell>
          <table:table-cell table:style-name="ce29" table:formula="of:=[.DL11]/([.DL11]+[.DJ11])" office:value-type="percentage" office:value="0.515151515151515">
            <text:p>51.52%</text:p>
          </table:table-cell>
          <table:table-cell table:style-name="ce34" table:formula="of:=SUMIF([.$CU$69:.$CU$125];&quot;=&quot;&amp;[.$DI11];[.$DF$69:.$DF$125])" office:value-type="float" office:value="2930">
            <text:p>2,930</text:p>
          </table:table-cell>
          <table:table-cell table:style-name="ce35" table:formula="of:=IF([.DL11]=0;0;[.DO11]/[.DL11])" office:value-type="float" office:value="172.352941176471">
            <text:p>172.35</text:p>
          </table:table-cell>
          <table:table-cell table:style-name="ce34" table:formula="of:=SUMIF([.$CU$25:.$CU$68];&quot;=&quot;&amp;[.$DI11];[.$DF$25:.$DF$68])" office:value-type="float" office:value="-1940">
            <text:p>-1,940</text:p>
          </table:table-cell>
          <table:table-cell table:style-name="ce35" table:formula="of:=IF([.DJ11]=0;0;[.DQ11]/[.DJ11])" office:value-type="float" office:value="-121.25">
            <text:p>-121.25</text:p>
          </table:table-cell>
          <table:table-cell table:style-name="ce28" table:formula="of:=[.DO11]+[.DQ11]" office:value-type="float" office:value="990">
            <text:p>990</text:p>
          </table:table-cell>
          <table:table-cell/>
          <table:table-cell table:style-name="ce4" table:formula="of:=[.DI11]" office:value-type="float" office:value="3">
            <text:p>3</text:p>
          </table:table-cell>
          <table:table-cell table:style-name="ce11" table:formula="of:=[.DS11]" office:value-type="float" office:value="990">
            <text:p>99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10"/>
          <table:table-cell table:style-name="ce16" office:value-type="string">
            <text:p>$DF$25</text:p>
          </table:table-cell>
          <table:table-cell table:style-name="ce16" office:value-type="string">
            <text:p>$DF$131</text:p>
          </table:table-cell>
          <table:table-cell office:value-type="float" office:value="4">
            <text:p>4</text:p>
          </table:table-cell>
          <table:table-cell table:style-name="ce26" table:formula="of:=COUNTIF([.$CU$25:.$CU$68];[.DI12])" office:value-type="float" office:value="10">
            <text:p>10</text:p>
          </table:table-cell>
          <table:table-cell table:style-name="ce29" table:formula="of:=[.DJ12]/[.$DJ$5]" office:value-type="percentage" office:value="0.476190476190476">
            <text:p>47.62%</text:p>
          </table:table-cell>
          <table:table-cell table:style-name="ce26" table:formula="of:=COUNTIF([.$CU$69:.$CU$125];[.DI12])" office:value-type="float" office:value="8">
            <text:p>8</text:p>
          </table:table-cell>
          <table:table-cell table:style-name="ce29" table:formula="of:=[.DL12]/[.$DJ$6]" office:value-type="percentage" office:value="0.235294117647059">
            <text:p>23.53%</text:p>
          </table:table-cell>
          <table:table-cell table:style-name="ce29" table:formula="of:=[.DL12]/([.DL12]+[.DJ12])" office:value-type="percentage" office:value="0.444444444444444">
            <text:p>44.44%</text:p>
          </table:table-cell>
          <table:table-cell table:style-name="ce34" table:formula="of:=SUMIF([.$CU$69:.$CU$125];&quot;=&quot;&amp;[.$DI12];[.$DF$69:.$DF$125])" office:value-type="float" office:value="3850">
            <text:p>3,850</text:p>
          </table:table-cell>
          <table:table-cell table:style-name="ce35" table:formula="of:=IF([.DL12]=0;0;[.DO12]/[.DL12])" office:value-type="float" office:value="481.25">
            <text:p>481.25</text:p>
          </table:table-cell>
          <table:table-cell table:style-name="ce34" table:formula="of:=SUMIF([.$CU$25:.$CU$68];&quot;=&quot;&amp;[.$DI12];[.$DF$25:.$DF$68])" office:value-type="float" office:value="600">
            <text:p>600</text:p>
          </table:table-cell>
          <table:table-cell table:style-name="ce35" table:formula="of:=IF([.DJ12]=0;0;[.DQ12]/[.DJ12])" office:value-type="float" office:value="60">
            <text:p>60.00</text:p>
          </table:table-cell>
          <table:table-cell table:style-name="ce28" table:formula="of:=[.DO12]+[.DQ12]" office:value-type="float" office:value="4450">
            <text:p>4,450</text:p>
          </table:table-cell>
          <table:table-cell/>
          <table:table-cell table:style-name="ce4" table:formula="of:=[.DI12]" office:value-type="float" office:value="4">
            <text:p>4</text:p>
          </table:table-cell>
          <table:table-cell table:style-name="ce11" table:formula="of:=[.DS12]" office:value-type="float" office:value="4450">
            <text:p>4,45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[09/26/2020 17:27:26 / FxUtilitiesController.php:574]</text:p>
          </table:table-cell>
          <table:table-cell table:number-columns-repeated="109"/>
          <table:table-cell table:style-name="ce16" office:value-type="string">
            <text:p>$DF$132</text:p>
          </table:table-cell>
          <table:table-cell table:style-name="ce16" office:value-type="string">
            <text:p>$DF$192</text:p>
          </table:table-cell>
          <table:table-cell office:value-type="float" office:value="5">
            <text:p>5</text:p>
          </table:table-cell>
          <table:table-cell table:style-name="ce26" table:formula="of:=COUNTIF([.$CU$25:.$CU$68];[.DI13])" office:value-type="float" office:value="1">
            <text:p>1</text:p>
          </table:table-cell>
          <table:table-cell table:style-name="ce29" table:formula="of:=[.DJ13]/[.$DJ$5]" office:value-type="percentage" office:value="0.0476190476190476">
            <text:p>4.76%</text:p>
          </table:table-cell>
          <table:table-cell table:style-name="ce26" table:formula="of:=COUNTIF([.$CU$69:.$CU$125];[.DI13])" office:value-type="float" office:value="6">
            <text:p>6</text:p>
          </table:table-cell>
          <table:table-cell table:style-name="ce29" table:formula="of:=[.DL13]/[.$DJ$6]" office:value-type="percentage" office:value="0.176470588235294">
            <text:p>17.65%</text:p>
          </table:table-cell>
          <table:table-cell table:style-name="ce29" table:formula="of:=[.DL13]/([.DL13]+[.DJ13])" office:value-type="percentage" office:value="0.857142857142857">
            <text:p>85.71%</text:p>
          </table:table-cell>
          <table:table-cell table:style-name="ce34" table:formula="of:=SUMIF([.$CU$69:.$CU$125];&quot;=&quot;&amp;[.$DI13];[.$DF$69:.$DF$125])" office:value-type="float" office:value="940">
            <text:p>940</text:p>
          </table:table-cell>
          <table:table-cell table:style-name="ce35" table:formula="of:=IF([.DL13]=0;0;[.DO13]/[.DL13])" office:value-type="float" office:value="156.666666666667">
            <text:p>156.67</text:p>
          </table:table-cell>
          <table:table-cell table:style-name="ce34" table:formula="of:=SUMIF([.$CU$25:.$CU$68];&quot;=&quot;&amp;[.$DI13];[.$DF$25:.$DF$68])" office:value-type="float" office:value="-580">
            <text:p>-580</text:p>
          </table:table-cell>
          <table:table-cell table:style-name="ce35" table:formula="of:=IF([.DJ13]=0;0;[.DQ13]/[.DJ13])" office:value-type="float" office:value="-580">
            <text:p>-580.00</text:p>
          </table:table-cell>
          <table:table-cell table:style-name="ce28" table:formula="of:=[.DO13]+[.DQ13]" office:value-type="float" office:value="360">
            <text:p>360</text:p>
          </table:table-cell>
          <table:table-cell/>
          <table:table-cell table:style-name="ce4" table:formula="of:=[.DI13]" office:value-type="float" office:value="5">
            <text:p>5</text:p>
          </table:table-cell>
          <table:table-cell table:style-name="ce11" table:formula="of:=[.DS13]" office:value-type="float" office:value="360">
            <text:p>36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9"/>
          <table:table-cell table:style-name="ce4"/>
          <table:table-cell office:value-type="float" office:value="6">
            <text:p>6</text:p>
          </table:table-cell>
          <table:table-cell table:style-name="ce26" table:formula="of:=COUNTIF([.$CU$25:.$CU$68];[.DI14])" office:value-type="float" office:value="4">
            <text:p>4</text:p>
          </table:table-cell>
          <table:table-cell table:style-name="ce29" table:formula="of:=[.DJ14]/[.$DJ$5]" office:value-type="percentage" office:value="0.19047619047619">
            <text:p>19.05%</text:p>
          </table:table-cell>
          <table:table-cell table:style-name="ce26" table:formula="of:=COUNTIF([.$CU$69:.$CU$125];[.DI14])" office:value-type="float" office:value="1">
            <text:p>1</text:p>
          </table:table-cell>
          <table:table-cell table:style-name="ce29" table:formula="of:=[.DL14]/[.$DJ$6]" office:value-type="percentage" office:value="0.0294117647058823">
            <text:p>2.94%</text:p>
          </table:table-cell>
          <table:table-cell table:style-name="ce29" table:formula="of:=[.DL14]/([.DL14]+[.DJ14])" office:value-type="percentage" office:value="0.2">
            <text:p>20.00%</text:p>
          </table:table-cell>
          <table:table-cell table:style-name="ce34" table:formula="of:=SUMIF([.$CU$69:.$CU$125];&quot;=&quot;&amp;[.$DI14];[.$DF$69:.$DF$125])" office:value-type="float" office:value="-10">
            <text:p>-10</text:p>
          </table:table-cell>
          <table:table-cell table:style-name="ce35" table:formula="of:=IF([.DL14]=0;0;[.DO14]/[.DL14])" office:value-type="float" office:value="-10">
            <text:p>-10.00</text:p>
          </table:table-cell>
          <table:table-cell table:style-name="ce34" table:formula="of:=SUMIF([.$CU$25:.$CU$68];&quot;=&quot;&amp;[.$DI14];[.$DF$25:.$DF$68])" office:value-type="float" office:value="-1740">
            <text:p>-1,740</text:p>
          </table:table-cell>
          <table:table-cell table:style-name="ce35" table:formula="of:=IF([.DJ14]=0;0;[.DQ14]/[.DJ14])" office:value-type="float" office:value="-435">
            <text:p>-435.00</text:p>
          </table:table-cell>
          <table:table-cell table:style-name="ce28" table:formula="of:=[.DO14]+[.DQ14]" office:value-type="float" office:value="-1750">
            <text:p>-1,750</text:p>
          </table:table-cell>
          <table:table-cell/>
          <table:table-cell table:style-name="ce4" table:formula="of:=[.DI14]" office:value-type="float" office:value="6">
            <text:p>6</text:p>
          </table:table-cell>
          <table:table-cell table:style-name="ce11" table:formula="of:=[.DS14]" office:value-type="float" office:value="-1750">
            <text:p>-1,75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9"/>
          <table:table-cell table:style-name="ce4"/>
          <table:table-cell office:value-type="string">
            <text:p>sum=</text:p>
          </table:table-cell>
          <table:table-cell table:style-name="ce27" table:formula="of:=SUM([.DJ9:.DJ14])" office:value-type="float" office:value="44">
            <text:p>44</text:p>
          </table:table-cell>
          <table:table-cell table:style-name="ce30"/>
          <table:table-cell table:style-name="ce27" table:formula="of:=SUM([.DL9:.DL14])" office:value-type="float" office:value="57">
            <text:p>57</text:p>
          </table:table-cell>
          <table:table-cell table:style-name="ce30" table:number-columns-repeated="2"/>
          <table:table-cell table:style-name="ce34" table:formula="of:=SUM([.DO9:.DO14])" office:value-type="float" office:value="8350">
            <text:p>8,350</text:p>
          </table:table-cell>
          <table:table-cell table:style-name="ce35" table:formula="of:=IF([.DL15]=0;0;[.DO15]/[.DL15])" office:value-type="float" office:value="146.491228070175">
            <text:p>146.49</text:p>
          </table:table-cell>
          <table:table-cell table:style-name="ce34" table:formula="of:=SUM([.DQ9:.DQ14])" office:value-type="float" office:value="-7910">
            <text:p>-7,910</text:p>
          </table:table-cell>
          <table:table-cell table:style-name="ce35" table:formula="of:=IF([.DJ15]=0;0;[.DQ15]/[.DJ15])" office:value-type="float" office:value="-179.772727272727">
            <text:p>-179.77</text:p>
          </table:table-cell>
          <table:table-cell table:style-name="ce28" table:formula="of:=[.DO15]+[.DQ15]" office:value-type="float" office:value="440">
            <text:p>440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9"/>
          <table:table-cell table:style-name="ce4"/>
          <table:table-cell table:style-name="Default" table:number-columns-repeated="3"/>
          <table:table-cell table:number-columns-repeated="16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909_115319).(tickets-data).log</text:p>
          </table:table-cell>
          <table:table-cell table:number-columns-repeated="109"/>
          <table:table-cell table:style-name="ce4" table:number-columns-repeated="3"/>
          <table:table-cell table:style-name="ce4" office:value-type="string">
            <text:p>plus=</text:p>
          </table:table-cell>
          <table:table-cell table:style-name="ce4" table:formula="of:=SUMIF([.$DL$29:.$DL$135];&quot;&gt;=0&quot;;[.$DL$29:.$DL$135])" office:value-type="float" office:value="0">
            <text:p>0</text:p>
          </table:table-cell>
          <table:table-cell table:style-name="ce4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4">
          <table:table-cell office:value-type="string">
            <text:p>account : </text:p>
          </table:table-cell>
          <table:table-cell office:value-type="float" office:value="20116358">
            <text:p>20116358</text:p>
          </table:table-cell>
          <table:table-cell table:number-columns-repeated="109"/>
          <table:table-cell table:style-name="ce4" table:number-columns-repeated="3"/>
          <table:table-cell table:style-name="ce4" office:value-type="string">
            <text:p>minus=</text:p>
          </table:table-cell>
          <table:table-cell table:style-name="ce4" table:formula="of:=SUMIF([.$DL$29:.$DL$135];&quot;&lt;0&quot;;[.$DL$29:.$DL$135])" office:value-type="float" office:value="0">
            <text:p>0</text:p>
          </table:table-cell>
          <table:table-cell table:style-name="ce4"/>
          <table:table-cell table:number-columns-repeated="2"/>
          <table:table-cell office:value-type="string">
            <text:p>correl</text:p>
            <text:p>gain/total ratio</text:p>
            <text:p>and (gain – loss)</text:p>
          </table:table-cell>
          <table:table-cell/>
          <table:table-cell table:formula="of:=CORREL([.DN9:.DN14];[.DV9:.DV14])" office:value-type="float" office:value="0.00683884608490117">
            <text:p>0.0068388461</text:p>
          </table:table-cell>
          <table:table-cell table:number-columns-repeated="9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combined file(this)</text:p>
          </table:table-cell>
          <table:table-cell office:value-type="string">
            <text:p>[ea-4_tester-1].(20200507_140530).(combined-data).(20200926_172726_248384).dat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909_115319[eap-2.id-1].[AUDJPY-5].dir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order_type</text:p>
          </table:table-cell>
          <table:table-cell office:value-type="string">
            <text:p>buy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1">
          <table:table-cell office:value-type="string">
            <text:p>account : </text:p>
          </table:table-cell>
          <table:table-cell office:value-type="float" office:value="20117921">
            <text:p>20117921</text:p>
          </table:table-cell>
          <table:table-cell table:number-columns-repeated="109"/>
          <table:table-cell table:style-name="ce17" office:value-type="string">
            <text:p>prev-1</text:p>
            <text:p>=&gt; BB.X</text:p>
          </table:table-cell>
          <table:table-cell table:style-name="ce17" table:number-columns-repeated="4"/>
          <table:table-cell table:style-name="ce17" office:value-type="string">
            <text:p>prev-1</text:p>
            <text:p>=&gt; down</text:p>
          </table:table-cell>
          <table:table-cell table:style-name="ce17" office:value-type="string">
            <text:p>prev-2</text:p>
            <text:p>=&gt; down</text:p>
          </table:table-cell>
          <table:table-cell table:style-name="ce17" office:value-type="string">
            <text:p>prev-3</text:p>
            <text:p>=&gt; down</text:p>
          </table:table-cell>
          <table:table-cell table:style-name="ce17" office:value-type="string">
            <text:p>prev-4</text:p>
            <text:p>=&gt; down</text:p>
          </table:table-cell>
          <table:table-cell office:value-type="string">
            <text:p>prev-1~4</text:p>
            <text:p>==&gt; all down</text:p>
          </table:table-cell>
          <table:table-cell office:value-type="string">
            <text:p>all down</text:p>
            <text:p>/total</text:p>
          </table:table-cell>
          <table:table-cell table:style-name="ce17" office:value-type="string">
            <text:p>prev-1</text:p>
            <text:p>=&gt; up</text:p>
          </table:table-cell>
          <table:table-cell table:style-name="ce17" office:value-type="string">
            <text:p>prev-2</text:p>
            <text:p>=&gt; up</text:p>
          </table:table-cell>
          <table:table-cell table:style-name="ce17" office:value-type="string">
            <text:p>prev-3</text:p>
            <text:p>=&gt; up</text:p>
          </table:table-cell>
          <table:table-cell table:style-name="ce17" office:value-type="string">
            <text:p>prev-4</text:p>
            <text:p>=&gt; up</text:p>
          </table:table-cell>
          <table:table-cell office:value-type="string">
            <text:p>prev-1~4</text:p>
            <text:p>==&gt; all up</text:p>
          </table:table-cell>
          <table:table-cell office:value-type="string">
            <text:p>all up</text:p>
            <text:p>/total</text:p>
          </table:table-cell>
          <table:table-cell table:number-columns-repeated="3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11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number-columns-repeated="4" table:style-name="ce4" office:value-type="float" office:value="-1">
            <text:p>-1</text:p>
          </table:table-cell>
          <table:table-cell table:number-columns-repeated="2"/>
          <table:table-cell table:number-columns-repeated="4" table:style-name="ce4" office:value-type="float" office:value="1">
            <text:p>1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5">
          <table:table-cell table:style-name="ce2" office:value-type="string">
            <text:p>s.n.</text:p>
          </table:table-cell>
          <table:table-cell table:style-name="ce2" office:value-type="string">
            <text:p>ticket-num</text:p>
          </table:table-cell>
          <table:table-cell table:style-name="ce2" office:value-type="string">
            <text:p>curr.datetime</text:p>
          </table:table-cell>
          <table:table-cell table:style-name="ce2" office:value-type="string">
            <text:p>Close.-12</text:p>
          </table:table-cell>
          <table:table-cell table:style-name="ce2" office:value-type="string">
            <text:p>Close.-11</text:p>
          </table:table-cell>
          <table:table-cell table:style-name="ce2" office:value-type="string">
            <text:p>Close.-10</text:p>
          </table:table-cell>
          <table:table-cell table:style-name="ce2" office:value-type="string">
            <text:p>Close.-9</text:p>
          </table:table-cell>
          <table:table-cell table:style-name="ce2" office:value-type="string">
            <text:p>Close.-8</text:p>
          </table:table-cell>
          <table:table-cell table:style-name="ce2" office:value-type="string">
            <text:p>Close.-7</text:p>
          </table:table-cell>
          <table:table-cell table:style-name="ce2" office:value-type="string">
            <text:p>Close.-6</text:p>
          </table:table-cell>
          <table:table-cell table:style-name="ce2" office:value-type="string">
            <text:p>Close.-5</text:p>
          </table:table-cell>
          <table:table-cell table:style-name="ce2" office:value-type="string">
            <text:p>Close.-4</text:p>
          </table:table-cell>
          <table:table-cell table:style-name="ce2" office:value-type="string">
            <text:p>Close.-3</text:p>
          </table:table-cell>
          <table:table-cell table:style-name="ce2" office:value-type="string">
            <text:p>Close.-2</text:p>
          </table:table-cell>
          <table:table-cell table:style-name="ce2" office:value-type="string">
            <text:p>Close.-1</text:p>
          </table:table-cell>
          <table:table-cell table:style-name="ce2" office:value-type="string">
            <text:p>u/d.-12</text:p>
          </table:table-cell>
          <table:table-cell table:style-name="ce2" office:value-type="string">
            <text:p>u/d.-11</text:p>
          </table:table-cell>
          <table:table-cell table:style-name="ce2" office:value-type="string">
            <text:p>u/d.-10</text:p>
          </table:table-cell>
          <table:table-cell table:style-name="ce2" office:value-type="string">
            <text:p>u/d.-9</text:p>
          </table:table-cell>
          <table:table-cell table:style-name="ce2" office:value-type="string">
            <text:p>u/d.-8</text:p>
          </table:table-cell>
          <table:table-cell table:style-name="ce2" office:value-type="string">
            <text:p>u/d.-7</text:p>
          </table:table-cell>
          <table:table-cell table:style-name="ce2" office:value-type="string">
            <text:p>u/d.-6</text:p>
          </table:table-cell>
          <table:table-cell table:style-name="ce2" office:value-type="string">
            <text:p>u/d.-5</text:p>
          </table:table-cell>
          <table:table-cell table:style-name="ce2" office:value-type="string">
            <text:p>u/d.-4</text:p>
          </table:table-cell>
          <table:table-cell table:style-name="ce2" office:value-type="string">
            <text:p>u/d.-3</text:p>
          </table:table-cell>
          <table:table-cell table:style-name="ce2" office:value-type="string">
            <text:p>u/d.-2</text:p>
          </table:table-cell>
          <table:table-cell table:style-name="ce2" office:value-type="string">
            <text:p>u/d.-1</text:p>
          </table:table-cell>
          <table:table-cell table:style-name="ce2" office:value-type="string">
            <text:p>width.-12</text:p>
          </table:table-cell>
          <table:table-cell table:style-name="ce2" office:value-type="string">
            <text:p>width.-11</text:p>
          </table:table-cell>
          <table:table-cell table:style-name="ce2" office:value-type="string">
            <text:p>width.-10</text:p>
          </table:table-cell>
          <table:table-cell table:style-name="ce2" office:value-type="string">
            <text:p>width.-9</text:p>
          </table:table-cell>
          <table:table-cell table:style-name="ce2" office:value-type="string">
            <text:p>width.-8</text:p>
          </table:table-cell>
          <table:table-cell table:style-name="ce2" office:value-type="string">
            <text:p>width.-7</text:p>
          </table:table-cell>
          <table:table-cell table:style-name="ce2" office:value-type="string">
            <text:p>width.-6</text:p>
          </table:table-cell>
          <table:table-cell table:style-name="ce2" office:value-type="string">
            <text:p>width.-5</text:p>
          </table:table-cell>
          <table:table-cell table:style-name="ce2" office:value-type="string">
            <text:p>width.-4</text:p>
          </table:table-cell>
          <table:table-cell table:style-name="ce2" office:value-type="string">
            <text:p>width.-3</text:p>
          </table:table-cell>
          <table:table-cell table:style-name="ce2" office:value-type="string">
            <text:p>width.-2</text:p>
          </table:table-cell>
          <table:table-cell table:style-name="ce2" office:value-type="string">
            <text:p>width.-1</text:p>
          </table:table-cell>
          <table:table-cell table:style-name="ce2" office:value-type="string">
            <text:p>w-level.-12</text:p>
          </table:table-cell>
          <table:table-cell table:style-name="ce2" office:value-type="string">
            <text:p>w-level.-11</text:p>
          </table:table-cell>
          <table:table-cell table:style-name="ce2" office:value-type="string">
            <text:p>w-level.-10</text:p>
          </table:table-cell>
          <table:table-cell table:style-name="ce2" office:value-type="string">
            <text:p>w-level.-9</text:p>
          </table:table-cell>
          <table:table-cell table:style-name="ce2" office:value-type="string">
            <text:p>w-level.-8</text:p>
          </table:table-cell>
          <table:table-cell table:style-name="ce2" office:value-type="string">
            <text:p>w-level.-7</text:p>
          </table:table-cell>
          <table:table-cell table:style-name="ce2" office:value-type="string">
            <text:p>w-level.-6</text:p>
          </table:table-cell>
          <table:table-cell table:style-name="ce2" office:value-type="string">
            <text:p>w-level.-5</text:p>
          </table:table-cell>
          <table:table-cell table:style-name="ce2" office:value-type="string">
            <text:p>w-level.-4</text:p>
          </table:table-cell>
          <table:table-cell table:style-name="ce2" office:value-type="string">
            <text:p>w-level.-3</text:p>
          </table:table-cell>
          <table:table-cell table:style-name="ce2" office:value-type="string">
            <text:p>w-level.-2</text:p>
          </table:table-cell>
          <table:table-cell table:style-name="ce2" office:value-type="string">
            <text:p>w-level.-1</text:p>
          </table:table-cell>
          <table:table-cell table:style-name="ce2" office:value-type="string">
            <text:p>MFI.-12</text:p>
          </table:table-cell>
          <table:table-cell table:style-name="ce2" office:value-type="string">
            <text:p>MFI.-11</text:p>
          </table:table-cell>
          <table:table-cell table:style-name="ce2" office:value-type="string">
            <text:p>MFI.-10</text:p>
          </table:table-cell>
          <table:table-cell table:style-name="ce2" office:value-type="string">
            <text:p>MFI.-9</text:p>
          </table:table-cell>
          <table:table-cell table:style-name="ce2" office:value-type="string">
            <text:p>MFI.-8</text:p>
          </table:table-cell>
          <table:table-cell table:style-name="ce2" office:value-type="string">
            <text:p>MFI.-7</text:p>
          </table:table-cell>
          <table:table-cell table:style-name="ce2" office:value-type="string">
            <text:p>MFI.-6</text:p>
          </table:table-cell>
          <table:table-cell table:style-name="ce2" office:value-type="string">
            <text:p>MFI.-5</text:p>
          </table:table-cell>
          <table:table-cell table:style-name="ce2" office:value-type="string">
            <text:p>MFI.-4</text:p>
          </table:table-cell>
          <table:table-cell table:style-name="ce2" office:value-type="string">
            <text:p>MFI.-3</text:p>
          </table:table-cell>
          <table:table-cell table:style-name="ce2" office:value-type="string">
            <text:p>MFI.-2</text:p>
          </table:table-cell>
          <table:table-cell table:style-name="ce2" office:value-type="string">
            <text:p>MFI.-1</text:p>
          </table:table-cell>
          <table:table-cell table:style-name="ce2" office:value-type="string">
            <text:p>RSI.-12</text:p>
          </table:table-cell>
          <table:table-cell table:style-name="ce2" office:value-type="string">
            <text:p>RSI.-11</text:p>
          </table:table-cell>
          <table:table-cell table:style-name="ce2" office:value-type="string">
            <text:p>RSI.-10</text:p>
          </table:table-cell>
          <table:table-cell table:style-name="ce2" office:value-type="string">
            <text:p>RSI.-9</text:p>
          </table:table-cell>
          <table:table-cell table:style-name="ce2" office:value-type="string">
            <text:p>RSI.-8</text:p>
          </table:table-cell>
          <table:table-cell table:style-name="ce2" office:value-type="string">
            <text:p>RSI.-7</text:p>
          </table:table-cell>
          <table:table-cell table:style-name="ce2" office:value-type="string">
            <text:p>RSI.-6</text:p>
          </table:table-cell>
          <table:table-cell table:style-name="ce2" office:value-type="string">
            <text:p>RSI.-5</text:p>
          </table:table-cell>
          <table:table-cell table:style-name="ce2" office:value-type="string">
            <text:p>RSI.-4</text:p>
          </table:table-cell>
          <table:table-cell table:style-name="ce2" office:value-type="string">
            <text:p>RSI.-3</text:p>
          </table:table-cell>
          <table:table-cell table:style-name="ce2" office:value-type="string">
            <text:p>RSI.-2</text:p>
          </table:table-cell>
          <table:table-cell table:style-name="ce2" office:value-type="string">
            <text:p>RSI.-1</text:p>
          </table:table-cell>
          <table:table-cell table:style-name="ce2" office:value-type="string">
            <text:p>Force.-12</text:p>
          </table:table-cell>
          <table:table-cell table:style-name="ce2" office:value-type="string">
            <text:p>Force.-11</text:p>
          </table:table-cell>
          <table:table-cell table:style-name="ce2" office:value-type="string">
            <text:p>Force.-10</text:p>
          </table:table-cell>
          <table:table-cell table:style-name="ce2" office:value-type="string">
            <text:p>Force.-9</text:p>
          </table:table-cell>
          <table:table-cell table:style-name="ce2" office:value-type="string">
            <text:p>Force.-8</text:p>
          </table:table-cell>
          <table:table-cell table:style-name="ce2" office:value-type="string">
            <text:p>Force.-7</text:p>
          </table:table-cell>
          <table:table-cell table:style-name="ce2" office:value-type="string">
            <text:p>Force.-6</text:p>
          </table:table-cell>
          <table:table-cell table:style-name="ce2" office:value-type="string">
            <text:p>Force.-5</text:p>
          </table:table-cell>
          <table:table-cell table:style-name="ce2" office:value-type="string">
            <text:p>Force.-4</text:p>
          </table:table-cell>
          <table:table-cell table:style-name="ce2" office:value-type="string">
            <text:p>Force.-3</text:p>
          </table:table-cell>
          <table:table-cell table:style-name="ce2" office:value-type="string">
            <text:p>Force.-2</text:p>
          </table:table-cell>
          <table:table-cell table:style-name="ce2" office:value-type="string">
            <text:p>Force.-1</text:p>
          </table:table-cell>
          <table:table-cell table:style-name="ce2" office:value-type="string">
            <text:p>BB-loc.-12</text:p>
          </table:table-cell>
          <table:table-cell table:style-name="ce2" office:value-type="string">
            <text:p>BB-loc.-11</text:p>
          </table:table-cell>
          <table:table-cell table:style-name="ce2" office:value-type="string">
            <text:p>BB-loc.-10</text:p>
          </table:table-cell>
          <table:table-cell table:style-name="ce2" office:value-type="string">
            <text:p>BB-loc.-9</text:p>
          </table:table-cell>
          <table:table-cell table:style-name="ce2" office:value-type="string">
            <text:p>BB-loc.-8</text:p>
          </table:table-cell>
          <table:table-cell table:style-name="ce2" office:value-type="string">
            <text:p>BB-loc.-7</text:p>
          </table:table-cell>
          <table:table-cell table:style-name="ce2" office:value-type="string">
            <text:p>BB-loc.-6</text:p>
          </table:table-cell>
          <table:table-cell table:style-name="ce2" office:value-type="string">
            <text:p>BB-loc.-5</text:p>
          </table:table-cell>
          <table:table-cell table:style-name="ce2" office:value-type="string">
            <text:p>BB-loc.-4</text:p>
          </table:table-cell>
          <table:table-cell table:style-name="ce2" office:value-type="string">
            <text:p>BB-loc.-3</text:p>
          </table:table-cell>
          <table:table-cell table:style-name="ce2" office:value-type="string">
            <text:p>BB-loc.-2</text:p>
          </table:table-cell>
          <table:table-cell table:style-name="ce2" office:value-type="string">
            <text:p>BB-loc.-1</text:p>
          </table:table-cell>
          <table:table-cell table:style-name="ce2" office:value-type="string">
            <text:p>ticket</text:p>
          </table:table-cell>
          <table:table-cell table:style-name="ce2" office:value-type="string">
            <text:p>open-ti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close-ti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profit</text:p>
          </table:table-cell>
          <table:table-cell table:style-name="ce17" office:value-type="string">
            <text:p>*</text:p>
          </table:table-cell>
          <table:table-cell table:style-name="ce17" table:formula="of:=SUM([.DH25:.DH174])" office:value-type="float" office:value="29">
            <text:p>29</text:p>
          </table:table-cell>
          <table:table-cell table:style-name="ce17" table:formula="of:=SUM([.DI25:.DI107])" office:value-type="float" office:value="34">
            <text:p>34</text:p>
          </table:table-cell>
          <table:table-cell table:style-name="ce17" table:formula="of:=SUM([.DJ25:.DJ107])" office:value-type="float" office:value="34">
            <text:p>34</text:p>
          </table:table-cell>
          <table:table-cell table:style-name="ce17" table:formula="of:=SUM([.DK25:.DK107])" office:value-type="float" office:value="1">
            <text:p>1</text:p>
          </table:table-cell>
          <table:table-cell table:style-name="ce17" office:value-type="string">
            <text:p>*</text:p>
          </table:table-cell>
          <table:table-cell table:style-name="ce17" table:formula="of:=SUM([.DM25:.DM174])" office:value-type="float" office:value="41">
            <text:p>41</text:p>
          </table:table-cell>
          <table:table-cell table:style-name="ce17" table:formula="of:=SUM([.DN25:.DN174])" office:value-type="float" office:value="41">
            <text:p>41</text:p>
          </table:table-cell>
          <table:table-cell table:style-name="ce17" table:formula="of:=SUM([.DO25:.DO174])" office:value-type="float" office:value="42">
            <text:p>42</text:p>
          </table:table-cell>
          <table:table-cell table:style-name="ce17" table:formula="of:=SUM([.DP25:.DP174])" office:value-type="float" office:value="42">
            <text:p>42</text:p>
          </table:table-cell>
          <table:table-cell table:style-name="ce17" table:formula="of:=SUM([.DQ25:.DQ174])" office:value-type="float" office:value="5">
            <text:p>5</text:p>
          </table:table-cell>
          <table:table-cell table:style-name="ce36" table:formula="of:=[.DQ24]/[.$DJ$4]" office:value-type="percentage" office:value="0.0495049504950495">
            <text:p>5.0%</text:p>
          </table:table-cell>
          <table:table-cell table:style-name="ce17" table:formula="of:=SUM([.DS25:.DS174])" office:value-type="float" office:value="51">
            <text:p>51</text:p>
          </table:table-cell>
          <table:table-cell table:style-name="ce17" table:formula="of:=SUM([.DT25:.DT174])" office:value-type="float" office:value="51">
            <text:p>51</text:p>
          </table:table-cell>
          <table:table-cell table:style-name="ce17" table:formula="of:=SUM([.DU25:.DU174])" office:value-type="float" office:value="50">
            <text:p>50</text:p>
          </table:table-cell>
          <table:table-cell table:style-name="ce17" table:formula="of:=SUM([.DV25:.DV174])" office:value-type="float" office:value="50">
            <text:p>50</text:p>
          </table:table-cell>
          <table:table-cell table:style-name="ce17" table:formula="of:=SUM([.DW25:.DW174])" office:value-type="float" office:value="11">
            <text:p>11</text:p>
          </table:table-cell>
          <table:table-cell table:style-name="ce36" table:formula="of:=[.DW24]/[.$DJ$4]" office:value-type="percentage" office:value="0.108910891089109">
            <text:p>10.9%</text:p>
          </table:table-cell>
          <table:table-cell table:number-columns-repeated="13" table:style-name="ce17" office:value-type="string">
            <text:p>*</text:p>
          </table:table-cell>
          <table:table-cell table:style-name="ce17" table:number-columns-repeated="881"/>
          <table:table-cell table:style-name="Default"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float" office:value="28391702">
            <text:p>28391702</text:p>
          </table:table-cell>
          <table:table-cell table:style-name="ce4" office:value-type="string">
            <text:p>2020.09.09 05:55:00</text:p>
          </table:table-cell>
          <table:table-cell table:style-name="ce4" office:value-type="float" office:value="76.478">
            <text:p>76.478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432">
            <text:p>76.432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78">
            <text:p>-0.078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61.98793">
            <text:p>61.98793</text:p>
          </table:table-cell>
          <table:table-cell table:style-name="ce4" office:value-type="float" office:value="56.17322">
            <text:p>56.17322</text:p>
          </table:table-cell>
          <table:table-cell table:style-name="ce4" office:value-type="float" office:value="55.69993">
            <text:p>55.69993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5.7778">
            <text:p>55.7778</text:p>
          </table:table-cell>
          <table:table-cell table:style-name="ce4" office:value-type="float" office:value="47.68364">
            <text:p>47.68364</text:p>
          </table:table-cell>
          <table:table-cell table:style-name="ce4" office:value-type="float" office:value="50.65876">
            <text:p>50.65876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1.2369">
            <text:p>1.2369</text:p>
          </table:table-cell>
          <table:table-cell table:style-name="ce4" office:value-type="float" office:value="-0.02125">
            <text:p>-0.02125</text:p>
          </table:table-cell>
          <table:table-cell table:style-name="ce4" office:value-type="float" office:value="0.59015">
            <text:p>0.59015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28391702">
            <text:p>28391702</text:p>
          </table:table-cell>
          <table:table-cell table:style-name="ce4" office:value-type="string">
            <text:p>2020.09.09 05:5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8">
            <text:p>76.478</text:p>
          </table:table-cell>
          <table:table-cell table:style-name="ce4" office:value-type="float" office:value="76.48">
            <text:p>76.48</text:p>
          </table:table-cell>
          <table:table-cell table:style-name="ce4" office:value-type="float" office:value="76.63">
            <text:p>76.63</text:p>
          </table:table-cell>
          <table:table-cell table:style-name="ce4" office:value-type="string">
            <text:p>2020.09.09 06:26:07</text:p>
          </table:table-cell>
          <table:table-cell table:style-name="ce4" office:value-type="float" office:value="76.48">
            <text:p>76.48</text:p>
          </table:table-cell>
          <table:table-cell table:style-name="ce11" office:value-type="float" office:value="20">
            <text:p>20</text:p>
          </table:table-cell>
          <table:table-cell/>
          <table:table-cell table:style-name="ce19" table:formula="of:=IF([.CU25]=[.$DH$23];1;0)" office:value-type="float" office:value="0">
            <text:p>0</text:p>
          </table:table-cell>
          <table:table-cell table:style-name="ce18" table:formula="of:=IF([.Z25]=-1;1;0)" office:value-type="float" office:value="0">
            <text:p>0</text:p>
          </table:table-cell>
          <table:table-cell table:style-name="ce18" table:formula="of:=IF([.Y25]=-1;1;0)" office:value-type="float" office:value="1">
            <text:p>1</text:p>
          </table:table-cell>
          <table:table-cell table:formula="of:=[.DH25]*[.DI25]*[.DJ25]" office:value-type="float" office:value="0">
            <text:p>0</text:p>
          </table:table-cell>
          <table:table-cell/>
          <table:table-cell table:style-name="ce32" table:formula="of:=IF([.AA25]=[.$DM$23];1;0)" office:value-type="float" office:value="0">
            <text:p>0</text:p>
          </table:table-cell>
          <table:table-cell table:style-name="ce32" table:formula="of:=IF([.Z25]=[.$DN$23];1;0)" office:value-type="float" office:value="0">
            <text:p>0</text:p>
          </table:table-cell>
          <table:table-cell table:style-name="ce32" table:formula="of:=IF([.$Y25]=[.$DO$23];1;0)" office:value-type="float" office:value="1">
            <text:p>1</text:p>
          </table:table-cell>
          <table:table-cell table:style-name="ce32" table:formula="of:=IF([.$X25]=[.$DP$23];1;0)" office:value-type="float" office:value="0">
            <text:p>0</text:p>
          </table:table-cell>
          <table:table-cell table:style-name="ce32" table:formula="of:=[.DM25]*[.DN25]*[.DO25]*[.DP25]" office:value-type="float" office:value="0">
            <text:p>0</text:p>
          </table:table-cell>
          <table:table-cell/>
          <table:table-cell table:style-name="ce37" table:formula="of:=IF([.AA25]=[.$DS$23];1;0)" office:value-type="float" office:value="1">
            <text:p>1</text:p>
          </table:table-cell>
          <table:table-cell table:style-name="ce37" table:formula="of:=IF([.Z25]=[.$DT$23];1;0)" office:value-type="float" office:value="1">
            <text:p>1</text:p>
          </table:table-cell>
          <table:table-cell table:style-name="ce38" table:formula="of:=IF([.$Y25]=[.$DU$23];1;0)" office:value-type="float" office:value="0">
            <text:p>0</text:p>
          </table:table-cell>
          <table:table-cell table:style-name="ce38" table:formula="of:=IF([.$X25]=[.$DV$23];1;0)" office:value-type="float" office:value="1">
            <text:p>1</text:p>
          </table:table-cell>
          <table:table-cell table:style-name="ce38" table:formula="of:=[.DS25]*[.DT25]*[.DU25]*[.DV25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float" office:value="28391728">
            <text:p>28391728</text:p>
          </table:table-cell>
          <table:table-cell table:style-name="ce4" office:value-type="string">
            <text:p>2020.09.09 06:00:00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432">
            <text:p>76.432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0.078">
            <text:p>-0.078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.17322">
            <text:p>56.17322</text:p>
          </table:table-cell>
          <table:table-cell table:style-name="ce4" office:value-type="float" office:value="55.69993">
            <text:p>55.69993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47.68364">
            <text:p>47.68364</text:p>
          </table:table-cell>
          <table:table-cell table:style-name="ce4" office:value-type="float" office:value="50.65876">
            <text:p>50.65876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-0.02125">
            <text:p>-0.02125</text:p>
          </table:table-cell>
          <table:table-cell table:style-name="ce4" office:value-type="float" office:value="0.59015">
            <text:p>0.59015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style-name="ce4" office:value-type="float" office:value="28391728">
            <text:p>28391728</text:p>
          </table:table-cell>
          <table:table-cell table:style-name="ce4" office:value-type="string">
            <text:p>2020.09.09 06:0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91">
            <text:p>76.491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160">
            <text:p>160</text:p>
          </table:table-cell>
          <table:table-cell/>
          <table:table-cell table:style-name="ce19" table:formula="of:=IF([.CU26]=[.$DH$23];1;0)" office:value-type="float" office:value="0">
            <text:p>0</text:p>
          </table:table-cell>
          <table:table-cell table:style-name="ce18" table:formula="of:=IF([.Z26]=-1;1;0)" office:value-type="float" office:value="0">
            <text:p>0</text:p>
          </table:table-cell>
          <table:table-cell table:style-name="ce18" table:formula="of:=IF([.Y26]=-1;1;0)" office:value-type="float" office:value="0">
            <text:p>0</text:p>
          </table:table-cell>
          <table:table-cell table:formula="of:=[.DH26]*[.DI26]*[.DJ26]" office:value-type="float" office:value="0">
            <text:p>0</text:p>
          </table:table-cell>
          <table:table-cell/>
          <table:table-cell table:style-name="ce32" table:formula="of:=IF([.AA26]=[.$DM$23];1;0)" office:value-type="float" office:value="0">
            <text:p>0</text:p>
          </table:table-cell>
          <table:table-cell table:style-name="ce32" table:formula="of:=IF([.Z26]=[.$DN$23];1;0)" office:value-type="float" office:value="0">
            <text:p>0</text:p>
          </table:table-cell>
          <table:table-cell table:style-name="ce32" table:formula="of:=IF([.$Y26]=[.$DO$23];1;0)" office:value-type="float" office:value="0">
            <text:p>0</text:p>
          </table:table-cell>
          <table:table-cell table:style-name="ce32" table:formula="of:=IF([.$X26]=[.$DP$23];1;0)" office:value-type="float" office:value="1">
            <text:p>1</text:p>
          </table:table-cell>
          <table:table-cell table:style-name="ce32" table:formula="of:=[.DM26]*[.DN26]*[.DO26]*[.DP26]" office:value-type="float" office:value="0">
            <text:p>0</text:p>
          </table:table-cell>
          <table:table-cell/>
          <table:table-cell table:style-name="ce37" table:formula="of:=IF([.AA26]=[.$DS$23];1;0)" office:value-type="float" office:value="1">
            <text:p>1</text:p>
          </table:table-cell>
          <table:table-cell table:style-name="ce37" table:formula="of:=IF([.Z26]=[.$DT$23];1;0)" office:value-type="float" office:value="1">
            <text:p>1</text:p>
          </table:table-cell>
          <table:table-cell table:style-name="ce38" table:formula="of:=IF([.$Y26]=[.$DU$23];1;0)" office:value-type="float" office:value="1">
            <text:p>1</text:p>
          </table:table-cell>
          <table:table-cell table:style-name="ce38" table:formula="of:=IF([.$X26]=[.$DV$23];1;0)" office:value-type="float" office:value="0">
            <text:p>0</text:p>
          </table:table-cell>
          <table:table-cell table:style-name="ce38" table:formula="of:=[.DS26]*[.DT26]*[.DU26]*[.DV26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float" office:value="28391758">
            <text:p>28391758</text:p>
          </table:table-cell>
          <table:table-cell table:style-name="ce3" office:value-type="string">
            <text:p>2020.09.09 06:05:00</text:p>
          </table:table-cell>
          <table:table-cell table:style-name="ce3" office:value-type="float" office:value="76.432">
            <text:p>76.432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41">
            <text:p>76.44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46">
            <text:p>76.446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-0.045">
            <text:p>-0.045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9">
            <text:p>-0.01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5.69993">
            <text:p>55.69993</text:p>
          </table:table-cell>
          <table:table-cell table:style-name="ce3" office:value-type="float" office:value="55.76919">
            <text:p>55.76919</text:p>
          </table:table-cell>
          <table:table-cell table:style-name="ce3" office:value-type="float" office:value="51.35613">
            <text:p>51.35613</text:p>
          </table:table-cell>
          <table:table-cell table:style-name="ce3" office:value-type="float" office:value="46.74926">
            <text:p>46.74926</text:p>
          </table:table-cell>
          <table:table-cell table:style-name="ce3" office:value-type="float" office:value="50.70334">
            <text:p>50.70334</text:p>
          </table:table-cell>
          <table:table-cell table:style-name="ce3" office:value-type="float" office:value="51.77874">
            <text:p>51.77874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0.65876">
            <text:p>50.65876</text:p>
          </table:table-cell>
          <table:table-cell table:style-name="ce3" office:value-type="float" office:value="55.93438">
            <text:p>55.93438</text:p>
          </table:table-cell>
          <table:table-cell table:style-name="ce3" office:value-type="float" office:value="52.03042">
            <text:p>52.03042</text:p>
          </table:table-cell>
          <table:table-cell table:style-name="ce3" office:value-type="float" office:value="51.00002">
            <text:p>51.00002</text:p>
          </table:table-cell>
          <table:table-cell table:style-name="ce3" office:value-type="float" office:value="53.301">
            <text:p>53.301</text:p>
          </table:table-cell>
          <table:table-cell table:style-name="ce3" office:value-type="float" office:value="51.25468">
            <text:p>51.25468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0.59015">
            <text:p>0.59015</text:p>
          </table:table-cell>
          <table:table-cell table:style-name="ce3" office:value-type="float" office:value="0.656">
            <text:p>0.656</text:p>
          </table:table-cell>
          <table:table-cell table:style-name="ce3" office:value-type="float" office:value="-0.5418">
            <text:p>-0.5418</text:p>
          </table:table-cell>
          <table:table-cell table:style-name="ce3" office:value-type="float" office:value="-0.594">
            <text:p>-0.594</text:p>
          </table:table-cell>
          <table:table-cell table:style-name="ce3" office:value-type="float" office:value="-0.22185">
            <text:p>-0.22185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1758">
            <text:p>28391758</text:p>
          </table:table-cell>
          <table:table-cell table:style-name="ce3" office:value-type="string">
            <text:p>2020.09.09 06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4">
            <text:p>76.494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30">
            <text:p>130</text:p>
          </table:table-cell>
          <table:table-cell/>
          <table:table-cell table:style-name="ce19" table:formula="of:=IF([.CU27]=[.$DH$23];1;0)" office:value-type="float" office:value="1">
            <text:p>1</text:p>
          </table:table-cell>
          <table:table-cell table:style-name="ce18" table:formula="of:=IF([.Z27]=-1;1;0)" office:value-type="float" office:value="0">
            <text:p>0</text:p>
          </table:table-cell>
          <table:table-cell table:style-name="ce18" table:formula="of:=IF([.Y27]=-1;1;0)" office:value-type="float" office:value="0">
            <text:p>0</text:p>
          </table:table-cell>
          <table:table-cell table:formula="of:=[.DH27]*[.DI27]*[.DJ27]" office:value-type="float" office:value="0">
            <text:p>0</text:p>
          </table:table-cell>
          <table:table-cell/>
          <table:table-cell table:style-name="ce32" table:formula="of:=IF([.AA27]=[.$DM$23];1;0)" office:value-type="float" office:value="0">
            <text:p>0</text:p>
          </table:table-cell>
          <table:table-cell table:style-name="ce32" table:formula="of:=IF([.Z27]=[.$DN$23];1;0)" office:value-type="float" office:value="0">
            <text:p>0</text:p>
          </table:table-cell>
          <table:table-cell table:style-name="ce32" table:formula="of:=IF([.$Y27]=[.$DO$23];1;0)" office:value-type="float" office:value="0">
            <text:p>0</text:p>
          </table:table-cell>
          <table:table-cell table:style-name="ce32" table:formula="of:=IF([.$X27]=[.$DP$23];1;0)" office:value-type="float" office:value="0">
            <text:p>0</text:p>
          </table:table-cell>
          <table:table-cell table:style-name="ce32" table:formula="of:=[.DM27]*[.DN27]*[.DO27]*[.DP27]" office:value-type="float" office:value="0">
            <text:p>0</text:p>
          </table:table-cell>
          <table:table-cell/>
          <table:table-cell table:style-name="ce37" table:formula="of:=IF([.AA27]=[.$DS$23];1;0)" office:value-type="float" office:value="1">
            <text:p>1</text:p>
          </table:table-cell>
          <table:table-cell table:style-name="ce37" table:formula="of:=IF([.Z27]=[.$DT$23];1;0)" office:value-type="float" office:value="1">
            <text:p>1</text:p>
          </table:table-cell>
          <table:table-cell table:style-name="ce38" table:formula="of:=IF([.$Y27]=[.$DU$23];1;0)" office:value-type="float" office:value="1">
            <text:p>1</text:p>
          </table:table-cell>
          <table:table-cell table:style-name="ce38" table:formula="of:=IF([.$X27]=[.$DV$23];1;0)" office:value-type="float" office:value="1">
            <text:p>1</text:p>
          </table:table-cell>
          <table:table-cell table:style-name="ce38" table:formula="of:=[.DS27]*[.DT27]*[.DU27]*[.DV27]" office:value-type="float" office:value="1">
            <text:p>1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float" office:value="28391794">
            <text:p>28391794</text:p>
          </table:table-cell>
          <table:table-cell table:style-name="ce4" office:value-type="string">
            <text:p>2020.09.09 06:10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8391794">
            <text:p>28391794</text:p>
          </table:table-cell>
          <table:table-cell table:style-name="ce4" office:value-type="string">
            <text:p>2020.09.09 06:10:04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0">
            <text:p>30</text:p>
          </table:table-cell>
          <table:table-cell/>
          <table:table-cell table:style-name="ce19" table:formula="of:=IF([.CU28]=[.$DH$23];1;0)" office:value-type="float" office:value="1">
            <text:p>1</text:p>
          </table:table-cell>
          <table:table-cell table:style-name="ce18" table:formula="of:=IF([.Z28]=-1;1;0)" office:value-type="float" office:value="0">
            <text:p>0</text:p>
          </table:table-cell>
          <table:table-cell table:style-name="ce18" table:formula="of:=IF([.Y28]=-1;1;0)" office:value-type="float" office:value="0">
            <text:p>0</text:p>
          </table:table-cell>
          <table:table-cell table:formula="of:=[.DH28]*[.DI28]*[.DJ28]" office:value-type="float" office:value="0">
            <text:p>0</text:p>
          </table:table-cell>
          <table:table-cell/>
          <table:table-cell table:style-name="ce32" table:formula="of:=IF([.AA28]=[.$DM$23];1;0)" office:value-type="float" office:value="0">
            <text:p>0</text:p>
          </table:table-cell>
          <table:table-cell table:style-name="ce32" table:formula="of:=IF([.Z28]=[.$DN$23];1;0)" office:value-type="float" office:value="0">
            <text:p>0</text:p>
          </table:table-cell>
          <table:table-cell table:style-name="ce32" table:formula="of:=IF([.$Y28]=[.$DO$23];1;0)" office:value-type="float" office:value="0">
            <text:p>0</text:p>
          </table:table-cell>
          <table:table-cell table:style-name="ce32" table:formula="of:=IF([.$X28]=[.$DP$23];1;0)" office:value-type="float" office:value="0">
            <text:p>0</text:p>
          </table:table-cell>
          <table:table-cell table:style-name="ce32" table:formula="of:=[.DM28]*[.DN28]*[.DO28]*[.DP28]" office:value-type="float" office:value="0">
            <text:p>0</text:p>
          </table:table-cell>
          <table:table-cell/>
          <table:table-cell table:style-name="ce37" table:formula="of:=IF([.AA28]=[.$DS$23];1;0)" office:value-type="float" office:value="1">
            <text:p>1</text:p>
          </table:table-cell>
          <table:table-cell table:style-name="ce37" table:formula="of:=IF([.Z28]=[.$DT$23];1;0)" office:value-type="float" office:value="1">
            <text:p>1</text:p>
          </table:table-cell>
          <table:table-cell table:style-name="ce38" table:formula="of:=IF([.$Y28]=[.$DU$23];1;0)" office:value-type="float" office:value="1">
            <text:p>1</text:p>
          </table:table-cell>
          <table:table-cell table:style-name="ce38" table:formula="of:=IF([.$X28]=[.$DV$23];1;0)" office:value-type="float" office:value="1">
            <text:p>1</text:p>
          </table:table-cell>
          <table:table-cell table:style-name="ce38" table:formula="of:=[.DS28]*[.DT28]*[.DU28]*[.DV28]" office:value-type="float" office:value="1">
            <text:p>1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float" office:value="28391826">
            <text:p>28391826</text:p>
          </table:table-cell>
          <table:table-cell table:style-name="ce4" office:value-type="string">
            <text:p>2020.09.09 06:15:00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1826">
            <text:p>28391826</text:p>
          </table:table-cell>
          <table:table-cell table:style-name="ce4" office:value-type="string">
            <text:p>2020.09.09 06:1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">
            <text:p>76.5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70">
            <text:p>70</text:p>
          </table:table-cell>
          <table:table-cell/>
          <table:table-cell table:style-name="ce19" table:formula="of:=IF([.CU29]=[.$DH$23];1;0)" office:value-type="float" office:value="1">
            <text:p>1</text:p>
          </table:table-cell>
          <table:table-cell table:style-name="ce18" table:formula="of:=IF([.Z29]=-1;1;0)" office:value-type="float" office:value="0">
            <text:p>0</text:p>
          </table:table-cell>
          <table:table-cell table:style-name="ce18" table:formula="of:=IF([.Y29]=-1;1;0)" office:value-type="float" office:value="0">
            <text:p>0</text:p>
          </table:table-cell>
          <table:table-cell table:formula="of:=[.DH29]*[.DI29]*[.DJ29]" office:value-type="float" office:value="0">
            <text:p>0</text:p>
          </table:table-cell>
          <table:table-cell/>
          <table:table-cell table:style-name="ce32" table:formula="of:=IF([.AA29]=[.$DM$23];1;0)" office:value-type="float" office:value="1">
            <text:p>1</text:p>
          </table:table-cell>
          <table:table-cell table:style-name="ce32" table:formula="of:=IF([.Z29]=[.$DN$23];1;0)" office:value-type="float" office:value="0">
            <text:p>0</text:p>
          </table:table-cell>
          <table:table-cell table:style-name="ce32" table:formula="of:=IF([.$Y29]=[.$DO$23];1;0)" office:value-type="float" office:value="0">
            <text:p>0</text:p>
          </table:table-cell>
          <table:table-cell table:style-name="ce32" table:formula="of:=IF([.$X29]=[.$DP$23];1;0)" office:value-type="float" office:value="0">
            <text:p>0</text:p>
          </table:table-cell>
          <table:table-cell table:style-name="ce32" table:formula="of:=[.DM29]*[.DN29]*[.DO29]*[.DP29]" office:value-type="float" office:value="0">
            <text:p>0</text:p>
          </table:table-cell>
          <table:table-cell/>
          <table:table-cell table:style-name="ce37" table:formula="of:=IF([.AA29]=[.$DS$23];1;0)" office:value-type="float" office:value="0">
            <text:p>0</text:p>
          </table:table-cell>
          <table:table-cell table:style-name="ce37" table:formula="of:=IF([.Z29]=[.$DT$23];1;0)" office:value-type="float" office:value="1">
            <text:p>1</text:p>
          </table:table-cell>
          <table:table-cell table:style-name="ce38" table:formula="of:=IF([.$Y29]=[.$DU$23];1;0)" office:value-type="float" office:value="1">
            <text:p>1</text:p>
          </table:table-cell>
          <table:table-cell table:style-name="ce38" table:formula="of:=IF([.$X29]=[.$DV$23];1;0)" office:value-type="float" office:value="1">
            <text:p>1</text:p>
          </table:table-cell>
          <table:table-cell table:style-name="ce38" table:formula="of:=[.DS29]*[.DT29]*[.DU29]*[.DV29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float" office:value="28391878">
            <text:p>28391878</text:p>
          </table:table-cell>
          <table:table-cell table:style-name="ce4" office:value-type="string">
            <text:p>2020.09.09 06:20:00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91878">
            <text:p>28391878</text:p>
          </table:table-cell>
          <table:table-cell table:style-name="ce4" office:value-type="string">
            <text:p>2020.09.09 06:2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31">
            <text:p>76.531</text:p>
          </table:table-cell>
          <table:table-cell table:style-name="ce4" office:value-type="float" office:value="76.474">
            <text:p>76.474</text:p>
          </table:table-cell>
          <table:table-cell table:style-name="ce4" office:value-type="float" office:value="76.624">
            <text:p>76.624</text:p>
          </table:table-cell>
          <table:table-cell table:style-name="ce4" office:value-type="string">
            <text:p>2020.09.09 06:26:42</text:p>
          </table:table-cell>
          <table:table-cell table:style-name="ce4" office:value-type="float" office:value="76.474">
            <text:p>76.474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 table:formula="of:=IF([.CU30]=[.$DH$23];1;0)" office:value-type="float" office:value="0">
            <text:p>0</text:p>
          </table:table-cell>
          <table:table-cell table:style-name="ce18" table:formula="of:=IF([.Z30]=-1;1;0)" office:value-type="float" office:value="1">
            <text:p>1</text:p>
          </table:table-cell>
          <table:table-cell table:style-name="ce18" table:formula="of:=IF([.Y30]=-1;1;0)" office:value-type="float" office:value="0">
            <text:p>0</text:p>
          </table:table-cell>
          <table:table-cell table:formula="of:=[.DH30]*[.DI30]*[.DJ30]" office:value-type="float" office:value="0">
            <text:p>0</text:p>
          </table:table-cell>
          <table:table-cell/>
          <table:table-cell table:style-name="ce32" table:formula="of:=IF([.AA30]=[.$DM$23];1;0)" office:value-type="float" office:value="0">
            <text:p>0</text:p>
          </table:table-cell>
          <table:table-cell table:style-name="ce32" table:formula="of:=IF([.Z30]=[.$DN$23];1;0)" office:value-type="float" office:value="1">
            <text:p>1</text:p>
          </table:table-cell>
          <table:table-cell table:style-name="ce32" table:formula="of:=IF([.$Y30]=[.$DO$23];1;0)" office:value-type="float" office:value="0">
            <text:p>0</text:p>
          </table:table-cell>
          <table:table-cell table:style-name="ce32" table:formula="of:=IF([.$X30]=[.$DP$23];1;0)" office:value-type="float" office:value="0">
            <text:p>0</text:p>
          </table:table-cell>
          <table:table-cell table:style-name="ce32" table:formula="of:=[.DM30]*[.DN30]*[.DO30]*[.DP30]" office:value-type="float" office:value="0">
            <text:p>0</text:p>
          </table:table-cell>
          <table:table-cell/>
          <table:table-cell table:style-name="ce37" table:formula="of:=IF([.AA30]=[.$DS$23];1;0)" office:value-type="float" office:value="1">
            <text:p>1</text:p>
          </table:table-cell>
          <table:table-cell table:style-name="ce37" table:formula="of:=IF([.Z30]=[.$DT$23];1;0)" office:value-type="float" office:value="0">
            <text:p>0</text:p>
          </table:table-cell>
          <table:table-cell table:style-name="ce38" table:formula="of:=IF([.$Y30]=[.$DU$23];1;0)" office:value-type="float" office:value="1">
            <text:p>1</text:p>
          </table:table-cell>
          <table:table-cell table:style-name="ce38" table:formula="of:=IF([.$X30]=[.$DV$23];1;0)" office:value-type="float" office:value="1">
            <text:p>1</text:p>
          </table:table-cell>
          <table:table-cell table:style-name="ce38" table:formula="of:=[.DS30]*[.DT30]*[.DU30]*[.DV30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float" office:value="28392022">
            <text:p>28392022</text:p>
          </table:table-cell>
          <table:table-cell table:style-name="ce3" office:value-type="string">
            <text:p>2020.09.09 06:25:00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46">
            <text:p>76.446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9">
            <text:p>-0.01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0.70334">
            <text:p>50.70334</text:p>
          </table:table-cell>
          <table:table-cell table:style-name="ce3" office:value-type="float" office:value="51.77874">
            <text:p>51.77874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53.301">
            <text:p>53.301</text:p>
          </table:table-cell>
          <table:table-cell table:style-name="ce3" office:value-type="float" office:value="51.25468">
            <text:p>51.25468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-0.22185">
            <text:p>-0.22185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number-columns-repeated="7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022">
            <text:p>28392022</text:p>
          </table:table-cell>
          <table:table-cell table:style-name="ce3" office:value-type="string">
            <text:p>2020.09.09 06:25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05">
            <text:p>76.505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0">
            <text:p>20</text:p>
          </table:table-cell>
          <table:table-cell/>
          <table:table-cell table:style-name="ce19" table:formula="of:=IF([.CU31]=[.$DH$23];1;0)" office:value-type="float" office:value="1">
            <text:p>1</text:p>
          </table:table-cell>
          <table:table-cell table:style-name="ce18" table:formula="of:=IF([.Z31]=-1;1;0)" office:value-type="float" office:value="0">
            <text:p>0</text:p>
          </table:table-cell>
          <table:table-cell table:style-name="ce18" table:formula="of:=IF([.Y31]=-1;1;0)" office:value-type="float" office:value="1">
            <text:p>1</text:p>
          </table:table-cell>
          <table:table-cell table:formula="of:=[.DH31]*[.DI31]*[.DJ31]" office:value-type="float" office:value="0">
            <text:p>0</text:p>
          </table:table-cell>
          <table:table-cell/>
          <table:table-cell table:style-name="ce32" table:formula="of:=IF([.AA31]=[.$DM$23];1;0)" office:value-type="float" office:value="1">
            <text:p>1</text:p>
          </table:table-cell>
          <table:table-cell table:style-name="ce32" table:formula="of:=IF([.Z31]=[.$DN$23];1;0)" office:value-type="float" office:value="0">
            <text:p>0</text:p>
          </table:table-cell>
          <table:table-cell table:style-name="ce32" table:formula="of:=IF([.$Y31]=[.$DO$23];1;0)" office:value-type="float" office:value="1">
            <text:p>1</text:p>
          </table:table-cell>
          <table:table-cell table:style-name="ce32" table:formula="of:=IF([.$X31]=[.$DP$23];1;0)" office:value-type="float" office:value="0">
            <text:p>0</text:p>
          </table:table-cell>
          <table:table-cell table:style-name="ce32" table:formula="of:=[.DM31]*[.DN31]*[.DO31]*[.DP31]" office:value-type="float" office:value="0">
            <text:p>0</text:p>
          </table:table-cell>
          <table:table-cell/>
          <table:table-cell table:style-name="ce37" table:formula="of:=IF([.AA31]=[.$DS$23];1;0)" office:value-type="float" office:value="0">
            <text:p>0</text:p>
          </table:table-cell>
          <table:table-cell table:style-name="ce37" table:formula="of:=IF([.Z31]=[.$DT$23];1;0)" office:value-type="float" office:value="1">
            <text:p>1</text:p>
          </table:table-cell>
          <table:table-cell table:style-name="ce38" table:formula="of:=IF([.$Y31]=[.$DU$23];1;0)" office:value-type="float" office:value="0">
            <text:p>0</text:p>
          </table:table-cell>
          <table:table-cell table:style-name="ce38" table:formula="of:=IF([.$X31]=[.$DV$23];1;0)" office:value-type="float" office:value="1">
            <text:p>1</text:p>
          </table:table-cell>
          <table:table-cell table:style-name="ce38" table:formula="of:=[.DS31]*[.DT31]*[.DU31]*[.DV3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float" office:value="28392054">
            <text:p>28392054</text:p>
          </table:table-cell>
          <table:table-cell table:style-name="ce4" office:value-type="string">
            <text:p>2020.09.09 06:30:00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number-columns-repeated="6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2054">
            <text:p>28392054</text:p>
          </table:table-cell>
          <table:table-cell table:style-name="ce4" office:value-type="string">
            <text:p>2020.09.09 06:3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83">
            <text:p>76.483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240">
            <text:p>240</text:p>
          </table:table-cell>
          <table:table-cell/>
          <table:table-cell table:style-name="ce19" table:formula="of:=IF([.CU32]=[.$DH$23];1;0)" office:value-type="float" office:value="0">
            <text:p>0</text:p>
          </table:table-cell>
          <table:table-cell table:style-name="ce18" table:formula="of:=IF([.Z32]=-1;1;0)" office:value-type="float" office:value="1">
            <text:p>1</text:p>
          </table:table-cell>
          <table:table-cell table:style-name="ce18" table:formula="of:=IF([.Y32]=-1;1;0)" office:value-type="float" office:value="0">
            <text:p>0</text:p>
          </table:table-cell>
          <table:table-cell table:formula="of:=[.DH32]*[.DI32]*[.DJ32]" office:value-type="float" office:value="0">
            <text:p>0</text:p>
          </table:table-cell>
          <table:table-cell/>
          <table:table-cell table:style-name="ce32" table:formula="of:=IF([.AA32]=[.$DM$23];1;0)" office:value-type="float" office:value="1">
            <text:p>1</text:p>
          </table:table-cell>
          <table:table-cell table:style-name="ce32" table:formula="of:=IF([.Z32]=[.$DN$23];1;0)" office:value-type="float" office:value="1">
            <text:p>1</text:p>
          </table:table-cell>
          <table:table-cell table:style-name="ce32" table:formula="of:=IF([.$Y32]=[.$DO$23];1;0)" office:value-type="float" office:value="0">
            <text:p>0</text:p>
          </table:table-cell>
          <table:table-cell table:style-name="ce32" table:formula="of:=IF([.$X32]=[.$DP$23];1;0)" office:value-type="float" office:value="1">
            <text:p>1</text:p>
          </table:table-cell>
          <table:table-cell table:style-name="ce32" table:formula="of:=[.DM32]*[.DN32]*[.DO32]*[.DP32]" office:value-type="float" office:value="0">
            <text:p>0</text:p>
          </table:table-cell>
          <table:table-cell/>
          <table:table-cell table:style-name="ce37" table:formula="of:=IF([.AA32]=[.$DS$23];1;0)" office:value-type="float" office:value="0">
            <text:p>0</text:p>
          </table:table-cell>
          <table:table-cell table:style-name="ce37" table:formula="of:=IF([.Z32]=[.$DT$23];1;0)" office:value-type="float" office:value="0">
            <text:p>0</text:p>
          </table:table-cell>
          <table:table-cell table:style-name="ce38" table:formula="of:=IF([.$Y32]=[.$DU$23];1;0)" office:value-type="float" office:value="1">
            <text:p>1</text:p>
          </table:table-cell>
          <table:table-cell table:style-name="ce38" table:formula="of:=IF([.$X32]=[.$DV$23];1;0)" office:value-type="float" office:value="0">
            <text:p>0</text:p>
          </table:table-cell>
          <table:table-cell table:style-name="ce38" table:formula="of:=[.DS32]*[.DT32]*[.DU32]*[.DV32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28392083">
            <text:p>28392083</text:p>
          </table:table-cell>
          <table:table-cell table:style-name="ce3" office:value-type="string">
            <text:p>2020.09.09 06:35:00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2083">
            <text:p>28392083</text:p>
          </table:table-cell>
          <table:table-cell table:style-name="ce3" office:value-type="string">
            <text:p>2020.09.09 06:3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8">
            <text:p>76.48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70">
            <text:p>270</text:p>
          </table:table-cell>
          <table:table-cell/>
          <table:table-cell table:style-name="ce19" table:formula="of:=IF([.CU33]=[.$DH$23];1;0)" office:value-type="float" office:value="0">
            <text:p>0</text:p>
          </table:table-cell>
          <table:table-cell table:style-name="ce18" table:formula="of:=IF([.Z33]=-1;1;0)" office:value-type="float" office:value="1">
            <text:p>1</text:p>
          </table:table-cell>
          <table:table-cell table:style-name="ce18" table:formula="of:=IF([.Y33]=-1;1;0)" office:value-type="float" office:value="1">
            <text:p>1</text:p>
          </table:table-cell>
          <table:table-cell table:formula="of:=[.DH33]*[.DI33]*[.DJ33]" office:value-type="float" office:value="0">
            <text:p>0</text:p>
          </table:table-cell>
          <table:table-cell/>
          <table:table-cell table:style-name="ce32" table:formula="of:=IF([.AA33]=[.$DM$23];1;0)" office:value-type="float" office:value="1">
            <text:p>1</text:p>
          </table:table-cell>
          <table:table-cell table:style-name="ce32" table:formula="of:=IF([.Z33]=[.$DN$23];1;0)" office:value-type="float" office:value="1">
            <text:p>1</text:p>
          </table:table-cell>
          <table:table-cell table:style-name="ce32" table:formula="of:=IF([.$Y33]=[.$DO$23];1;0)" office:value-type="float" office:value="1">
            <text:p>1</text:p>
          </table:table-cell>
          <table:table-cell table:style-name="ce32" table:formula="of:=IF([.$X33]=[.$DP$23];1;0)" office:value-type="float" office:value="0">
            <text:p>0</text:p>
          </table:table-cell>
          <table:table-cell table:style-name="ce32" table:formula="of:=[.DM33]*[.DN33]*[.DO33]*[.DP33]" office:value-type="float" office:value="0">
            <text:p>0</text:p>
          </table:table-cell>
          <table:table-cell/>
          <table:table-cell table:style-name="ce37" table:formula="of:=IF([.AA33]=[.$DS$23];1;0)" office:value-type="float" office:value="0">
            <text:p>0</text:p>
          </table:table-cell>
          <table:table-cell table:style-name="ce37" table:formula="of:=IF([.Z33]=[.$DT$23];1;0)" office:value-type="float" office:value="0">
            <text:p>0</text:p>
          </table:table-cell>
          <table:table-cell table:style-name="ce38" table:formula="of:=IF([.$Y33]=[.$DU$23];1;0)" office:value-type="float" office:value="0">
            <text:p>0</text:p>
          </table:table-cell>
          <table:table-cell table:style-name="ce38" table:formula="of:=IF([.$X33]=[.$DV$23];1;0)" office:value-type="float" office:value="1">
            <text:p>1</text:p>
          </table:table-cell>
          <table:table-cell table:style-name="ce38" table:formula="of:=[.DS33]*[.DT33]*[.DU33]*[.DV33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float" office:value="28392122">
            <text:p>28392122</text:p>
          </table:table-cell>
          <table:table-cell table:style-name="ce3" office:value-type="string">
            <text:p>2020.09.09 06:40:00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number-columns-repeated="4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8392122">
            <text:p>28392122</text:p>
          </table:table-cell>
          <table:table-cell table:style-name="ce3" office:value-type="string">
            <text:p>2020.09.09 06:40:06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84">
            <text:p>76.484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30">
            <text:p>230</text:p>
          </table:table-cell>
          <table:table-cell/>
          <table:table-cell table:style-name="ce19" table:formula="of:=IF([.CU34]=[.$DH$23];1;0)" office:value-type="float" office:value="0">
            <text:p>0</text:p>
          </table:table-cell>
          <table:table-cell table:style-name="ce18" table:formula="of:=IF([.Z34]=-1;1;0)" office:value-type="float" office:value="1">
            <text:p>1</text:p>
          </table:table-cell>
          <table:table-cell table:style-name="ce18" table:formula="of:=IF([.Y34]=-1;1;0)" office:value-type="float" office:value="1">
            <text:p>1</text:p>
          </table:table-cell>
          <table:table-cell table:formula="of:=[.DH34]*[.DI34]*[.DJ34]" office:value-type="float" office:value="0">
            <text:p>0</text:p>
          </table:table-cell>
          <table:table-cell/>
          <table:table-cell table:style-name="ce32" table:formula="of:=IF([.AA34]=[.$DM$23];1;0)" office:value-type="float" office:value="0">
            <text:p>0</text:p>
          </table:table-cell>
          <table:table-cell table:style-name="ce32" table:formula="of:=IF([.Z34]=[.$DN$23];1;0)" office:value-type="float" office:value="1">
            <text:p>1</text:p>
          </table:table-cell>
          <table:table-cell table:style-name="ce32" table:formula="of:=IF([.$Y34]=[.$DO$23];1;0)" office:value-type="float" office:value="1">
            <text:p>1</text:p>
          </table:table-cell>
          <table:table-cell table:style-name="ce32" table:formula="of:=IF([.$X34]=[.$DP$23];1;0)" office:value-type="float" office:value="1">
            <text:p>1</text:p>
          </table:table-cell>
          <table:table-cell table:style-name="ce32" table:formula="of:=[.DM34]*[.DN34]*[.DO34]*[.DP34]" office:value-type="float" office:value="0">
            <text:p>0</text:p>
          </table:table-cell>
          <table:table-cell/>
          <table:table-cell table:style-name="ce37" table:formula="of:=IF([.AA34]=[.$DS$23];1;0)" office:value-type="float" office:value="1">
            <text:p>1</text:p>
          </table:table-cell>
          <table:table-cell table:style-name="ce37" table:formula="of:=IF([.Z34]=[.$DT$23];1;0)" office:value-type="float" office:value="0">
            <text:p>0</text:p>
          </table:table-cell>
          <table:table-cell table:style-name="ce38" table:formula="of:=IF([.$Y34]=[.$DU$23];1;0)" office:value-type="float" office:value="0">
            <text:p>0</text:p>
          </table:table-cell>
          <table:table-cell table:style-name="ce38" table:formula="of:=IF([.$X34]=[.$DV$23];1;0)" office:value-type="float" office:value="0">
            <text:p>0</text:p>
          </table:table-cell>
          <table:table-cell table:style-name="ce38" table:formula="of:=[.DS34]*[.DT34]*[.DU34]*[.DV34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float" office:value="28392168">
            <text:p>28392168</text:p>
          </table:table-cell>
          <table:table-cell table:style-name="ce4" office:value-type="string">
            <text:p>2020.09.09 06:45:00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71">
            <text:p>76.471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63">
            <text:p>76.463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12">
            <text:p>-0.01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43.60735">
            <text:p>43.60735</text:p>
          </table:table-cell>
          <table:table-cell table:style-name="ce4" office:value-type="float" office:value="40.99707">
            <text:p>40.99707</text:p>
          </table:table-cell>
          <table:table-cell table:style-name="ce4" office:value-type="float" office:value="43.14954">
            <text:p>43.14954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51.99854">
            <text:p>51.99854</text:p>
          </table:table-cell>
          <table:table-cell table:style-name="ce4" office:value-type="float" office:value="52.48083">
            <text:p>52.48083</text:p>
          </table:table-cell>
          <table:table-cell table:style-name="ce4" office:value-type="float" office:value="50.86691">
            <text:p>50.86691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style-name="ce4" office:value-type="float" office:value="0.1476">
            <text:p>0.1476</text:p>
          </table:table-cell>
          <table:table-cell table:style-name="ce4" office:value-type="float" office:value="-0.02355">
            <text:p>-0.02355</text:p>
          </table:table-cell>
          <table:table-cell table:style-name="ce4" office:value-type="float" office:value="0.5002">
            <text:p>0.500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2168">
            <text:p>28392168</text:p>
          </table:table-cell>
          <table:table-cell table:style-name="ce4" office:value-type="string">
            <text:p>2020.09.09 06:45:06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70">
            <text:p>370</text:p>
          </table:table-cell>
          <table:table-cell/>
          <table:table-cell table:style-name="ce19" table:formula="of:=IF([.CU35]=[.$DH$23];1;0)" office:value-type="float" office:value="0">
            <text:p>0</text:p>
          </table:table-cell>
          <table:table-cell table:style-name="ce18" table:formula="of:=IF([.Z35]=-1;1;0)" office:value-type="float" office:value="0">
            <text:p>0</text:p>
          </table:table-cell>
          <table:table-cell table:style-name="ce18" table:formula="of:=IF([.Y35]=-1;1;0)" office:value-type="float" office:value="1">
            <text:p>1</text:p>
          </table:table-cell>
          <table:table-cell table:formula="of:=[.DH35]*[.DI35]*[.DJ35]" office:value-type="float" office:value="0">
            <text:p>0</text:p>
          </table:table-cell>
          <table:table-cell/>
          <table:table-cell table:style-name="ce32" table:formula="of:=IF([.AA35]=[.$DM$23];1;0)" office:value-type="float" office:value="1">
            <text:p>1</text:p>
          </table:table-cell>
          <table:table-cell table:style-name="ce32" table:formula="of:=IF([.Z35]=[.$DN$23];1;0)" office:value-type="float" office:value="0">
            <text:p>0</text:p>
          </table:table-cell>
          <table:table-cell table:style-name="ce32" table:formula="of:=IF([.$Y35]=[.$DO$23];1;0)" office:value-type="float" office:value="1">
            <text:p>1</text:p>
          </table:table-cell>
          <table:table-cell table:style-name="ce32" table:formula="of:=IF([.$X35]=[.$DP$23];1;0)" office:value-type="float" office:value="1">
            <text:p>1</text:p>
          </table:table-cell>
          <table:table-cell table:style-name="ce32" table:formula="of:=[.DM35]*[.DN35]*[.DO35]*[.DP35]" office:value-type="float" office:value="0">
            <text:p>0</text:p>
          </table:table-cell>
          <table:table-cell/>
          <table:table-cell table:style-name="ce37" table:formula="of:=IF([.AA35]=[.$DS$23];1;0)" office:value-type="float" office:value="0">
            <text:p>0</text:p>
          </table:table-cell>
          <table:table-cell table:style-name="ce37" table:formula="of:=IF([.Z35]=[.$DT$23];1;0)" office:value-type="float" office:value="1">
            <text:p>1</text:p>
          </table:table-cell>
          <table:table-cell table:style-name="ce38" table:formula="of:=IF([.$Y35]=[.$DU$23];1;0)" office:value-type="float" office:value="0">
            <text:p>0</text:p>
          </table:table-cell>
          <table:table-cell table:style-name="ce38" table:formula="of:=IF([.$X35]=[.$DV$23];1;0)" office:value-type="float" office:value="0">
            <text:p>0</text:p>
          </table:table-cell>
          <table:table-cell table:style-name="ce38" table:formula="of:=[.DS35]*[.DT35]*[.DU35]*[.DV35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float" office:value="28392191">
            <text:p>28392191</text:p>
          </table:table-cell>
          <table:table-cell table:style-name="ce3" office:value-type="string">
            <text:p>2020.09.09 06:50:00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style-name="ce3" office:value-type="float" office:value="76.481">
            <text:p>76.48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style-name="ce3" office:value-type="float" office:value="53.14217">
            <text:p>53.14217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2191">
            <text:p>28392191</text:p>
          </table:table-cell>
          <table:table-cell table:style-name="ce3" office:value-type="string">
            <text:p>2020.09.09 06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50">
            <text:p>150</text:p>
          </table:table-cell>
          <table:table-cell/>
          <table:table-cell table:style-name="ce19" table:formula="of:=IF([.CU36]=[.$DH$23];1;0)" office:value-type="float" office:value="0">
            <text:p>0</text:p>
          </table:table-cell>
          <table:table-cell table:style-name="ce18" table:formula="of:=IF([.Z36]=-1;1;0)" office:value-type="float" office:value="1">
            <text:p>1</text:p>
          </table:table-cell>
          <table:table-cell table:style-name="ce18" table:formula="of:=IF([.Y36]=-1;1;0)" office:value-type="float" office:value="0">
            <text:p>0</text:p>
          </table:table-cell>
          <table:table-cell table:formula="of:=[.DH36]*[.DI36]*[.DJ36]" office:value-type="float" office:value="0">
            <text:p>0</text:p>
          </table:table-cell>
          <table:table-cell/>
          <table:table-cell table:style-name="ce32" table:formula="of:=IF([.AA36]=[.$DM$23];1;0)" office:value-type="float" office:value="0">
            <text:p>0</text:p>
          </table:table-cell>
          <table:table-cell table:style-name="ce32" table:formula="of:=IF([.Z36]=[.$DN$23];1;0)" office:value-type="float" office:value="1">
            <text:p>1</text:p>
          </table:table-cell>
          <table:table-cell table:style-name="ce32" table:formula="of:=IF([.$Y36]=[.$DO$23];1;0)" office:value-type="float" office:value="0">
            <text:p>0</text:p>
          </table:table-cell>
          <table:table-cell table:style-name="ce32" table:formula="of:=IF([.$X36]=[.$DP$23];1;0)" office:value-type="float" office:value="1">
            <text:p>1</text:p>
          </table:table-cell>
          <table:table-cell table:style-name="ce32" table:formula="of:=[.DM36]*[.DN36]*[.DO36]*[.DP36]" office:value-type="float" office:value="0">
            <text:p>0</text:p>
          </table:table-cell>
          <table:table-cell/>
          <table:table-cell table:style-name="ce37" table:formula="of:=IF([.AA36]=[.$DS$23];1;0)" office:value-type="float" office:value="1">
            <text:p>1</text:p>
          </table:table-cell>
          <table:table-cell table:style-name="ce37" table:formula="of:=IF([.Z36]=[.$DT$23];1;0)" office:value-type="float" office:value="0">
            <text:p>0</text:p>
          </table:table-cell>
          <table:table-cell table:style-name="ce38" table:formula="of:=IF([.$Y36]=[.$DU$23];1;0)" office:value-type="float" office:value="1">
            <text:p>1</text:p>
          </table:table-cell>
          <table:table-cell table:style-name="ce38" table:formula="of:=IF([.$X36]=[.$DV$23];1;0)" office:value-type="float" office:value="0">
            <text:p>0</text:p>
          </table:table-cell>
          <table:table-cell table:style-name="ce38" table:formula="of:=[.DS36]*[.DT36]*[.DU36]*[.DV36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float" office:value="28392303">
            <text:p>28392303</text:p>
          </table:table-cell>
          <table:table-cell table:style-name="ce3" office:value-type="string">
            <text:p>2020.09.09 06:55:00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2303">
            <text:p>28392303</text:p>
          </table:table-cell>
          <table:table-cell table:style-name="ce3" office:value-type="string">
            <text:p>2020.09.09 06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">
            <text:p>76.49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70">
            <text:p>170</text:p>
          </table:table-cell>
          <table:table-cell/>
          <table:table-cell table:style-name="ce19" table:formula="of:=IF([.CU37]=[.$DH$23];1;0)" office:value-type="float" office:value="0">
            <text:p>0</text:p>
          </table:table-cell>
          <table:table-cell table:style-name="ce18" table:formula="of:=IF([.Z37]=-1;1;0)" office:value-type="float" office:value="0">
            <text:p>0</text:p>
          </table:table-cell>
          <table:table-cell table:style-name="ce18" table:formula="of:=IF([.Y37]=-1;1;0)" office:value-type="float" office:value="1">
            <text:p>1</text:p>
          </table:table-cell>
          <table:table-cell table:formula="of:=[.DH37]*[.DI37]*[.DJ37]" office:value-type="float" office:value="0">
            <text:p>0</text:p>
          </table:table-cell>
          <table:table-cell/>
          <table:table-cell table:style-name="ce32" table:formula="of:=IF([.AA37]=[.$DM$23];1;0)" office:value-type="float" office:value="1">
            <text:p>1</text:p>
          </table:table-cell>
          <table:table-cell table:style-name="ce32" table:formula="of:=IF([.Z37]=[.$DN$23];1;0)" office:value-type="float" office:value="0">
            <text:p>0</text:p>
          </table:table-cell>
          <table:table-cell table:style-name="ce32" table:formula="of:=IF([.$Y37]=[.$DO$23];1;0)" office:value-type="float" office:value="1">
            <text:p>1</text:p>
          </table:table-cell>
          <table:table-cell table:style-name="ce32" table:formula="of:=IF([.$X37]=[.$DP$23];1;0)" office:value-type="float" office:value="0">
            <text:p>0</text:p>
          </table:table-cell>
          <table:table-cell table:style-name="ce32" table:formula="of:=[.DM37]*[.DN37]*[.DO37]*[.DP37]" office:value-type="float" office:value="0">
            <text:p>0</text:p>
          </table:table-cell>
          <table:table-cell/>
          <table:table-cell table:style-name="ce37" table:formula="of:=IF([.AA37]=[.$DS$23];1;0)" office:value-type="float" office:value="0">
            <text:p>0</text:p>
          </table:table-cell>
          <table:table-cell table:style-name="ce37" table:formula="of:=IF([.Z37]=[.$DT$23];1;0)" office:value-type="float" office:value="1">
            <text:p>1</text:p>
          </table:table-cell>
          <table:table-cell table:style-name="ce38" table:formula="of:=IF([.$Y37]=[.$DU$23];1;0)" office:value-type="float" office:value="0">
            <text:p>0</text:p>
          </table:table-cell>
          <table:table-cell table:style-name="ce38" table:formula="of:=IF([.$X37]=[.$DV$23];1;0)" office:value-type="float" office:value="1">
            <text:p>1</text:p>
          </table:table-cell>
          <table:table-cell table:style-name="ce38" table:formula="of:=[.DS37]*[.DT37]*[.DU37]*[.DV37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float" office:value="28392342">
            <text:p>28392342</text:p>
          </table:table-cell>
          <table:table-cell table:style-name="ce3" office:value-type="string">
            <text:p>2020.09.09 07:00:00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8392342">
            <text:p>28392342</text:p>
          </table:table-cell>
          <table:table-cell table:style-name="ce3" office:value-type="string">
            <text:p>2020.09.09 07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">
            <text:p>76.5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70">
            <text:p>70</text:p>
          </table:table-cell>
          <table:table-cell/>
          <table:table-cell table:style-name="ce19" table:formula="of:=IF([.CU38]=[.$DH$23];1;0)" office:value-type="float" office:value="0">
            <text:p>0</text:p>
          </table:table-cell>
          <table:table-cell table:style-name="ce18" table:formula="of:=IF([.Z38]=-1;1;0)" office:value-type="float" office:value="1">
            <text:p>1</text:p>
          </table:table-cell>
          <table:table-cell table:style-name="ce18" table:formula="of:=IF([.Y38]=-1;1;0)" office:value-type="float" office:value="0">
            <text:p>0</text:p>
          </table:table-cell>
          <table:table-cell table:formula="of:=[.DH38]*[.DI38]*[.DJ38]" office:value-type="float" office:value="0">
            <text:p>0</text:p>
          </table:table-cell>
          <table:table-cell/>
          <table:table-cell table:style-name="ce32" table:formula="of:=IF([.AA38]=[.$DM$23];1;0)" office:value-type="float" office:value="0">
            <text:p>0</text:p>
          </table:table-cell>
          <table:table-cell table:style-name="ce32" table:formula="of:=IF([.Z38]=[.$DN$23];1;0)" office:value-type="float" office:value="1">
            <text:p>1</text:p>
          </table:table-cell>
          <table:table-cell table:style-name="ce32" table:formula="of:=IF([.$Y38]=[.$DO$23];1;0)" office:value-type="float" office:value="0">
            <text:p>0</text:p>
          </table:table-cell>
          <table:table-cell table:style-name="ce32" table:formula="of:=IF([.$X38]=[.$DP$23];1;0)" office:value-type="float" office:value="1">
            <text:p>1</text:p>
          </table:table-cell>
          <table:table-cell table:style-name="ce32" table:formula="of:=[.DM38]*[.DN38]*[.DO38]*[.DP38]" office:value-type="float" office:value="0">
            <text:p>0</text:p>
          </table:table-cell>
          <table:table-cell/>
          <table:table-cell table:style-name="ce37" table:formula="of:=IF([.AA38]=[.$DS$23];1;0)" office:value-type="float" office:value="1">
            <text:p>1</text:p>
          </table:table-cell>
          <table:table-cell table:style-name="ce37" table:formula="of:=IF([.Z38]=[.$DT$23];1;0)" office:value-type="float" office:value="0">
            <text:p>0</text:p>
          </table:table-cell>
          <table:table-cell table:style-name="ce38" table:formula="of:=IF([.$Y38]=[.$DU$23];1;0)" office:value-type="float" office:value="1">
            <text:p>1</text:p>
          </table:table-cell>
          <table:table-cell table:style-name="ce38" table:formula="of:=IF([.$X38]=[.$DV$23];1;0)" office:value-type="float" office:value="0">
            <text:p>0</text:p>
          </table:table-cell>
          <table:table-cell table:style-name="ce38" table:formula="of:=[.DS38]*[.DT38]*[.DU38]*[.DV3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float" office:value="28392406">
            <text:p>28392406</text:p>
          </table:table-cell>
          <table:table-cell table:style-name="ce3" office:value-type="string">
            <text:p>2020.09.09 07:05:00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2406">
            <text:p>28392406</text:p>
          </table:table-cell>
          <table:table-cell table:style-name="ce3" office:value-type="string">
            <text:p>2020.09.09 07:05:00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370">
            <text:p>370</text:p>
          </table:table-cell>
          <table:table-cell/>
          <table:table-cell table:style-name="ce19" table:formula="of:=IF([.CU39]=[.$DH$23];1;0)" office:value-type="float" office:value="0">
            <text:p>0</text:p>
          </table:table-cell>
          <table:table-cell table:style-name="ce18" table:formula="of:=IF([.Z39]=-1;1;0)" office:value-type="float" office:value="0">
            <text:p>0</text:p>
          </table:table-cell>
          <table:table-cell table:style-name="ce18" table:formula="of:=IF([.Y39]=-1;1;0)" office:value-type="float" office:value="1">
            <text:p>1</text:p>
          </table:table-cell>
          <table:table-cell table:formula="of:=[.DH39]*[.DI39]*[.DJ39]" office:value-type="float" office:value="0">
            <text:p>0</text:p>
          </table:table-cell>
          <table:table-cell/>
          <table:table-cell table:style-name="ce32" table:formula="of:=IF([.AA39]=[.$DM$23];1;0)" office:value-type="float" office:value="1">
            <text:p>1</text:p>
          </table:table-cell>
          <table:table-cell table:style-name="ce32" table:formula="of:=IF([.Z39]=[.$DN$23];1;0)" office:value-type="float" office:value="0">
            <text:p>0</text:p>
          </table:table-cell>
          <table:table-cell table:style-name="ce32" table:formula="of:=IF([.$Y39]=[.$DO$23];1;0)" office:value-type="float" office:value="1">
            <text:p>1</text:p>
          </table:table-cell>
          <table:table-cell table:style-name="ce32" table:formula="of:=IF([.$X39]=[.$DP$23];1;0)" office:value-type="float" office:value="0">
            <text:p>0</text:p>
          </table:table-cell>
          <table:table-cell table:style-name="ce32" table:formula="of:=[.DM39]*[.DN39]*[.DO39]*[.DP39]" office:value-type="float" office:value="0">
            <text:p>0</text:p>
          </table:table-cell>
          <table:table-cell/>
          <table:table-cell table:style-name="ce37" table:formula="of:=IF([.AA39]=[.$DS$23];1;0)" office:value-type="float" office:value="0">
            <text:p>0</text:p>
          </table:table-cell>
          <table:table-cell table:style-name="ce37" table:formula="of:=IF([.Z39]=[.$DT$23];1;0)" office:value-type="float" office:value="1">
            <text:p>1</text:p>
          </table:table-cell>
          <table:table-cell table:style-name="ce38" table:formula="of:=IF([.$Y39]=[.$DU$23];1;0)" office:value-type="float" office:value="0">
            <text:p>0</text:p>
          </table:table-cell>
          <table:table-cell table:style-name="ce38" table:formula="of:=IF([.$X39]=[.$DV$23];1;0)" office:value-type="float" office:value="1">
            <text:p>1</text:p>
          </table:table-cell>
          <table:table-cell table:style-name="ce38" table:formula="of:=[.DS39]*[.DT39]*[.DU39]*[.DV3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float" office:value="28392428">
            <text:p>28392428</text:p>
          </table:table-cell>
          <table:table-cell table:style-name="ce4" office:value-type="string">
            <text:p>2020.09.09 07:10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71">
            <text:p>76.471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63">
            <text:p>76.463</text:p>
          </table:table-cell>
          <table:table-cell table:number-columns-repeated="2" table:style-name="ce4" office:value-type="float" office:value="76.481">
            <text:p>76.481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43.60735">
            <text:p>43.60735</text:p>
          </table:table-cell>
          <table:table-cell table:style-name="ce4" office:value-type="float" office:value="40.99707">
            <text:p>40.99707</text:p>
          </table:table-cell>
          <table:table-cell table:style-name="ce4" office:value-type="float" office:value="43.14954">
            <text:p>43.14954</text:p>
          </table:table-cell>
          <table:table-cell table:style-name="ce4" office:value-type="float" office:value="49.00054">
            <text:p>49.00054</text:p>
          </table:table-cell>
          <table:table-cell table:style-name="ce4" office:value-type="float" office:value="47.414">
            <text:p>47.414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51.99854">
            <text:p>51.99854</text:p>
          </table:table-cell>
          <table:table-cell table:style-name="ce4" office:value-type="float" office:value="52.48083">
            <text:p>52.48083</text:p>
          </table:table-cell>
          <table:table-cell table:style-name="ce4" office:value-type="float" office:value="50.86691">
            <text:p>50.86691</text:p>
          </table:table-cell>
          <table:table-cell table:number-columns-repeated="2" table:style-name="ce4" office:value-type="float" office:value="53.14217">
            <text:p>53.14217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style-name="ce4" office:value-type="float" office:value="0.1476">
            <text:p>0.1476</text:p>
          </table:table-cell>
          <table:table-cell table:style-name="ce4" office:value-type="float" office:value="-0.02355">
            <text:p>-0.02355</text:p>
          </table:table-cell>
          <table:table-cell table:style-name="ce4" office:value-type="float" office:value="0.5002">
            <text:p>0.5002</text:p>
          </table:table-cell>
          <table:table-cell table:style-name="ce4" office:value-type="float" office:value="0.43855">
            <text:p>0.43855</text:p>
          </table:table-cell>
          <table:table-cell table:style-name="ce4" office:value-type="float" office:value="-0.09735">
            <text:p>-0.09735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2428">
            <text:p>28392428</text:p>
          </table:table-cell>
          <table:table-cell table:style-name="ce4" office:value-type="string">
            <text:p>2020.09.09 07:10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3">
            <text:p>76.473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40">
            <text:p>340</text:p>
          </table:table-cell>
          <table:table-cell/>
          <table:table-cell table:style-name="ce19" table:formula="of:=IF([.CU40]=[.$DH$23];1;0)" office:value-type="float" office:value="0">
            <text:p>0</text:p>
          </table:table-cell>
          <table:table-cell table:style-name="ce18" table:formula="of:=IF([.Z40]=-1;1;0)" office:value-type="float" office:value="1">
            <text:p>1</text:p>
          </table:table-cell>
          <table:table-cell table:style-name="ce18" table:formula="of:=IF([.Y40]=-1;1;0)" office:value-type="float" office:value="0">
            <text:p>0</text:p>
          </table:table-cell>
          <table:table-cell table:formula="of:=[.DH40]*[.DI40]*[.DJ40]" office:value-type="float" office:value="0">
            <text:p>0</text:p>
          </table:table-cell>
          <table:table-cell/>
          <table:table-cell table:style-name="ce32" table:formula="of:=IF([.AA40]=[.$DM$23];1;0)" office:value-type="float" office:value="0">
            <text:p>0</text:p>
          </table:table-cell>
          <table:table-cell table:style-name="ce32" table:formula="of:=IF([.Z40]=[.$DN$23];1;0)" office:value-type="float" office:value="1">
            <text:p>1</text:p>
          </table:table-cell>
          <table:table-cell table:style-name="ce32" table:formula="of:=IF([.$Y40]=[.$DO$23];1;0)" office:value-type="float" office:value="0">
            <text:p>0</text:p>
          </table:table-cell>
          <table:table-cell table:style-name="ce32" table:formula="of:=IF([.$X40]=[.$DP$23];1;0)" office:value-type="float" office:value="1">
            <text:p>1</text:p>
          </table:table-cell>
          <table:table-cell table:style-name="ce32" table:formula="of:=[.DM40]*[.DN40]*[.DO40]*[.DP40]" office:value-type="float" office:value="0">
            <text:p>0</text:p>
          </table:table-cell>
          <table:table-cell/>
          <table:table-cell table:style-name="ce37" table:formula="of:=IF([.AA40]=[.$DS$23];1;0)" office:value-type="float" office:value="1">
            <text:p>1</text:p>
          </table:table-cell>
          <table:table-cell table:style-name="ce37" table:formula="of:=IF([.Z40]=[.$DT$23];1;0)" office:value-type="float" office:value="0">
            <text:p>0</text:p>
          </table:table-cell>
          <table:table-cell table:style-name="ce38" table:formula="of:=IF([.$Y40]=[.$DU$23];1;0)" office:value-type="float" office:value="1">
            <text:p>1</text:p>
          </table:table-cell>
          <table:table-cell table:style-name="ce38" table:formula="of:=IF([.$X40]=[.$DV$23];1;0)" office:value-type="float" office:value="0">
            <text:p>0</text:p>
          </table:table-cell>
          <table:table-cell table:style-name="ce38" table:formula="of:=[.DS40]*[.DT40]*[.DU40]*[.DV4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28392446">
            <text:p>28392446</text:p>
          </table:table-cell>
          <table:table-cell table:style-name="ce3" office:value-type="string">
            <text:p>2020.09.09 07:15:00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8392446">
            <text:p>28392446</text:p>
          </table:table-cell>
          <table:table-cell table:style-name="ce3" office:value-type="string">
            <text:p>2020.09.09 07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78">
            <text:p>76.478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90">
            <text:p>290</text:p>
          </table:table-cell>
          <table:table-cell/>
          <table:table-cell table:style-name="ce19" table:formula="of:=IF([.CU41]=[.$DH$23];1;0)" office:value-type="float" office:value="0">
            <text:p>0</text:p>
          </table:table-cell>
          <table:table-cell table:style-name="ce18" table:formula="of:=IF([.Z41]=-1;1;0)" office:value-type="float" office:value="0">
            <text:p>0</text:p>
          </table:table-cell>
          <table:table-cell table:style-name="ce18" table:formula="of:=IF([.Y41]=-1;1;0)" office:value-type="float" office:value="1">
            <text:p>1</text:p>
          </table:table-cell>
          <table:table-cell table:formula="of:=[.DH41]*[.DI41]*[.DJ41]" office:value-type="float" office:value="0">
            <text:p>0</text:p>
          </table:table-cell>
          <table:table-cell/>
          <table:table-cell table:style-name="ce32" table:formula="of:=IF([.AA41]=[.$DM$23];1;0)" office:value-type="float" office:value="0">
            <text:p>0</text:p>
          </table:table-cell>
          <table:table-cell table:style-name="ce32" table:formula="of:=IF([.Z41]=[.$DN$23];1;0)" office:value-type="float" office:value="0">
            <text:p>0</text:p>
          </table:table-cell>
          <table:table-cell table:style-name="ce32" table:formula="of:=IF([.$Y41]=[.$DO$23];1;0)" office:value-type="float" office:value="1">
            <text:p>1</text:p>
          </table:table-cell>
          <table:table-cell table:style-name="ce32" table:formula="of:=IF([.$X41]=[.$DP$23];1;0)" office:value-type="float" office:value="0">
            <text:p>0</text:p>
          </table:table-cell>
          <table:table-cell table:style-name="ce32" table:formula="of:=[.DM41]*[.DN41]*[.DO41]*[.DP41]" office:value-type="float" office:value="0">
            <text:p>0</text:p>
          </table:table-cell>
          <table:table-cell/>
          <table:table-cell table:style-name="ce37" table:formula="of:=IF([.AA41]=[.$DS$23];1;0)" office:value-type="float" office:value="1">
            <text:p>1</text:p>
          </table:table-cell>
          <table:table-cell table:style-name="ce37" table:formula="of:=IF([.Z41]=[.$DT$23];1;0)" office:value-type="float" office:value="1">
            <text:p>1</text:p>
          </table:table-cell>
          <table:table-cell table:style-name="ce38" table:formula="of:=IF([.$Y41]=[.$DU$23];1;0)" office:value-type="float" office:value="0">
            <text:p>0</text:p>
          </table:table-cell>
          <table:table-cell table:style-name="ce38" table:formula="of:=IF([.$X41]=[.$DV$23];1;0)" office:value-type="float" office:value="1">
            <text:p>1</text:p>
          </table:table-cell>
          <table:table-cell table:style-name="ce38" table:formula="of:=[.DS41]*[.DT41]*[.DU41]*[.DV4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float" office:value="28392530">
            <text:p>28392530</text:p>
          </table:table-cell>
          <table:table-cell table:style-name="ce3" office:value-type="string">
            <text:p>2020.09.09 07:20:00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530">
            <text:p>28392530</text:p>
          </table:table-cell>
          <table:table-cell table:style-name="ce3" office:value-type="string">
            <text:p>2020.09.09 07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2">
            <text:p>76.522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130">
            <text:p>130</text:p>
          </table:table-cell>
          <table:table-cell/>
          <table:table-cell table:style-name="ce19" table:formula="of:=IF([.CU42]=[.$DH$23];1;0)" office:value-type="float" office:value="1">
            <text:p>1</text:p>
          </table:table-cell>
          <table:table-cell table:style-name="ce18" table:formula="of:=IF([.Z42]=-1;1;0)" office:value-type="float" office:value="0">
            <text:p>0</text:p>
          </table:table-cell>
          <table:table-cell table:style-name="ce18" table:formula="of:=IF([.Y42]=-1;1;0)" office:value-type="float" office:value="0">
            <text:p>0</text:p>
          </table:table-cell>
          <table:table-cell table:formula="of:=[.DH42]*[.DI42]*[.DJ42]" office:value-type="float" office:value="0">
            <text:p>0</text:p>
          </table:table-cell>
          <table:table-cell/>
          <table:table-cell table:style-name="ce32" table:formula="of:=IF([.AA42]=[.$DM$23];1;0)" office:value-type="float" office:value="0">
            <text:p>0</text:p>
          </table:table-cell>
          <table:table-cell table:style-name="ce32" table:formula="of:=IF([.Z42]=[.$DN$23];1;0)" office:value-type="float" office:value="0">
            <text:p>0</text:p>
          </table:table-cell>
          <table:table-cell table:style-name="ce32" table:formula="of:=IF([.$Y42]=[.$DO$23];1;0)" office:value-type="float" office:value="0">
            <text:p>0</text:p>
          </table:table-cell>
          <table:table-cell table:style-name="ce32" table:formula="of:=IF([.$X42]=[.$DP$23];1;0)" office:value-type="float" office:value="1">
            <text:p>1</text:p>
          </table:table-cell>
          <table:table-cell table:style-name="ce32" table:formula="of:=[.DM42]*[.DN42]*[.DO42]*[.DP42]" office:value-type="float" office:value="0">
            <text:p>0</text:p>
          </table:table-cell>
          <table:table-cell/>
          <table:table-cell table:style-name="ce37" table:formula="of:=IF([.AA42]=[.$DS$23];1;0)" office:value-type="float" office:value="1">
            <text:p>1</text:p>
          </table:table-cell>
          <table:table-cell table:style-name="ce37" table:formula="of:=IF([.Z42]=[.$DT$23];1;0)" office:value-type="float" office:value="1">
            <text:p>1</text:p>
          </table:table-cell>
          <table:table-cell table:style-name="ce38" table:formula="of:=IF([.$Y42]=[.$DU$23];1;0)" office:value-type="float" office:value="1">
            <text:p>1</text:p>
          </table:table-cell>
          <table:table-cell table:style-name="ce38" table:formula="of:=IF([.$X42]=[.$DV$23];1;0)" office:value-type="float" office:value="0">
            <text:p>0</text:p>
          </table:table-cell>
          <table:table-cell table:style-name="ce38" table:formula="of:=[.DS42]*[.DT42]*[.DU42]*[.DV4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float" office:value="28392666">
            <text:p>28392666</text:p>
          </table:table-cell>
          <table:table-cell table:style-name="ce3" office:value-type="string">
            <text:p>2020.09.09 07:25:00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2666">
            <text:p>28392666</text:p>
          </table:table-cell>
          <table:table-cell table:style-name="ce3" office:value-type="string">
            <text:p>2020.09.09 07:25:04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648">
            <text:p>76.648</text:p>
          </table:table-cell>
          <table:table-cell table:style-name="ce3" office:value-type="string">
            <text:p>2020.09.09 07:41:58</text:p>
          </table:table-cell>
          <table:table-cell table:style-name="ce3" office:value-type="float" office:value="76.498">
            <text:p>76.498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43]=[.$DH$23];1;0)" office:value-type="float" office:value="0">
            <text:p>0</text:p>
          </table:table-cell>
          <table:table-cell table:style-name="ce18" table:formula="of:=IF([.Z43]=-1;1;0)" office:value-type="float" office:value="0">
            <text:p>0</text:p>
          </table:table-cell>
          <table:table-cell table:style-name="ce18" table:formula="of:=IF([.Y43]=-1;1;0)" office:value-type="float" office:value="0">
            <text:p>0</text:p>
          </table:table-cell>
          <table:table-cell table:formula="of:=[.DH43]*[.DI43]*[.DJ43]" office:value-type="float" office:value="0">
            <text:p>0</text:p>
          </table:table-cell>
          <table:table-cell/>
          <table:table-cell table:style-name="ce32" table:formula="of:=IF([.AA43]=[.$DM$23];1;0)" office:value-type="float" office:value="0">
            <text:p>0</text:p>
          </table:table-cell>
          <table:table-cell table:style-name="ce32" table:formula="of:=IF([.Z43]=[.$DN$23];1;0)" office:value-type="float" office:value="0">
            <text:p>0</text:p>
          </table:table-cell>
          <table:table-cell table:style-name="ce32" table:formula="of:=IF([.$Y43]=[.$DO$23];1;0)" office:value-type="float" office:value="0">
            <text:p>0</text:p>
          </table:table-cell>
          <table:table-cell table:style-name="ce32" table:formula="of:=IF([.$X43]=[.$DP$23];1;0)" office:value-type="float" office:value="0">
            <text:p>0</text:p>
          </table:table-cell>
          <table:table-cell table:style-name="ce32" table:formula="of:=[.DM43]*[.DN43]*[.DO43]*[.DP43]" office:value-type="float" office:value="0">
            <text:p>0</text:p>
          </table:table-cell>
          <table:table-cell/>
          <table:table-cell table:style-name="ce37" table:formula="of:=IF([.AA43]=[.$DS$23];1;0)" office:value-type="float" office:value="1">
            <text:p>1</text:p>
          </table:table-cell>
          <table:table-cell table:style-name="ce37" table:formula="of:=IF([.Z43]=[.$DT$23];1;0)" office:value-type="float" office:value="1">
            <text:p>1</text:p>
          </table:table-cell>
          <table:table-cell table:style-name="ce38" table:formula="of:=IF([.$Y43]=[.$DU$23];1;0)" office:value-type="float" office:value="1">
            <text:p>1</text:p>
          </table:table-cell>
          <table:table-cell table:style-name="ce38" table:formula="of:=IF([.$X43]=[.$DV$23];1;0)" office:value-type="float" office:value="1">
            <text:p>1</text:p>
          </table:table-cell>
          <table:table-cell table:style-name="ce38" table:formula="of:=[.DS43]*[.DT43]*[.DU43]*[.DV43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28392712">
            <text:p>28392712</text:p>
          </table:table-cell>
          <table:table-cell table:style-name="ce3" office:value-type="string">
            <text:p>2020.09.09 07:30:00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8392712">
            <text:p>28392712</text:p>
          </table:table-cell>
          <table:table-cell table:style-name="ce3" office:value-type="string">
            <text:p>2020.09.09 07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9">
            <text:p>76.499</text:p>
          </table:table-cell>
          <table:table-cell table:style-name="ce3" office:value-type="float" office:value="76.649">
            <text:p>76.649</text:p>
          </table:table-cell>
          <table:table-cell table:style-name="ce3" office:value-type="string">
            <text:p>2020.09.09 07:41:58</text:p>
          </table:table-cell>
          <table:table-cell table:style-name="ce3" office:value-type="float" office:value="76.499">
            <text:p>76.49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44]=[.$DH$23];1;0)" office:value-type="float" office:value="0">
            <text:p>0</text:p>
          </table:table-cell>
          <table:table-cell table:style-name="ce18" table:formula="of:=IF([.Z44]=-1;1;0)" office:value-type="float" office:value="0">
            <text:p>0</text:p>
          </table:table-cell>
          <table:table-cell table:style-name="ce18" table:formula="of:=IF([.Y44]=-1;1;0)" office:value-type="float" office:value="0">
            <text:p>0</text:p>
          </table:table-cell>
          <table:table-cell table:formula="of:=[.DH44]*[.DI44]*[.DJ44]" office:value-type="float" office:value="0">
            <text:p>0</text:p>
          </table:table-cell>
          <table:table-cell/>
          <table:table-cell table:style-name="ce32" table:formula="of:=IF([.AA44]=[.$DM$23];1;0)" office:value-type="float" office:value="0">
            <text:p>0</text:p>
          </table:table-cell>
          <table:table-cell table:style-name="ce32" table:formula="of:=IF([.Z44]=[.$DN$23];1;0)" office:value-type="float" office:value="0">
            <text:p>0</text:p>
          </table:table-cell>
          <table:table-cell table:style-name="ce32" table:formula="of:=IF([.$Y44]=[.$DO$23];1;0)" office:value-type="float" office:value="0">
            <text:p>0</text:p>
          </table:table-cell>
          <table:table-cell table:style-name="ce32" table:formula="of:=IF([.$X44]=[.$DP$23];1;0)" office:value-type="float" office:value="0">
            <text:p>0</text:p>
          </table:table-cell>
          <table:table-cell table:style-name="ce32" table:formula="of:=[.DM44]*[.DN44]*[.DO44]*[.DP44]" office:value-type="float" office:value="0">
            <text:p>0</text:p>
          </table:table-cell>
          <table:table-cell/>
          <table:table-cell table:style-name="ce37" table:formula="of:=IF([.AA44]=[.$DS$23];1;0)" office:value-type="float" office:value="1">
            <text:p>1</text:p>
          </table:table-cell>
          <table:table-cell table:style-name="ce37" table:formula="of:=IF([.Z44]=[.$DT$23];1;0)" office:value-type="float" office:value="1">
            <text:p>1</text:p>
          </table:table-cell>
          <table:table-cell table:style-name="ce38" table:formula="of:=IF([.$Y44]=[.$DU$23];1;0)" office:value-type="float" office:value="1">
            <text:p>1</text:p>
          </table:table-cell>
          <table:table-cell table:style-name="ce38" table:formula="of:=IF([.$X44]=[.$DV$23];1;0)" office:value-type="float" office:value="1">
            <text:p>1</text:p>
          </table:table-cell>
          <table:table-cell table:style-name="ce38" table:formula="of:=[.DS44]*[.DT44]*[.DU44]*[.DV44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8392735">
            <text:p>28392735</text:p>
          </table:table-cell>
          <table:table-cell table:style-name="ce3" office:value-type="string">
            <text:p>2020.09.09 07:35:00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735">
            <text:p>28392735</text:p>
          </table:table-cell>
          <table:table-cell table:style-name="ce3" office:value-type="string">
            <text:p>2020.09.09 07:3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7">
            <text:p>76.497</text:p>
          </table:table-cell>
          <table:table-cell table:style-name="ce3" office:value-type="float" office:value="76.647">
            <text:p>76.647</text:p>
          </table:table-cell>
          <table:table-cell table:style-name="ce3" office:value-type="string">
            <text:p>2020.09.09 07:42:07</text:p>
          </table:table-cell>
          <table:table-cell table:style-name="ce3" office:value-type="float" office:value="76.497">
            <text:p>76.497</text:p>
          </table:table-cell>
          <table:table-cell table:style-name="ce12" office:value-type="float" office:value="-590">
            <text:p>-590</text:p>
          </table:table-cell>
          <table:table-cell table:number-columns-repeated="6"/>
          <table:table-cell table:style-name="ce32" table:formula="of:=IF([.AA45]=[.$DM$23];1;0)" office:value-type="float" office:value="1">
            <text:p>1</text:p>
          </table:table-cell>
          <table:table-cell table:style-name="ce32" table:formula="of:=IF([.Z45]=[.$DN$23];1;0)" office:value-type="float" office:value="0">
            <text:p>0</text:p>
          </table:table-cell>
          <table:table-cell table:style-name="ce32" table:formula="of:=IF([.$Y45]=[.$DO$23];1;0)" office:value-type="float" office:value="0">
            <text:p>0</text:p>
          </table:table-cell>
          <table:table-cell table:style-name="ce32" table:formula="of:=IF([.$X45]=[.$DP$23];1;0)" office:value-type="float" office:value="0">
            <text:p>0</text:p>
          </table:table-cell>
          <table:table-cell table:style-name="ce32" table:formula="of:=[.DM45]*[.DN45]*[.DO45]*[.DP45]" office:value-type="float" office:value="0">
            <text:p>0</text:p>
          </table:table-cell>
          <table:table-cell/>
          <table:table-cell table:style-name="ce37" table:formula="of:=IF([.AA45]=[.$DS$23];1;0)" office:value-type="float" office:value="0">
            <text:p>0</text:p>
          </table:table-cell>
          <table:table-cell table:style-name="ce37" table:formula="of:=IF([.Z45]=[.$DT$23];1;0)" office:value-type="float" office:value="1">
            <text:p>1</text:p>
          </table:table-cell>
          <table:table-cell table:style-name="ce38" table:formula="of:=IF([.$Y45]=[.$DU$23];1;0)" office:value-type="float" office:value="1">
            <text:p>1</text:p>
          </table:table-cell>
          <table:table-cell table:style-name="ce38" table:formula="of:=IF([.$X45]=[.$DV$23];1;0)" office:value-type="float" office:value="1">
            <text:p>1</text:p>
          </table:table-cell>
          <table:table-cell table:style-name="ce38" table:formula="of:=[.DS45]*[.DT45]*[.DU45]*[.DV4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float" office:value="28392766">
            <text:p>28392766</text:p>
          </table:table-cell>
          <table:table-cell table:style-name="ce3" office:value-type="string">
            <text:p>2020.09.09 07:40:00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2766">
            <text:p>28392766</text:p>
          </table:table-cell>
          <table:table-cell table:style-name="ce3" office:value-type="string">
            <text:p>2020.09.09 07:4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636">
            <text:p>76.636</text:p>
          </table:table-cell>
          <table:table-cell table:style-name="ce3" office:value-type="string">
            <text:p>2020.09.09 07:46:26</text:p>
          </table:table-cell>
          <table:table-cell table:style-name="ce3" office:value-type="float" office:value="76.486">
            <text:p>76.486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46]=[.$DH$23];1;0)" office:value-type="float" office:value="1">
            <text:p>1</text:p>
          </table:table-cell>
          <table:table-cell table:style-name="ce18" table:formula="of:=IF([.Z46]=-1;1;0)" office:value-type="float" office:value="1">
            <text:p>1</text:p>
          </table:table-cell>
          <table:table-cell table:style-name="ce18" table:formula="of:=IF([.Y46]=-1;1;0)" office:value-type="float" office:value="0">
            <text:p>0</text:p>
          </table:table-cell>
          <table:table-cell table:formula="of:=[.DH46]*[.DI46]*[.DJ46]" office:value-type="float" office:value="0">
            <text:p>0</text:p>
          </table:table-cell>
          <table:table-cell/>
          <table:table-cell table:style-name="ce32" table:formula="of:=IF([.AA46]=[.$DM$23];1;0)" office:value-type="float" office:value="1">
            <text:p>1</text:p>
          </table:table-cell>
          <table:table-cell table:style-name="ce32" table:formula="of:=IF([.Z46]=[.$DN$23];1;0)" office:value-type="float" office:value="1">
            <text:p>1</text:p>
          </table:table-cell>
          <table:table-cell table:style-name="ce32" table:formula="of:=IF([.$Y46]=[.$DO$23];1;0)" office:value-type="float" office:value="0">
            <text:p>0</text:p>
          </table:table-cell>
          <table:table-cell table:style-name="ce32" table:formula="of:=IF([.$X46]=[.$DP$23];1;0)" office:value-type="float" office:value="0">
            <text:p>0</text:p>
          </table:table-cell>
          <table:table-cell table:style-name="ce32" table:formula="of:=[.DM46]*[.DN46]*[.DO46]*[.DP46]" office:value-type="float" office:value="0">
            <text:p>0</text:p>
          </table:table-cell>
          <table:table-cell/>
          <table:table-cell table:style-name="ce37" table:formula="of:=IF([.AA46]=[.$DS$23];1;0)" office:value-type="float" office:value="0">
            <text:p>0</text:p>
          </table:table-cell>
          <table:table-cell table:style-name="ce37" table:formula="of:=IF([.Z46]=[.$DT$23];1;0)" office:value-type="float" office:value="0">
            <text:p>0</text:p>
          </table:table-cell>
          <table:table-cell table:style-name="ce38" table:formula="of:=IF([.$Y46]=[.$DU$23];1;0)" office:value-type="float" office:value="1">
            <text:p>1</text:p>
          </table:table-cell>
          <table:table-cell table:style-name="ce38" table:formula="of:=IF([.$X46]=[.$DV$23];1;0)" office:value-type="float" office:value="1">
            <text:p>1</text:p>
          </table:table-cell>
          <table:table-cell table:style-name="ce38" table:formula="of:=[.DS46]*[.DT46]*[.DU46]*[.DV4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float" office:value="28392808">
            <text:p>28392808</text:p>
          </table:table-cell>
          <table:table-cell table:style-name="ce3" office:value-type="string">
            <text:p>2020.09.09 07:45:00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2808">
            <text:p>28392808</text:p>
          </table:table-cell>
          <table:table-cell table:style-name="ce3" office:value-type="string">
            <text:p>2020.09.09 07:4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310">
            <text:p>310</text:p>
          </table:table-cell>
          <table:table-cell/>
          <table:table-cell table:style-name="ce19" table:formula="of:=IF([.CU47]=[.$DH$23];1;0)" office:value-type="float" office:value="0">
            <text:p>0</text:p>
          </table:table-cell>
          <table:table-cell table:style-name="ce18" table:formula="of:=IF([.Z47]=-1;1;0)" office:value-type="float" office:value="1">
            <text:p>1</text:p>
          </table:table-cell>
          <table:table-cell table:style-name="ce18" table:formula="of:=IF([.Y47]=-1;1;0)" office:value-type="float" office:value="1">
            <text:p>1</text:p>
          </table:table-cell>
          <table:table-cell table:formula="of:=[.DH47]*[.DI47]*[.DJ47]" office:value-type="float" office:value="0">
            <text:p>0</text:p>
          </table:table-cell>
          <table:table-cell/>
          <table:table-cell table:style-name="ce32" table:formula="of:=IF([.AA47]=[.$DM$23];1;0)" office:value-type="float" office:value="1">
            <text:p>1</text:p>
          </table:table-cell>
          <table:table-cell table:style-name="ce32" table:formula="of:=IF([.Z47]=[.$DN$23];1;0)" office:value-type="float" office:value="1">
            <text:p>1</text:p>
          </table:table-cell>
          <table:table-cell table:style-name="ce32" table:formula="of:=IF([.$Y47]=[.$DO$23];1;0)" office:value-type="float" office:value="1">
            <text:p>1</text:p>
          </table:table-cell>
          <table:table-cell table:style-name="ce32" table:formula="of:=IF([.$X47]=[.$DP$23];1;0)" office:value-type="float" office:value="0">
            <text:p>0</text:p>
          </table:table-cell>
          <table:table-cell table:style-name="ce32" table:formula="of:=[.DM47]*[.DN47]*[.DO47]*[.DP47]" office:value-type="float" office:value="0">
            <text:p>0</text:p>
          </table:table-cell>
          <table:table-cell/>
          <table:table-cell table:style-name="ce37" table:formula="of:=IF([.AA47]=[.$DS$23];1;0)" office:value-type="float" office:value="0">
            <text:p>0</text:p>
          </table:table-cell>
          <table:table-cell table:style-name="ce37" table:formula="of:=IF([.Z47]=[.$DT$23];1;0)" office:value-type="float" office:value="0">
            <text:p>0</text:p>
          </table:table-cell>
          <table:table-cell table:style-name="ce38" table:formula="of:=IF([.$Y47]=[.$DU$23];1;0)" office:value-type="float" office:value="0">
            <text:p>0</text:p>
          </table:table-cell>
          <table:table-cell table:style-name="ce38" table:formula="of:=IF([.$X47]=[.$DV$23];1;0)" office:value-type="float" office:value="1">
            <text:p>1</text:p>
          </table:table-cell>
          <table:table-cell table:style-name="ce38" table:formula="of:=[.DS47]*[.DT47]*[.DU47]*[.DV4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4" office:value-type="float" office:value="28392835">
            <text:p>28392835</text:p>
          </table:table-cell>
          <table:table-cell table:style-name="ce4" office:value-type="string">
            <text:p>2020.09.09 07:50:00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1">
            <text:p>76.51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39">
            <text:p>0.039</text:p>
          </table:table-cell>
          <table:table-cell table:style-name="ce4" office:value-type="float" office:value="0.037">
            <text:p>0.037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7.414">
            <text:p>47.414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3.14018">
            <text:p>53.14018</text:p>
          </table:table-cell>
          <table:table-cell table:style-name="ce4" office:value-type="float" office:value="58.1245">
            <text:p>58.1245</text:p>
          </table:table-cell>
          <table:table-cell table:style-name="ce4" office:value-type="float" office:value="63.69722">
            <text:p>63.6972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14217">
            <text:p>53.14217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51.30521">
            <text:p>51.30521</text:p>
          </table:table-cell>
          <table:table-cell table:style-name="ce4" office:value-type="float" office:value="56.57615">
            <text:p>56.57615</text:p>
          </table:table-cell>
          <table:table-cell table:style-name="ce4" office:value-type="float" office:value="60.81745">
            <text:p>60.81745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-0.09735">
            <text:p>-0.09735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64965">
            <text:p>0.64965</text:p>
          </table:table-cell>
          <table:table-cell table:style-name="ce4" office:value-type="float" office:value="1.3736">
            <text:p>1.3736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2835">
            <text:p>28392835</text:p>
          </table:table-cell>
          <table:table-cell table:style-name="ce4" office:value-type="string">
            <text:p>2020.09.09 07:50:06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99">
            <text:p>76.499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685">
            <text:p>76.685</text:p>
          </table:table-cell>
          <table:table-cell table:style-name="ce4" office:value-type="string">
            <text:p>2020.09.09 08:30:00</text:p>
          </table:table-cell>
          <table:table-cell table:style-name="ce4" office:value-type="float" office:value="76.535">
            <text:p>76.535</text:p>
          </table:table-cell>
          <table:table-cell table:style-name="ce11" office:value-type="float" office:value="360">
            <text:p>360</text:p>
          </table:table-cell>
          <table:table-cell/>
          <table:table-cell table:style-name="ce19" table:formula="of:=IF([.CU48]=[.$DH$23];1;0)" office:value-type="float" office:value="0">
            <text:p>0</text:p>
          </table:table-cell>
          <table:table-cell table:style-name="ce18" table:formula="of:=IF([.Z48]=-1;1;0)" office:value-type="float" office:value="1">
            <text:p>1</text:p>
          </table:table-cell>
          <table:table-cell table:style-name="ce18" table:formula="of:=IF([.Y48]=-1;1;0)" office:value-type="float" office:value="1">
            <text:p>1</text:p>
          </table:table-cell>
          <table:table-cell table:formula="of:=[.DH48]*[.DI48]*[.DJ48]" office:value-type="float" office:value="0">
            <text:p>0</text:p>
          </table:table-cell>
          <table:table-cell/>
          <table:table-cell table:style-name="ce32" table:formula="of:=IF([.AA48]=[.$DM$23];1;0)" office:value-type="float" office:value="1">
            <text:p>1</text:p>
          </table:table-cell>
          <table:table-cell table:style-name="ce32" table:formula="of:=IF([.Z48]=[.$DN$23];1;0)" office:value-type="float" office:value="1">
            <text:p>1</text:p>
          </table:table-cell>
          <table:table-cell table:style-name="ce32" table:formula="of:=IF([.$Y48]=[.$DO$23];1;0)" office:value-type="float" office:value="1">
            <text:p>1</text:p>
          </table:table-cell>
          <table:table-cell table:style-name="ce32" table:formula="of:=IF([.$X48]=[.$DP$23];1;0)" office:value-type="float" office:value="1">
            <text:p>1</text:p>
          </table:table-cell>
          <table:table-cell table:style-name="ce32" table:formula="of:=[.DM48]*[.DN48]*[.DO48]*[.DP48]" office:value-type="float" office:value="1">
            <text:p>1</text:p>
          </table:table-cell>
          <table:table-cell/>
          <table:table-cell table:style-name="ce37" table:formula="of:=IF([.AA48]=[.$DS$23];1;0)" office:value-type="float" office:value="0">
            <text:p>0</text:p>
          </table:table-cell>
          <table:table-cell table:style-name="ce37" table:formula="of:=IF([.Z48]=[.$DT$23];1;0)" office:value-type="float" office:value="0">
            <text:p>0</text:p>
          </table:table-cell>
          <table:table-cell table:style-name="ce38" table:formula="of:=IF([.$Y48]=[.$DU$23];1;0)" office:value-type="float" office:value="0">
            <text:p>0</text:p>
          </table:table-cell>
          <table:table-cell table:style-name="ce38" table:formula="of:=IF([.$X48]=[.$DV$23];1;0)" office:value-type="float" office:value="0">
            <text:p>0</text:p>
          </table:table-cell>
          <table:table-cell table:style-name="ce38" table:formula="of:=[.DS48]*[.DT48]*[.DU48]*[.DV4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float" office:value="28392856">
            <text:p>28392856</text:p>
          </table:table-cell>
          <table:table-cell table:style-name="ce4" office:value-type="string">
            <text:p>2020.09.09 07:55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1">
            <text:p>76.51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39">
            <text:p>0.039</text:p>
          </table:table-cell>
          <table:table-cell table:style-name="ce4" office:value-type="float" office:value="0.037">
            <text:p>0.037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3.14018">
            <text:p>53.14018</text:p>
          </table:table-cell>
          <table:table-cell table:style-name="ce4" office:value-type="float" office:value="58.1245">
            <text:p>58.1245</text:p>
          </table:table-cell>
          <table:table-cell table:style-name="ce4" office:value-type="float" office:value="63.69722">
            <text:p>63.6972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51.30521">
            <text:p>51.30521</text:p>
          </table:table-cell>
          <table:table-cell table:style-name="ce4" office:value-type="float" office:value="56.57615">
            <text:p>56.57615</text:p>
          </table:table-cell>
          <table:table-cell table:style-name="ce4" office:value-type="float" office:value="60.81745">
            <text:p>60.81745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64965">
            <text:p>0.64965</text:p>
          </table:table-cell>
          <table:table-cell table:style-name="ce4" office:value-type="float" office:value="1.3736">
            <text:p>1.3736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8392856">
            <text:p>28392856</text:p>
          </table:table-cell>
          <table:table-cell table:style-name="ce4" office:value-type="string">
            <text:p>2020.09.09 07:55:1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02">
            <text:p>76.502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685">
            <text:p>76.685</text:p>
          </table:table-cell>
          <table:table-cell table:style-name="ce4" office:value-type="string">
            <text:p>2020.09.09 08:30:00</text:p>
          </table:table-cell>
          <table:table-cell table:style-name="ce4" office:value-type="float" office:value="76.535">
            <text:p>76.535</text:p>
          </table:table-cell>
          <table:table-cell table:style-name="ce11" office:value-type="float" office:value="330">
            <text:p>330</text:p>
          </table:table-cell>
          <table:table-cell/>
          <table:table-cell table:style-name="ce19" table:formula="of:=IF([.CU49]=[.$DH$23];1;0)" office:value-type="float" office:value="0">
            <text:p>0</text:p>
          </table:table-cell>
          <table:table-cell table:style-name="ce18" table:formula="of:=IF([.Z49]=-1;1;0)" office:value-type="float" office:value="1">
            <text:p>1</text:p>
          </table:table-cell>
          <table:table-cell table:style-name="ce18" table:formula="of:=IF([.Y49]=-1;1;0)" office:value-type="float" office:value="1">
            <text:p>1</text:p>
          </table:table-cell>
          <table:table-cell table:formula="of:=[.DH49]*[.DI49]*[.DJ49]" office:value-type="float" office:value="0">
            <text:p>0</text:p>
          </table:table-cell>
          <table:table-cell/>
          <table:table-cell table:style-name="ce32" table:formula="of:=IF([.AA49]=[.$DM$23];1;0)" office:value-type="float" office:value="0">
            <text:p>0</text:p>
          </table:table-cell>
          <table:table-cell table:style-name="ce32" table:formula="of:=IF([.Z49]=[.$DN$23];1;0)" office:value-type="float" office:value="1">
            <text:p>1</text:p>
          </table:table-cell>
          <table:table-cell table:style-name="ce32" table:formula="of:=IF([.$Y49]=[.$DO$23];1;0)" office:value-type="float" office:value="1">
            <text:p>1</text:p>
          </table:table-cell>
          <table:table-cell table:style-name="ce32" table:formula="of:=IF([.$X49]=[.$DP$23];1;0)" office:value-type="float" office:value="1">
            <text:p>1</text:p>
          </table:table-cell>
          <table:table-cell table:style-name="ce32" table:formula="of:=[.DM49]*[.DN49]*[.DO49]*[.DP49]" office:value-type="float" office:value="0">
            <text:p>0</text:p>
          </table:table-cell>
          <table:table-cell/>
          <table:table-cell table:style-name="ce37" table:formula="of:=IF([.AA49]=[.$DS$23];1;0)" office:value-type="float" office:value="1">
            <text:p>1</text:p>
          </table:table-cell>
          <table:table-cell table:style-name="ce37" table:formula="of:=IF([.Z49]=[.$DT$23];1;0)" office:value-type="float" office:value="0">
            <text:p>0</text:p>
          </table:table-cell>
          <table:table-cell table:style-name="ce38" table:formula="of:=IF([.$Y49]=[.$DU$23];1;0)" office:value-type="float" office:value="0">
            <text:p>0</text:p>
          </table:table-cell>
          <table:table-cell table:style-name="ce38" table:formula="of:=IF([.$X49]=[.$DV$23];1;0)" office:value-type="float" office:value="0">
            <text:p>0</text:p>
          </table:table-cell>
          <table:table-cell table:style-name="ce38" table:formula="of:=[.DS49]*[.DT49]*[.DU49]*[.DV4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float" office:value="28392964">
            <text:p>28392964</text:p>
          </table:table-cell>
          <table:table-cell table:style-name="ce3" office:value-type="string">
            <text:p>2020.09.09 08:00:00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2964">
            <text:p>28392964</text:p>
          </table:table-cell>
          <table:table-cell table:style-name="ce3" office:value-type="string">
            <text:p>2020.09.09 08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12">
            <text:p>76.512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230">
            <text:p>230</text:p>
          </table:table-cell>
          <table:table-cell/>
          <table:table-cell table:style-name="ce19" table:formula="of:=IF([.CU50]=[.$DH$23];1;0)" office:value-type="float" office:value="0">
            <text:p>0</text:p>
          </table:table-cell>
          <table:table-cell table:style-name="ce18" table:formula="of:=IF([.Z50]=-1;1;0)" office:value-type="float" office:value="0">
            <text:p>0</text:p>
          </table:table-cell>
          <table:table-cell table:style-name="ce18" table:formula="of:=IF([.Y50]=-1;1;0)" office:value-type="float" office:value="1">
            <text:p>1</text:p>
          </table:table-cell>
          <table:table-cell table:formula="of:=[.DH50]*[.DI50]*[.DJ50]" office:value-type="float" office:value="0">
            <text:p>0</text:p>
          </table:table-cell>
          <table:table-cell/>
          <table:table-cell table:style-name="ce32" table:formula="of:=IF([.AA50]=[.$DM$23];1;0)" office:value-type="float" office:value="0">
            <text:p>0</text:p>
          </table:table-cell>
          <table:table-cell table:style-name="ce32" table:formula="of:=IF([.Z50]=[.$DN$23];1;0)" office:value-type="float" office:value="0">
            <text:p>0</text:p>
          </table:table-cell>
          <table:table-cell table:style-name="ce32" table:formula="of:=IF([.$Y50]=[.$DO$23];1;0)" office:value-type="float" office:value="1">
            <text:p>1</text:p>
          </table:table-cell>
          <table:table-cell table:style-name="ce32" table:formula="of:=IF([.$X50]=[.$DP$23];1;0)" office:value-type="float" office:value="1">
            <text:p>1</text:p>
          </table:table-cell>
          <table:table-cell table:style-name="ce32" table:formula="of:=[.DM50]*[.DN50]*[.DO50]*[.DP50]" office:value-type="float" office:value="0">
            <text:p>0</text:p>
          </table:table-cell>
          <table:table-cell/>
          <table:table-cell table:style-name="ce37" table:formula="of:=IF([.AA50]=[.$DS$23];1;0)" office:value-type="float" office:value="1">
            <text:p>1</text:p>
          </table:table-cell>
          <table:table-cell table:style-name="ce37" table:formula="of:=IF([.Z50]=[.$DT$23];1;0)" office:value-type="float" office:value="1">
            <text:p>1</text:p>
          </table:table-cell>
          <table:table-cell table:style-name="ce38" table:formula="of:=IF([.$Y50]=[.$DU$23];1;0)" office:value-type="float" office:value="0">
            <text:p>0</text:p>
          </table:table-cell>
          <table:table-cell table:style-name="ce38" table:formula="of:=IF([.$X50]=[.$DV$23];1;0)" office:value-type="float" office:value="0">
            <text:p>0</text:p>
          </table:table-cell>
          <table:table-cell table:style-name="ce38" table:formula="of:=[.DS50]*[.DT50]*[.DU50]*[.DV5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float" office:value="28393020">
            <text:p>28393020</text:p>
          </table:table-cell>
          <table:table-cell table:style-name="ce3" office:value-type="string">
            <text:p>2020.09.09 08:05:00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3020">
            <text:p>28393020</text:p>
          </table:table-cell>
          <table:table-cell table:style-name="ce3" office:value-type="string">
            <text:p>2020.09.09 08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3">
            <text:p>76.53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50">
            <text:p>50</text:p>
          </table:table-cell>
          <table:table-cell/>
          <table:table-cell table:style-name="ce19" table:formula="of:=IF([.CU51]=[.$DH$23];1;0)" office:value-type="float" office:value="0">
            <text:p>0</text:p>
          </table:table-cell>
          <table:table-cell table:style-name="ce18" table:formula="of:=IF([.Z51]=-1;1;0)" office:value-type="float" office:value="0">
            <text:p>0</text:p>
          </table:table-cell>
          <table:table-cell table:style-name="ce18" table:formula="of:=IF([.Y51]=-1;1;0)" office:value-type="float" office:value="0">
            <text:p>0</text:p>
          </table:table-cell>
          <table:table-cell table:formula="of:=[.DH51]*[.DI51]*[.DJ51]" office:value-type="float" office:value="0">
            <text:p>0</text:p>
          </table:table-cell>
          <table:table-cell/>
          <table:table-cell table:style-name="ce32" table:formula="of:=IF([.AA51]=[.$DM$23];1;0)" office:value-type="float" office:value="0">
            <text:p>0</text:p>
          </table:table-cell>
          <table:table-cell table:style-name="ce32" table:formula="of:=IF([.Z51]=[.$DN$23];1;0)" office:value-type="float" office:value="0">
            <text:p>0</text:p>
          </table:table-cell>
          <table:table-cell table:style-name="ce32" table:formula="of:=IF([.$Y51]=[.$DO$23];1;0)" office:value-type="float" office:value="0">
            <text:p>0</text:p>
          </table:table-cell>
          <table:table-cell table:style-name="ce32" table:formula="of:=IF([.$X51]=[.$DP$23];1;0)" office:value-type="float" office:value="1">
            <text:p>1</text:p>
          </table:table-cell>
          <table:table-cell table:style-name="ce32" table:formula="of:=[.DM51]*[.DN51]*[.DO51]*[.DP51]" office:value-type="float" office:value="0">
            <text:p>0</text:p>
          </table:table-cell>
          <table:table-cell/>
          <table:table-cell table:style-name="ce37" table:formula="of:=IF([.AA51]=[.$DS$23];1;0)" office:value-type="float" office:value="1">
            <text:p>1</text:p>
          </table:table-cell>
          <table:table-cell table:style-name="ce37" table:formula="of:=IF([.Z51]=[.$DT$23];1;0)" office:value-type="float" office:value="1">
            <text:p>1</text:p>
          </table:table-cell>
          <table:table-cell table:style-name="ce38" table:formula="of:=IF([.$Y51]=[.$DU$23];1;0)" office:value-type="float" office:value="1">
            <text:p>1</text:p>
          </table:table-cell>
          <table:table-cell table:style-name="ce38" table:formula="of:=IF([.$X51]=[.$DV$23];1;0)" office:value-type="float" office:value="0">
            <text:p>0</text:p>
          </table:table-cell>
          <table:table-cell table:style-name="ce38" table:formula="of:=[.DS51]*[.DT51]*[.DU51]*[.DV5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float" office:value="28393041">
            <text:p>28393041</text:p>
          </table:table-cell>
          <table:table-cell table:style-name="ce3" office:value-type="string">
            <text:p>2020.09.09 08:10:00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3041">
            <text:p>28393041</text:p>
          </table:table-cell>
          <table:table-cell table:style-name="ce3" office:value-type="string">
            <text:p>2020.09.09 08:1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9">
            <text:p>76.499</text:p>
          </table:table-cell>
          <table:table-cell table:style-name="ce3" office:value-type="float" office:value="76.649">
            <text:p>76.649</text:p>
          </table:table-cell>
          <table:table-cell table:style-name="ce3" office:value-type="string">
            <text:p>2020.09.09 09:01:59</text:p>
          </table:table-cell>
          <table:table-cell table:style-name="ce3" office:value-type="float" office:value="76.499">
            <text:p>76.49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52]=[.$DH$23];1;0)" office:value-type="float" office:value="1">
            <text:p>1</text:p>
          </table:table-cell>
          <table:table-cell table:style-name="ce18" table:formula="of:=IF([.Z52]=-1;1;0)" office:value-type="float" office:value="0">
            <text:p>0</text:p>
          </table:table-cell>
          <table:table-cell table:style-name="ce18" table:formula="of:=IF([.Y52]=-1;1;0)" office:value-type="float" office:value="0">
            <text:p>0</text:p>
          </table:table-cell>
          <table:table-cell table:formula="of:=[.DH52]*[.DI52]*[.DJ52]" office:value-type="float" office:value="0">
            <text:p>0</text:p>
          </table:table-cell>
          <table:table-cell/>
          <table:table-cell table:style-name="ce32" table:formula="of:=IF([.AA52]=[.$DM$23];1;0)" office:value-type="float" office:value="0">
            <text:p>0</text:p>
          </table:table-cell>
          <table:table-cell table:style-name="ce32" table:formula="of:=IF([.Z52]=[.$DN$23];1;0)" office:value-type="float" office:value="0">
            <text:p>0</text:p>
          </table:table-cell>
          <table:table-cell table:style-name="ce32" table:formula="of:=IF([.$Y52]=[.$DO$23];1;0)" office:value-type="float" office:value="0">
            <text:p>0</text:p>
          </table:table-cell>
          <table:table-cell table:style-name="ce32" table:formula="of:=IF([.$X52]=[.$DP$23];1;0)" office:value-type="float" office:value="0">
            <text:p>0</text:p>
          </table:table-cell>
          <table:table-cell table:style-name="ce32" table:formula="of:=[.DM52]*[.DN52]*[.DO52]*[.DP52]" office:value-type="float" office:value="0">
            <text:p>0</text:p>
          </table:table-cell>
          <table:table-cell/>
          <table:table-cell table:style-name="ce37" table:formula="of:=IF([.AA52]=[.$DS$23];1;0)" office:value-type="float" office:value="1">
            <text:p>1</text:p>
          </table:table-cell>
          <table:table-cell table:style-name="ce37" table:formula="of:=IF([.Z52]=[.$DT$23];1;0)" office:value-type="float" office:value="1">
            <text:p>1</text:p>
          </table:table-cell>
          <table:table-cell table:style-name="ce38" table:formula="of:=IF([.$Y52]=[.$DU$23];1;0)" office:value-type="float" office:value="1">
            <text:p>1</text:p>
          </table:table-cell>
          <table:table-cell table:style-name="ce38" table:formula="of:=IF([.$X52]=[.$DV$23];1;0)" office:value-type="float" office:value="1">
            <text:p>1</text:p>
          </table:table-cell>
          <table:table-cell table:style-name="ce38" table:formula="of:=[.DS52]*[.DT52]*[.DU52]*[.DV52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float" office:value="28393083">
            <text:p>28393083</text:p>
          </table:table-cell>
          <table:table-cell table:style-name="ce3" office:value-type="string">
            <text:p>2020.09.09 08:15:00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3083">
            <text:p>28393083</text:p>
          </table:table-cell>
          <table:table-cell table:style-name="ce3" office:value-type="string">
            <text:p>2020.09.09 08:1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78">
            <text:p>76.578</text:p>
          </table:table-cell>
          <table:table-cell table:style-name="ce3" office:value-type="float" office:value="76.52">
            <text:p>76.52</text:p>
          </table:table-cell>
          <table:table-cell table:style-name="ce3" office:value-type="float" office:value="76.67">
            <text:p>76.67</text:p>
          </table:table-cell>
          <table:table-cell table:style-name="ce3" office:value-type="string">
            <text:p>2020.09.09 08:41:54</text:p>
          </table:table-cell>
          <table:table-cell table:style-name="ce3" office:value-type="float" office:value="76.52">
            <text:p>76.52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53]=[.$DH$23];1;0)" office:value-type="float" office:value="1">
            <text:p>1</text:p>
          </table:table-cell>
          <table:table-cell table:style-name="ce18" table:formula="of:=IF([.Z53]=-1;1;0)" office:value-type="float" office:value="0">
            <text:p>0</text:p>
          </table:table-cell>
          <table:table-cell table:style-name="ce18" table:formula="of:=IF([.Y53]=-1;1;0)" office:value-type="float" office:value="0">
            <text:p>0</text:p>
          </table:table-cell>
          <table:table-cell table:formula="of:=[.DH53]*[.DI53]*[.DJ53]" office:value-type="float" office:value="0">
            <text:p>0</text:p>
          </table:table-cell>
          <table:table-cell/>
          <table:table-cell table:style-name="ce32" table:formula="of:=IF([.AA53]=[.$DM$23];1;0)" office:value-type="float" office:value="0">
            <text:p>0</text:p>
          </table:table-cell>
          <table:table-cell table:style-name="ce32" table:formula="of:=IF([.Z53]=[.$DN$23];1;0)" office:value-type="float" office:value="0">
            <text:p>0</text:p>
          </table:table-cell>
          <table:table-cell table:style-name="ce32" table:formula="of:=IF([.$Y53]=[.$DO$23];1;0)" office:value-type="float" office:value="0">
            <text:p>0</text:p>
          </table:table-cell>
          <table:table-cell table:style-name="ce32" table:formula="of:=IF([.$X53]=[.$DP$23];1;0)" office:value-type="float" office:value="0">
            <text:p>0</text:p>
          </table:table-cell>
          <table:table-cell table:style-name="ce32" table:formula="of:=[.DM53]*[.DN53]*[.DO53]*[.DP53]" office:value-type="float" office:value="0">
            <text:p>0</text:p>
          </table:table-cell>
          <table:table-cell/>
          <table:table-cell table:style-name="ce37" table:formula="of:=IF([.AA53]=[.$DS$23];1;0)" office:value-type="float" office:value="1">
            <text:p>1</text:p>
          </table:table-cell>
          <table:table-cell table:style-name="ce37" table:formula="of:=IF([.Z53]=[.$DT$23];1;0)" office:value-type="float" office:value="1">
            <text:p>1</text:p>
          </table:table-cell>
          <table:table-cell table:style-name="ce38" table:formula="of:=IF([.$Y53]=[.$DU$23];1;0)" office:value-type="float" office:value="1">
            <text:p>1</text:p>
          </table:table-cell>
          <table:table-cell table:style-name="ce38" table:formula="of:=IF([.$X53]=[.$DV$23];1;0)" office:value-type="float" office:value="1">
            <text:p>1</text:p>
          </table:table-cell>
          <table:table-cell table:style-name="ce38" table:formula="of:=[.DS53]*[.DT53]*[.DU53]*[.DV53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28393129">
            <text:p>28393129</text:p>
          </table:table-cell>
          <table:table-cell table:style-name="ce3" office:value-type="string">
            <text:p>2020.09.09 08:20:00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3129">
            <text:p>28393129</text:p>
          </table:table-cell>
          <table:table-cell table:style-name="ce3" office:value-type="string">
            <text:p>2020.09.09 08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1">
            <text:p>76.551</text:p>
          </table:table-cell>
          <table:table-cell table:style-name="ce3" office:value-type="float" office:value="76.491">
            <text:p>76.491</text:p>
          </table:table-cell>
          <table:table-cell table:style-name="ce3" office:value-type="float" office:value="76.641">
            <text:p>76.641</text:p>
          </table:table-cell>
          <table:table-cell table:style-name="ce3" office:value-type="string">
            <text:p>2020.09.09 09:08:57</text:p>
          </table:table-cell>
          <table:table-cell table:style-name="ce3" office:value-type="float" office:value="76.491">
            <text:p>76.491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54]=[.$DH$23];1;0)" office:value-type="float" office:value="0">
            <text:p>0</text:p>
          </table:table-cell>
          <table:table-cell table:style-name="ce18" table:formula="of:=IF([.Z54]=-1;1;0)" office:value-type="float" office:value="0">
            <text:p>0</text:p>
          </table:table-cell>
          <table:table-cell table:style-name="ce18" table:formula="of:=IF([.Y54]=-1;1;0)" office:value-type="float" office:value="0">
            <text:p>0</text:p>
          </table:table-cell>
          <table:table-cell table:formula="of:=[.DH54]*[.DI54]*[.DJ54]" office:value-type="float" office:value="0">
            <text:p>0</text:p>
          </table:table-cell>
          <table:table-cell/>
          <table:table-cell table:style-name="ce32" table:formula="of:=IF([.AA54]=[.$DM$23];1;0)" office:value-type="float" office:value="1">
            <text:p>1</text:p>
          </table:table-cell>
          <table:table-cell table:style-name="ce32" table:formula="of:=IF([.Z54]=[.$DN$23];1;0)" office:value-type="float" office:value="0">
            <text:p>0</text:p>
          </table:table-cell>
          <table:table-cell table:style-name="ce32" table:formula="of:=IF([.$Y54]=[.$DO$23];1;0)" office:value-type="float" office:value="0">
            <text:p>0</text:p>
          </table:table-cell>
          <table:table-cell table:style-name="ce32" table:formula="of:=IF([.$X54]=[.$DP$23];1;0)" office:value-type="float" office:value="0">
            <text:p>0</text:p>
          </table:table-cell>
          <table:table-cell table:style-name="ce32" table:formula="of:=[.DM54]*[.DN54]*[.DO54]*[.DP54]" office:value-type="float" office:value="0">
            <text:p>0</text:p>
          </table:table-cell>
          <table:table-cell/>
          <table:table-cell table:style-name="ce37" table:formula="of:=IF([.AA54]=[.$DS$23];1;0)" office:value-type="float" office:value="0">
            <text:p>0</text:p>
          </table:table-cell>
          <table:table-cell table:style-name="ce37" table:formula="of:=IF([.Z54]=[.$DT$23];1;0)" office:value-type="float" office:value="1">
            <text:p>1</text:p>
          </table:table-cell>
          <table:table-cell table:style-name="ce38" table:formula="of:=IF([.$Y54]=[.$DU$23];1;0)" office:value-type="float" office:value="1">
            <text:p>1</text:p>
          </table:table-cell>
          <table:table-cell table:style-name="ce38" table:formula="of:=IF([.$X54]=[.$DV$23];1;0)" office:value-type="float" office:value="1">
            <text:p>1</text:p>
          </table:table-cell>
          <table:table-cell table:style-name="ce38" table:formula="of:=[.DS54]*[.DT54]*[.DU54]*[.DV5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float" office:value="28393260">
            <text:p>28393260</text:p>
          </table:table-cell>
          <table:table-cell table:style-name="ce4" office:value-type="string">
            <text:p>2020.09.09 08:25:00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393260">
            <text:p>28393260</text:p>
          </table:table-cell>
          <table:table-cell table:style-name="ce4" office:value-type="string">
            <text:p>2020.09.09 08:25:07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6">
            <text:p>76.56</text:p>
          </table:table-cell>
          <table:table-cell table:style-name="ce4" office:value-type="float" office:value="76.502">
            <text:p>76.502</text:p>
          </table:table-cell>
          <table:table-cell table:style-name="ce4" office:value-type="float" office:value="76.652">
            <text:p>76.652</text:p>
          </table:table-cell>
          <table:table-cell table:style-name="ce4" office:value-type="string">
            <text:p>2020.09.09 09:00:51</text:p>
          </table:table-cell>
          <table:table-cell table:style-name="ce4" office:value-type="float" office:value="76.502">
            <text:p>76.502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55]=[.$DH$23];1;0)" office:value-type="float" office:value="1">
            <text:p>1</text:p>
          </table:table-cell>
          <table:table-cell table:style-name="ce18" table:formula="of:=IF([.Z55]=-1;1;0)" office:value-type="float" office:value="1">
            <text:p>1</text:p>
          </table:table-cell>
          <table:table-cell table:style-name="ce18" table:formula="of:=IF([.Y55]=-1;1;0)" office:value-type="float" office:value="0">
            <text:p>0</text:p>
          </table:table-cell>
          <table:table-cell table:formula="of:=[.DH55]*[.DI55]*[.DJ55]" office:value-type="float" office:value="0">
            <text:p>0</text:p>
          </table:table-cell>
          <table:table-cell/>
          <table:table-cell table:style-name="ce32" table:formula="of:=IF([.AA55]=[.$DM$23];1;0)" office:value-type="float" office:value="0">
            <text:p>0</text:p>
          </table:table-cell>
          <table:table-cell table:style-name="ce32" table:formula="of:=IF([.Z55]=[.$DN$23];1;0)" office:value-type="float" office:value="1">
            <text:p>1</text:p>
          </table:table-cell>
          <table:table-cell table:style-name="ce32" table:formula="of:=IF([.$Y55]=[.$DO$23];1;0)" office:value-type="float" office:value="0">
            <text:p>0</text:p>
          </table:table-cell>
          <table:table-cell table:style-name="ce32" table:formula="of:=IF([.$X55]=[.$DP$23];1;0)" office:value-type="float" office:value="0">
            <text:p>0</text:p>
          </table:table-cell>
          <table:table-cell table:style-name="ce32" table:formula="of:=[.DM55]*[.DN55]*[.DO55]*[.DP55]" office:value-type="float" office:value="0">
            <text:p>0</text:p>
          </table:table-cell>
          <table:table-cell/>
          <table:table-cell table:style-name="ce37" table:formula="of:=IF([.AA55]=[.$DS$23];1;0)" office:value-type="float" office:value="1">
            <text:p>1</text:p>
          </table:table-cell>
          <table:table-cell table:style-name="ce37" table:formula="of:=IF([.Z55]=[.$DT$23];1;0)" office:value-type="float" office:value="0">
            <text:p>0</text:p>
          </table:table-cell>
          <table:table-cell table:style-name="ce38" table:formula="of:=IF([.$Y55]=[.$DU$23];1;0)" office:value-type="float" office:value="1">
            <text:p>1</text:p>
          </table:table-cell>
          <table:table-cell table:style-name="ce38" table:formula="of:=IF([.$X55]=[.$DV$23];1;0)" office:value-type="float" office:value="1">
            <text:p>1</text:p>
          </table:table-cell>
          <table:table-cell table:style-name="ce38" table:formula="of:=[.DS55]*[.DT55]*[.DU55]*[.DV5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28393282">
            <text:p>28393282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3282">
            <text:p>28393282</text:p>
          </table:table-cell>
          <table:table-cell table:style-name="ce3" office:value-type="string">
            <text:p>2020.09.09 08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3">
            <text:p>76.543</text:p>
          </table:table-cell>
          <table:table-cell table:style-name="ce3" office:value-type="float" office:value="76.483">
            <text:p>76.483</text:p>
          </table:table-cell>
          <table:table-cell table:style-name="ce3" office:value-type="float" office:value="76.633">
            <text:p>76.633</text:p>
          </table:table-cell>
          <table:table-cell table:style-name="ce3" office:value-type="string">
            <text:p>2020.09.09 09:09:00</text:p>
          </table:table-cell>
          <table:table-cell table:style-name="ce3" office:value-type="float" office:value="76.483">
            <text:p>76.483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56]=[.$DH$23];1;0)" office:value-type="float" office:value="0">
            <text:p>0</text:p>
          </table:table-cell>
          <table:table-cell table:style-name="ce18" table:formula="of:=IF([.Z56]=-1;1;0)" office:value-type="float" office:value="0">
            <text:p>0</text:p>
          </table:table-cell>
          <table:table-cell table:style-name="ce18" table:formula="of:=IF([.Y56]=-1;1;0)" office:value-type="float" office:value="1">
            <text:p>1</text:p>
          </table:table-cell>
          <table:table-cell table:formula="of:=[.DH56]*[.DI56]*[.DJ56]" office:value-type="float" office:value="0">
            <text:p>0</text:p>
          </table:table-cell>
          <table:table-cell/>
          <table:table-cell table:style-name="ce32" table:formula="of:=IF([.AA56]=[.$DM$23];1;0)" office:value-type="float" office:value="1">
            <text:p>1</text:p>
          </table:table-cell>
          <table:table-cell table:style-name="ce32" table:formula="of:=IF([.Z56]=[.$DN$23];1;0)" office:value-type="float" office:value="0">
            <text:p>0</text:p>
          </table:table-cell>
          <table:table-cell table:style-name="ce32" table:formula="of:=IF([.$Y56]=[.$DO$23];1;0)" office:value-type="float" office:value="1">
            <text:p>1</text:p>
          </table:table-cell>
          <table:table-cell table:style-name="ce32" table:formula="of:=IF([.$X56]=[.$DP$23];1;0)" office:value-type="float" office:value="0">
            <text:p>0</text:p>
          </table:table-cell>
          <table:table-cell table:style-name="ce32" table:formula="of:=[.DM56]*[.DN56]*[.DO56]*[.DP56]" office:value-type="float" office:value="0">
            <text:p>0</text:p>
          </table:table-cell>
          <table:table-cell/>
          <table:table-cell table:style-name="ce37" table:formula="of:=IF([.AA56]=[.$DS$23];1;0)" office:value-type="float" office:value="0">
            <text:p>0</text:p>
          </table:table-cell>
          <table:table-cell table:style-name="ce37" table:formula="of:=IF([.Z56]=[.$DT$23];1;0)" office:value-type="float" office:value="1">
            <text:p>1</text:p>
          </table:table-cell>
          <table:table-cell table:style-name="ce38" table:formula="of:=IF([.$Y56]=[.$DU$23];1;0)" office:value-type="float" office:value="0">
            <text:p>0</text:p>
          </table:table-cell>
          <table:table-cell table:style-name="ce38" table:formula="of:=IF([.$X56]=[.$DV$23];1;0)" office:value-type="float" office:value="1">
            <text:p>1</text:p>
          </table:table-cell>
          <table:table-cell table:style-name="ce38" table:formula="of:=[.DS56]*[.DT56]*[.DU56]*[.DV5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float" office:value="28393331">
            <text:p>28393331</text:p>
          </table:table-cell>
          <table:table-cell table:style-name="ce4" office:value-type="string">
            <text:p>2020.09.09 08:35:00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57.92124">
            <text:p>57.92124</text:p>
          </table:table-cell>
          <table:table-cell office:value-type="float" office:value="52.51996">
            <text:p>52.51996</text:p>
          </table:table-cell>
          <table:table-cell office:value-type="float" office:value="47.62561">
            <text:p>47.62561</text:p>
          </table:table-cell>
          <table:table-cell office:value-type="float" office:value="53.01031">
            <text:p>53.01031</text:p>
          </table:table-cell>
          <table:table-cell office:value-type="float" office:value="51.90458">
            <text:p>51.90458</text:p>
          </table:table-cell>
          <table:table-cell office:value-type="float" office:value="59.11597">
            <text:p>59.11597</text:p>
          </table:table-cell>
          <table:table-cell office:value-type="float" office:value="65.11999">
            <text:p>65.11999</text:p>
          </table:table-cell>
          <table:table-cell office:value-type="float" office:value="71.39459">
            <text:p>71.39459</text:p>
          </table:table-cell>
          <table:table-cell office:value-type="float" office:value="65.38521">
            <text:p>65.38521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58.44063">
            <text:p>58.44063</text:p>
          </table:table-cell>
          <table:table-cell office:value-type="float" office:value="52.1687">
            <text:p>52.1687</text:p>
          </table:table-cell>
          <table:table-cell office:value-type="float" office:value="51.2994">
            <text:p>51.2994</text:p>
          </table:table-cell>
          <table:table-cell office:value-type="float" office:value="52.13889">
            <text:p>52.13889</text:p>
          </table:table-cell>
          <table:table-cell office:value-type="float" office:value="53.40704">
            <text:p>53.40704</text:p>
          </table:table-cell>
          <table:table-cell office:value-type="float" office:value="55.99792">
            <text:p>55.99792</text:p>
          </table:table-cell>
          <table:table-cell office:value-type="float" office:value="59.14451">
            <text:p>59.14451</text:p>
          </table:table-cell>
          <table:table-cell office:value-type="float" office:value="61.68269">
            <text:p>61.68269</text:p>
          </table:table-cell>
          <table:table-cell office:value-type="float" office:value="56.78744">
            <text:p>56.78744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0.567">
            <text:p>0.567</text:p>
          </table:table-cell>
          <table:table-cell office:value-type="float" office:value="0.1008">
            <text:p>0.1008</text:p>
          </table:table-cell>
          <table:table-cell office:value-type="float" office:value="-0.0453">
            <text:p>-0.0453</text:p>
          </table:table-cell>
          <table:table-cell office:value-type="float" office:value="0.0252">
            <text:p>0.0252</text:p>
          </table:table-cell>
          <table:table-cell office:value-type="float" office:value="-0.1331">
            <text:p>-0.1331</text:p>
          </table:table-cell>
          <table:table-cell office:value-type="float" office:value="0.36125">
            <text:p>0.36125</text:p>
          </table:table-cell>
          <table:table-cell office:value-type="float" office:value="0.7772">
            <text:p>0.7772</text:p>
          </table:table-cell>
          <table:table-cell office:value-type="float" office:value="1.1781">
            <text:p>1.1781</text:p>
          </table:table-cell>
          <table:table-cell office:value-type="float" office:value="0.9009">
            <text:p>0.9009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8393331">
            <text:p>28393331</text:p>
          </table:table-cell>
          <table:table-cell office:value-type="string">
            <text:p>2020.09.09 08:35:04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553">
            <text:p>76.553</text:p>
          </table:table-cell>
          <table:table-cell office:value-type="float" office:value="76.493">
            <text:p>76.493</text:p>
          </table:table-cell>
          <table:table-cell office:value-type="float" office:value="76.643">
            <text:p>76.643</text:p>
          </table:table-cell>
          <table:table-cell office:value-type="string">
            <text:p>2020.09.09 09:08:35</text:p>
          </table:table-cell>
          <table:table-cell office:value-type="float" office:value="76.493">
            <text:p>76.493</text:p>
          </table:table-cell>
          <table:table-cell table:style-name="ce14" office:value-type="float" office:value="-600">
            <text:p>-600</text:p>
          </table:table-cell>
          <table:table-cell/>
          <table:table-cell table:style-name="ce19" table:formula="of:=IF([.CU57]=[.$DH$23];1;0)" office:value-type="float" office:value="0">
            <text:p>0</text:p>
          </table:table-cell>
          <table:table-cell table:style-name="ce18" table:formula="of:=IF([.Z57]=-1;1;0)" office:value-type="float" office:value="1">
            <text:p>1</text:p>
          </table:table-cell>
          <table:table-cell table:style-name="ce18" table:formula="of:=IF([.Y57]=-1;1;0)" office:value-type="float" office:value="0">
            <text:p>0</text:p>
          </table:table-cell>
          <table:table-cell table:formula="of:=[.DH57]*[.DI57]*[.DJ57]" office:value-type="float" office:value="0">
            <text:p>0</text:p>
          </table:table-cell>
          <table:table-cell/>
          <table:table-cell table:style-name="ce32" table:formula="of:=IF([.AA57]=[.$DM$23];1;0)" office:value-type="float" office:value="0">
            <text:p>0</text:p>
          </table:table-cell>
          <table:table-cell table:style-name="ce32" table:formula="of:=IF([.Z57]=[.$DN$23];1;0)" office:value-type="float" office:value="1">
            <text:p>1</text:p>
          </table:table-cell>
          <table:table-cell table:style-name="ce32" table:formula="of:=IF([.$Y57]=[.$DO$23];1;0)" office:value-type="float" office:value="0">
            <text:p>0</text:p>
          </table:table-cell>
          <table:table-cell table:style-name="ce32" table:formula="of:=IF([.$X57]=[.$DP$23];1;0)" office:value-type="float" office:value="1">
            <text:p>1</text:p>
          </table:table-cell>
          <table:table-cell table:style-name="ce32" table:formula="of:=[.DM57]*[.DN57]*[.DO57]*[.DP57]" office:value-type="float" office:value="0">
            <text:p>0</text:p>
          </table:table-cell>
          <table:table-cell/>
          <table:table-cell table:style-name="ce37" table:formula="of:=IF([.AA57]=[.$DS$23];1;0)" office:value-type="float" office:value="1">
            <text:p>1</text:p>
          </table:table-cell>
          <table:table-cell table:style-name="ce37" table:formula="of:=IF([.Z57]=[.$DT$23];1;0)" office:value-type="float" office:value="0">
            <text:p>0</text:p>
          </table:table-cell>
          <table:table-cell table:style-name="ce38" table:formula="of:=IF([.$Y57]=[.$DU$23];1;0)" office:value-type="float" office:value="1">
            <text:p>1</text:p>
          </table:table-cell>
          <table:table-cell table:style-name="ce38" table:formula="of:=IF([.$X57]=[.$DV$23];1;0)" office:value-type="float" office:value="0">
            <text:p>0</text:p>
          </table:table-cell>
          <table:table-cell table:style-name="ce38" table:formula="of:=[.DS57]*[.DT57]*[.DU57]*[.DV5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float" office:value="28393356">
            <text:p>28393356</text:p>
          </table:table-cell>
          <table:table-cell table:style-name="ce4" office:value-type="string">
            <text:p>2020.09.09 08:40:00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number-columns-repeated="3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3356">
            <text:p>28393356</text:p>
          </table:table-cell>
          <table:table-cell table:style-name="ce4" office:value-type="string">
            <text:p>2020.09.09 08:4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493">
            <text:p>76.493</text:p>
          </table:table-cell>
          <table:table-cell table:style-name="ce4" office:value-type="float" office:value="76.643">
            <text:p>76.643</text:p>
          </table:table-cell>
          <table:table-cell table:style-name="ce4" office:value-type="string">
            <text:p>2020.09.09 09:08:35</text:p>
          </table:table-cell>
          <table:table-cell table:style-name="ce4" office:value-type="float" office:value="76.493">
            <text:p>76.493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 table:formula="of:=IF([.CU58]=[.$DH$23];1;0)" office:value-type="float" office:value="0">
            <text:p>0</text:p>
          </table:table-cell>
          <table:table-cell table:style-name="ce18" table:formula="of:=IF([.Z58]=-1;1;0)" office:value-type="float" office:value="0">
            <text:p>0</text:p>
          </table:table-cell>
          <table:table-cell table:style-name="ce18" table:formula="of:=IF([.Y58]=-1;1;0)" office:value-type="float" office:value="1">
            <text:p>1</text:p>
          </table:table-cell>
          <table:table-cell table:formula="of:=[.DH58]*[.DI58]*[.DJ58]" office:value-type="float" office:value="0">
            <text:p>0</text:p>
          </table:table-cell>
          <table:table-cell/>
          <table:table-cell table:style-name="ce32" table:formula="of:=IF([.AA58]=[.$DM$23];1;0)" office:value-type="float" office:value="0">
            <text:p>0</text:p>
          </table:table-cell>
          <table:table-cell table:style-name="ce32" table:formula="of:=IF([.Z58]=[.$DN$23];1;0)" office:value-type="float" office:value="0">
            <text:p>0</text:p>
          </table:table-cell>
          <table:table-cell table:style-name="ce32" table:formula="of:=IF([.$Y58]=[.$DO$23];1;0)" office:value-type="float" office:value="1">
            <text:p>1</text:p>
          </table:table-cell>
          <table:table-cell table:style-name="ce32" table:formula="of:=IF([.$X58]=[.$DP$23];1;0)" office:value-type="float" office:value="0">
            <text:p>0</text:p>
          </table:table-cell>
          <table:table-cell table:style-name="ce32" table:formula="of:=[.DM58]*[.DN58]*[.DO58]*[.DP58]" office:value-type="float" office:value="0">
            <text:p>0</text:p>
          </table:table-cell>
          <table:table-cell/>
          <table:table-cell table:style-name="ce37" table:formula="of:=IF([.AA58]=[.$DS$23];1;0)" office:value-type="float" office:value="1">
            <text:p>1</text:p>
          </table:table-cell>
          <table:table-cell table:style-name="ce37" table:formula="of:=IF([.Z58]=[.$DT$23];1;0)" office:value-type="float" office:value="1">
            <text:p>1</text:p>
          </table:table-cell>
          <table:table-cell table:style-name="ce38" table:formula="of:=IF([.$Y58]=[.$DU$23];1;0)" office:value-type="float" office:value="0">
            <text:p>0</text:p>
          </table:table-cell>
          <table:table-cell table:style-name="ce38" table:formula="of:=IF([.$X58]=[.$DV$23];1;0)" office:value-type="float" office:value="1">
            <text:p>1</text:p>
          </table:table-cell>
          <table:table-cell table:style-name="ce38" table:formula="of:=[.DS58]*[.DT58]*[.DU58]*[.DV5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float" office:value="28393398">
            <text:p>28393398</text:p>
          </table:table-cell>
          <table:table-cell table:style-name="ce4" office:value-type="string">
            <text:p>2020.09.09 08:45:00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47.62561">
            <text:p>47.62561</text:p>
          </table:table-cell>
          <table:table-cell office:value-type="float" office:value="53.01031">
            <text:p>53.01031</text:p>
          </table:table-cell>
          <table:table-cell office:value-type="float" office:value="51.90458">
            <text:p>51.90458</text:p>
          </table:table-cell>
          <table:table-cell office:value-type="float" office:value="59.11597">
            <text:p>59.11597</text:p>
          </table:table-cell>
          <table:table-cell office:value-type="float" office:value="65.11999">
            <text:p>65.11999</text:p>
          </table:table-cell>
          <table:table-cell office:value-type="float" office:value="71.39459">
            <text:p>71.39459</text:p>
          </table:table-cell>
          <table:table-cell office:value-type="float" office:value="65.38521">
            <text:p>65.38521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1.2994">
            <text:p>51.2994</text:p>
          </table:table-cell>
          <table:table-cell office:value-type="float" office:value="52.13889">
            <text:p>52.13889</text:p>
          </table:table-cell>
          <table:table-cell office:value-type="float" office:value="53.40704">
            <text:p>53.40704</text:p>
          </table:table-cell>
          <table:table-cell office:value-type="float" office:value="55.99792">
            <text:p>55.99792</text:p>
          </table:table-cell>
          <table:table-cell office:value-type="float" office:value="59.14451">
            <text:p>59.14451</text:p>
          </table:table-cell>
          <table:table-cell office:value-type="float" office:value="61.68269">
            <text:p>61.68269</text:p>
          </table:table-cell>
          <table:table-cell office:value-type="float" office:value="56.78744">
            <text:p>56.78744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-0.0453">
            <text:p>-0.0453</text:p>
          </table:table-cell>
          <table:table-cell office:value-type="float" office:value="0.0252">
            <text:p>0.0252</text:p>
          </table:table-cell>
          <table:table-cell office:value-type="float" office:value="-0.1331">
            <text:p>-0.1331</text:p>
          </table:table-cell>
          <table:table-cell office:value-type="float" office:value="0.36125">
            <text:p>0.36125</text:p>
          </table:table-cell>
          <table:table-cell office:value-type="float" office:value="0.7772">
            <text:p>0.7772</text:p>
          </table:table-cell>
          <table:table-cell office:value-type="float" office:value="1.1781">
            <text:p>1.1781</text:p>
          </table:table-cell>
          <table:table-cell office:value-type="float" office:value="0.9009">
            <text:p>0.9009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393398">
            <text:p>28393398</text:p>
          </table:table-cell>
          <table:table-cell office:value-type="string">
            <text:p>2020.09.09 08:45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524">
            <text:p>76.524</text:p>
          </table:table-cell>
          <table:table-cell office:value-type="float" office:value="76.465">
            <text:p>76.465</text:p>
          </table:table-cell>
          <table:table-cell office:value-type="float" office:value="76.615">
            <text:p>76.615</text:p>
          </table:table-cell>
          <table:table-cell office:value-type="string">
            <text:p>2020.09.09 09:09:26</text:p>
          </table:table-cell>
          <table:table-cell office:value-type="float" office:value="76.465">
            <text:p>76.465</text:p>
          </table:table-cell>
          <table:table-cell table:style-name="ce14" office:value-type="float" office:value="-590">
            <text:p>-590</text:p>
          </table:table-cell>
          <table:table-cell/>
          <table:table-cell table:style-name="ce19" table:formula="of:=IF([.CU59]=[.$DH$23];1;0)" office:value-type="float" office:value="0">
            <text:p>0</text:p>
          </table:table-cell>
          <table:table-cell table:style-name="ce18" table:formula="of:=IF([.Z59]=-1;1;0)" office:value-type="float" office:value="0">
            <text:p>0</text:p>
          </table:table-cell>
          <table:table-cell table:style-name="ce18" table:formula="of:=IF([.Y59]=-1;1;0)" office:value-type="float" office:value="0">
            <text:p>0</text:p>
          </table:table-cell>
          <table:table-cell table:formula="of:=[.DH59]*[.DI59]*[.DJ59]" office:value-type="float" office:value="0">
            <text:p>0</text:p>
          </table:table-cell>
          <table:table-cell/>
          <table:table-cell table:style-name="ce32" table:formula="of:=IF([.AA59]=[.$DM$23];1;0)" office:value-type="float" office:value="1">
            <text:p>1</text:p>
          </table:table-cell>
          <table:table-cell table:style-name="ce32" table:formula="of:=IF([.Z59]=[.$DN$23];1;0)" office:value-type="float" office:value="0">
            <text:p>0</text:p>
          </table:table-cell>
          <table:table-cell table:style-name="ce32" table:formula="of:=IF([.$Y59]=[.$DO$23];1;0)" office:value-type="float" office:value="0">
            <text:p>0</text:p>
          </table:table-cell>
          <table:table-cell table:style-name="ce32" table:formula="of:=IF([.$X59]=[.$DP$23];1;0)" office:value-type="float" office:value="1">
            <text:p>1</text:p>
          </table:table-cell>
          <table:table-cell table:style-name="ce32" table:formula="of:=[.DM59]*[.DN59]*[.DO59]*[.DP59]" office:value-type="float" office:value="0">
            <text:p>0</text:p>
          </table:table-cell>
          <table:table-cell/>
          <table:table-cell table:style-name="ce37" table:formula="of:=IF([.AA59]=[.$DS$23];1;0)" office:value-type="float" office:value="0">
            <text:p>0</text:p>
          </table:table-cell>
          <table:table-cell table:style-name="ce37" table:formula="of:=IF([.Z59]=[.$DT$23];1;0)" office:value-type="float" office:value="1">
            <text:p>1</text:p>
          </table:table-cell>
          <table:table-cell table:style-name="ce38" table:formula="of:=IF([.$Y59]=[.$DU$23];1;0)" office:value-type="float" office:value="1">
            <text:p>1</text:p>
          </table:table-cell>
          <table:table-cell table:style-name="ce38" table:formula="of:=IF([.$X59]=[.$DV$23];1;0)" office:value-type="float" office:value="0">
            <text:p>0</text:p>
          </table:table-cell>
          <table:table-cell table:style-name="ce38" table:formula="of:=[.DS59]*[.DT59]*[.DU59]*[.DV5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8393458">
            <text:p>28393458</text:p>
          </table:table-cell>
          <table:table-cell table:style-name="ce3" office:value-type="string">
            <text:p>2020.09.09 08:50:00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8393458">
            <text:p>28393458</text:p>
          </table:table-cell>
          <table:table-cell table:style-name="ce3" office:value-type="string">
            <text:p>2020.09.09 08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4">
            <text:p>76.524</text:p>
          </table:table-cell>
          <table:table-cell table:style-name="ce3" office:value-type="float" office:value="76.464">
            <text:p>76.464</text:p>
          </table:table-cell>
          <table:table-cell table:style-name="ce3" office:value-type="float" office:value="76.614">
            <text:p>76.614</text:p>
          </table:table-cell>
          <table:table-cell table:style-name="ce3" office:value-type="string">
            <text:p>2020.09.09 09:09:31</text:p>
          </table:table-cell>
          <table:table-cell table:style-name="ce3" office:value-type="float" office:value="76.464">
            <text:p>76.464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60]=[.$DH$23];1;0)" office:value-type="float" office:value="0">
            <text:p>0</text:p>
          </table:table-cell>
          <table:table-cell table:style-name="ce18" table:formula="of:=IF([.Z60]=-1;1;0)" office:value-type="float" office:value="1">
            <text:p>1</text:p>
          </table:table-cell>
          <table:table-cell table:style-name="ce18" table:formula="of:=IF([.Y60]=-1;1;0)" office:value-type="float" office:value="0">
            <text:p>0</text:p>
          </table:table-cell>
          <table:table-cell table:formula="of:=[.DH60]*[.DI60]*[.DJ60]" office:value-type="float" office:value="0">
            <text:p>0</text:p>
          </table:table-cell>
          <table:table-cell/>
          <table:table-cell table:style-name="ce32" table:formula="of:=IF([.AA60]=[.$DM$23];1;0)" office:value-type="float" office:value="1">
            <text:p>1</text:p>
          </table:table-cell>
          <table:table-cell table:style-name="ce32" table:formula="of:=IF([.Z60]=[.$DN$23];1;0)" office:value-type="float" office:value="1">
            <text:p>1</text:p>
          </table:table-cell>
          <table:table-cell table:style-name="ce32" table:formula="of:=IF([.$Y60]=[.$DO$23];1;0)" office:value-type="float" office:value="0">
            <text:p>0</text:p>
          </table:table-cell>
          <table:table-cell table:style-name="ce32" table:formula="of:=IF([.$X60]=[.$DP$23];1;0)" office:value-type="float" office:value="0">
            <text:p>0</text:p>
          </table:table-cell>
          <table:table-cell table:style-name="ce32" table:formula="of:=[.DM60]*[.DN60]*[.DO60]*[.DP60]" office:value-type="float" office:value="0">
            <text:p>0</text:p>
          </table:table-cell>
          <table:table-cell/>
          <table:table-cell table:style-name="ce37" table:formula="of:=IF([.AA60]=[.$DS$23];1;0)" office:value-type="float" office:value="0">
            <text:p>0</text:p>
          </table:table-cell>
          <table:table-cell table:style-name="ce37" table:formula="of:=IF([.Z60]=[.$DT$23];1;0)" office:value-type="float" office:value="0">
            <text:p>0</text:p>
          </table:table-cell>
          <table:table-cell table:style-name="ce38" table:formula="of:=IF([.$Y60]=[.$DU$23];1;0)" office:value-type="float" office:value="1">
            <text:p>1</text:p>
          </table:table-cell>
          <table:table-cell table:style-name="ce38" table:formula="of:=IF([.$X60]=[.$DV$23];1;0)" office:value-type="float" office:value="1">
            <text:p>1</text:p>
          </table:table-cell>
          <table:table-cell table:style-name="ce38" table:formula="of:=[.DS60]*[.DT60]*[.DU60]*[.DV6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float" office:value="28393485">
            <text:p>28393485</text:p>
          </table:table-cell>
          <table:table-cell table:style-name="ce4" office:value-type="string">
            <text:p>2020.09.09 08:55:00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3485">
            <text:p>28393485</text:p>
          </table:table-cell>
          <table:table-cell table:style-name="ce4" office:value-type="string">
            <text:p>2020.09.09 08:5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5">
            <text:p>76.5</text:p>
          </table:table-cell>
          <table:table-cell table:style-name="ce4" office:value-type="float" office:value="76.65">
            <text:p>76.65</text:p>
          </table:table-cell>
          <table:table-cell table:style-name="ce4" office:value-type="string">
            <text:p>2020.09.09 09:01:59</text:p>
          </table:table-cell>
          <table:table-cell table:style-name="ce4" office:value-type="float" office:value="76.5">
            <text:p>76.5</text:p>
          </table:table-cell>
          <table:table-cell table:style-name="ce11" office:value-type="float" office:value="-590">
            <text:p>-590</text:p>
          </table:table-cell>
          <table:table-cell/>
          <table:table-cell table:style-name="ce19" table:formula="of:=IF([.CU61]=[.$DH$23];1;0)" office:value-type="float" office:value="0">
            <text:p>0</text:p>
          </table:table-cell>
          <table:table-cell table:style-name="ce18" table:formula="of:=IF([.Z61]=-1;1;0)" office:value-type="float" office:value="1">
            <text:p>1</text:p>
          </table:table-cell>
          <table:table-cell table:style-name="ce18" table:formula="of:=IF([.Y61]=-1;1;0)" office:value-type="float" office:value="1">
            <text:p>1</text:p>
          </table:table-cell>
          <table:table-cell table:formula="of:=[.DH61]*[.DI61]*[.DJ61]" office:value-type="float" office:value="0">
            <text:p>0</text:p>
          </table:table-cell>
          <table:table-cell/>
          <table:table-cell table:style-name="ce32" table:formula="of:=IF([.AA61]=[.$DM$23];1;0)" office:value-type="float" office:value="0">
            <text:p>0</text:p>
          </table:table-cell>
          <table:table-cell table:style-name="ce32" table:formula="of:=IF([.Z61]=[.$DN$23];1;0)" office:value-type="float" office:value="1">
            <text:p>1</text:p>
          </table:table-cell>
          <table:table-cell table:style-name="ce32" table:formula="of:=IF([.$Y61]=[.$DO$23];1;0)" office:value-type="float" office:value="1">
            <text:p>1</text:p>
          </table:table-cell>
          <table:table-cell table:style-name="ce32" table:formula="of:=IF([.$X61]=[.$DP$23];1;0)" office:value-type="float" office:value="0">
            <text:p>0</text:p>
          </table:table-cell>
          <table:table-cell table:style-name="ce32" table:formula="of:=[.DM61]*[.DN61]*[.DO61]*[.DP61]" office:value-type="float" office:value="0">
            <text:p>0</text:p>
          </table:table-cell>
          <table:table-cell/>
          <table:table-cell table:style-name="ce37" table:formula="of:=IF([.AA61]=[.$DS$23];1;0)" office:value-type="float" office:value="1">
            <text:p>1</text:p>
          </table:table-cell>
          <table:table-cell table:style-name="ce37" table:formula="of:=IF([.Z61]=[.$DT$23];1;0)" office:value-type="float" office:value="0">
            <text:p>0</text:p>
          </table:table-cell>
          <table:table-cell table:style-name="ce38" table:formula="of:=IF([.$Y61]=[.$DU$23];1;0)" office:value-type="float" office:value="0">
            <text:p>0</text:p>
          </table:table-cell>
          <table:table-cell table:style-name="ce38" table:formula="of:=IF([.$X61]=[.$DV$23];1;0)" office:value-type="float" office:value="1">
            <text:p>1</text:p>
          </table:table-cell>
          <table:table-cell table:style-name="ce38" table:formula="of:=[.DS61]*[.DT61]*[.DU61]*[.DV6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28393620">
            <text:p>28393620</text:p>
          </table:table-cell>
          <table:table-cell table:style-name="ce3" office:value-type="string">
            <text:p>2020.09.09 09:00:00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3620">
            <text:p>28393620</text:p>
          </table:table-cell>
          <table:table-cell table:style-name="ce3" office:value-type="string">
            <text:p>2020.09.09 09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49">
            <text:p>76.49</text:p>
          </table:table-cell>
          <table:table-cell table:style-name="ce3" office:value-type="float" office:value="76.64">
            <text:p>76.64</text:p>
          </table:table-cell>
          <table:table-cell table:style-name="ce3" office:value-type="string">
            <text:p>2020.09.09 09:08:57</text:p>
          </table:table-cell>
          <table:table-cell table:style-name="ce3" office:value-type="float" office:value="76.49">
            <text:p>76.4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62]=[.$DH$23];1;0)" office:value-type="float" office:value="0">
            <text:p>0</text:p>
          </table:table-cell>
          <table:table-cell table:style-name="ce18" table:formula="of:=IF([.Z62]=-1;1;0)" office:value-type="float" office:value="0">
            <text:p>0</text:p>
          </table:table-cell>
          <table:table-cell table:style-name="ce18" table:formula="of:=IF([.Y62]=-1;1;0)" office:value-type="float" office:value="1">
            <text:p>1</text:p>
          </table:table-cell>
          <table:table-cell table:formula="of:=[.DH62]*[.DI62]*[.DJ62]" office:value-type="float" office:value="0">
            <text:p>0</text:p>
          </table:table-cell>
          <table:table-cell/>
          <table:table-cell table:style-name="ce32" table:formula="of:=IF([.AA62]=[.$DM$23];1;0)" office:value-type="float" office:value="1">
            <text:p>1</text:p>
          </table:table-cell>
          <table:table-cell table:style-name="ce32" table:formula="of:=IF([.Z62]=[.$DN$23];1;0)" office:value-type="float" office:value="0">
            <text:p>0</text:p>
          </table:table-cell>
          <table:table-cell table:style-name="ce32" table:formula="of:=IF([.$Y62]=[.$DO$23];1;0)" office:value-type="float" office:value="1">
            <text:p>1</text:p>
          </table:table-cell>
          <table:table-cell table:style-name="ce32" table:formula="of:=IF([.$X62]=[.$DP$23];1;0)" office:value-type="float" office:value="1">
            <text:p>1</text:p>
          </table:table-cell>
          <table:table-cell table:style-name="ce32" table:formula="of:=[.DM62]*[.DN62]*[.DO62]*[.DP62]" office:value-type="float" office:value="0">
            <text:p>0</text:p>
          </table:table-cell>
          <table:table-cell/>
          <table:table-cell table:style-name="ce37" table:formula="of:=IF([.AA62]=[.$DS$23];1;0)" office:value-type="float" office:value="0">
            <text:p>0</text:p>
          </table:table-cell>
          <table:table-cell table:style-name="ce37" table:formula="of:=IF([.Z62]=[.$DT$23];1;0)" office:value-type="float" office:value="1">
            <text:p>1</text:p>
          </table:table-cell>
          <table:table-cell table:style-name="ce38" table:formula="of:=IF([.$Y62]=[.$DU$23];1;0)" office:value-type="float" office:value="0">
            <text:p>0</text:p>
          </table:table-cell>
          <table:table-cell table:style-name="ce38" table:formula="of:=IF([.$X62]=[.$DV$23];1;0)" office:value-type="float" office:value="0">
            <text:p>0</text:p>
          </table:table-cell>
          <table:table-cell table:style-name="ce38" table:formula="of:=[.DS62]*[.DT62]*[.DU62]*[.DV6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4" office:value-type="float" office:value="28393731">
            <text:p>28393731</text:p>
          </table:table-cell>
          <table:table-cell table:style-name="ce4" office:value-type="string">
            <text:p>2020.09.09 09:05:00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3731">
            <text:p>28393731</text:p>
          </table:table-cell>
          <table:table-cell table:style-name="ce4" office:value-type="string">
            <text:p>2020.09.09 09:05:08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469">
            <text:p>76.469</text:p>
          </table:table-cell>
          <table:table-cell table:style-name="ce4" office:value-type="float" office:value="76.619">
            <text:p>76.619</text:p>
          </table:table-cell>
          <table:table-cell table:style-name="ce4" office:value-type="string">
            <text:p>2020.09.09 09:09:25</text:p>
          </table:table-cell>
          <table:table-cell table:style-name="ce4" office:value-type="float" office:value="76.469">
            <text:p>76.469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63]=[.$DH$23];1;0)" office:value-type="float" office:value="0">
            <text:p>0</text:p>
          </table:table-cell>
          <table:table-cell table:style-name="ce18" table:formula="of:=IF([.Z63]=-1;1;0)" office:value-type="float" office:value="1">
            <text:p>1</text:p>
          </table:table-cell>
          <table:table-cell table:style-name="ce18" table:formula="of:=IF([.Y63]=-1;1;0)" office:value-type="float" office:value="0">
            <text:p>0</text:p>
          </table:table-cell>
          <table:table-cell table:formula="of:=[.DH63]*[.DI63]*[.DJ63]" office:value-type="float" office:value="0">
            <text:p>0</text:p>
          </table:table-cell>
          <table:table-cell/>
          <table:table-cell table:style-name="ce32" table:formula="of:=IF([.AA63]=[.$DM$23];1;0)" office:value-type="float" office:value="1">
            <text:p>1</text:p>
          </table:table-cell>
          <table:table-cell table:style-name="ce32" table:formula="of:=IF([.Z63]=[.$DN$23];1;0)" office:value-type="float" office:value="1">
            <text:p>1</text:p>
          </table:table-cell>
          <table:table-cell table:style-name="ce32" table:formula="of:=IF([.$Y63]=[.$DO$23];1;0)" office:value-type="float" office:value="0">
            <text:p>0</text:p>
          </table:table-cell>
          <table:table-cell table:style-name="ce32" table:formula="of:=IF([.$X63]=[.$DP$23];1;0)" office:value-type="float" office:value="1">
            <text:p>1</text:p>
          </table:table-cell>
          <table:table-cell table:style-name="ce32" table:formula="of:=[.DM63]*[.DN63]*[.DO63]*[.DP63]" office:value-type="float" office:value="0">
            <text:p>0</text:p>
          </table:table-cell>
          <table:table-cell/>
          <table:table-cell table:style-name="ce37" table:formula="of:=IF([.AA63]=[.$DS$23];1;0)" office:value-type="float" office:value="0">
            <text:p>0</text:p>
          </table:table-cell>
          <table:table-cell table:style-name="ce37" table:formula="of:=IF([.Z63]=[.$DT$23];1;0)" office:value-type="float" office:value="0">
            <text:p>0</text:p>
          </table:table-cell>
          <table:table-cell table:style-name="ce38" table:formula="of:=IF([.$Y63]=[.$DU$23];1;0)" office:value-type="float" office:value="1">
            <text:p>1</text:p>
          </table:table-cell>
          <table:table-cell table:style-name="ce38" table:formula="of:=IF([.$X63]=[.$DV$23];1;0)" office:value-type="float" office:value="0">
            <text:p>0</text:p>
          </table:table-cell>
          <table:table-cell table:style-name="ce38" table:formula="of:=[.DS63]*[.DT63]*[.DU63]*[.DV6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4" office:value-type="float" office:value="28393787">
            <text:p>28393787</text:p>
          </table:table-cell>
          <table:table-cell table:style-name="ce4" office:value-type="string">
            <text:p>2020.09.09 09:10:00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8393787">
            <text:p>28393787</text:p>
          </table:table-cell>
          <table:table-cell table:style-name="ce4" office:value-type="string">
            <text:p>2020.09.09 09:1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63">
            <text:p>76.463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552">
            <text:p>76.552</text:p>
          </table:table-cell>
          <table:table-cell table:style-name="ce4" office:value-type="string">
            <text:p>2020.09.09 09:14:11</text:p>
          </table:table-cell>
          <table:table-cell table:style-name="ce4" office:value-type="float" office:value="76.402">
            <text:p>76.402</text:p>
          </table:table-cell>
          <table:table-cell table:style-name="ce11" office:value-type="float" office:value="-610">
            <text:p>-610</text:p>
          </table:table-cell>
          <table:table-cell table:number-columns-repeated="6"/>
          <table:table-cell table:style-name="ce32" table:formula="of:=IF([.AA64]=[.$DM$23];1;0)" office:value-type="float" office:value="1">
            <text:p>1</text:p>
          </table:table-cell>
          <table:table-cell table:style-name="ce32" table:formula="of:=IF([.Z64]=[.$DN$23];1;0)" office:value-type="float" office:value="1">
            <text:p>1</text:p>
          </table:table-cell>
          <table:table-cell table:style-name="ce32" table:formula="of:=IF([.$Y64]=[.$DO$23];1;0)" office:value-type="float" office:value="1">
            <text:p>1</text:p>
          </table:table-cell>
          <table:table-cell table:style-name="ce32" table:formula="of:=IF([.$X64]=[.$DP$23];1;0)" office:value-type="float" office:value="0">
            <text:p>0</text:p>
          </table:table-cell>
          <table:table-cell table:style-name="ce32" table:formula="of:=[.DM64]*[.DN64]*[.DO64]*[.DP64]" office:value-type="float" office:value="0">
            <text:p>0</text:p>
          </table:table-cell>
          <table:table-cell/>
          <table:table-cell table:style-name="ce37" table:formula="of:=IF([.AA64]=[.$DS$23];1;0)" office:value-type="float" office:value="0">
            <text:p>0</text:p>
          </table:table-cell>
          <table:table-cell table:style-name="ce37" table:formula="of:=IF([.Z64]=[.$DT$23];1;0)" office:value-type="float" office:value="0">
            <text:p>0</text:p>
          </table:table-cell>
          <table:table-cell table:style-name="ce38" table:formula="of:=IF([.$Y64]=[.$DU$23];1;0)" office:value-type="float" office:value="0">
            <text:p>0</text:p>
          </table:table-cell>
          <table:table-cell table:style-name="ce38" table:formula="of:=IF([.$X64]=[.$DV$23];1;0)" office:value-type="float" office:value="1">
            <text:p>1</text:p>
          </table:table-cell>
          <table:table-cell table:style-name="ce38" table:formula="of:=[.DS64]*[.DT64]*[.DU64]*[.DV6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28393872">
            <text:p>28393872</text:p>
          </table:table-cell>
          <table:table-cell table:style-name="ce3" office:value-type="string">
            <text:p>2020.09.09 09:15:00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8393872">
            <text:p>28393872</text:p>
          </table:table-cell>
          <table:table-cell table:style-name="ce3" office:value-type="string">
            <text:p>2020.09.09 09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23">
            <text:p>76.423</text:p>
          </table:table-cell>
          <table:table-cell table:style-name="ce3" office:value-type="float" office:value="76.364">
            <text:p>76.364</text:p>
          </table:table-cell>
          <table:table-cell table:style-name="ce3" office:value-type="float" office:value="76.514">
            <text:p>76.514</text:p>
          </table:table-cell>
          <table:table-cell table:style-name="ce3" office:value-type="string">
            <text:p>2020.09.09 09:16:47</text:p>
          </table:table-cell>
          <table:table-cell table:style-name="ce3" office:value-type="float" office:value="76.364">
            <text:p>76.364</text:p>
          </table:table-cell>
          <table:table-cell table:style-name="ce12" office:value-type="float" office:value="-590">
            <text:p>-590</text:p>
          </table:table-cell>
          <table:table-cell table:number-columns-repeated="6"/>
          <table:table-cell table:style-name="ce32" table:formula="of:=IF([.AA65]=[.$DM$23];1;0)" office:value-type="float" office:value="1">
            <text:p>1</text:p>
          </table:table-cell>
          <table:table-cell table:style-name="ce32" table:formula="of:=IF([.Z65]=[.$DN$23];1;0)" office:value-type="float" office:value="1">
            <text:p>1</text:p>
          </table:table-cell>
          <table:table-cell table:style-name="ce32" table:formula="of:=IF([.$Y65]=[.$DO$23];1;0)" office:value-type="float" office:value="1">
            <text:p>1</text:p>
          </table:table-cell>
          <table:table-cell table:style-name="ce32" table:formula="of:=IF([.$X65]=[.$DP$23];1;0)" office:value-type="float" office:value="1">
            <text:p>1</text:p>
          </table:table-cell>
          <table:table-cell table:style-name="ce32" table:formula="of:=[.DM65]*[.DN65]*[.DO65]*[.DP65]" office:value-type="float" office:value="1">
            <text:p>1</text:p>
          </table:table-cell>
          <table:table-cell/>
          <table:table-cell table:style-name="ce37" table:formula="of:=IF([.AA65]=[.$DS$23];1;0)" office:value-type="float" office:value="0">
            <text:p>0</text:p>
          </table:table-cell>
          <table:table-cell table:style-name="ce37" table:formula="of:=IF([.Z65]=[.$DT$23];1;0)" office:value-type="float" office:value="0">
            <text:p>0</text:p>
          </table:table-cell>
          <table:table-cell table:style-name="ce38" table:formula="of:=IF([.$Y65]=[.$DU$23];1;0)" office:value-type="float" office:value="0">
            <text:p>0</text:p>
          </table:table-cell>
          <table:table-cell table:style-name="ce38" table:formula="of:=IF([.$X65]=[.$DV$23];1;0)" office:value-type="float" office:value="0">
            <text:p>0</text:p>
          </table:table-cell>
          <table:table-cell table:style-name="ce38" table:formula="of:=[.DS65]*[.DT65]*[.DU65]*[.DV6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28394027">
            <text:p>28394027</text:p>
          </table:table-cell>
          <table:table-cell office:value-type="string">
            <text:p>2020.09.09 09:20:00</text:p>
          </table:table-cell>
          <table:table-cell office:value-type="float" office:value="76.554">
            <text:p>76.554</text:p>
          </table:table-cell>
          <table:table-cell office:value-type="float" office:value="76.536">
            <text:p>76.536</text:p>
          </table:table-cell>
          <table:table-cell office:value-type="float" office:value="76.544">
            <text:p>76.544</text:p>
          </table:table-cell>
          <table:table-cell office:value-type="float" office:value="76.545">
            <text:p>76.545</text:p>
          </table:table-cell>
          <table:table-cell office:value-type="float" office:value="76.515">
            <text:p>76.515</text:p>
          </table:table-cell>
          <table:table-cell office:value-type="float" office:value="76.514">
            <text:p>76.514</text:p>
          </table:table-cell>
          <table:table-cell office:value-type="float" office:value="76.55">
            <text:p>76.55</text:p>
          </table:table-cell>
          <table:table-cell office:value-type="float" office:value="76.541">
            <text:p>76.541</text:p>
          </table:table-cell>
          <table:table-cell office:value-type="float" office:value="76.518">
            <text:p>76.518</text:p>
          </table:table-cell>
          <table:table-cell office:value-type="float" office:value="76.452">
            <text:p>76.452</text:p>
          </table:table-cell>
          <table:table-cell office:value-type="float" office:value="76.414">
            <text:p>76.414</text:p>
          </table:table-cell>
          <table:table-cell office:value-type="float" office:value="76.338">
            <text:p>76.33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 office:value-type="float" office:value="-1">
            <text:p>-1</text:p>
          </table:table-cell>
          <table:table-cell office:value-type="float" office:value="0.013">
            <text:p>0.013</text:p>
          </table:table-cell>
          <table:table-cell office:value-type="float" office:value="-0.016">
            <text:p>-0.016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-0.028">
            <text:p>-0.028</text:p>
          </table:table-cell>
          <table:table-cell office:value-type="float" office:value="-0.001">
            <text:p>-0.001</text:p>
          </table:table-cell>
          <table:table-cell office:value-type="float" office:value="0.036">
            <text:p>0.036</text:p>
          </table:table-cell>
          <table:table-cell office:value-type="float" office:value="-0.009">
            <text:p>-0.009</text:p>
          </table:table-cell>
          <table:table-cell office:value-type="float" office:value="-0.022">
            <text:p>-0.022</text:p>
          </table:table-cell>
          <table:table-cell office:value-type="float" office:value="-0.067">
            <text:p>-0.067</text:p>
          </table:table-cell>
          <table:table-cell office:value-type="float" office:value="-0.038">
            <text:p>-0.038</text:p>
          </table:table-cell>
          <table:table-cell office:value-type="float" office:value="-0.076">
            <text:p>-0.07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3" office:value-type="float" office:value="-4">
            <text:p>-4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7.3382">
            <text:p>57.3382</text:p>
          </table:table-cell>
          <table:table-cell office:value-type="float" office:value="62.24132">
            <text:p>62.24132</text:p>
          </table:table-cell>
          <table:table-cell office:value-type="float" office:value="62.21479">
            <text:p>62.21479</text:p>
          </table:table-cell>
          <table:table-cell office:value-type="float" office:value="54.67442">
            <text:p>54.67442</text:p>
          </table:table-cell>
          <table:table-cell office:value-type="float" office:value="49.05929">
            <text:p>49.05929</text:p>
          </table:table-cell>
          <table:table-cell office:value-type="float" office:value="42.39322">
            <text:p>42.39322</text:p>
          </table:table-cell>
          <table:table-cell office:value-type="float" office:value="39.35659">
            <text:p>39.35659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51.5311">
            <text:p>51.5311</text:p>
          </table:table-cell>
          <table:table-cell office:value-type="float" office:value="56.51554">
            <text:p>56.51554</text:p>
          </table:table-cell>
          <table:table-cell office:value-type="float" office:value="55.02638">
            <text:p>55.02638</text:p>
          </table:table-cell>
          <table:table-cell office:value-type="float" office:value="51.38418">
            <text:p>51.38418</text:p>
          </table:table-cell>
          <table:table-cell office:value-type="float" office:value="42.82253">
            <text:p>42.82253</text:p>
          </table:table-cell>
          <table:table-cell office:value-type="float" office:value="38.89485">
            <text:p>38.89485</text:p>
          </table:table-cell>
          <table:table-cell office:value-type="float" office:value="32.59997">
            <text:p>32.59997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office:value-type="float" office:value="0.3713">
            <text:p>0.3713</text:p>
          </table:table-cell>
          <table:table-cell office:value-type="float" office:value="0.936">
            <text:p>0.936</text:p>
          </table:table-cell>
          <table:table-cell office:value-type="float" office:value="0.3255">
            <text:p>0.3255</text:p>
          </table:table-cell>
          <table:table-cell office:value-type="float" office:value="-0.5055">
            <text:p>-0.5055</text:p>
          </table:table-cell>
          <table:table-cell office:value-type="float" office:value="-1.3475">
            <text:p>-1.3475</text:p>
          </table:table-cell>
          <table:table-cell office:value-type="float" office:value="-2.66">
            <text:p>-2.66</text:p>
          </table:table-cell>
          <table:table-cell office:value-type="float" office:value="-5.2402">
            <text:p>-5.2402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28394027">
            <text:p>28394027</text:p>
          </table:table-cell>
          <table:table-cell office:value-type="string">
            <text:p>2020.09.09 09:20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347">
            <text:p>76.347</text:p>
          </table:table-cell>
          <table:table-cell office:value-type="float" office:value="76.287">
            <text:p>76.287</text:p>
          </table:table-cell>
          <table:table-cell office:value-type="float" office:value="76.437">
            <text:p>76.437</text:p>
          </table:table-cell>
          <table:table-cell office:value-type="string">
            <text:p>2020.09.09 09:39:29</text:p>
          </table:table-cell>
          <table:table-cell office:value-type="float" office:value="76.287">
            <text:p>76.287</text:p>
          </table:table-cell>
          <table:table-cell table:style-name="ce14" office:value-type="float" office:value="-600">
            <text:p>-600</text:p>
          </table:table-cell>
          <table:table-cell table:number-columns-repeated="6"/>
          <table:table-cell table:style-name="ce32" table:formula="of:=IF([.AA66]=[.$DM$23];1;0)" office:value-type="float" office:value="1">
            <text:p>1</text:p>
          </table:table-cell>
          <table:table-cell table:style-name="ce32" table:formula="of:=IF([.Z66]=[.$DN$23];1;0)" office:value-type="float" office:value="1">
            <text:p>1</text:p>
          </table:table-cell>
          <table:table-cell table:style-name="ce32" table:formula="of:=IF([.$Y66]=[.$DO$23];1;0)" office:value-type="float" office:value="1">
            <text:p>1</text:p>
          </table:table-cell>
          <table:table-cell table:style-name="ce32" table:formula="of:=IF([.$X66]=[.$DP$23];1;0)" office:value-type="float" office:value="1">
            <text:p>1</text:p>
          </table:table-cell>
          <table:table-cell table:style-name="ce32" table:formula="of:=[.DM66]*[.DN66]*[.DO66]*[.DP66]" office:value-type="float" office:value="1">
            <text:p>1</text:p>
          </table:table-cell>
          <table:table-cell/>
          <table:table-cell table:style-name="ce37" table:formula="of:=IF([.AA66]=[.$DS$23];1;0)" office:value-type="float" office:value="0">
            <text:p>0</text:p>
          </table:table-cell>
          <table:table-cell table:style-name="ce37" table:formula="of:=IF([.Z66]=[.$DT$23];1;0)" office:value-type="float" office:value="0">
            <text:p>0</text:p>
          </table:table-cell>
          <table:table-cell table:style-name="ce38" table:formula="of:=IF([.$Y66]=[.$DU$23];1;0)" office:value-type="float" office:value="0">
            <text:p>0</text:p>
          </table:table-cell>
          <table:table-cell table:style-name="ce38" table:formula="of:=IF([.$X66]=[.$DV$23];1;0)" office:value-type="float" office:value="0">
            <text:p>0</text:p>
          </table:table-cell>
          <table:table-cell table:style-name="ce38" table:formula="of:=[.DS66]*[.DT66]*[.DU66]*[.DV6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28394271">
            <text:p>28394271</text:p>
          </table:table-cell>
          <table:table-cell table:style-name="ce3" office:value-type="string">
            <text:p>2020.09.09 09:25:00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28394271">
            <text:p>28394271</text:p>
          </table:table-cell>
          <table:table-cell table:style-name="ce3" office:value-type="string">
            <text:p>2020.09.09 09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2">
            <text:p>76.322</text:p>
          </table:table-cell>
          <table:table-cell table:style-name="ce3" office:value-type="float" office:value="76.328">
            <text:p>76.328</text:p>
          </table:table-cell>
          <table:table-cell table:style-name="ce3" office:value-type="float" office:value="76.478">
            <text:p>76.478</text:p>
          </table:table-cell>
          <table:table-cell table:style-name="ce3" office:value-type="string">
            <text:p>2020.09.09 09:37:00</text:p>
          </table:table-cell>
          <table:table-cell table:style-name="ce3" office:value-type="float" office:value="76.328">
            <text:p>76.328</text:p>
          </table:table-cell>
          <table:table-cell table:style-name="ce12" office:value-type="float" office:value="60">
            <text:p>60</text:p>
          </table:table-cell>
          <table:table-cell/>
          <table:table-cell table:style-name="ce19" table:formula="of:=IF([.CU67]=[.$DH$23];1;0)" office:value-type="float" office:value="0">
            <text:p>0</text:p>
          </table:table-cell>
          <table:table-cell table:style-name="ce18" table:formula="of:=IF([.Z67]=-1;1;0)" office:value-type="float" office:value="1">
            <text:p>1</text:p>
          </table:table-cell>
          <table:table-cell table:style-name="ce18" table:formula="of:=IF([.Y67]=-1;1;0)" office:value-type="float" office:value="1">
            <text:p>1</text:p>
          </table:table-cell>
          <table:table-cell table:formula="of:=[.DH67]*[.DI67]*[.DJ67]" office:value-type="float" office:value="0">
            <text:p>0</text:p>
          </table:table-cell>
          <table:table-cell/>
          <table:table-cell table:style-name="ce32" table:formula="of:=IF([.AA67]=[.$DM$23];1;0)" office:value-type="float" office:value="1">
            <text:p>1</text:p>
          </table:table-cell>
          <table:table-cell table:style-name="ce32" table:formula="of:=IF([.Z67]=[.$DN$23];1;0)" office:value-type="float" office:value="1">
            <text:p>1</text:p>
          </table:table-cell>
          <table:table-cell table:style-name="ce32" table:formula="of:=IF([.$Y67]=[.$DO$23];1;0)" office:value-type="float" office:value="1">
            <text:p>1</text:p>
          </table:table-cell>
          <table:table-cell table:style-name="ce32" table:formula="of:=IF([.$X67]=[.$DP$23];1;0)" office:value-type="float" office:value="1">
            <text:p>1</text:p>
          </table:table-cell>
          <table:table-cell table:style-name="ce32" table:formula="of:=[.DM67]*[.DN67]*[.DO67]*[.DP67]" office:value-type="float" office:value="1">
            <text:p>1</text:p>
          </table:table-cell>
          <table:table-cell/>
          <table:table-cell table:style-name="ce37" table:formula="of:=IF([.AA67]=[.$DS$23];1;0)" office:value-type="float" office:value="0">
            <text:p>0</text:p>
          </table:table-cell>
          <table:table-cell table:style-name="ce37" table:formula="of:=IF([.Z67]=[.$DT$23];1;0)" office:value-type="float" office:value="0">
            <text:p>0</text:p>
          </table:table-cell>
          <table:table-cell table:style-name="ce38" table:formula="of:=IF([.$Y67]=[.$DU$23];1;0)" office:value-type="float" office:value="0">
            <text:p>0</text:p>
          </table:table-cell>
          <table:table-cell table:style-name="ce38" table:formula="of:=IF([.$X67]=[.$DV$23];1;0)" office:value-type="float" office:value="0">
            <text:p>0</text:p>
          </table:table-cell>
          <table:table-cell table:style-name="ce38" table:formula="of:=[.DS67]*[.DT67]*[.DU67]*[.DV6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4">
            <text:p>44</text:p>
          </table:table-cell>
          <table:table-cell office:value-type="float" office:value="28394376">
            <text:p>28394376</text:p>
          </table:table-cell>
          <table:table-cell office:value-type="string">
            <text:p>2020.09.09 09:30:00</text:p>
          </table:table-cell>
          <table:table-cell office:value-type="float" office:value="76.544">
            <text:p>76.544</text:p>
          </table:table-cell>
          <table:table-cell office:value-type="float" office:value="76.545">
            <text:p>76.545</text:p>
          </table:table-cell>
          <table:table-cell office:value-type="float" office:value="76.515">
            <text:p>76.515</text:p>
          </table:table-cell>
          <table:table-cell office:value-type="float" office:value="76.514">
            <text:p>76.514</text:p>
          </table:table-cell>
          <table:table-cell office:value-type="float" office:value="76.55">
            <text:p>76.55</text:p>
          </table:table-cell>
          <table:table-cell office:value-type="float" office:value="76.541">
            <text:p>76.541</text:p>
          </table:table-cell>
          <table:table-cell office:value-type="float" office:value="76.518">
            <text:p>76.518</text:p>
          </table:table-cell>
          <table:table-cell office:value-type="float" office:value="76.452">
            <text:p>76.452</text:p>
          </table:table-cell>
          <table:table-cell office:value-type="float" office:value="76.414">
            <text:p>76.414</text:p>
          </table:table-cell>
          <table:table-cell office:value-type="float" office:value="76.338">
            <text:p>76.338</text:p>
          </table:table-cell>
          <table:table-cell office:value-type="float" office:value="76.31">
            <text:p>76.31</text:p>
          </table:table-cell>
          <table:table-cell office:value-type="float" office:value="76.366">
            <text:p>76.36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6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-0.028">
            <text:p>-0.028</text:p>
          </table:table-cell>
          <table:table-cell office:value-type="float" office:value="-0.001">
            <text:p>-0.001</text:p>
          </table:table-cell>
          <table:table-cell office:value-type="float" office:value="0.036">
            <text:p>0.036</text:p>
          </table:table-cell>
          <table:table-cell office:value-type="float" office:value="-0.009">
            <text:p>-0.009</text:p>
          </table:table-cell>
          <table:table-cell office:value-type="float" office:value="-0.022">
            <text:p>-0.022</text:p>
          </table:table-cell>
          <table:table-cell office:value-type="float" office:value="-0.067">
            <text:p>-0.067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3"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7.3382">
            <text:p>57.3382</text:p>
          </table:table-cell>
          <table:table-cell office:value-type="float" office:value="62.24132">
            <text:p>62.24132</text:p>
          </table:table-cell>
          <table:table-cell office:value-type="float" office:value="62.21479">
            <text:p>62.21479</text:p>
          </table:table-cell>
          <table:table-cell office:value-type="float" office:value="54.67442">
            <text:p>54.67442</text:p>
          </table:table-cell>
          <table:table-cell office:value-type="float" office:value="49.05929">
            <text:p>49.05929</text:p>
          </table:table-cell>
          <table:table-cell office:value-type="float" office:value="42.39322">
            <text:p>42.39322</text:p>
          </table:table-cell>
          <table:table-cell office:value-type="float" office:value="39.35659">
            <text:p>39.35659</text:p>
          </table:table-cell>
          <table:table-cell office:value-type="float" office:value="37.35467">
            <text:p>37.35467</text:p>
          </table:table-cell>
          <table:table-cell office:value-type="float" office:value="43.2684">
            <text:p>43.2684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51.5311">
            <text:p>51.5311</text:p>
          </table:table-cell>
          <table:table-cell office:value-type="float" office:value="56.51554">
            <text:p>56.51554</text:p>
          </table:table-cell>
          <table:table-cell office:value-type="float" office:value="55.02638">
            <text:p>55.02638</text:p>
          </table:table-cell>
          <table:table-cell office:value-type="float" office:value="51.38418">
            <text:p>51.38418</text:p>
          </table:table-cell>
          <table:table-cell office:value-type="float" office:value="42.82253">
            <text:p>42.82253</text:p>
          </table:table-cell>
          <table:table-cell office:value-type="float" office:value="38.89485">
            <text:p>38.89485</text:p>
          </table:table-cell>
          <table:table-cell office:value-type="float" office:value="32.59997">
            <text:p>32.59997</text:p>
          </table:table-cell>
          <table:table-cell office:value-type="float" office:value="30.67467">
            <text:p>30.67467</text:p>
          </table:table-cell>
          <table:table-cell office:value-type="float" office:value="38.34092">
            <text:p>38.34092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office:value-type="float" office:value="0.3713">
            <text:p>0.3713</text:p>
          </table:table-cell>
          <table:table-cell office:value-type="float" office:value="0.936">
            <text:p>0.936</text:p>
          </table:table-cell>
          <table:table-cell office:value-type="float" office:value="0.3255">
            <text:p>0.3255</text:p>
          </table:table-cell>
          <table:table-cell office:value-type="float" office:value="-0.5055">
            <text:p>-0.5055</text:p>
          </table:table-cell>
          <table:table-cell office:value-type="float" office:value="-1.3475">
            <text:p>-1.3475</text:p>
          </table:table-cell>
          <table:table-cell office:value-type="float" office:value="-2.66">
            <text:p>-2.66</text:p>
          </table:table-cell>
          <table:table-cell office:value-type="float" office:value="-5.2402">
            <text:p>-5.2402</text:p>
          </table:table-cell>
          <table:table-cell office:value-type="float" office:value="-4.44925">
            <text:p>-4.44925</text:p>
          </table:table-cell>
          <table:table-cell office:value-type="float" office:value="-2.5215">
            <text:p>-2.52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394376">
            <text:p>28394376</text:p>
          </table:table-cell>
          <table:table-cell office:value-type="string">
            <text:p>2020.09.09 09:30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374">
            <text:p>76.374</text:p>
          </table:table-cell>
          <table:table-cell office:value-type="float" office:value="76.316">
            <text:p>76.316</text:p>
          </table:table-cell>
          <table:table-cell office:value-type="float" office:value="76.466">
            <text:p>76.466</text:p>
          </table:table-cell>
          <table:table-cell office:value-type="string">
            <text:p>2020.09.09 09:37:13</text:p>
          </table:table-cell>
          <table:table-cell office:value-type="float" office:value="76.316">
            <text:p>76.316</text:p>
          </table:table-cell>
          <table:table-cell table:style-name="ce14" office:value-type="float" office:value="-580">
            <text:p>-580</text:p>
          </table:table-cell>
          <table:table-cell/>
          <table:table-cell table:style-name="ce19" table:formula="of:=IF([.CU68]=[.$DH$23];1;0)" office:value-type="float" office:value="0">
            <text:p>0</text:p>
          </table:table-cell>
          <table:table-cell table:style-name="ce18" table:formula="of:=IF([.Z68]=-1;1;0)" office:value-type="float" office:value="1">
            <text:p>1</text:p>
          </table:table-cell>
          <table:table-cell table:style-name="ce18" table:formula="of:=IF([.Y68]=-1;1;0)" office:value-type="float" office:value="1">
            <text:p>1</text:p>
          </table:table-cell>
          <table:table-cell table:formula="of:=[.DH68]*[.DI68]*[.DJ68]" office:value-type="float" office:value="0">
            <text:p>0</text:p>
          </table:table-cell>
          <table:table-cell/>
          <table:table-cell table:style-name="ce32" table:formula="of:=IF([.AA68]=[.$DM$23];1;0)" office:value-type="float" office:value="0">
            <text:p>0</text:p>
          </table:table-cell>
          <table:table-cell table:style-name="ce32" table:formula="of:=IF([.Z68]=[.$DN$23];1;0)" office:value-type="float" office:value="1">
            <text:p>1</text:p>
          </table:table-cell>
          <table:table-cell table:style-name="ce32" table:formula="of:=IF([.$Y68]=[.$DO$23];1;0)" office:value-type="float" office:value="1">
            <text:p>1</text:p>
          </table:table-cell>
          <table:table-cell table:style-name="ce32" table:formula="of:=IF([.$X68]=[.$DP$23];1;0)" office:value-type="float" office:value="1">
            <text:p>1</text:p>
          </table:table-cell>
          <table:table-cell table:style-name="ce32" table:formula="of:=[.DM68]*[.DN68]*[.DO68]*[.DP68]" office:value-type="float" office:value="0">
            <text:p>0</text:p>
          </table:table-cell>
          <table:table-cell/>
          <table:table-cell table:style-name="ce37" table:formula="of:=IF([.AA68]=[.$DS$23];1;0)" office:value-type="float" office:value="1">
            <text:p>1</text:p>
          </table:table-cell>
          <table:table-cell table:style-name="ce37" table:formula="of:=IF([.Z68]=[.$DT$23];1;0)" office:value-type="float" office:value="0">
            <text:p>0</text:p>
          </table:table-cell>
          <table:table-cell table:style-name="ce38" table:formula="of:=IF([.$Y68]=[.$DU$23];1;0)" office:value-type="float" office:value="0">
            <text:p>0</text:p>
          </table:table-cell>
          <table:table-cell table:style-name="ce38" table:formula="of:=IF([.$X68]=[.$DV$23];1;0)" office:value-type="float" office:value="0">
            <text:p>0</text:p>
          </table:table-cell>
          <table:table-cell table:style-name="ce38" table:formula="of:=[.DS68]*[.DT68]*[.DU68]*[.DV6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4" office:value-type="float" office:value="28394480">
            <text:p>28394480</text:p>
          </table:table-cell>
          <table:table-cell table:style-name="ce4" office:value-type="string">
            <text:p>2020.09.09 09:35:00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number-columns-repeated="3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8394480">
            <text:p>28394480</text:p>
          </table:table-cell>
          <table:table-cell table:style-name="ce4" office:value-type="string">
            <text:p>2020.09.09 09:35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64">
            <text:p>76.364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454">
            <text:p>76.454</text:p>
          </table:table-cell>
          <table:table-cell table:style-name="ce4" office:value-type="string">
            <text:p>2020.09.09 09:38:48</text:p>
          </table:table-cell>
          <table:table-cell table:style-name="ce4" office:value-type="float" office:value="76.304">
            <text:p>76.304</text:p>
          </table:table-cell>
          <table:table-cell table:style-name="ce11" office:value-type="float" office:value="-600">
            <text:p>-600</text:p>
          </table:table-cell>
          <table:table-cell/>
          <table:table-cell table:style-name="ce19" table:formula="of:=IF([.CU69]=[.$DH$23];1;0)" office:value-type="float" office:value="0">
            <text:p>0</text:p>
          </table:table-cell>
          <table:table-cell table:style-name="ce18" table:formula="of:=IF([.Z69]=-1;1;0)" office:value-type="float" office:value="0">
            <text:p>0</text:p>
          </table:table-cell>
          <table:table-cell table:style-name="ce18" table:formula="of:=IF([.Y69]=-1;1;0)" office:value-type="float" office:value="1">
            <text:p>1</text:p>
          </table:table-cell>
          <table:table-cell table:formula="of:=[.DH69]*[.DI69]*[.DJ69]" office:value-type="float" office:value="0">
            <text:p>0</text:p>
          </table:table-cell>
          <table:table-cell/>
          <table:table-cell table:style-name="ce32" table:formula="of:=IF([.AA69]=[.$DM$23];1;0)" office:value-type="float" office:value="1">
            <text:p>1</text:p>
          </table:table-cell>
          <table:table-cell table:style-name="ce32" table:formula="of:=IF([.Z69]=[.$DN$23];1;0)" office:value-type="float" office:value="0">
            <text:p>0</text:p>
          </table:table-cell>
          <table:table-cell table:style-name="ce32" table:formula="of:=IF([.$Y69]=[.$DO$23];1;0)" office:value-type="float" office:value="1">
            <text:p>1</text:p>
          </table:table-cell>
          <table:table-cell table:style-name="ce32" table:formula="of:=IF([.$X69]=[.$DP$23];1;0)" office:value-type="float" office:value="1">
            <text:p>1</text:p>
          </table:table-cell>
          <table:table-cell table:style-name="ce32" table:formula="of:=[.DM69]*[.DN69]*[.DO69]*[.DP69]" office:value-type="float" office:value="0">
            <text:p>0</text:p>
          </table:table-cell>
          <table:table-cell/>
          <table:table-cell table:style-name="ce37" table:formula="of:=IF([.AA69]=[.$DS$23];1;0)" office:value-type="float" office:value="0">
            <text:p>0</text:p>
          </table:table-cell>
          <table:table-cell table:style-name="ce37" table:formula="of:=IF([.Z69]=[.$DT$23];1;0)" office:value-type="float" office:value="1">
            <text:p>1</text:p>
          </table:table-cell>
          <table:table-cell table:style-name="ce38" table:formula="of:=IF([.$Y69]=[.$DU$23];1;0)" office:value-type="float" office:value="0">
            <text:p>0</text:p>
          </table:table-cell>
          <table:table-cell table:style-name="ce38" table:formula="of:=IF([.$X69]=[.$DV$23];1;0)" office:value-type="float" office:value="0">
            <text:p>0</text:p>
          </table:table-cell>
          <table:table-cell table:style-name="ce38" table:formula="of:=[.DS69]*[.DT69]*[.DU69]*[.DV6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4" office:value-type="float" office:value="28394553">
            <text:p>28394553</text:p>
          </table:table-cell>
          <table:table-cell table:style-name="ce4" office:value-type="string">
            <text:p>2020.09.09 09:40:00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3">
            <text:p>-3</text:p>
          </table:table-cell>
          <table:table-cell table:number-columns-repeated="3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8394553">
            <text:p>28394553</text:p>
          </table:table-cell>
          <table:table-cell table:style-name="ce4" office:value-type="string">
            <text:p>2020.09.09 09:4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293">
            <text:p>76.293</text:p>
          </table:table-cell>
          <table:table-cell table:style-name="ce4" office:value-type="float" office:value="76.292">
            <text:p>76.292</text:p>
          </table:table-cell>
          <table:table-cell table:style-name="ce4" office:value-type="float" office:value="76.442">
            <text:p>76.442</text:p>
          </table:table-cell>
          <table:table-cell table:style-name="ce4" office:value-type="string">
            <text:p>2020.09.09 09:51:37</text:p>
          </table:table-cell>
          <table:table-cell table:style-name="ce4" office:value-type="float" office:value="76.292">
            <text:p>76.292</text:p>
          </table:table-cell>
          <table:table-cell table:style-name="ce11" office:value-type="float" office:value="-10">
            <text:p>-10</text:p>
          </table:table-cell>
          <table:table-cell/>
          <table:table-cell table:style-name="ce19" table:formula="of:=IF([.CU70]=[.$DH$23];1;0)" office:value-type="float" office:value="0">
            <text:p>0</text:p>
          </table:table-cell>
          <table:table-cell table:style-name="ce18" table:formula="of:=IF([.Z70]=-1;1;0)" office:value-type="float" office:value="1">
            <text:p>1</text:p>
          </table:table-cell>
          <table:table-cell table:style-name="ce18" table:formula="of:=IF([.Y70]=-1;1;0)" office:value-type="float" office:value="0">
            <text:p>0</text:p>
          </table:table-cell>
          <table:table-cell table:formula="of:=[.DH70]*[.DI70]*[.DJ70]" office:value-type="float" office:value="0">
            <text:p>0</text:p>
          </table:table-cell>
          <table:table-cell/>
          <table:table-cell table:style-name="ce32" table:formula="of:=IF([.AA70]=[.$DM$23];1;0)" office:value-type="float" office:value="1">
            <text:p>1</text:p>
          </table:table-cell>
          <table:table-cell table:style-name="ce32" table:formula="of:=IF([.Z70]=[.$DN$23];1;0)" office:value-type="float" office:value="1">
            <text:p>1</text:p>
          </table:table-cell>
          <table:table-cell table:style-name="ce32" table:formula="of:=IF([.$Y70]=[.$DO$23];1;0)" office:value-type="float" office:value="0">
            <text:p>0</text:p>
          </table:table-cell>
          <table:table-cell table:style-name="ce32" table:formula="of:=IF([.$X70]=[.$DP$23];1;0)" office:value-type="float" office:value="1">
            <text:p>1</text:p>
          </table:table-cell>
          <table:table-cell table:style-name="ce32" table:formula="of:=[.DM70]*[.DN70]*[.DO70]*[.DP70]" office:value-type="float" office:value="0">
            <text:p>0</text:p>
          </table:table-cell>
          <table:table-cell/>
          <table:table-cell table:style-name="ce37" table:formula="of:=IF([.AA70]=[.$DS$23];1;0)" office:value-type="float" office:value="0">
            <text:p>0</text:p>
          </table:table-cell>
          <table:table-cell table:style-name="ce37" table:formula="of:=IF([.Z70]=[.$DT$23];1;0)" office:value-type="float" office:value="0">
            <text:p>0</text:p>
          </table:table-cell>
          <table:table-cell table:style-name="ce38" table:formula="of:=IF([.$Y70]=[.$DU$23];1;0)" office:value-type="float" office:value="1">
            <text:p>1</text:p>
          </table:table-cell>
          <table:table-cell table:style-name="ce38" table:formula="of:=IF([.$X70]=[.$DV$23];1;0)" office:value-type="float" office:value="0">
            <text:p>0</text:p>
          </table:table-cell>
          <table:table-cell table:style-name="ce38" table:formula="of:=[.DS70]*[.DT70]*[.DU70]*[.DV7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28394642">
            <text:p>28394642</text:p>
          </table:table-cell>
          <table:table-cell table:style-name="ce3" office:value-type="string">
            <text:p>2020.09.09 09:45:00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8394642">
            <text:p>28394642</text:p>
          </table:table-cell>
          <table:table-cell table:style-name="ce3" office:value-type="string">
            <text:p>2020.09.09 09:4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287">
            <text:p>76.287</text:p>
          </table:table-cell>
          <table:table-cell table:style-name="ce3" office:value-type="float" office:value="76.292">
            <text:p>76.292</text:p>
          </table:table-cell>
          <table:table-cell table:style-name="ce3" office:value-type="float" office:value="76.442">
            <text:p>76.442</text:p>
          </table:table-cell>
          <table:table-cell table:style-name="ce3" office:value-type="string">
            <text:p>2020.09.09 09:51:37</text:p>
          </table:table-cell>
          <table:table-cell table:style-name="ce3" office:value-type="float" office:value="76.292">
            <text:p>76.292</text:p>
          </table:table-cell>
          <table:table-cell table:style-name="ce12" office:value-type="float" office:value="50">
            <text:p>50</text:p>
          </table:table-cell>
          <table:table-cell/>
          <table:table-cell table:style-name="ce19" table:formula="of:=IF([.CU71]=[.$DH$23];1;0)" office:value-type="float" office:value="0">
            <text:p>0</text:p>
          </table:table-cell>
          <table:table-cell table:style-name="ce18" table:formula="of:=IF([.Z71]=-1;1;0)" office:value-type="float" office:value="1">
            <text:p>1</text:p>
          </table:table-cell>
          <table:table-cell table:style-name="ce18" table:formula="of:=IF([.Y71]=-1;1;0)" office:value-type="float" office:value="1">
            <text:p>1</text:p>
          </table:table-cell>
          <table:table-cell table:formula="of:=[.DH71]*[.DI71]*[.DJ71]" office:value-type="float" office:value="0">
            <text:p>0</text:p>
          </table:table-cell>
          <table:table-cell/>
          <table:table-cell table:style-name="ce32" table:formula="of:=IF([.AA71]=[.$DM$23];1;0)" office:value-type="float" office:value="1">
            <text:p>1</text:p>
          </table:table-cell>
          <table:table-cell table:style-name="ce32" table:formula="of:=IF([.Z71]=[.$DN$23];1;0)" office:value-type="float" office:value="1">
            <text:p>1</text:p>
          </table:table-cell>
          <table:table-cell table:style-name="ce32" table:formula="of:=IF([.$Y71]=[.$DO$23];1;0)" office:value-type="float" office:value="1">
            <text:p>1</text:p>
          </table:table-cell>
          <table:table-cell table:style-name="ce32" table:formula="of:=IF([.$X71]=[.$DP$23];1;0)" office:value-type="float" office:value="0">
            <text:p>0</text:p>
          </table:table-cell>
          <table:table-cell table:style-name="ce32" table:formula="of:=[.DM71]*[.DN71]*[.DO71]*[.DP71]" office:value-type="float" office:value="0">
            <text:p>0</text:p>
          </table:table-cell>
          <table:table-cell/>
          <table:table-cell table:style-name="ce37" table:formula="of:=IF([.AA71]=[.$DS$23];1;0)" office:value-type="float" office:value="0">
            <text:p>0</text:p>
          </table:table-cell>
          <table:table-cell table:style-name="ce37" table:formula="of:=IF([.Z71]=[.$DT$23];1;0)" office:value-type="float" office:value="0">
            <text:p>0</text:p>
          </table:table-cell>
          <table:table-cell table:style-name="ce38" table:formula="of:=IF([.$Y71]=[.$DU$23];1;0)" office:value-type="float" office:value="0">
            <text:p>0</text:p>
          </table:table-cell>
          <table:table-cell table:style-name="ce38" table:formula="of:=IF([.$X71]=[.$DV$23];1;0)" office:value-type="float" office:value="1">
            <text:p>1</text:p>
          </table:table-cell>
          <table:table-cell table:style-name="ce38" table:formula="of:=[.DS71]*[.DT71]*[.DU71]*[.DV7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28394691">
            <text:p>28394691</text:p>
          </table:table-cell>
          <table:table-cell table:style-name="ce3" office:value-type="string">
            <text:p>2020.09.09 09:50:00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8394691">
            <text:p>28394691</text:p>
          </table:table-cell>
          <table:table-cell table:style-name="ce3" office:value-type="string">
            <text:p>2020.09.09 09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7">
            <text:p>76.327</text:p>
          </table:table-cell>
          <table:table-cell table:style-name="ce3" office:value-type="float" office:value="76.336">
            <text:p>76.336</text:p>
          </table:table-cell>
          <table:table-cell table:style-name="ce3" office:value-type="float" office:value="76.486">
            <text:p>76.486</text:p>
          </table:table-cell>
          <table:table-cell table:style-name="ce3" office:value-type="string">
            <text:p>2020.09.09 10:04:24</text:p>
          </table:table-cell>
          <table:table-cell table:style-name="ce3" office:value-type="float" office:value="76.336">
            <text:p>76.336</text:p>
          </table:table-cell>
          <table:table-cell table:style-name="ce12" office:value-type="float" office:value="90">
            <text:p>90</text:p>
          </table:table-cell>
          <table:table-cell/>
          <table:table-cell table:style-name="ce19" table:formula="of:=IF([.CU72]=[.$DH$23];1;0)" office:value-type="float" office:value="0">
            <text:p>0</text:p>
          </table:table-cell>
          <table:table-cell table:style-name="ce18" table:formula="of:=IF([.Z72]=-1;1;0)" office:value-type="float" office:value="1">
            <text:p>1</text:p>
          </table:table-cell>
          <table:table-cell table:style-name="ce18" table:formula="of:=IF([.Y72]=-1;1;0)" office:value-type="float" office:value="1">
            <text:p>1</text:p>
          </table:table-cell>
          <table:table-cell table:formula="of:=[.DH72]*[.DI72]*[.DJ72]" office:value-type="float" office:value="0">
            <text:p>0</text:p>
          </table:table-cell>
          <table:table-cell/>
          <table:table-cell table:style-name="ce32" table:formula="of:=IF([.AA72]=[.$DM$23];1;0)" office:value-type="float" office:value="0">
            <text:p>0</text:p>
          </table:table-cell>
          <table:table-cell table:style-name="ce32" table:formula="of:=IF([.Z72]=[.$DN$23];1;0)" office:value-type="float" office:value="1">
            <text:p>1</text:p>
          </table:table-cell>
          <table:table-cell table:style-name="ce32" table:formula="of:=IF([.$Y72]=[.$DO$23];1;0)" office:value-type="float" office:value="1">
            <text:p>1</text:p>
          </table:table-cell>
          <table:table-cell table:style-name="ce32" table:formula="of:=IF([.$X72]=[.$DP$23];1;0)" office:value-type="float" office:value="1">
            <text:p>1</text:p>
          </table:table-cell>
          <table:table-cell table:style-name="ce32" table:formula="of:=[.DM72]*[.DN72]*[.DO72]*[.DP72]" office:value-type="float" office:value="0">
            <text:p>0</text:p>
          </table:table-cell>
          <table:table-cell/>
          <table:table-cell table:style-name="ce37" table:formula="of:=IF([.AA72]=[.$DS$23];1;0)" office:value-type="float" office:value="1">
            <text:p>1</text:p>
          </table:table-cell>
          <table:table-cell table:style-name="ce37" table:formula="of:=IF([.Z72]=[.$DT$23];1;0)" office:value-type="float" office:value="0">
            <text:p>0</text:p>
          </table:table-cell>
          <table:table-cell table:style-name="ce38" table:formula="of:=IF([.$Y72]=[.$DU$23];1;0)" office:value-type="float" office:value="0">
            <text:p>0</text:p>
          </table:table-cell>
          <table:table-cell table:style-name="ce38" table:formula="of:=IF([.$X72]=[.$DV$23];1;0)" office:value-type="float" office:value="0">
            <text:p>0</text:p>
          </table:table-cell>
          <table:table-cell table:style-name="ce38" table:formula="of:=[.DS72]*[.DT72]*[.DU72]*[.DV7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4" office:value-type="float" office:value="28394738">
            <text:p>28394738</text:p>
          </table:table-cell>
          <table:table-cell table:style-name="ce4" office:value-type="string">
            <text:p>2020.09.09 09:55:00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number-columns-repeated="2" table:style-name="ce4" office:value-type="float" office:value="-4">
            <text:p>-4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28394738">
            <text:p>28394738</text:p>
          </table:table-cell>
          <table:table-cell table:style-name="ce4" office:value-type="string">
            <text:p>2020.09.09 09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12">
            <text:p>76.312</text:p>
          </table:table-cell>
          <table:table-cell table:style-name="ce4" office:value-type="float" office:value="76.336">
            <text:p>76.336</text:p>
          </table:table-cell>
          <table:table-cell table:style-name="ce4" office:value-type="float" office:value="76.486">
            <text:p>76.486</text:p>
          </table:table-cell>
          <table:table-cell table:style-name="ce4" office:value-type="string">
            <text:p>2020.09.09 10:04:24</text:p>
          </table:table-cell>
          <table:table-cell table:style-name="ce4" office:value-type="float" office:value="76.336">
            <text:p>76.336</text:p>
          </table:table-cell>
          <table:table-cell table:style-name="ce11" office:value-type="float" office:value="240">
            <text:p>240</text:p>
          </table:table-cell>
          <table:table-cell/>
          <table:table-cell table:style-name="ce19" table:formula="of:=IF([.CU73]=[.$DH$23];1;0)" office:value-type="float" office:value="0">
            <text:p>0</text:p>
          </table:table-cell>
          <table:table-cell table:style-name="ce18" table:formula="of:=IF([.Z73]=-1;1;0)" office:value-type="float" office:value="0">
            <text:p>0</text:p>
          </table:table-cell>
          <table:table-cell table:style-name="ce18" table:formula="of:=IF([.Y73]=-1;1;0)" office:value-type="float" office:value="1">
            <text:p>1</text:p>
          </table:table-cell>
          <table:table-cell table:formula="of:=[.DH73]*[.DI73]*[.DJ73]" office:value-type="float" office:value="0">
            <text:p>0</text:p>
          </table:table-cell>
          <table:table-cell/>
          <table:table-cell table:style-name="ce32" table:formula="of:=IF([.AA73]=[.$DM$23];1;0)" office:value-type="float" office:value="1">
            <text:p>1</text:p>
          </table:table-cell>
          <table:table-cell table:style-name="ce32" table:formula="of:=IF([.Z73]=[.$DN$23];1;0)" office:value-type="float" office:value="0">
            <text:p>0</text:p>
          </table:table-cell>
          <table:table-cell table:style-name="ce32" table:formula="of:=IF([.$Y73]=[.$DO$23];1;0)" office:value-type="float" office:value="1">
            <text:p>1</text:p>
          </table:table-cell>
          <table:table-cell table:style-name="ce32" table:formula="of:=IF([.$X73]=[.$DP$23];1;0)" office:value-type="float" office:value="1">
            <text:p>1</text:p>
          </table:table-cell>
          <table:table-cell table:style-name="ce32" table:formula="of:=[.DM73]*[.DN73]*[.DO73]*[.DP73]" office:value-type="float" office:value="0">
            <text:p>0</text:p>
          </table:table-cell>
          <table:table-cell/>
          <table:table-cell table:style-name="ce37" table:formula="of:=IF([.AA73]=[.$DS$23];1;0)" office:value-type="float" office:value="0">
            <text:p>0</text:p>
          </table:table-cell>
          <table:table-cell table:style-name="ce37" table:formula="of:=IF([.Z73]=[.$DT$23];1;0)" office:value-type="float" office:value="1">
            <text:p>1</text:p>
          </table:table-cell>
          <table:table-cell table:style-name="ce38" table:formula="of:=IF([.$Y73]=[.$DU$23];1;0)" office:value-type="float" office:value="0">
            <text:p>0</text:p>
          </table:table-cell>
          <table:table-cell table:style-name="ce38" table:formula="of:=IF([.$X73]=[.$DV$23];1;0)" office:value-type="float" office:value="0">
            <text:p>0</text:p>
          </table:table-cell>
          <table:table-cell table:style-name="ce38" table:formula="of:=[.DS73]*[.DT73]*[.DU73]*[.DV7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8394902">
            <text:p>28394902</text:p>
          </table:table-cell>
          <table:table-cell table:style-name="ce3" office:value-type="string">
            <text:p>2020.09.09 10:00:00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28394902">
            <text:p>28394902</text:p>
          </table:table-cell>
          <table:table-cell table:style-name="ce3" office:value-type="string">
            <text:p>2020.09.09 10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9">
            <text:p>76.329</text:p>
          </table:table-cell>
          <table:table-cell table:style-name="ce3" office:value-type="float" office:value="76.336">
            <text:p>76.336</text:p>
          </table:table-cell>
          <table:table-cell table:style-name="ce3" office:value-type="float" office:value="76.486">
            <text:p>76.486</text:p>
          </table:table-cell>
          <table:table-cell table:style-name="ce3" office:value-type="string">
            <text:p>2020.09.09 10:04:24</text:p>
          </table:table-cell>
          <table:table-cell table:style-name="ce3" office:value-type="float" office:value="76.336">
            <text:p>76.336</text:p>
          </table:table-cell>
          <table:table-cell table:style-name="ce12" office:value-type="float" office:value="70">
            <text:p>7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formula="of:=IF([.AA74]=[.$DM$23];1;0)" office:value-type="float" office:value="0">
            <text:p>0</text:p>
          </table:table-cell>
          <table:table-cell table:style-name="ce32" table:formula="of:=IF([.Z74]=[.$DN$23];1;0)" office:value-type="float" office:value="1">
            <text:p>1</text:p>
          </table:table-cell>
          <table:table-cell table:style-name="ce32" table:formula="of:=IF([.$Y74]=[.$DO$23];1;0)" office:value-type="float" office:value="0">
            <text:p>0</text:p>
          </table:table-cell>
          <table:table-cell table:style-name="ce32" table:formula="of:=IF([.$X74]=[.$DP$23];1;0)" office:value-type="float" office:value="1">
            <text:p>1</text:p>
          </table:table-cell>
          <table:table-cell table:style-name="ce32" table:formula="of:=[.DM74]*[.DN74]*[.DO74]*[.DP74]" office:value-type="float" office:value="0">
            <text:p>0</text:p>
          </table:table-cell>
          <table:table-cell/>
          <table:table-cell table:style-name="ce37" table:formula="of:=IF([.AA74]=[.$DS$23];1;0)" office:value-type="float" office:value="1">
            <text:p>1</text:p>
          </table:table-cell>
          <table:table-cell table:style-name="ce37" table:formula="of:=IF([.Z74]=[.$DT$23];1;0)" office:value-type="float" office:value="0">
            <text:p>0</text:p>
          </table:table-cell>
          <table:table-cell table:style-name="ce38" table:formula="of:=IF([.$Y74]=[.$DU$23];1;0)" office:value-type="float" office:value="1">
            <text:p>1</text:p>
          </table:table-cell>
          <table:table-cell table:style-name="ce38" table:formula="of:=IF([.$X74]=[.$DV$23];1;0)" office:value-type="float" office:value="0">
            <text:p>0</text:p>
          </table:table-cell>
          <table:table-cell table:style-name="ce38" table:formula="of:=[.DS74]*[.DT74]*[.DU74]*[.DV7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28395016">
            <text:p>28395016</text:p>
          </table:table-cell>
          <table:table-cell table:style-name="ce3" office:value-type="string">
            <text:p>2020.09.09 10:05:00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5016">
            <text:p>28395016</text:p>
          </table:table-cell>
          <table:table-cell table:style-name="ce3" office:value-type="string">
            <text:p>2020.09.09 10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65">
            <text:p>76.365</text:p>
          </table:table-cell>
          <table:table-cell table:style-name="ce3" office:value-type="float" office:value="76.411">
            <text:p>76.411</text:p>
          </table:table-cell>
          <table:table-cell table:style-name="ce3" office:value-type="float" office:value="76.561">
            <text:p>76.561</text:p>
          </table:table-cell>
          <table:table-cell table:style-name="ce3" office:value-type="string">
            <text:p>2020.09.09 10:18:53</text:p>
          </table:table-cell>
          <table:table-cell table:style-name="ce3" office:value-type="float" office:value="76.411">
            <text:p>76.411</text:p>
          </table:table-cell>
          <table:table-cell table:style-name="ce12" office:value-type="float" office:value="460">
            <text:p>46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formula="of:=IF([.AA75]=[.$DM$23];1;0)" office:value-type="float" office:value="0">
            <text:p>0</text:p>
          </table:table-cell>
          <table:table-cell table:style-name="ce32" table:formula="of:=IF([.Z75]=[.$DN$23];1;0)" office:value-type="float" office:value="0">
            <text:p>0</text:p>
          </table:table-cell>
          <table:table-cell table:style-name="ce32" table:formula="of:=IF([.$Y75]=[.$DO$23];1;0)" office:value-type="float" office:value="1">
            <text:p>1</text:p>
          </table:table-cell>
          <table:table-cell table:style-name="ce32" table:formula="of:=IF([.$X75]=[.$DP$23];1;0)" office:value-type="float" office:value="0">
            <text:p>0</text:p>
          </table:table-cell>
          <table:table-cell table:style-name="ce32" table:formula="of:=[.DM75]*[.DN75]*[.DO75]*[.DP75]" office:value-type="float" office:value="0">
            <text:p>0</text:p>
          </table:table-cell>
          <table:table-cell/>
          <table:table-cell table:style-name="ce37" table:formula="of:=IF([.AA75]=[.$DS$23];1;0)" office:value-type="float" office:value="1">
            <text:p>1</text:p>
          </table:table-cell>
          <table:table-cell table:style-name="ce37" table:formula="of:=IF([.Z75]=[.$DT$23];1;0)" office:value-type="float" office:value="1">
            <text:p>1</text:p>
          </table:table-cell>
          <table:table-cell table:style-name="ce38" table:formula="of:=IF([.$Y75]=[.$DU$23];1;0)" office:value-type="float" office:value="0">
            <text:p>0</text:p>
          </table:table-cell>
          <table:table-cell table:style-name="ce38" table:formula="of:=IF([.$X75]=[.$DV$23];1;0)" office:value-type="float" office:value="1">
            <text:p>1</text:p>
          </table:table-cell>
          <table:table-cell table:style-name="ce38" table:formula="of:=[.DS75]*[.DT75]*[.DU75]*[.DV7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4" office:value-type="float" office:value="28395083">
            <text:p>28395083</text:p>
          </table:table-cell>
          <table:table-cell table:style-name="ce4" office:value-type="string">
            <text:p>2020.09.09 10:10:00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  <draw:frame table:end-cell-address="'8'.AM90" table:end-x="0.816cm" table:end-y="0.531cm" draw:z-index="3" draw:style-name="gr1" draw:text-style-name="P1" svg:width="15.999cm" svg:height="9.127cm" svg:x="0.1cm" svg:y="0.212cm">
              <draw:object draw:notify-on-update-of-ranges="'8'.AH91:'8'.AM91 '8'.AG92:'8'.AG92 '8'.AH92:'8'.AM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number-columns-repeated="3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5083">
            <text:p>28395083</text:p>
          </table:table-cell>
          <table:table-cell table:style-name="ce4" office:value-type="string">
            <text:p>2020.09.09 10:1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6">
            <text:p>76.36</text:p>
          </table:table-cell>
          <table:table-cell table:style-name="ce4" office:value-type="float" office:value="76.411">
            <text:p>76.411</text:p>
          </table:table-cell>
          <table:table-cell table:style-name="ce4" office:value-type="float" office:value="76.561">
            <text:p>76.561</text:p>
          </table:table-cell>
          <table:table-cell table:style-name="ce4" office:value-type="string">
            <text:p>2020.09.09 10:18:53</text:p>
          </table:table-cell>
          <table:table-cell table:style-name="ce4" office:value-type="float" office:value="76.411">
            <text:p>76.411</text:p>
          </table:table-cell>
          <table:table-cell table:style-name="ce11" office:value-type="float" office:value="510">
            <text:p>510</text:p>
          </table:table-cell>
          <table:table-cell/>
          <table:table-cell table:style-name="ce19" table:formula="of:=IF([.CU76]=[.$DH$23];1;0)" office:value-type="float" office:value="0">
            <text:p>0</text:p>
          </table:table-cell>
          <table:table-cell table:style-name="ce18" table:formula="of:=IF([.Z76]=-1;1;0)" office:value-type="float" office:value="0">
            <text:p>0</text:p>
          </table:table-cell>
          <table:table-cell table:style-name="ce18" table:formula="of:=IF([.Y76]=-1;1;0)" office:value-type="float" office:value="0">
            <text:p>0</text:p>
          </table:table-cell>
          <table:table-cell table:formula="of:=[.DH76]*[.DI76]*[.DJ76]" office:value-type="float" office:value="0">
            <text:p>0</text:p>
          </table:table-cell>
          <table:table-cell/>
          <table:table-cell table:style-name="ce32" table:formula="of:=IF([.AA76]=[.$DM$23];1;0)" office:value-type="float" office:value="0">
            <text:p>0</text:p>
          </table:table-cell>
          <table:table-cell table:style-name="ce32" table:formula="of:=IF([.Z76]=[.$DN$23];1;0)" office:value-type="float" office:value="0">
            <text:p>0</text:p>
          </table:table-cell>
          <table:table-cell table:style-name="ce32" table:formula="of:=IF([.$Y76]=[.$DO$23];1;0)" office:value-type="float" office:value="0">
            <text:p>0</text:p>
          </table:table-cell>
          <table:table-cell table:style-name="ce32" table:formula="of:=IF([.$X76]=[.$DP$23];1;0)" office:value-type="float" office:value="1">
            <text:p>1</text:p>
          </table:table-cell>
          <table:table-cell table:style-name="ce32" table:formula="of:=[.DM76]*[.DN76]*[.DO76]*[.DP76]" office:value-type="float" office:value="0">
            <text:p>0</text:p>
          </table:table-cell>
          <table:table-cell/>
          <table:table-cell table:style-name="ce37" table:formula="of:=IF([.AA76]=[.$DS$23];1;0)" office:value-type="float" office:value="1">
            <text:p>1</text:p>
          </table:table-cell>
          <table:table-cell table:style-name="ce37" table:formula="of:=IF([.Z76]=[.$DT$23];1;0)" office:value-type="float" office:value="1">
            <text:p>1</text:p>
          </table:table-cell>
          <table:table-cell table:style-name="ce38" table:formula="of:=IF([.$Y76]=[.$DU$23];1;0)" office:value-type="float" office:value="1">
            <text:p>1</text:p>
          </table:table-cell>
          <table:table-cell table:style-name="ce38" table:formula="of:=IF([.$X76]=[.$DV$23];1;0)" office:value-type="float" office:value="0">
            <text:p>0</text:p>
          </table:table-cell>
          <table:table-cell table:style-name="ce38" table:formula="of:=[.DS76]*[.DT76]*[.DU76]*[.DV7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28395136">
            <text:p>28395136</text:p>
          </table:table-cell>
          <table:table-cell table:style-name="ce3" office:value-type="string">
            <text:p>2020.09.09 10:15:00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5136">
            <text:p>28395136</text:p>
          </table:table-cell>
          <table:table-cell table:style-name="ce3" office:value-type="string">
            <text:p>2020.09.09 10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41">
            <text:p>76.441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66">
            <text:p>76.66</text:p>
          </table:table-cell>
          <table:table-cell table:style-name="ce3" office:value-type="string">
            <text:p>2020.09.09 10:26:10</text:p>
          </table:table-cell>
          <table:table-cell table:style-name="ce3" office:value-type="float" office:value="76.51">
            <text:p>76.51</text:p>
          </table:table-cell>
          <table:table-cell table:style-name="ce12" office:value-type="float" office:value="690">
            <text:p>690</text:p>
          </table:table-cell>
          <table:table-cell/>
          <table:table-cell table:style-name="ce19" table:formula="of:=IF([.CU77]=[.$DH$23];1;0)" office:value-type="float" office:value="0">
            <text:p>0</text:p>
          </table:table-cell>
          <table:table-cell table:style-name="ce18" table:formula="of:=IF([.Z77]=-1;1;0)" office:value-type="float" office:value="0">
            <text:p>0</text:p>
          </table:table-cell>
          <table:table-cell table:style-name="ce18" table:formula="of:=IF([.Y77]=-1;1;0)" office:value-type="float" office:value="0">
            <text:p>0</text:p>
          </table:table-cell>
          <table:table-cell table:formula="of:=[.DH77]*[.DI77]*[.DJ77]" office:value-type="float" office:value="0">
            <text:p>0</text:p>
          </table:table-cell>
          <table:table-cell/>
          <table:table-cell table:style-name="ce32" table:formula="of:=IF([.AA77]=[.$DM$23];1;0)" office:value-type="float" office:value="0">
            <text:p>0</text:p>
          </table:table-cell>
          <table:table-cell table:style-name="ce32" table:formula="of:=IF([.Z77]=[.$DN$23];1;0)" office:value-type="float" office:value="0">
            <text:p>0</text:p>
          </table:table-cell>
          <table:table-cell table:style-name="ce32" table:formula="of:=IF([.$Y77]=[.$DO$23];1;0)" office:value-type="float" office:value="0">
            <text:p>0</text:p>
          </table:table-cell>
          <table:table-cell table:style-name="ce32" table:formula="of:=IF([.$X77]=[.$DP$23];1;0)" office:value-type="float" office:value="0">
            <text:p>0</text:p>
          </table:table-cell>
          <table:table-cell table:style-name="ce32" table:formula="of:=[.DM77]*[.DN77]*[.DO77]*[.DP77]" office:value-type="float" office:value="0">
            <text:p>0</text:p>
          </table:table-cell>
          <table:table-cell/>
          <table:table-cell table:style-name="ce37" table:formula="of:=IF([.AA77]=[.$DS$23];1;0)" office:value-type="float" office:value="1">
            <text:p>1</text:p>
          </table:table-cell>
          <table:table-cell table:style-name="ce37" table:formula="of:=IF([.Z77]=[.$DT$23];1;0)" office:value-type="float" office:value="1">
            <text:p>1</text:p>
          </table:table-cell>
          <table:table-cell table:style-name="ce38" table:formula="of:=IF([.$Y77]=[.$DU$23];1;0)" office:value-type="float" office:value="1">
            <text:p>1</text:p>
          </table:table-cell>
          <table:table-cell table:style-name="ce38" table:formula="of:=IF([.$X77]=[.$DV$23];1;0)" office:value-type="float" office:value="1">
            <text:p>1</text:p>
          </table:table-cell>
          <table:table-cell table:style-name="ce38" table:formula="of:=[.DS77]*[.DT77]*[.DU77]*[.DV77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4" office:value-type="float" office:value="28395243">
            <text:p>28395243</text:p>
          </table:table-cell>
          <table:table-cell table:style-name="ce4" office:value-type="string">
            <text:p>2020.09.09 10:20:00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.35467">
            <text:p>37.35467</text:p>
          </table:table-cell>
          <table:table-cell office:value-type="float" office:value="43.2684">
            <text:p>43.2684</text:p>
          </table:table-cell>
          <table:table-cell office:value-type="float" office:value="44.80716">
            <text:p>44.80716</text:p>
          </table:table-cell>
          <table:table-cell office:value-type="float" office:value="40.37522">
            <text:p>40.37522</text:p>
          </table:table-cell>
          <table:table-cell office:value-type="float" office:value="34.39851">
            <text:p>34.39851</text:p>
          </table:table-cell>
          <table:table-cell office:value-type="float" office:value="35.88978">
            <text:p>35.88978</text:p>
          </table:table-cell>
          <table:table-cell office:value-type="float" office:value="31.64192">
            <text:p>31.64192</text:p>
          </table:table-cell>
          <table:table-cell office:value-type="float" office:value="36.96301">
            <text:p>36.96301</text:p>
          </table:table-cell>
          <table:table-cell office:value-type="float" office:value="39.76792">
            <text:p>39.76792</text:p>
          </table:table-cell>
          <table:table-cell office:value-type="float" office:value="43.53083">
            <text:p>43.53083</text:p>
          </table:table-cell>
          <table:table-cell office:value-type="float" office:value="47.83474">
            <text:p>47.83474</text:p>
          </table:table-cell>
          <table:table-cell office:value-type="float" office:value="49.64918">
            <text:p>49.64918</text:p>
          </table:table-cell>
          <table:table-cell office:value-type="float" office:value="30.67467">
            <text:p>30.67467</text:p>
          </table:table-cell>
          <table:table-cell office:value-type="float" office:value="38.34092">
            <text:p>38.34092</text:p>
          </table:table-cell>
          <table:table-cell office:value-type="float" office:value="37.48385">
            <text:p>37.48385</text:p>
          </table:table-cell>
          <table:table-cell office:value-type="float" office:value="32.5415">
            <text:p>32.5415</text:p>
          </table:table-cell>
          <table:table-cell office:value-type="float" office:value="31.73503">
            <text:p>31.73503</text:p>
          </table:table-cell>
          <table:table-cell office:value-type="float" office:value="37.61856">
            <text:p>37.61856</text:p>
          </table:table-cell>
          <table:table-cell office:value-type="float" office:value="36.62871">
            <text:p>36.62871</text:p>
          </table:table-cell>
          <table:table-cell office:value-type="float" office:value="38.69072">
            <text:p>38.69072</text:p>
          </table:table-cell>
          <table:table-cell office:value-type="float" office:value="42.62128">
            <text:p>42.62128</text:p>
          </table:table-cell>
          <table:table-cell office:value-type="float" office:value="42.53685">
            <text:p>42.53685</text:p>
          </table:table-cell>
          <table:table-cell office:value-type="float" office:value="50.48661">
            <text:p>50.48661</text:p>
          </table:table-cell>
          <table:table-cell office:value-type="float" office:value="50.95044">
            <text:p>50.95044</text:p>
          </table:table-cell>
          <table:table-cell office:value-type="float" office:value="-4.44925">
            <text:p>-4.44925</text:p>
          </table:table-cell>
          <table:table-cell office:value-type="float" office:value="-2.5215">
            <text:p>-2.5215</text:p>
          </table:table-cell>
          <table:table-cell office:value-type="float" office:value="-2.212">
            <text:p>-2.212</text:p>
          </table:table-cell>
          <table:table-cell office:value-type="float" office:value="-4.609">
            <text:p>-4.609</text:p>
          </table:table-cell>
          <table:table-cell office:value-type="float" office:value="-5.6196">
            <text:p>-5.6196</text:p>
          </table:table-cell>
          <table:table-cell office:value-type="float" office:value="-4.255">
            <text:p>-4.255</text:p>
          </table:table-cell>
          <table:table-cell office:value-type="float" office:value="-3.9235">
            <text:p>-3.9235</text:p>
          </table:table-cell>
          <table:table-cell office:value-type="float" office:value="-3.894">
            <text:p>-3.894</text:p>
          </table:table-cell>
          <table:table-cell office:value-type="float" office:value="-4.8755">
            <text:p>-4.8755</text:p>
          </table:table-cell>
          <table:table-cell office:value-type="float" office:value="-2.6936">
            <text:p>-2.6936</text:p>
          </table:table-cell>
          <table:table-cell office:value-type="float" office:value="-1.96055">
            <text:p>-1.96055</text:p>
          </table:table-cell>
          <table:table-cell office:value-type="float" office:value="-2.3217">
            <text:p>-2.321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8395243">
            <text:p>28395243</text:p>
          </table:table-cell>
          <table:table-cell office:value-type="string">
            <text:p>2020.09.09 10:20:02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447">
            <text:p>76.447</text:p>
          </table:table-cell>
          <table:table-cell office:value-type="float" office:value="76.51">
            <text:p>76.51</text:p>
          </table:table-cell>
          <table:table-cell office:value-type="float" office:value="76.66">
            <text:p>76.66</text:p>
          </table:table-cell>
          <table:table-cell office:value-type="string">
            <text:p>2020.09.09 10:26:10</text:p>
          </table:table-cell>
          <table:table-cell office:value-type="float" office:value="76.51">
            <text:p>76.51</text:p>
          </table:table-cell>
          <table:table-cell table:style-name="ce14" office:value-type="float" office:value="630">
            <text:p>630</text:p>
          </table:table-cell>
          <table:table-cell/>
          <table:table-cell table:style-name="ce19" table:formula="of:=IF([.CU78]=[.$DH$23];1;0)" office:value-type="float" office:value="0">
            <text:p>0</text:p>
          </table:table-cell>
          <table:table-cell table:style-name="ce18" table:formula="of:=IF([.Z78]=-1;1;0)" office:value-type="float" office:value="0">
            <text:p>0</text:p>
          </table:table-cell>
          <table:table-cell table:style-name="ce18" table:formula="of:=IF([.Y78]=-1;1;0)" office:value-type="float" office:value="0">
            <text:p>0</text:p>
          </table:table-cell>
          <table:table-cell table:formula="of:=[.DH78]*[.DI78]*[.DJ78]" office:value-type="float" office:value="0">
            <text:p>0</text:p>
          </table:table-cell>
          <table:table-cell/>
          <table:table-cell table:style-name="ce32" table:formula="of:=IF([.AA78]=[.$DM$23];1;0)" office:value-type="float" office:value="0">
            <text:p>0</text:p>
          </table:table-cell>
          <table:table-cell table:style-name="ce32" table:formula="of:=IF([.Z78]=[.$DN$23];1;0)" office:value-type="float" office:value="0">
            <text:p>0</text:p>
          </table:table-cell>
          <table:table-cell table:style-name="ce32" table:formula="of:=IF([.$Y78]=[.$DO$23];1;0)" office:value-type="float" office:value="0">
            <text:p>0</text:p>
          </table:table-cell>
          <table:table-cell table:style-name="ce32" table:formula="of:=IF([.$X78]=[.$DP$23];1;0)" office:value-type="float" office:value="0">
            <text:p>0</text:p>
          </table:table-cell>
          <table:table-cell table:style-name="ce32" table:formula="of:=[.DM78]*[.DN78]*[.DO78]*[.DP78]" office:value-type="float" office:value="0">
            <text:p>0</text:p>
          </table:table-cell>
          <table:table-cell/>
          <table:table-cell table:style-name="ce37" table:formula="of:=IF([.AA78]=[.$DS$23];1;0)" office:value-type="float" office:value="1">
            <text:p>1</text:p>
          </table:table-cell>
          <table:table-cell table:style-name="ce37" table:formula="of:=IF([.Z78]=[.$DT$23];1;0)" office:value-type="float" office:value="1">
            <text:p>1</text:p>
          </table:table-cell>
          <table:table-cell table:style-name="ce38" table:formula="of:=IF([.$Y78]=[.$DU$23];1;0)" office:value-type="float" office:value="1">
            <text:p>1</text:p>
          </table:table-cell>
          <table:table-cell table:style-name="ce38" table:formula="of:=IF([.$X78]=[.$DV$23];1;0)" office:value-type="float" office:value="1">
            <text:p>1</text:p>
          </table:table-cell>
          <table:table-cell table:style-name="ce38" table:formula="of:=[.DS78]*[.DT78]*[.DU78]*[.DV78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28395420">
            <text:p>28395420</text:p>
          </table:table-cell>
          <table:table-cell table:style-name="ce3" office:value-type="string">
            <text:p>2020.09.09 10:25:00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5420">
            <text:p>28395420</text:p>
          </table:table-cell>
          <table:table-cell table:style-name="ce3" office:value-type="string">
            <text:p>2020.09.09 10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9">
            <text:p>76.529</text:p>
          </table:table-cell>
          <table:table-cell table:style-name="ce3" office:value-type="float" office:value="76.537">
            <text:p>76.537</text:p>
          </table:table-cell>
          <table:table-cell table:style-name="ce3" office:value-type="float" office:value="76.687">
            <text:p>76.687</text:p>
          </table:table-cell>
          <table:table-cell table:style-name="ce3" office:value-type="string">
            <text:p>2020.09.09 10:38:16</text:p>
          </table:table-cell>
          <table:table-cell table:style-name="ce3" office:value-type="float" office:value="76.537">
            <text:p>76.537</text:p>
          </table:table-cell>
          <table:table-cell table:style-name="ce12" office:value-type="float" office:value="80">
            <text:p>80</text:p>
          </table:table-cell>
          <table:table-cell/>
          <table:table-cell table:style-name="ce19" table:formula="of:=IF([.CU79]=[.$DH$23];1;0)" office:value-type="float" office:value="1">
            <text:p>1</text:p>
          </table:table-cell>
          <table:table-cell table:style-name="ce18" table:formula="of:=IF([.Z79]=-1;1;0)" office:value-type="float" office:value="0">
            <text:p>0</text:p>
          </table:table-cell>
          <table:table-cell table:style-name="ce18" table:formula="of:=IF([.Y79]=-1;1;0)" office:value-type="float" office:value="0">
            <text:p>0</text:p>
          </table:table-cell>
          <table:table-cell table:formula="of:=[.DH79]*[.DI79]*[.DJ79]" office:value-type="float" office:value="0">
            <text:p>0</text:p>
          </table:table-cell>
          <table:table-cell/>
          <table:table-cell table:style-name="ce32" table:formula="of:=IF([.AA79]=[.$DM$23];1;0)" office:value-type="float" office:value="0">
            <text:p>0</text:p>
          </table:table-cell>
          <table:table-cell table:style-name="ce32" table:formula="of:=IF([.Z79]=[.$DN$23];1;0)" office:value-type="float" office:value="0">
            <text:p>0</text:p>
          </table:table-cell>
          <table:table-cell table:style-name="ce32" table:formula="of:=IF([.$Y79]=[.$DO$23];1;0)" office:value-type="float" office:value="0">
            <text:p>0</text:p>
          </table:table-cell>
          <table:table-cell table:style-name="ce32" table:formula="of:=IF([.$X79]=[.$DP$23];1;0)" office:value-type="float" office:value="0">
            <text:p>0</text:p>
          </table:table-cell>
          <table:table-cell table:style-name="ce32" table:formula="of:=[.DM79]*[.DN79]*[.DO79]*[.DP79]" office:value-type="float" office:value="0">
            <text:p>0</text:p>
          </table:table-cell>
          <table:table-cell/>
          <table:table-cell table:style-name="ce37" table:formula="of:=IF([.AA79]=[.$DS$23];1;0)" office:value-type="float" office:value="1">
            <text:p>1</text:p>
          </table:table-cell>
          <table:table-cell table:style-name="ce37" table:formula="of:=IF([.Z79]=[.$DT$23];1;0)" office:value-type="float" office:value="1">
            <text:p>1</text:p>
          </table:table-cell>
          <table:table-cell table:style-name="ce38" table:formula="of:=IF([.$Y79]=[.$DU$23];1;0)" office:value-type="float" office:value="1">
            <text:p>1</text:p>
          </table:table-cell>
          <table:table-cell table:style-name="ce38" table:formula="of:=IF([.$X79]=[.$DV$23];1;0)" office:value-type="float" office:value="1">
            <text:p>1</text:p>
          </table:table-cell>
          <table:table-cell table:style-name="ce38" table:formula="of:=[.DS79]*[.DT79]*[.DU79]*[.DV79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28395508">
            <text:p>28395508</text:p>
          </table:table-cell>
          <table:table-cell table:style-name="ce3" office:value-type="string">
            <text:p>2020.09.09 10:30:00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7" table:style-name="ce3" office:value-type="float" office:value="1">
            <text:p>1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5508">
            <text:p>28395508</text:p>
          </table:table-cell>
          <table:table-cell table:style-name="ce3" office:value-type="string">
            <text:p>2020.09.09 10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number-columns-repeated="2" table:style-name="ce3" office:value-type="float" office:value="76.537">
            <text:p>76.537</text:p>
          </table:table-cell>
          <table:table-cell table:style-name="ce3" office:value-type="float" office:value="76.687">
            <text:p>76.687</text:p>
          </table:table-cell>
          <table:table-cell table:style-name="ce3" office:value-type="string">
            <text:p>2020.09.09 10:38:16</text:p>
          </table:table-cell>
          <table:table-cell table:style-name="ce3" office:value-type="float" office:value="76.537">
            <text:p>76.537</text:p>
          </table:table-cell>
          <table:table-cell table:style-name="ce12" office:value-type="float" office:value="0">
            <text:p>0</text:p>
          </table:table-cell>
          <table:table-cell/>
          <table:table-cell table:style-name="ce19" table:formula="of:=IF([.CU80]=[.$DH$23];1;0)" office:value-type="float" office:value="1">
            <text:p>1</text:p>
          </table:table-cell>
          <table:table-cell table:style-name="ce18" table:formula="of:=IF([.Z80]=-1;1;0)" office:value-type="float" office:value="0">
            <text:p>0</text:p>
          </table:table-cell>
          <table:table-cell table:style-name="ce18" table:formula="of:=IF([.Y80]=-1;1;0)" office:value-type="float" office:value="0">
            <text:p>0</text:p>
          </table:table-cell>
          <table:table-cell table:formula="of:=[.DH80]*[.DI80]*[.DJ80]" office:value-type="float" office:value="0">
            <text:p>0</text:p>
          </table:table-cell>
          <table:table-cell/>
          <table:table-cell table:style-name="ce32" table:formula="of:=IF([.AA80]=[.$DM$23];1;0)" office:value-type="float" office:value="0">
            <text:p>0</text:p>
          </table:table-cell>
          <table:table-cell table:style-name="ce32" table:formula="of:=IF([.Z80]=[.$DN$23];1;0)" office:value-type="float" office:value="0">
            <text:p>0</text:p>
          </table:table-cell>
          <table:table-cell table:style-name="ce32" table:formula="of:=IF([.$Y80]=[.$DO$23];1;0)" office:value-type="float" office:value="0">
            <text:p>0</text:p>
          </table:table-cell>
          <table:table-cell table:style-name="ce32" table:formula="of:=IF([.$X80]=[.$DP$23];1;0)" office:value-type="float" office:value="0">
            <text:p>0</text:p>
          </table:table-cell>
          <table:table-cell table:style-name="ce32" table:formula="of:=[.DM80]*[.DN80]*[.DO80]*[.DP80]" office:value-type="float" office:value="0">
            <text:p>0</text:p>
          </table:table-cell>
          <table:table-cell/>
          <table:table-cell table:style-name="ce37" table:formula="of:=IF([.AA80]=[.$DS$23];1;0)" office:value-type="float" office:value="1">
            <text:p>1</text:p>
          </table:table-cell>
          <table:table-cell table:style-name="ce37" table:formula="of:=IF([.Z80]=[.$DT$23];1;0)" office:value-type="float" office:value="1">
            <text:p>1</text:p>
          </table:table-cell>
          <table:table-cell table:style-name="ce38" table:formula="of:=IF([.$Y80]=[.$DU$23];1;0)" office:value-type="float" office:value="1">
            <text:p>1</text:p>
          </table:table-cell>
          <table:table-cell table:style-name="ce38" table:formula="of:=IF([.$X80]=[.$DV$23];1;0)" office:value-type="float" office:value="1">
            <text:p>1</text:p>
          </table:table-cell>
          <table:table-cell table:style-name="ce38" table:formula="of:=[.DS80]*[.DT80]*[.DU80]*[.DV80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4" office:value-type="float" office:value="28395612">
            <text:p>28395612</text:p>
          </table:table-cell>
          <table:table-cell table:style-name="ce4" office:value-type="string">
            <text:p>2020.09.09 10:35:00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5612">
            <text:p>28395612</text:p>
          </table:table-cell>
          <table:table-cell table:style-name="ce4" office:value-type="string">
            <text:p>2020.09.09 10:3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81">
            <text:p>76.581</text:p>
          </table:table-cell>
          <table:table-cell table:style-name="ce4" office:value-type="float" office:value="76.688">
            <text:p>76.688</text:p>
          </table:table-cell>
          <table:table-cell table:style-name="ce4" office:value-type="float" office:value="76.838">
            <text:p>76.838</text:p>
          </table:table-cell>
          <table:table-cell table:style-name="ce4" office:value-type="string">
            <text:p>2020.09.09 11:04:21</text:p>
          </table:table-cell>
          <table:table-cell table:style-name="ce4" office:value-type="float" office:value="76.688">
            <text:p>76.688</text:p>
          </table:table-cell>
          <table:table-cell table:style-name="ce11" office:value-type="float" office:value="1070">
            <text:p>1,070</text:p>
          </table:table-cell>
          <table:table-cell/>
          <table:table-cell table:style-name="ce19" table:formula="of:=IF([.CU81]=[.$DH$23];1;0)" office:value-type="float" office:value="1">
            <text:p>1</text:p>
          </table:table-cell>
          <table:table-cell table:style-name="ce18" table:formula="of:=IF([.Z81]=-1;1;0)" office:value-type="float" office:value="0">
            <text:p>0</text:p>
          </table:table-cell>
          <table:table-cell table:style-name="ce18" table:formula="of:=IF([.Y81]=-1;1;0)" office:value-type="float" office:value="0">
            <text:p>0</text:p>
          </table:table-cell>
          <table:table-cell table:formula="of:=[.DH81]*[.DI81]*[.DJ81]" office:value-type="float" office:value="0">
            <text:p>0</text:p>
          </table:table-cell>
          <table:table-cell/>
          <table:table-cell table:style-name="ce32" table:formula="of:=IF([.AA81]=[.$DM$23];1;0)" office:value-type="float" office:value="0">
            <text:p>0</text:p>
          </table:table-cell>
          <table:table-cell table:style-name="ce32" table:formula="of:=IF([.Z81]=[.$DN$23];1;0)" office:value-type="float" office:value="0">
            <text:p>0</text:p>
          </table:table-cell>
          <table:table-cell table:style-name="ce32" table:formula="of:=IF([.$Y81]=[.$DO$23];1;0)" office:value-type="float" office:value="0">
            <text:p>0</text:p>
          </table:table-cell>
          <table:table-cell table:style-name="ce32" table:formula="of:=IF([.$X81]=[.$DP$23];1;0)" office:value-type="float" office:value="0">
            <text:p>0</text:p>
          </table:table-cell>
          <table:table-cell table:style-name="ce32" table:formula="of:=[.DM81]*[.DN81]*[.DO81]*[.DP81]" office:value-type="float" office:value="0">
            <text:p>0</text:p>
          </table:table-cell>
          <table:table-cell/>
          <table:table-cell table:style-name="ce37" table:formula="of:=IF([.AA81]=[.$DS$23];1;0)" office:value-type="float" office:value="1">
            <text:p>1</text:p>
          </table:table-cell>
          <table:table-cell table:style-name="ce37" table:formula="of:=IF([.Z81]=[.$DT$23];1;0)" office:value-type="float" office:value="1">
            <text:p>1</text:p>
          </table:table-cell>
          <table:table-cell table:style-name="ce38" table:formula="of:=IF([.$Y81]=[.$DU$23];1;0)" office:value-type="float" office:value="1">
            <text:p>1</text:p>
          </table:table-cell>
          <table:table-cell table:style-name="ce38" table:formula="of:=IF([.$X81]=[.$DV$23];1;0)" office:value-type="float" office:value="1">
            <text:p>1</text:p>
          </table:table-cell>
          <table:table-cell table:style-name="ce38" table:formula="of:=[.DS81]*[.DT81]*[.DU81]*[.DV81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4" office:value-type="float" office:value="28395693">
            <text:p>28395693</text:p>
          </table:table-cell>
          <table:table-cell table:style-name="ce4" office:value-type="string">
            <text:p>2020.09.09 10:40:00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28395693">
            <text:p>28395693</text:p>
          </table:table-cell>
          <table:table-cell table:style-name="ce4" office:value-type="string">
            <text:p>2020.09.09 10:4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709">
            <text:p>76.709</text:p>
          </table:table-cell>
          <table:table-cell table:style-name="ce4" office:value-type="string">
            <text:p>2020.09.09 11:00:13</text:p>
          </table:table-cell>
          <table:table-cell table:style-name="ce4" office:value-type="float" office:value="76.559">
            <text:p>76.559</text:p>
          </table:table-cell>
          <table:table-cell table:style-name="ce11" office:value-type="float" office:value="120">
            <text:p>120</text:p>
          </table:table-cell>
          <table:table-cell/>
          <table:table-cell table:style-name="ce19" table:formula="of:=IF([.CU82]=[.$DH$23];1;0)" office:value-type="float" office:value="1">
            <text:p>1</text:p>
          </table:table-cell>
          <table:table-cell table:style-name="ce18" table:formula="of:=IF([.Z82]=-1;1;0)" office:value-type="float" office:value="0">
            <text:p>0</text:p>
          </table:table-cell>
          <table:table-cell table:style-name="ce18" table:formula="of:=IF([.Y82]=-1;1;0)" office:value-type="float" office:value="0">
            <text:p>0</text:p>
          </table:table-cell>
          <table:table-cell table:formula="of:=[.DH82]*[.DI82]*[.DJ82]" office:value-type="float" office:value="0">
            <text:p>0</text:p>
          </table:table-cell>
          <table:table-cell/>
          <table:table-cell table:style-name="ce32" table:formula="of:=IF([.AA82]=[.$DM$23];1;0)" office:value-type="float" office:value="1">
            <text:p>1</text:p>
          </table:table-cell>
          <table:table-cell table:style-name="ce32" table:formula="of:=IF([.Z82]=[.$DN$23];1;0)" office:value-type="float" office:value="0">
            <text:p>0</text:p>
          </table:table-cell>
          <table:table-cell table:style-name="ce32" table:formula="of:=IF([.$Y82]=[.$DO$23];1;0)" office:value-type="float" office:value="0">
            <text:p>0</text:p>
          </table:table-cell>
          <table:table-cell table:style-name="ce32" table:formula="of:=IF([.$X82]=[.$DP$23];1;0)" office:value-type="float" office:value="0">
            <text:p>0</text:p>
          </table:table-cell>
          <table:table-cell table:style-name="ce32" table:formula="of:=[.DM82]*[.DN82]*[.DO82]*[.DP82]" office:value-type="float" office:value="0">
            <text:p>0</text:p>
          </table:table-cell>
          <table:table-cell/>
          <table:table-cell table:style-name="ce37" table:formula="of:=IF([.AA82]=[.$DS$23];1;0)" office:value-type="float" office:value="0">
            <text:p>0</text:p>
          </table:table-cell>
          <table:table-cell table:style-name="ce37" table:formula="of:=IF([.Z82]=[.$DT$23];1;0)" office:value-type="float" office:value="1">
            <text:p>1</text:p>
          </table:table-cell>
          <table:table-cell table:style-name="ce38" table:formula="of:=IF([.$Y82]=[.$DU$23];1;0)" office:value-type="float" office:value="1">
            <text:p>1</text:p>
          </table:table-cell>
          <table:table-cell table:style-name="ce38" table:formula="of:=IF([.$X82]=[.$DV$23];1;0)" office:value-type="float" office:value="1">
            <text:p>1</text:p>
          </table:table-cell>
          <table:table-cell table:style-name="ce38" table:formula="of:=[.DS82]*[.DT82]*[.DU82]*[.DV8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4" office:value-type="float" office:value="28395807">
            <text:p>28395807</text:p>
          </table:table-cell>
          <table:table-cell table:style-name="ce4" office:value-type="string">
            <text:p>2020.09.09 10:45:00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28395807">
            <text:p>28395807</text:p>
          </table:table-cell>
          <table:table-cell table:style-name="ce4" office:value-type="string">
            <text:p>2020.09.09 10:45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66">
            <text:p>76.566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709">
            <text:p>76.709</text:p>
          </table:table-cell>
          <table:table-cell table:style-name="ce4" office:value-type="string">
            <text:p>2020.09.09 11:00:13</text:p>
          </table:table-cell>
          <table:table-cell table:style-name="ce4" office:value-type="float" office:value="76.559">
            <text:p>76.559</text:p>
          </table:table-cell>
          <table:table-cell table:style-name="ce11" office:value-type="float" office:value="-70">
            <text:p>-70</text:p>
          </table:table-cell>
          <table:table-cell/>
          <table:table-cell table:style-name="ce19" table:formula="of:=IF([.CU83]=[.$DH$23];1;0)" office:value-type="float" office:value="1">
            <text:p>1</text:p>
          </table:table-cell>
          <table:table-cell table:style-name="ce18" table:formula="of:=IF([.Z83]=-1;1;0)" office:value-type="float" office:value="1">
            <text:p>1</text:p>
          </table:table-cell>
          <table:table-cell table:style-name="ce18" table:formula="of:=IF([.Y83]=-1;1;0)" office:value-type="float" office:value="0">
            <text:p>0</text:p>
          </table:table-cell>
          <table:table-cell table:formula="of:=[.DH83]*[.DI83]*[.DJ83]" office:value-type="float" office:value="0">
            <text:p>0</text:p>
          </table:table-cell>
          <table:table-cell/>
          <table:table-cell table:style-name="ce32" table:formula="of:=IF([.AA83]=[.$DM$23];1;0)" office:value-type="float" office:value="0">
            <text:p>0</text:p>
          </table:table-cell>
          <table:table-cell table:style-name="ce32" table:formula="of:=IF([.Z83]=[.$DN$23];1;0)" office:value-type="float" office:value="1">
            <text:p>1</text:p>
          </table:table-cell>
          <table:table-cell table:style-name="ce32" table:formula="of:=IF([.$Y83]=[.$DO$23];1;0)" office:value-type="float" office:value="0">
            <text:p>0</text:p>
          </table:table-cell>
          <table:table-cell table:style-name="ce32" table:formula="of:=IF([.$X83]=[.$DP$23];1;0)" office:value-type="float" office:value="0">
            <text:p>0</text:p>
          </table:table-cell>
          <table:table-cell table:style-name="ce32" table:formula="of:=[.DM83]*[.DN83]*[.DO83]*[.DP83]" office:value-type="float" office:value="0">
            <text:p>0</text:p>
          </table:table-cell>
          <table:table-cell/>
          <table:table-cell table:style-name="ce37" table:formula="of:=IF([.AA83]=[.$DS$23];1;0)" office:value-type="float" office:value="1">
            <text:p>1</text:p>
          </table:table-cell>
          <table:table-cell table:style-name="ce37" table:formula="of:=IF([.Z83]=[.$DT$23];1;0)" office:value-type="float" office:value="0">
            <text:p>0</text:p>
          </table:table-cell>
          <table:table-cell table:style-name="ce38" table:formula="of:=IF([.$Y83]=[.$DU$23];1;0)" office:value-type="float" office:value="1">
            <text:p>1</text:p>
          </table:table-cell>
          <table:table-cell table:style-name="ce38" table:formula="of:=IF([.$X83]=[.$DV$23];1;0)" office:value-type="float" office:value="1">
            <text:p>1</text:p>
          </table:table-cell>
          <table:table-cell table:style-name="ce38" table:formula="of:=[.DS83]*[.DT83]*[.DU83]*[.DV8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4" office:value-type="float" office:value="28395888">
            <text:p>28395888</text:p>
          </table:table-cell>
          <table:table-cell table:style-name="ce4" office:value-type="string">
            <text:p>2020.09.09 10:50:00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6" table:style-name="ce4" office:value-type="float" office:value="2">
            <text:p>2</text:p>
          </table:table-cell>
          <table:table-cell table:style-name="ce4" office:value-type="float" office:value="28395888">
            <text:p>28395888</text:p>
          </table:table-cell>
          <table:table-cell table:style-name="ce4" office:value-type="string">
            <text:p>2020.09.09 10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89">
            <text:p>76.589</text:p>
          </table:table-cell>
          <table:table-cell table:style-name="ce4" office:value-type="float" office:value="76.688">
            <text:p>76.688</text:p>
          </table:table-cell>
          <table:table-cell table:style-name="ce4" office:value-type="float" office:value="76.838">
            <text:p>76.838</text:p>
          </table:table-cell>
          <table:table-cell table:style-name="ce4" office:value-type="string">
            <text:p>2020.09.09 11:04:21</text:p>
          </table:table-cell>
          <table:table-cell table:style-name="ce4" office:value-type="float" office:value="76.688">
            <text:p>76.688</text:p>
          </table:table-cell>
          <table:table-cell table:style-name="ce11" office:value-type="float" office:value="990">
            <text:p>990</text:p>
          </table:table-cell>
          <table:table-cell/>
          <table:table-cell table:style-name="ce19" table:formula="of:=IF([.CU84]=[.$DH$23];1;0)" office:value-type="float" office:value="1">
            <text:p>1</text:p>
          </table:table-cell>
          <table:table-cell table:style-name="ce18" table:formula="of:=IF([.Z84]=-1;1;0)" office:value-type="float" office:value="0">
            <text:p>0</text:p>
          </table:table-cell>
          <table:table-cell table:style-name="ce18" table:formula="of:=IF([.Y84]=-1;1;0)" office:value-type="float" office:value="1">
            <text:p>1</text:p>
          </table:table-cell>
          <table:table-cell table:formula="of:=[.DH84]*[.DI84]*[.DJ84]" office:value-type="float" office:value="0">
            <text:p>0</text:p>
          </table:table-cell>
          <table:table-cell/>
          <table:table-cell table:style-name="ce32" table:formula="of:=IF([.AA84]=[.$DM$23];1;0)" office:value-type="float" office:value="0">
            <text:p>0</text:p>
          </table:table-cell>
          <table:table-cell table:style-name="ce32" table:formula="of:=IF([.Z84]=[.$DN$23];1;0)" office:value-type="float" office:value="0">
            <text:p>0</text:p>
          </table:table-cell>
          <table:table-cell table:style-name="ce32" table:formula="of:=IF([.$Y84]=[.$DO$23];1;0)" office:value-type="float" office:value="1">
            <text:p>1</text:p>
          </table:table-cell>
          <table:table-cell table:style-name="ce32" table:formula="of:=IF([.$X84]=[.$DP$23];1;0)" office:value-type="float" office:value="0">
            <text:p>0</text:p>
          </table:table-cell>
          <table:table-cell table:style-name="ce32" table:formula="of:=[.DM84]*[.DN84]*[.DO84]*[.DP84]" office:value-type="float" office:value="0">
            <text:p>0</text:p>
          </table:table-cell>
          <table:table-cell/>
          <table:table-cell table:style-name="ce37" table:formula="of:=IF([.AA84]=[.$DS$23];1;0)" office:value-type="float" office:value="1">
            <text:p>1</text:p>
          </table:table-cell>
          <table:table-cell table:style-name="ce37" table:formula="of:=IF([.Z84]=[.$DT$23];1;0)" office:value-type="float" office:value="1">
            <text:p>1</text:p>
          </table:table-cell>
          <table:table-cell table:style-name="ce38" table:formula="of:=IF([.$Y84]=[.$DU$23];1;0)" office:value-type="float" office:value="0">
            <text:p>0</text:p>
          </table:table-cell>
          <table:table-cell table:style-name="ce38" table:formula="of:=IF([.$X84]=[.$DV$23];1;0)" office:value-type="float" office:value="1">
            <text:p>1</text:p>
          </table:table-cell>
          <table:table-cell table:style-name="ce38" table:formula="of:=[.DS84]*[.DT84]*[.DU84]*[.DV8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28395965">
            <text:p>28395965</text:p>
          </table:table-cell>
          <table:table-cell table:style-name="ce3" office:value-type="string">
            <text:p>2020.09.09 10:55:00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number-columns-repeated="8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7" table:style-name="ce3" office:value-type="float" office:value="2">
            <text:p>2</text:p>
          </table:table-cell>
          <table:table-cell table:style-name="ce3" office:value-type="float" office:value="28395965">
            <text:p>28395965</text:p>
          </table:table-cell>
          <table:table-cell table:style-name="ce3" office:value-type="string">
            <text:p>2020.09.09 10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08">
            <text:p>76.608</text:p>
          </table:table-cell>
          <table:table-cell table:style-name="ce3" office:value-type="float" office:value="76.688">
            <text:p>76.688</text:p>
          </table:table-cell>
          <table:table-cell table:style-name="ce3" office:value-type="float" office:value="76.838">
            <text:p>76.838</text:p>
          </table:table-cell>
          <table:table-cell table:style-name="ce3" office:value-type="string">
            <text:p>2020.09.09 11:04:21</text:p>
          </table:table-cell>
          <table:table-cell table:style-name="ce3" office:value-type="float" office:value="76.688">
            <text:p>76.688</text:p>
          </table:table-cell>
          <table:table-cell table:style-name="ce12" office:value-type="float" office:value="800">
            <text:p>800</text:p>
          </table:table-cell>
          <table:table-cell/>
          <table:table-cell table:style-name="ce19" table:formula="of:=IF([.CU85]=[.$DH$23];1;0)" office:value-type="float" office:value="1">
            <text:p>1</text:p>
          </table:table-cell>
          <table:table-cell table:style-name="ce18" table:formula="of:=IF([.Z85]=-1;1;0)" office:value-type="float" office:value="0">
            <text:p>0</text:p>
          </table:table-cell>
          <table:table-cell table:style-name="ce18" table:formula="of:=IF([.Y85]=-1;1;0)" office:value-type="float" office:value="0">
            <text:p>0</text:p>
          </table:table-cell>
          <table:table-cell table:formula="of:=[.DH85]*[.DI85]*[.DJ85]" office:value-type="float" office:value="0">
            <text:p>0</text:p>
          </table:table-cell>
          <table:table-cell/>
          <table:table-cell table:style-name="ce32" table:formula="of:=IF([.AA85]=[.$DM$23];1;0)" office:value-type="float" office:value="0">
            <text:p>0</text:p>
          </table:table-cell>
          <table:table-cell table:style-name="ce32" table:formula="of:=IF([.Z85]=[.$DN$23];1;0)" office:value-type="float" office:value="0">
            <text:p>0</text:p>
          </table:table-cell>
          <table:table-cell table:style-name="ce32" table:formula="of:=IF([.$Y85]=[.$DO$23];1;0)" office:value-type="float" office:value="0">
            <text:p>0</text:p>
          </table:table-cell>
          <table:table-cell table:style-name="ce32" table:formula="of:=IF([.$X85]=[.$DP$23];1;0)" office:value-type="float" office:value="1">
            <text:p>1</text:p>
          </table:table-cell>
          <table:table-cell table:style-name="ce32" table:formula="of:=[.DM85]*[.DN85]*[.DO85]*[.DP85]" office:value-type="float" office:value="0">
            <text:p>0</text:p>
          </table:table-cell>
          <table:table-cell/>
          <table:table-cell table:style-name="ce37" table:formula="of:=IF([.AA85]=[.$DS$23];1;0)" office:value-type="float" office:value="1">
            <text:p>1</text:p>
          </table:table-cell>
          <table:table-cell table:style-name="ce37" table:formula="of:=IF([.Z85]=[.$DT$23];1;0)" office:value-type="float" office:value="1">
            <text:p>1</text:p>
          </table:table-cell>
          <table:table-cell table:style-name="ce38" table:formula="of:=IF([.$Y85]=[.$DU$23];1;0)" office:value-type="float" office:value="1">
            <text:p>1</text:p>
          </table:table-cell>
          <table:table-cell table:style-name="ce38" table:formula="of:=IF([.$X85]=[.$DV$23];1;0)" office:value-type="float" office:value="0">
            <text:p>0</text:p>
          </table:table-cell>
          <table:table-cell table:style-name="ce38" table:formula="of:=[.DS85]*[.DT85]*[.DU85]*[.DV8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28396141">
            <text:p>28396141</text:p>
          </table:table-cell>
          <table:table-cell table:style-name="ce3" office:value-type="string">
            <text:p>2020.09.09 11:00:00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number-columns-repeated="7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8" table:style-name="ce3" office:value-type="float" office:value="2">
            <text:p>2</text:p>
          </table:table-cell>
          <table:table-cell table:style-name="ce3" office:value-type="float" office:value="28396141">
            <text:p>28396141</text:p>
          </table:table-cell>
          <table:table-cell table:style-name="ce3" office:value-type="string">
            <text:p>2020.09.09 11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9">
            <text:p>76.59</text:p>
          </table:table-cell>
          <table:table-cell table:style-name="ce3" office:value-type="float" office:value="76.688">
            <text:p>76.688</text:p>
          </table:table-cell>
          <table:table-cell table:style-name="ce3" office:value-type="float" office:value="76.838">
            <text:p>76.838</text:p>
          </table:table-cell>
          <table:table-cell table:style-name="ce3" office:value-type="string">
            <text:p>2020.09.09 11:04:21</text:p>
          </table:table-cell>
          <table:table-cell table:style-name="ce3" office:value-type="float" office:value="76.688">
            <text:p>76.688</text:p>
          </table:table-cell>
          <table:table-cell table:style-name="ce12" office:value-type="float" office:value="980">
            <text:p>980</text:p>
          </table:table-cell>
          <table:table-cell/>
          <table:table-cell table:style-name="ce19" table:formula="of:=IF([.CU86]=[.$DH$23];1;0)" office:value-type="float" office:value="1">
            <text:p>1</text:p>
          </table:table-cell>
          <table:table-cell table:style-name="ce18" table:formula="of:=IF([.Z86]=-1;1;0)" office:value-type="float" office:value="0">
            <text:p>0</text:p>
          </table:table-cell>
          <table:table-cell table:style-name="ce18" table:formula="of:=IF([.Y86]=-1;1;0)" office:value-type="float" office:value="0">
            <text:p>0</text:p>
          </table:table-cell>
          <table:table-cell table:formula="of:=[.DH86]*[.DI86]*[.DJ86]" office:value-type="float" office:value="0">
            <text:p>0</text:p>
          </table:table-cell>
          <table:table-cell/>
          <table:table-cell table:style-name="ce32" table:formula="of:=IF([.AA86]=[.$DM$23];1;0)" office:value-type="float" office:value="1">
            <text:p>1</text:p>
          </table:table-cell>
          <table:table-cell table:style-name="ce32" table:formula="of:=IF([.Z86]=[.$DN$23];1;0)" office:value-type="float" office:value="0">
            <text:p>0</text:p>
          </table:table-cell>
          <table:table-cell table:style-name="ce32" table:formula="of:=IF([.$Y86]=[.$DO$23];1;0)" office:value-type="float" office:value="0">
            <text:p>0</text:p>
          </table:table-cell>
          <table:table-cell table:style-name="ce32" table:formula="of:=IF([.$X86]=[.$DP$23];1;0)" office:value-type="float" office:value="0">
            <text:p>0</text:p>
          </table:table-cell>
          <table:table-cell table:style-name="ce32" table:formula="of:=[.DM86]*[.DN86]*[.DO86]*[.DP86]" office:value-type="float" office:value="0">
            <text:p>0</text:p>
          </table:table-cell>
          <table:table-cell/>
          <table:table-cell table:style-name="ce37" table:formula="of:=IF([.AA86]=[.$DS$23];1;0)" office:value-type="float" office:value="0">
            <text:p>0</text:p>
          </table:table-cell>
          <table:table-cell table:style-name="ce37" table:formula="of:=IF([.Z86]=[.$DT$23];1;0)" office:value-type="float" office:value="1">
            <text:p>1</text:p>
          </table:table-cell>
          <table:table-cell table:style-name="ce38" table:formula="of:=IF([.$Y86]=[.$DU$23];1;0)" office:value-type="float" office:value="1">
            <text:p>1</text:p>
          </table:table-cell>
          <table:table-cell table:style-name="ce38" table:formula="of:=IF([.$X86]=[.$DV$23];1;0)" office:value-type="float" office:value="1">
            <text:p>1</text:p>
          </table:table-cell>
          <table:table-cell table:style-name="ce38" table:formula="of:=[.DS86]*[.DT86]*[.DU86]*[.DV8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4" office:value-type="float" office:value="28396320">
            <text:p>28396320</text:p>
          </table:table-cell>
          <table:table-cell table:style-name="ce4" office:value-type="string">
            <text:p>2020.09.09 11:05:00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96320">
            <text:p>28396320</text:p>
          </table:table-cell>
          <table:table-cell table:style-name="ce4" office:value-type="string">
            <text:p>2020.09.09 11:0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15">
            <text:p>76.715</text:p>
          </table:table-cell>
          <table:table-cell table:style-name="ce4" office:value-type="float" office:value="76.71">
            <text:p>76.71</text:p>
          </table:table-cell>
          <table:table-cell table:style-name="ce4" office:value-type="float" office:value="76.86">
            <text:p>76.86</text:p>
          </table:table-cell>
          <table:table-cell table:style-name="ce4" office:value-type="string">
            <text:p>2020.09.09 11:11:39</text:p>
          </table:table-cell>
          <table:table-cell table:style-name="ce4" office:value-type="float" office:value="76.71">
            <text:p>76.71</text:p>
          </table:table-cell>
          <table:table-cell table:style-name="ce11" office:value-type="float" office:value="-50">
            <text:p>-50</text:p>
          </table:table-cell>
          <table:table-cell/>
          <table:table-cell table:style-name="ce19" table:formula="of:=IF([.CU87]=[.$DH$23];1;0)" office:value-type="float" office:value="0">
            <text:p>0</text:p>
          </table:table-cell>
          <table:table-cell table:style-name="ce18" table:formula="of:=IF([.Z87]=-1;1;0)" office:value-type="float" office:value="1">
            <text:p>1</text:p>
          </table:table-cell>
          <table:table-cell table:style-name="ce18" table:formula="of:=IF([.Y87]=-1;1;0)" office:value-type="float" office:value="0">
            <text:p>0</text:p>
          </table:table-cell>
          <table:table-cell table:formula="of:=[.DH87]*[.DI87]*[.DJ87]" office:value-type="float" office:value="0">
            <text:p>0</text:p>
          </table:table-cell>
          <table:table-cell/>
          <table:table-cell table:style-name="ce32" table:formula="of:=IF([.AA87]=[.$DM$23];1;0)" office:value-type="float" office:value="0">
            <text:p>0</text:p>
          </table:table-cell>
          <table:table-cell table:style-name="ce32" table:formula="of:=IF([.Z87]=[.$DN$23];1;0)" office:value-type="float" office:value="1">
            <text:p>1</text:p>
          </table:table-cell>
          <table:table-cell table:style-name="ce32" table:formula="of:=IF([.$Y87]=[.$DO$23];1;0)" office:value-type="float" office:value="0">
            <text:p>0</text:p>
          </table:table-cell>
          <table:table-cell table:style-name="ce32" table:formula="of:=IF([.$X87]=[.$DP$23];1;0)" office:value-type="float" office:value="0">
            <text:p>0</text:p>
          </table:table-cell>
          <table:table-cell table:style-name="ce32" table:formula="of:=[.DM87]*[.DN87]*[.DO87]*[.DP87]" office:value-type="float" office:value="0">
            <text:p>0</text:p>
          </table:table-cell>
          <table:table-cell/>
          <table:table-cell table:style-name="ce37" table:formula="of:=IF([.AA87]=[.$DS$23];1;0)" office:value-type="float" office:value="1">
            <text:p>1</text:p>
          </table:table-cell>
          <table:table-cell table:style-name="ce37" table:formula="of:=IF([.Z87]=[.$DT$23];1;0)" office:value-type="float" office:value="0">
            <text:p>0</text:p>
          </table:table-cell>
          <table:table-cell table:style-name="ce38" table:formula="of:=IF([.$Y87]=[.$DU$23];1;0)" office:value-type="float" office:value="1">
            <text:p>1</text:p>
          </table:table-cell>
          <table:table-cell table:style-name="ce38" table:formula="of:=IF([.$X87]=[.$DV$23];1;0)" office:value-type="float" office:value="1">
            <text:p>1</text:p>
          </table:table-cell>
          <table:table-cell table:style-name="ce38" table:formula="of:=[.DS87]*[.DT87]*[.DU87]*[.DV8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28396408">
            <text:p>28396408</text:p>
          </table:table-cell>
          <table:table-cell table:style-name="ce3" office:value-type="string">
            <text:p>2020.09.09 11:10:00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8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6408">
            <text:p>28396408</text:p>
          </table:table-cell>
          <table:table-cell table:style-name="ce3" office:value-type="string">
            <text:p>2020.09.09 11:1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43">
            <text:p>76.743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836">
            <text:p>76.836</text:p>
          </table:table-cell>
          <table:table-cell table:style-name="ce3" office:value-type="string">
            <text:p>2020.09.09 11:18:21</text:p>
          </table:table-cell>
          <table:table-cell table:style-name="ce3" office:value-type="float" office:value="76.686">
            <text:p>76.686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88]=[.$DH$23];1;0)" office:value-type="float" office:value="1">
            <text:p>1</text:p>
          </table:table-cell>
          <table:table-cell table:style-name="ce18" table:formula="of:=IF([.Z88]=-1;1;0)" office:value-type="float" office:value="0">
            <text:p>0</text:p>
          </table:table-cell>
          <table:table-cell table:style-name="ce18" table:formula="of:=IF([.Y88]=-1;1;0)" office:value-type="float" office:value="1">
            <text:p>1</text:p>
          </table:table-cell>
          <table:table-cell table:formula="of:=[.DH88]*[.DI88]*[.DJ88]" office:value-type="float" office:value="0">
            <text:p>0</text:p>
          </table:table-cell>
          <table:table-cell/>
          <table:table-cell table:style-name="ce32" table:formula="of:=IF([.AA88]=[.$DM$23];1;0)" office:value-type="float" office:value="0">
            <text:p>0</text:p>
          </table:table-cell>
          <table:table-cell table:style-name="ce32" table:formula="of:=IF([.Z88]=[.$DN$23];1;0)" office:value-type="float" office:value="0">
            <text:p>0</text:p>
          </table:table-cell>
          <table:table-cell table:style-name="ce32" table:formula="of:=IF([.$Y88]=[.$DO$23];1;0)" office:value-type="float" office:value="1">
            <text:p>1</text:p>
          </table:table-cell>
          <table:table-cell table:style-name="ce32" table:formula="of:=IF([.$X88]=[.$DP$23];1;0)" office:value-type="float" office:value="0">
            <text:p>0</text:p>
          </table:table-cell>
          <table:table-cell table:style-name="ce32" table:formula="of:=[.DM88]*[.DN88]*[.DO88]*[.DP88]" office:value-type="float" office:value="0">
            <text:p>0</text:p>
          </table:table-cell>
          <table:table-cell/>
          <table:table-cell table:style-name="ce37" table:formula="of:=IF([.AA88]=[.$DS$23];1;0)" office:value-type="float" office:value="1">
            <text:p>1</text:p>
          </table:table-cell>
          <table:table-cell table:style-name="ce37" table:formula="of:=IF([.Z88]=[.$DT$23];1;0)" office:value-type="float" office:value="1">
            <text:p>1</text:p>
          </table:table-cell>
          <table:table-cell table:style-name="ce38" table:formula="of:=IF([.$Y88]=[.$DU$23];1;0)" office:value-type="float" office:value="0">
            <text:p>0</text:p>
          </table:table-cell>
          <table:table-cell table:style-name="ce38" table:formula="of:=IF([.$X88]=[.$DV$23];1;0)" office:value-type="float" office:value="1">
            <text:p>1</text:p>
          </table:table-cell>
          <table:table-cell table:style-name="ce38" table:formula="of:=[.DS88]*[.DT88]*[.DU88]*[.DV8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4" office:value-type="float" office:value="28396520">
            <text:p>28396520</text:p>
          </table:table-cell>
          <table:table-cell table:style-name="ce4" office:value-type="string">
            <text:p>2020.09.09 11:15:00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8396520">
            <text:p>28396520</text:p>
          </table:table-cell>
          <table:table-cell table:style-name="ce4" office:value-type="string">
            <text:p>2020.09.09 11:15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25">
            <text:p>76.725</text:p>
          </table:table-cell>
          <table:table-cell table:style-name="ce4" office:value-type="float" office:value="76.67">
            <text:p>76.67</text:p>
          </table:table-cell>
          <table:table-cell table:style-name="ce4" office:value-type="float" office:value="76.82">
            <text:p>76.82</text:p>
          </table:table-cell>
          <table:table-cell table:style-name="ce4" office:value-type="string">
            <text:p>2020.09.09 11:20:00</text:p>
          </table:table-cell>
          <table:table-cell table:style-name="ce4" office:value-type="float" office:value="76.67">
            <text:p>76.67</text:p>
          </table:table-cell>
          <table:table-cell table:style-name="ce11" office:value-type="float" office:value="-550">
            <text:p>-550</text:p>
          </table:table-cell>
          <table:table-cell/>
          <table:table-cell table:style-name="ce19" table:formula="of:=IF([.CU89]=[.$DH$23];1;0)" office:value-type="float" office:value="1">
            <text:p>1</text:p>
          </table:table-cell>
          <table:table-cell table:style-name="ce18" table:formula="of:=IF([.Z89]=-1;1;0)" office:value-type="float" office:value="0">
            <text:p>0</text:p>
          </table:table-cell>
          <table:table-cell table:style-name="ce18" table:formula="of:=IF([.Y89]=-1;1;0)" office:value-type="float" office:value="0">
            <text:p>0</text:p>
          </table:table-cell>
          <table:table-cell table:formula="of:=[.DH89]*[.DI89]*[.DJ89]" office:value-type="float" office:value="0">
            <text:p>0</text:p>
          </table:table-cell>
          <table:table-cell/>
          <table:table-cell table:style-name="ce32" table:formula="of:=IF([.AA89]=[.$DM$23];1;0)" office:value-type="float" office:value="1">
            <text:p>1</text:p>
          </table:table-cell>
          <table:table-cell table:style-name="ce32" table:formula="of:=IF([.Z89]=[.$DN$23];1;0)" office:value-type="float" office:value="0">
            <text:p>0</text:p>
          </table:table-cell>
          <table:table-cell table:style-name="ce32" table:formula="of:=IF([.$Y89]=[.$DO$23];1;0)" office:value-type="float" office:value="0">
            <text:p>0</text:p>
          </table:table-cell>
          <table:table-cell table:style-name="ce32" table:formula="of:=IF([.$X89]=[.$DP$23];1;0)" office:value-type="float" office:value="1">
            <text:p>1</text:p>
          </table:table-cell>
          <table:table-cell table:style-name="ce32" table:formula="of:=[.DM89]*[.DN89]*[.DO89]*[.DP89]" office:value-type="float" office:value="0">
            <text:p>0</text:p>
          </table:table-cell>
          <table:table-cell/>
          <table:table-cell table:style-name="ce37" table:formula="of:=IF([.AA89]=[.$DS$23];1;0)" office:value-type="float" office:value="0">
            <text:p>0</text:p>
          </table:table-cell>
          <table:table-cell table:style-name="ce37" table:formula="of:=IF([.Z89]=[.$DT$23];1;0)" office:value-type="float" office:value="1">
            <text:p>1</text:p>
          </table:table-cell>
          <table:table-cell table:style-name="ce38" table:formula="of:=IF([.$Y89]=[.$DU$23];1;0)" office:value-type="float" office:value="1">
            <text:p>1</text:p>
          </table:table-cell>
          <table:table-cell table:style-name="ce38" table:formula="of:=IF([.$X89]=[.$DV$23];1;0)" office:value-type="float" office:value="0">
            <text:p>0</text:p>
          </table:table-cell>
          <table:table-cell table:style-name="ce38" table:formula="of:=[.DS89]*[.DT89]*[.DU89]*[.DV8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4" office:value-type="float" office:value="28396597">
            <text:p>28396597</text:p>
          </table:table-cell>
          <table:table-cell table:style-name="ce4" office:value-type="string">
            <text:p>2020.09.09 11:20:00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6597">
            <text:p>28396597</text:p>
          </table:table-cell>
          <table:table-cell table:style-name="ce4" office:value-type="string">
            <text:p>2020.09.09 11:2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81">
            <text:p>76.681</text:p>
          </table:table-cell>
          <table:table-cell table:style-name="ce4" office:value-type="float" office:value="76.623">
            <text:p>76.623</text:p>
          </table:table-cell>
          <table:table-cell table:style-name="ce4" office:value-type="float" office:value="76.773">
            <text:p>76.773</text:p>
          </table:table-cell>
          <table:table-cell table:style-name="ce4" office:value-type="string">
            <text:p>2020.09.09 11:40:02</text:p>
          </table:table-cell>
          <table:table-cell table:style-name="ce4" office:value-type="float" office:value="76.623">
            <text:p>76.623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90]=[.$DH$23];1;0)" office:value-type="float" office:value="1">
            <text:p>1</text:p>
          </table:table-cell>
          <table:table-cell table:style-name="ce18" table:formula="of:=IF([.Z90]=-1;1;0)" office:value-type="float" office:value="1">
            <text:p>1</text:p>
          </table:table-cell>
          <table:table-cell table:style-name="ce18" table:formula="of:=IF([.Y90]=-1;1;0)" office:value-type="float" office:value="0">
            <text:p>0</text:p>
          </table:table-cell>
          <table:table-cell table:formula="of:=[.DH90]*[.DI90]*[.DJ90]" office:value-type="float" office:value="0">
            <text:p>0</text:p>
          </table:table-cell>
          <table:table-cell/>
          <table:table-cell table:style-name="ce32" table:formula="of:=IF([.AA90]=[.$DM$23];1;0)" office:value-type="float" office:value="1">
            <text:p>1</text:p>
          </table:table-cell>
          <table:table-cell table:style-name="ce32" table:formula="of:=IF([.Z90]=[.$DN$23];1;0)" office:value-type="float" office:value="1">
            <text:p>1</text:p>
          </table:table-cell>
          <table:table-cell table:style-name="ce32" table:formula="of:=IF([.$Y90]=[.$DO$23];1;0)" office:value-type="float" office:value="0">
            <text:p>0</text:p>
          </table:table-cell>
          <table:table-cell table:style-name="ce32" table:formula="of:=IF([.$X90]=[.$DP$23];1;0)" office:value-type="float" office:value="0">
            <text:p>0</text:p>
          </table:table-cell>
          <table:table-cell table:style-name="ce32" table:formula="of:=[.DM90]*[.DN90]*[.DO90]*[.DP90]" office:value-type="float" office:value="0">
            <text:p>0</text:p>
          </table:table-cell>
          <table:table-cell/>
          <table:table-cell table:style-name="ce37" table:formula="of:=IF([.AA90]=[.$DS$23];1;0)" office:value-type="float" office:value="0">
            <text:p>0</text:p>
          </table:table-cell>
          <table:table-cell table:style-name="ce37" table:formula="of:=IF([.Z90]=[.$DT$23];1;0)" office:value-type="float" office:value="0">
            <text:p>0</text:p>
          </table:table-cell>
          <table:table-cell table:style-name="ce38" table:formula="of:=IF([.$Y90]=[.$DU$23];1;0)" office:value-type="float" office:value="1">
            <text:p>1</text:p>
          </table:table-cell>
          <table:table-cell table:style-name="ce38" table:formula="of:=IF([.$X90]=[.$DV$23];1;0)" office:value-type="float" office:value="1">
            <text:p>1</text:p>
          </table:table-cell>
          <table:table-cell table:style-name="ce38" table:formula="of:=[.DS90]*[.DT90]*[.DU90]*[.DV9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28396685">
            <text:p>28396685</text:p>
          </table:table-cell>
          <table:table-cell table:style-name="ce3" office:value-type="string">
            <text:p>2020.09.09 11:25:00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number-columns-repeated="7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8396685">
            <text:p>28396685</text:p>
          </table:table-cell>
          <table:table-cell table:style-name="ce3" office:value-type="string">
            <text:p>2020.09.09 11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85">
            <text:p>76.685</text:p>
          </table:table-cell>
          <table:table-cell table:style-name="ce3" office:value-type="float" office:value="76.626">
            <text:p>76.626</text:p>
          </table:table-cell>
          <table:table-cell table:style-name="ce3" office:value-type="float" office:value="76.776">
            <text:p>76.776</text:p>
          </table:table-cell>
          <table:table-cell table:style-name="ce3" office:value-type="string">
            <text:p>2020.09.09 11:35:49</text:p>
          </table:table-cell>
          <table:table-cell table:style-name="ce3" office:value-type="float" office:value="76.626">
            <text:p>76.62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91]=[.$DH$23];1;0)" office:value-type="float" office:value="1">
            <text:p>1</text:p>
          </table:table-cell>
          <table:table-cell table:style-name="ce18" table:formula="of:=IF([.Z91]=-1;1;0)" office:value-type="float" office:value="1">
            <text:p>1</text:p>
          </table:table-cell>
          <table:table-cell table:style-name="ce18" table:formula="of:=IF([.Y91]=-1;1;0)" office:value-type="float" office:value="1">
            <text:p>1</text:p>
          </table:table-cell>
          <table:table-cell table:formula="of:=[.DH91]*[.DI91]*[.DJ91]" office:value-type="float" office:value="1">
            <text:p>1</text:p>
          </table:table-cell>
          <table:table-cell/>
          <table:table-cell table:style-name="ce32" table:formula="of:=IF([.AA91]=[.$DM$23];1;0)" office:value-type="float" office:value="0">
            <text:p>0</text:p>
          </table:table-cell>
          <table:table-cell table:style-name="ce32" table:formula="of:=IF([.Z91]=[.$DN$23];1;0)" office:value-type="float" office:value="1">
            <text:p>1</text:p>
          </table:table-cell>
          <table:table-cell table:style-name="ce32" table:formula="of:=IF([.$Y91]=[.$DO$23];1;0)" office:value-type="float" office:value="1">
            <text:p>1</text:p>
          </table:table-cell>
          <table:table-cell table:style-name="ce32" table:formula="of:=IF([.$X91]=[.$DP$23];1;0)" office:value-type="float" office:value="0">
            <text:p>0</text:p>
          </table:table-cell>
          <table:table-cell table:style-name="ce32" table:formula="of:=[.DM91]*[.DN91]*[.DO91]*[.DP91]" office:value-type="float" office:value="0">
            <text:p>0</text:p>
          </table:table-cell>
          <table:table-cell/>
          <table:table-cell table:style-name="ce37" table:formula="of:=IF([.AA91]=[.$DS$23];1;0)" office:value-type="float" office:value="1">
            <text:p>1</text:p>
          </table:table-cell>
          <table:table-cell table:style-name="ce37" table:formula="of:=IF([.Z91]=[.$DT$23];1;0)" office:value-type="float" office:value="0">
            <text:p>0</text:p>
          </table:table-cell>
          <table:table-cell table:style-name="ce38" table:formula="of:=IF([.$Y91]=[.$DU$23];1;0)" office:value-type="float" office:value="0">
            <text:p>0</text:p>
          </table:table-cell>
          <table:table-cell table:style-name="ce38" table:formula="of:=IF([.$X91]=[.$DV$23];1;0)" office:value-type="float" office:value="1">
            <text:p>1</text:p>
          </table:table-cell>
          <table:table-cell table:style-name="ce38" table:formula="of:=[.DS91]*[.DT91]*[.DU91]*[.DV9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28396850">
            <text:p>28396850</text:p>
          </table:table-cell>
          <table:table-cell table:style-name="ce3" office:value-type="string">
            <text:p>2020.09.09 11:30:00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number-columns-repeated="6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6850">
            <text:p>28396850</text:p>
          </table:table-cell>
          <table:table-cell table:style-name="ce3" office:value-type="string">
            <text:p>2020.09.09 11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85">
            <text:p>76.685</text:p>
          </table:table-cell>
          <table:table-cell table:style-name="ce3" office:value-type="float" office:value="76.626">
            <text:p>76.626</text:p>
          </table:table-cell>
          <table:table-cell table:style-name="ce3" office:value-type="float" office:value="76.776">
            <text:p>76.776</text:p>
          </table:table-cell>
          <table:table-cell table:style-name="ce3" office:value-type="string">
            <text:p>2020.09.09 11:35:49</text:p>
          </table:table-cell>
          <table:table-cell table:style-name="ce3" office:value-type="float" office:value="76.626">
            <text:p>76.62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92]=[.$DH$23];1;0)" office:value-type="float" office:value="0">
            <text:p>0</text:p>
          </table:table-cell>
          <table:table-cell table:style-name="ce18" table:formula="of:=IF([.Z92]=-1;1;0)" office:value-type="float" office:value="0">
            <text:p>0</text:p>
          </table:table-cell>
          <table:table-cell table:style-name="ce18" table:formula="of:=IF([.Y92]=-1;1;0)" office:value-type="float" office:value="1">
            <text:p>1</text:p>
          </table:table-cell>
          <table:table-cell table:formula="of:=[.DH92]*[.DI92]*[.DJ92]" office:value-type="float" office:value="0">
            <text:p>0</text:p>
          </table:table-cell>
          <table:table-cell/>
          <table:table-cell table:style-name="ce32" table:formula="of:=IF([.AA92]=[.$DM$23];1;0)" office:value-type="float" office:value="1">
            <text:p>1</text:p>
          </table:table-cell>
          <table:table-cell table:style-name="ce32" table:formula="of:=IF([.Z92]=[.$DN$23];1;0)" office:value-type="float" office:value="0">
            <text:p>0</text:p>
          </table:table-cell>
          <table:table-cell table:style-name="ce32" table:formula="of:=IF([.$Y92]=[.$DO$23];1;0)" office:value-type="float" office:value="1">
            <text:p>1</text:p>
          </table:table-cell>
          <table:table-cell table:style-name="ce32" table:formula="of:=IF([.$X92]=[.$DP$23];1;0)" office:value-type="float" office:value="1">
            <text:p>1</text:p>
          </table:table-cell>
          <table:table-cell table:style-name="ce32" table:formula="of:=[.DM92]*[.DN92]*[.DO92]*[.DP92]" office:value-type="float" office:value="0">
            <text:p>0</text:p>
          </table:table-cell>
          <table:table-cell/>
          <table:table-cell table:style-name="ce37" table:formula="of:=IF([.AA92]=[.$DS$23];1;0)" office:value-type="float" office:value="0">
            <text:p>0</text:p>
          </table:table-cell>
          <table:table-cell table:style-name="ce37" table:formula="of:=IF([.Z92]=[.$DT$23];1;0)" office:value-type="float" office:value="1">
            <text:p>1</text:p>
          </table:table-cell>
          <table:table-cell table:style-name="ce38" table:formula="of:=IF([.$Y92]=[.$DU$23];1;0)" office:value-type="float" office:value="0">
            <text:p>0</text:p>
          </table:table-cell>
          <table:table-cell table:style-name="ce38" table:formula="of:=IF([.$X92]=[.$DV$23];1;0)" office:value-type="float" office:value="0">
            <text:p>0</text:p>
          </table:table-cell>
          <table:table-cell table:style-name="ce38" table:formula="of:=[.DS92]*[.DT92]*[.DU92]*[.DV9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8396929">
            <text:p>28396929</text:p>
          </table:table-cell>
          <table:table-cell table:style-name="ce3" office:value-type="string">
            <text:p>2020.09.09 11:35:00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6929">
            <text:p>28396929</text:p>
          </table:table-cell>
          <table:table-cell table:style-name="ce3" office:value-type="string">
            <text:p>2020.09.09 11:3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594">
            <text:p>76.594</text:p>
          </table:table-cell>
          <table:table-cell table:style-name="ce3" office:value-type="float" office:value="76.744">
            <text:p>76.744</text:p>
          </table:table-cell>
          <table:table-cell table:style-name="ce3" office:value-type="string">
            <text:p>2020.09.09 11:45:08</text:p>
          </table:table-cell>
          <table:table-cell table:style-name="ce3" office:value-type="float" office:value="76.594">
            <text:p>76.594</text:p>
          </table:table-cell>
          <table:table-cell table:style-name="ce12" office:value-type="float" office:value="-620">
            <text:p>-620</text:p>
          </table:table-cell>
          <table:table-cell/>
          <table:table-cell table:style-name="ce19" table:formula="of:=IF([.CU93]=[.$DH$23];1;0)" office:value-type="float" office:value="0">
            <text:p>0</text:p>
          </table:table-cell>
          <table:table-cell table:style-name="ce18" table:formula="of:=IF([.Z93]=-1;1;0)" office:value-type="float" office:value="1">
            <text:p>1</text:p>
          </table:table-cell>
          <table:table-cell table:style-name="ce18" table:formula="of:=IF([.Y93]=-1;1;0)" office:value-type="float" office:value="0">
            <text:p>0</text:p>
          </table:table-cell>
          <table:table-cell table:formula="of:=[.DH93]*[.DI93]*[.DJ93]" office:value-type="float" office:value="0">
            <text:p>0</text:p>
          </table:table-cell>
          <table:table-cell/>
          <table:table-cell table:style-name="ce32" table:formula="of:=IF([.AA93]=[.$DM$23];1;0)" office:value-type="float" office:value="1">
            <text:p>1</text:p>
          </table:table-cell>
          <table:table-cell table:style-name="ce32" table:formula="of:=IF([.Z93]=[.$DN$23];1;0)" office:value-type="float" office:value="1">
            <text:p>1</text:p>
          </table:table-cell>
          <table:table-cell table:style-name="ce32" table:formula="of:=IF([.$Y93]=[.$DO$23];1;0)" office:value-type="float" office:value="0">
            <text:p>0</text:p>
          </table:table-cell>
          <table:table-cell table:style-name="ce32" table:formula="of:=IF([.$X93]=[.$DP$23];1;0)" office:value-type="float" office:value="1">
            <text:p>1</text:p>
          </table:table-cell>
          <table:table-cell table:style-name="ce32" table:formula="of:=[.DM93]*[.DN93]*[.DO93]*[.DP93]" office:value-type="float" office:value="0">
            <text:p>0</text:p>
          </table:table-cell>
          <table:table-cell/>
          <table:table-cell table:style-name="ce37" table:formula="of:=IF([.AA93]=[.$DS$23];1;0)" office:value-type="float" office:value="0">
            <text:p>0</text:p>
          </table:table-cell>
          <table:table-cell table:style-name="ce37" table:formula="of:=IF([.Z93]=[.$DT$23];1;0)" office:value-type="float" office:value="0">
            <text:p>0</text:p>
          </table:table-cell>
          <table:table-cell table:style-name="ce38" table:formula="of:=IF([.$Y93]=[.$DU$23];1;0)" office:value-type="float" office:value="1">
            <text:p>1</text:p>
          </table:table-cell>
          <table:table-cell table:style-name="ce38" table:formula="of:=IF([.$X93]=[.$DV$23];1;0)" office:value-type="float" office:value="0">
            <text:p>0</text:p>
          </table:table-cell>
          <table:table-cell table:style-name="ce38" table:formula="of:=[.DS93]*[.DT93]*[.DU93]*[.DV9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4" office:value-type="float" office:value="28397001">
            <text:p>28397001</text:p>
          </table:table-cell>
          <table:table-cell table:style-name="ce4" office:value-type="string">
            <text:p>2020.09.09 11:40:00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7001">
            <text:p>28397001</text:p>
          </table:table-cell>
          <table:table-cell table:style-name="ce4" office:value-type="string">
            <text:p>2020.09.09 11:4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39">
            <text:p>76.639</text:p>
          </table:table-cell>
          <table:table-cell table:style-name="ce4" office:value-type="float" office:value="76.578">
            <text:p>76.578</text:p>
          </table:table-cell>
          <table:table-cell table:style-name="ce4" office:value-type="float" office:value="76.728">
            <text:p>76.728</text:p>
          </table:table-cell>
          <table:table-cell table:style-name="ce4" office:value-type="string">
            <text:p>2020.09.09 12:02:22</text:p>
          </table:table-cell>
          <table:table-cell table:style-name="ce4" office:value-type="float" office:value="76.578">
            <text:p>76.578</text:p>
          </table:table-cell>
          <table:table-cell table:style-name="ce11" office:value-type="float" office:value="-610">
            <text:p>-610</text:p>
          </table:table-cell>
          <table:table-cell/>
          <table:table-cell table:style-name="ce19" table:formula="of:=IF([.CU94]=[.$DH$23];1;0)" office:value-type="float" office:value="0">
            <text:p>0</text:p>
          </table:table-cell>
          <table:table-cell table:style-name="ce18" table:formula="of:=IF([.Z94]=-1;1;0)" office:value-type="float" office:value="1">
            <text:p>1</text:p>
          </table:table-cell>
          <table:table-cell table:style-name="ce18" table:formula="of:=IF([.Y94]=-1;1;0)" office:value-type="float" office:value="1">
            <text:p>1</text:p>
          </table:table-cell>
          <table:table-cell table:formula="of:=[.DH94]*[.DI94]*[.DJ94]" office:value-type="float" office:value="0">
            <text:p>0</text:p>
          </table:table-cell>
          <table:table-cell/>
          <table:table-cell table:style-name="ce32" table:formula="of:=IF([.AA94]=[.$DM$23];1;0)" office:value-type="float" office:value="1">
            <text:p>1</text:p>
          </table:table-cell>
          <table:table-cell table:style-name="ce32" table:formula="of:=IF([.Z94]=[.$DN$23];1;0)" office:value-type="float" office:value="1">
            <text:p>1</text:p>
          </table:table-cell>
          <table:table-cell table:style-name="ce32" table:formula="of:=IF([.$Y94]=[.$DO$23];1;0)" office:value-type="float" office:value="1">
            <text:p>1</text:p>
          </table:table-cell>
          <table:table-cell table:style-name="ce32" table:formula="of:=IF([.$X94]=[.$DP$23];1;0)" office:value-type="float" office:value="0">
            <text:p>0</text:p>
          </table:table-cell>
          <table:table-cell table:style-name="ce32" table:formula="of:=[.DM94]*[.DN94]*[.DO94]*[.DP94]" office:value-type="float" office:value="0">
            <text:p>0</text:p>
          </table:table-cell>
          <table:table-cell/>
          <table:table-cell table:style-name="ce37" table:formula="of:=IF([.AA94]=[.$DS$23];1;0)" office:value-type="float" office:value="0">
            <text:p>0</text:p>
          </table:table-cell>
          <table:table-cell table:style-name="ce37" table:formula="of:=IF([.Z94]=[.$DT$23];1;0)" office:value-type="float" office:value="0">
            <text:p>0</text:p>
          </table:table-cell>
          <table:table-cell table:style-name="ce38" table:formula="of:=IF([.$Y94]=[.$DU$23];1;0)" office:value-type="float" office:value="0">
            <text:p>0</text:p>
          </table:table-cell>
          <table:table-cell table:style-name="ce38" table:formula="of:=IF([.$X94]=[.$DV$23];1;0)" office:value-type="float" office:value="1">
            <text:p>1</text:p>
          </table:table-cell>
          <table:table-cell table:style-name="ce38" table:formula="of:=[.DS94]*[.DT94]*[.DU94]*[.DV9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28397082">
            <text:p>28397082</text:p>
          </table:table-cell>
          <table:table-cell table:style-name="ce3" office:value-type="string">
            <text:p>2020.09.09 11:45:00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8397082">
            <text:p>28397082</text:p>
          </table:table-cell>
          <table:table-cell table:style-name="ce3" office:value-type="string">
            <text:p>2020.09.09 11:4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21">
            <text:p>76.621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764">
            <text:p>76.764</text:p>
          </table:table-cell>
          <table:table-cell table:style-name="ce3" office:value-type="string">
            <text:p>2020.09.09 11:59:04</text:p>
          </table:table-cell>
          <table:table-cell table:style-name="ce3" office:value-type="float" office:value="76.614">
            <text:p>76.614</text:p>
          </table:table-cell>
          <table:table-cell table:style-name="ce12" office:value-type="float" office:value="-70">
            <text:p>-70</text:p>
          </table:table-cell>
          <table:table-cell/>
          <table:table-cell table:style-name="ce19" table:formula="of:=IF([.CU95]=[.$DH$23];1;0)" office:value-type="float" office:value="0">
            <text:p>0</text:p>
          </table:table-cell>
          <table:table-cell table:style-name="ce18" table:formula="of:=IF([.Z95]=-1;1;0)" office:value-type="float" office:value="1">
            <text:p>1</text:p>
          </table:table-cell>
          <table:table-cell table:style-name="ce18" table:formula="of:=IF([.Y95]=-1;1;0)" office:value-type="float" office:value="1">
            <text:p>1</text:p>
          </table:table-cell>
          <table:table-cell table:formula="of:=[.DH95]*[.DI95]*[.DJ95]" office:value-type="float" office:value="0">
            <text:p>0</text:p>
          </table:table-cell>
          <table:table-cell/>
          <table:table-cell table:style-name="ce32" table:formula="of:=IF([.AA95]=[.$DM$23];1;0)" office:value-type="float" office:value="1">
            <text:p>1</text:p>
          </table:table-cell>
          <table:table-cell table:style-name="ce32" table:formula="of:=IF([.Z95]=[.$DN$23];1;0)" office:value-type="float" office:value="1">
            <text:p>1</text:p>
          </table:table-cell>
          <table:table-cell table:style-name="ce32" table:formula="of:=IF([.$Y95]=[.$DO$23];1;0)" office:value-type="float" office:value="1">
            <text:p>1</text:p>
          </table:table-cell>
          <table:table-cell table:style-name="ce32" table:formula="of:=IF([.$X95]=[.$DP$23];1;0)" office:value-type="float" office:value="1">
            <text:p>1</text:p>
          </table:table-cell>
          <table:table-cell table:style-name="ce32" table:formula="of:=[.DM95]*[.DN95]*[.DO95]*[.DP95]" office:value-type="float" office:value="1">
            <text:p>1</text:p>
          </table:table-cell>
          <table:table-cell/>
          <table:table-cell table:style-name="ce37" table:formula="of:=IF([.AA95]=[.$DS$23];1;0)" office:value-type="float" office:value="0">
            <text:p>0</text:p>
          </table:table-cell>
          <table:table-cell table:style-name="ce37" table:formula="of:=IF([.Z95]=[.$DT$23];1;0)" office:value-type="float" office:value="0">
            <text:p>0</text:p>
          </table:table-cell>
          <table:table-cell table:style-name="ce38" table:formula="of:=IF([.$Y95]=[.$DU$23];1;0)" office:value-type="float" office:value="0">
            <text:p>0</text:p>
          </table:table-cell>
          <table:table-cell table:style-name="ce38" table:formula="of:=IF([.$X95]=[.$DV$23];1;0)" office:value-type="float" office:value="0">
            <text:p>0</text:p>
          </table:table-cell>
          <table:table-cell table:style-name="ce38" table:formula="of:=[.DS95]*[.DT95]*[.DU95]*[.DV9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4" office:value-type="float" office:value="28397177">
            <text:p>28397177</text:p>
          </table:table-cell>
          <table:table-cell table:style-name="ce4" office:value-type="string">
            <text:p>2020.09.09 11:50:00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28397177">
            <text:p>28397177</text:p>
          </table:table-cell>
          <table:table-cell table:style-name="ce4" office:value-type="string">
            <text:p>2020.09.09 11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2">
            <text:p>76.652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746">
            <text:p>76.746</text:p>
          </table:table-cell>
          <table:table-cell table:style-name="ce4" office:value-type="string">
            <text:p>2020.09.09 12:01:47</text:p>
          </table:table-cell>
          <table:table-cell table:style-name="ce4" office:value-type="float" office:value="76.596">
            <text:p>76.596</text:p>
          </table:table-cell>
          <table:table-cell table:style-name="ce11" office:value-type="float" office:value="-560">
            <text:p>-560</text:p>
          </table:table-cell>
          <table:table-cell/>
          <table:table-cell table:style-name="ce19" table:formula="of:=IF([.CU96]=[.$DH$23];1;0)" office:value-type="float" office:value="0">
            <text:p>0</text:p>
          </table:table-cell>
          <table:table-cell table:style-name="ce18" table:formula="of:=IF([.Z96]=-1;1;0)" office:value-type="float" office:value="1">
            <text:p>1</text:p>
          </table:table-cell>
          <table:table-cell table:style-name="ce18" table:formula="of:=IF([.Y96]=-1;1;0)" office:value-type="float" office:value="1">
            <text:p>1</text:p>
          </table:table-cell>
          <table:table-cell table:formula="of:=[.DH96]*[.DI96]*[.DJ96]" office:value-type="float" office:value="0">
            <text:p>0</text:p>
          </table:table-cell>
          <table:table-cell/>
          <table:table-cell table:style-name="ce32" table:formula="of:=IF([.AA96]=[.$DM$23];1;0)" office:value-type="float" office:value="0">
            <text:p>0</text:p>
          </table:table-cell>
          <table:table-cell table:style-name="ce32" table:formula="of:=IF([.Z96]=[.$DN$23];1;0)" office:value-type="float" office:value="1">
            <text:p>1</text:p>
          </table:table-cell>
          <table:table-cell table:style-name="ce32" table:formula="of:=IF([.$Y96]=[.$DO$23];1;0)" office:value-type="float" office:value="1">
            <text:p>1</text:p>
          </table:table-cell>
          <table:table-cell table:style-name="ce32" table:formula="of:=IF([.$X96]=[.$DP$23];1;0)" office:value-type="float" office:value="1">
            <text:p>1</text:p>
          </table:table-cell>
          <table:table-cell table:style-name="ce32" table:formula="of:=[.DM96]*[.DN96]*[.DO96]*[.DP96]" office:value-type="float" office:value="0">
            <text:p>0</text:p>
          </table:table-cell>
          <table:table-cell/>
          <table:table-cell table:style-name="ce37" table:formula="of:=IF([.AA96]=[.$DS$23];1;0)" office:value-type="float" office:value="1">
            <text:p>1</text:p>
          </table:table-cell>
          <table:table-cell table:style-name="ce37" table:formula="of:=IF([.Z96]=[.$DT$23];1;0)" office:value-type="float" office:value="0">
            <text:p>0</text:p>
          </table:table-cell>
          <table:table-cell table:style-name="ce38" table:formula="of:=IF([.$Y96]=[.$DU$23];1;0)" office:value-type="float" office:value="0">
            <text:p>0</text:p>
          </table:table-cell>
          <table:table-cell table:style-name="ce38" table:formula="of:=IF([.$X96]=[.$DV$23];1;0)" office:value-type="float" office:value="0">
            <text:p>0</text:p>
          </table:table-cell>
          <table:table-cell table:style-name="ce38" table:formula="of:=[.DS96]*[.DT96]*[.DU96]*[.DV9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4" office:value-type="float" office:value="28397256">
            <text:p>28397256</text:p>
          </table:table-cell>
          <table:table-cell table:style-name="ce4" office:value-type="string">
            <text:p>2020.09.09 11:55:00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28397256">
            <text:p>28397256</text:p>
          </table:table-cell>
          <table:table-cell table:style-name="ce4" office:value-type="string">
            <text:p>2020.09.09 11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2">
            <text:p>76.652</text:p>
          </table:table-cell>
          <table:table-cell table:style-name="ce4" office:value-type="float" office:value="76.593">
            <text:p>76.593</text:p>
          </table:table-cell>
          <table:table-cell table:style-name="ce4" office:value-type="float" office:value="76.743">
            <text:p>76.743</text:p>
          </table:table-cell>
          <table:table-cell table:style-name="ce4" office:value-type="string">
            <text:p>2020.09.09 12:01:47</text:p>
          </table:table-cell>
          <table:table-cell table:style-name="ce4" office:value-type="float" office:value="76.593">
            <text:p>76.593</text:p>
          </table:table-cell>
          <table:table-cell table:style-name="ce11" office:value-type="float" office:value="-590">
            <text:p>-590</text:p>
          </table:table-cell>
          <table:table-cell/>
          <table:table-cell table:style-name="ce19" table:formula="of:=IF([.CU97]=[.$DH$23];1;0)" office:value-type="float" office:value="0">
            <text:p>0</text:p>
          </table:table-cell>
          <table:table-cell table:style-name="ce18" table:formula="of:=IF([.Z97]=-1;1;0)" office:value-type="float" office:value="0">
            <text:p>0</text:p>
          </table:table-cell>
          <table:table-cell table:style-name="ce18" table:formula="of:=IF([.Y97]=-1;1;0)" office:value-type="float" office:value="1">
            <text:p>1</text:p>
          </table:table-cell>
          <table:table-cell table:formula="of:=[.DH97]*[.DI97]*[.DJ97]" office:value-type="float" office:value="0">
            <text:p>0</text:p>
          </table:table-cell>
          <table:table-cell/>
          <table:table-cell table:style-name="ce32" table:formula="of:=IF([.AA97]=[.$DM$23];1;0)" office:value-type="float" office:value="1">
            <text:p>1</text:p>
          </table:table-cell>
          <table:table-cell table:style-name="ce32" table:formula="of:=IF([.Z97]=[.$DN$23];1;0)" office:value-type="float" office:value="0">
            <text:p>0</text:p>
          </table:table-cell>
          <table:table-cell table:style-name="ce32" table:formula="of:=IF([.$Y97]=[.$DO$23];1;0)" office:value-type="float" office:value="1">
            <text:p>1</text:p>
          </table:table-cell>
          <table:table-cell table:style-name="ce32" table:formula="of:=IF([.$X97]=[.$DP$23];1;0)" office:value-type="float" office:value="1">
            <text:p>1</text:p>
          </table:table-cell>
          <table:table-cell table:style-name="ce32" table:formula="of:=[.DM97]*[.DN97]*[.DO97]*[.DP97]" office:value-type="float" office:value="0">
            <text:p>0</text:p>
          </table:table-cell>
          <table:table-cell/>
          <table:table-cell table:style-name="ce37" table:formula="of:=IF([.AA97]=[.$DS$23];1;0)" office:value-type="float" office:value="0">
            <text:p>0</text:p>
          </table:table-cell>
          <table:table-cell table:style-name="ce37" table:formula="of:=IF([.Z97]=[.$DT$23];1;0)" office:value-type="float" office:value="1">
            <text:p>1</text:p>
          </table:table-cell>
          <table:table-cell table:style-name="ce38" table:formula="of:=IF([.$Y97]=[.$DU$23];1;0)" office:value-type="float" office:value="0">
            <text:p>0</text:p>
          </table:table-cell>
          <table:table-cell table:style-name="ce38" table:formula="of:=IF([.$X97]=[.$DV$23];1;0)" office:value-type="float" office:value="0">
            <text:p>0</text:p>
          </table:table-cell>
          <table:table-cell table:style-name="ce38" table:formula="of:=[.DS97]*[.DT97]*[.DU97]*[.DV9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28397426">
            <text:p>28397426</text:p>
          </table:table-cell>
          <table:table-cell table:style-name="ce3" office:value-type="string">
            <text:p>2020.09.09 12:00:00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7426">
            <text:p>28397426</text:p>
          </table:table-cell>
          <table:table-cell table:style-name="ce3" office:value-type="string">
            <text:p>2020.09.09 12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22">
            <text:p>76.622</text:p>
          </table:table-cell>
          <table:table-cell table:style-name="ce3" office:value-type="float" office:value="76.564">
            <text:p>76.564</text:p>
          </table:table-cell>
          <table:table-cell table:style-name="ce3" office:value-type="float" office:value="76.714">
            <text:p>76.714</text:p>
          </table:table-cell>
          <table:table-cell table:style-name="ce3" office:value-type="string">
            <text:p>2020.09.09 12:03:24</text:p>
          </table:table-cell>
          <table:table-cell table:style-name="ce3" office:value-type="float" office:value="76.564">
            <text:p>76.564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98]=[.$DH$23];1;0)" office:value-type="float" office:value="0">
            <text:p>0</text:p>
          </table:table-cell>
          <table:table-cell table:style-name="ce18" table:formula="of:=IF([.Z98]=-1;1;0)" office:value-type="float" office:value="1">
            <text:p>1</text:p>
          </table:table-cell>
          <table:table-cell table:style-name="ce18" table:formula="of:=IF([.Y98]=-1;1;0)" office:value-type="float" office:value="0">
            <text:p>0</text:p>
          </table:table-cell>
          <table:table-cell table:formula="of:=[.DH98]*[.DI98]*[.DJ98]" office:value-type="float" office:value="0">
            <text:p>0</text:p>
          </table:table-cell>
          <table:table-cell/>
          <table:table-cell table:style-name="ce32" table:formula="of:=IF([.AA98]=[.$DM$23];1;0)" office:value-type="float" office:value="1">
            <text:p>1</text:p>
          </table:table-cell>
          <table:table-cell table:style-name="ce32" table:formula="of:=IF([.Z98]=[.$DN$23];1;0)" office:value-type="float" office:value="1">
            <text:p>1</text:p>
          </table:table-cell>
          <table:table-cell table:style-name="ce32" table:formula="of:=IF([.$Y98]=[.$DO$23];1;0)" office:value-type="float" office:value="0">
            <text:p>0</text:p>
          </table:table-cell>
          <table:table-cell table:style-name="ce32" table:formula="of:=IF([.$X98]=[.$DP$23];1;0)" office:value-type="float" office:value="1">
            <text:p>1</text:p>
          </table:table-cell>
          <table:table-cell table:style-name="ce32" table:formula="of:=[.DM98]*[.DN98]*[.DO98]*[.DP98]" office:value-type="float" office:value="0">
            <text:p>0</text:p>
          </table:table-cell>
          <table:table-cell/>
          <table:table-cell table:style-name="ce37" table:formula="of:=IF([.AA98]=[.$DS$23];1;0)" office:value-type="float" office:value="0">
            <text:p>0</text:p>
          </table:table-cell>
          <table:table-cell table:style-name="ce37" table:formula="of:=IF([.Z98]=[.$DT$23];1;0)" office:value-type="float" office:value="0">
            <text:p>0</text:p>
          </table:table-cell>
          <table:table-cell table:style-name="ce38" table:formula="of:=IF([.$Y98]=[.$DU$23];1;0)" office:value-type="float" office:value="1">
            <text:p>1</text:p>
          </table:table-cell>
          <table:table-cell table:style-name="ce38" table:formula="of:=IF([.$X98]=[.$DV$23];1;0)" office:value-type="float" office:value="0">
            <text:p>0</text:p>
          </table:table-cell>
          <table:table-cell table:style-name="ce38" table:formula="of:=[.DS98]*[.DT98]*[.DU98]*[.DV9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8397569">
            <text:p>28397569</text:p>
          </table:table-cell>
          <table:table-cell table:style-name="ce3" office:value-type="string">
            <text:p>2020.09.09 12:05:00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37697">
            <text:p>43.37697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878">
            <text:p>0.878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8397569">
            <text:p>28397569</text:p>
          </table:table-cell>
          <table:table-cell table:style-name="ce3" office:value-type="string">
            <text:p>2020.09.09 12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68">
            <text:p>76.568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1090">
            <text:p>1,090</text:p>
          </table:table-cell>
          <table:table-cell/>
          <table:table-cell table:style-name="ce19" table:formula="of:=IF([.CU99]=[.$DH$23];1;0)" office:value-type="float" office:value="0">
            <text:p>0</text:p>
          </table:table-cell>
          <table:table-cell table:style-name="ce18" table:formula="of:=IF([.Z99]=-1;1;0)" office:value-type="float" office:value="1">
            <text:p>1</text:p>
          </table:table-cell>
          <table:table-cell table:style-name="ce18" table:formula="of:=IF([.Y99]=-1;1;0)" office:value-type="float" office:value="1">
            <text:p>1</text:p>
          </table:table-cell>
          <table:table-cell table:formula="of:=[.DH99]*[.DI99]*[.DJ99]" office:value-type="float" office:value="0">
            <text:p>0</text:p>
          </table:table-cell>
          <table:table-cell/>
          <table:table-cell table:style-name="ce32" table:formula="of:=IF([.AA99]=[.$DM$23];1;0)" office:value-type="float" office:value="1">
            <text:p>1</text:p>
          </table:table-cell>
          <table:table-cell table:style-name="ce32" table:formula="of:=IF([.Z99]=[.$DN$23];1;0)" office:value-type="float" office:value="1">
            <text:p>1</text:p>
          </table:table-cell>
          <table:table-cell table:style-name="ce32" table:formula="of:=IF([.$Y99]=[.$DO$23];1;0)" office:value-type="float" office:value="1">
            <text:p>1</text:p>
          </table:table-cell>
          <table:table-cell table:style-name="ce32" table:formula="of:=IF([.$X99]=[.$DP$23];1;0)" office:value-type="float" office:value="0">
            <text:p>0</text:p>
          </table:table-cell>
          <table:table-cell table:style-name="ce32" table:formula="of:=[.DM99]*[.DN99]*[.DO99]*[.DP99]" office:value-type="float" office:value="0">
            <text:p>0</text:p>
          </table:table-cell>
          <table:table-cell/>
          <table:table-cell table:style-name="ce37" table:formula="of:=IF([.AA99]=[.$DS$23];1;0)" office:value-type="float" office:value="0">
            <text:p>0</text:p>
          </table:table-cell>
          <table:table-cell table:style-name="ce37" table:formula="of:=IF([.Z99]=[.$DT$23];1;0)" office:value-type="float" office:value="0">
            <text:p>0</text:p>
          </table:table-cell>
          <table:table-cell table:style-name="ce38" table:formula="of:=IF([.$Y99]=[.$DU$23];1;0)" office:value-type="float" office:value="0">
            <text:p>0</text:p>
          </table:table-cell>
          <table:table-cell table:style-name="ce38" table:formula="of:=IF([.$X99]=[.$DV$23];1;0)" office:value-type="float" office:value="1">
            <text:p>1</text:p>
          </table:table-cell>
          <table:table-cell table:style-name="ce38" table:formula="of:=[.DS99]*[.DT99]*[.DU99]*[.DV9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4" office:value-type="float" office:value="28397649">
            <text:p>28397649</text:p>
          </table:table-cell>
          <table:table-cell table:style-name="ce4" office:value-type="string">
            <text:p>2020.09.09 12:10:00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593">
            <text:p>76.593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1.89452">
            <text:p>41.89452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3.13478">
            <text:p>53.13478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0.6666">
            <text:p>0.6666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7649">
            <text:p>28397649</text:p>
          </table:table-cell>
          <table:table-cell table:style-name="ce4" office:value-type="string">
            <text:p>2020.09.09 12:13:27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42">
            <text:p>76.642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350">
            <text:p>350</text:p>
          </table:table-cell>
          <table:table-cell/>
          <table:table-cell table:style-name="ce19" table:formula="of:=IF([.CU100]=[.$DH$23];1;0)" office:value-type="float" office:value="0">
            <text:p>0</text:p>
          </table:table-cell>
          <table:table-cell table:style-name="ce18" table:formula="of:=IF([.Z100]=-1;1;0)" office:value-type="float" office:value="1">
            <text:p>1</text:p>
          </table:table-cell>
          <table:table-cell table:style-name="ce18" table:formula="of:=IF([.Y100]=-1;1;0)" office:value-type="float" office:value="1">
            <text:p>1</text:p>
          </table:table-cell>
          <table:table-cell table:formula="of:=[.DH100]*[.DI100]*[.DJ100]" office:value-type="float" office:value="0">
            <text:p>0</text:p>
          </table:table-cell>
          <table:table-cell/>
          <table:table-cell table:style-name="ce32" table:formula="of:=IF([.AA100]=[.$DM$23];1;0)" office:value-type="float" office:value="0">
            <text:p>0</text:p>
          </table:table-cell>
          <table:table-cell table:style-name="ce32" table:formula="of:=IF([.Z100]=[.$DN$23];1;0)" office:value-type="float" office:value="1">
            <text:p>1</text:p>
          </table:table-cell>
          <table:table-cell table:style-name="ce32" table:formula="of:=IF([.$Y100]=[.$DO$23];1;0)" office:value-type="float" office:value="1">
            <text:p>1</text:p>
          </table:table-cell>
          <table:table-cell table:style-name="ce32" table:formula="of:=IF([.$X100]=[.$DP$23];1;0)" office:value-type="float" office:value="1">
            <text:p>1</text:p>
          </table:table-cell>
          <table:table-cell table:style-name="ce32" table:formula="of:=[.DM100]*[.DN100]*[.DO100]*[.DP100]" office:value-type="float" office:value="0">
            <text:p>0</text:p>
          </table:table-cell>
          <table:table-cell/>
          <table:table-cell table:style-name="ce37" table:formula="of:=IF([.AA100]=[.$DS$23];1;0)" office:value-type="float" office:value="1">
            <text:p>1</text:p>
          </table:table-cell>
          <table:table-cell table:style-name="ce37" table:formula="of:=IF([.Z100]=[.$DT$23];1;0)" office:value-type="float" office:value="0">
            <text:p>0</text:p>
          </table:table-cell>
          <table:table-cell table:style-name="ce38" table:formula="of:=IF([.$Y100]=[.$DU$23];1;0)" office:value-type="float" office:value="0">
            <text:p>0</text:p>
          </table:table-cell>
          <table:table-cell table:style-name="ce38" table:formula="of:=IF([.$X100]=[.$DV$23];1;0)" office:value-type="float" office:value="0">
            <text:p>0</text:p>
          </table:table-cell>
          <table:table-cell table:style-name="ce38" table:formula="of:=[.DS100]*[.DT100]*[.DU100]*[.DV10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4" office:value-type="float" office:value="28397719">
            <text:p>28397719</text:p>
          </table:table-cell>
          <table:table-cell table:style-name="ce4" office:value-type="string">
            <text:p>2020.09.09 12:15:00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7719">
            <text:p>28397719</text:p>
          </table:table-cell>
          <table:table-cell table:style-name="ce4" office:value-type="string">
            <text:p>2020.09.09 12:17:5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7">
            <text:p>76.657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200">
            <text:p>200</text:p>
          </table:table-cell>
          <table:table-cell/>
          <table:table-cell table:style-name="ce19" table:formula="of:=IF([.CU101]=[.$DH$23];1;0)" office:value-type="float" office:value="0">
            <text:p>0</text:p>
          </table:table-cell>
          <table:table-cell table:style-name="ce18" table:formula="of:=IF([.Z101]=-1;1;0)" office:value-type="float" office:value="0">
            <text:p>0</text:p>
          </table:table-cell>
          <table:table-cell table:style-name="ce18" table:formula="of:=IF([.Y101]=-1;1;0)" office:value-type="float" office:value="1">
            <text:p>1</text:p>
          </table:table-cell>
          <table:table-cell table:formula="of:=[.DH101]*[.DI101]*[.DJ101]" office:value-type="float" office:value="0">
            <text:p>0</text:p>
          </table:table-cell>
          <table:table-cell/>
          <table:table-cell table:style-name="ce32" table:formula="of:=IF([.AA101]=[.$DM$23];1;0)" office:value-type="float" office:value="0">
            <text:p>0</text:p>
          </table:table-cell>
          <table:table-cell table:style-name="ce32" table:formula="of:=IF([.Z101]=[.$DN$23];1;0)" office:value-type="float" office:value="0">
            <text:p>0</text:p>
          </table:table-cell>
          <table:table-cell table:style-name="ce32" table:formula="of:=IF([.$Y101]=[.$DO$23];1;0)" office:value-type="float" office:value="1">
            <text:p>1</text:p>
          </table:table-cell>
          <table:table-cell table:style-name="ce32" table:formula="of:=IF([.$X101]=[.$DP$23];1;0)" office:value-type="float" office:value="1">
            <text:p>1</text:p>
          </table:table-cell>
          <table:table-cell table:style-name="ce32" table:formula="of:=[.DM101]*[.DN101]*[.DO101]*[.DP101]" office:value-type="float" office:value="0">
            <text:p>0</text:p>
          </table:table-cell>
          <table:table-cell/>
          <table:table-cell table:style-name="ce37" table:formula="of:=IF([.AA101]=[.$DS$23];1;0)" office:value-type="float" office:value="1">
            <text:p>1</text:p>
          </table:table-cell>
          <table:table-cell table:style-name="ce37" table:formula="of:=IF([.Z101]=[.$DT$23];1;0)" office:value-type="float" office:value="1">
            <text:p>1</text:p>
          </table:table-cell>
          <table:table-cell table:style-name="ce38" table:formula="of:=IF([.$Y101]=[.$DU$23];1;0)" office:value-type="float" office:value="0">
            <text:p>0</text:p>
          </table:table-cell>
          <table:table-cell table:style-name="ce38" table:formula="of:=IF([.$X101]=[.$DV$23];1;0)" office:value-type="float" office:value="0">
            <text:p>0</text:p>
          </table:table-cell>
          <table:table-cell table:style-name="ce38" table:formula="of:=[.DS101]*[.DT101]*[.DU101]*[.DV10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28397734">
            <text:p>28397734</text:p>
          </table:table-cell>
          <table:table-cell table:style-name="ce3" office:value-type="string">
            <text:p>2020.09.09 12:20:00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7734">
            <text:p>28397734</text:p>
          </table:table-cell>
          <table:table-cell table:style-name="ce3" office:value-type="string">
            <text:p>2020.09.09 12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65">
            <text:p>76.665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120">
            <text:p>120</text:p>
          </table:table-cell>
          <table:table-cell/>
          <table:table-cell table:style-name="ce19" table:formula="of:=IF([.CU102]=[.$DH$23];1;0)" office:value-type="float" office:value="0">
            <text:p>0</text:p>
          </table:table-cell>
          <table:table-cell table:style-name="ce18" table:formula="of:=IF([.Z102]=-1;1;0)" office:value-type="float" office:value="0">
            <text:p>0</text:p>
          </table:table-cell>
          <table:table-cell table:style-name="ce18" table:formula="of:=IF([.Y102]=-1;1;0)" office:value-type="float" office:value="0">
            <text:p>0</text:p>
          </table:table-cell>
          <table:table-cell table:formula="of:=[.DH102]*[.DI102]*[.DJ102]" office:value-type="float" office:value="0">
            <text:p>0</text:p>
          </table:table-cell>
          <table:table-cell/>
          <table:table-cell table:style-name="ce32" table:formula="of:=IF([.AA102]=[.$DM$23];1;0)" office:value-type="float" office:value="0">
            <text:p>0</text:p>
          </table:table-cell>
          <table:table-cell table:style-name="ce32" table:formula="of:=IF([.Z102]=[.$DN$23];1;0)" office:value-type="float" office:value="0">
            <text:p>0</text:p>
          </table:table-cell>
          <table:table-cell table:style-name="ce32" table:formula="of:=IF([.$Y102]=[.$DO$23];1;0)" office:value-type="float" office:value="0">
            <text:p>0</text:p>
          </table:table-cell>
          <table:table-cell table:style-name="ce32" table:formula="of:=IF([.$X102]=[.$DP$23];1;0)" office:value-type="float" office:value="1">
            <text:p>1</text:p>
          </table:table-cell>
          <table:table-cell table:style-name="ce32" table:formula="of:=[.DM102]*[.DN102]*[.DO102]*[.DP102]" office:value-type="float" office:value="0">
            <text:p>0</text:p>
          </table:table-cell>
          <table:table-cell/>
          <table:table-cell table:style-name="ce37" table:formula="of:=IF([.AA102]=[.$DS$23];1;0)" office:value-type="float" office:value="1">
            <text:p>1</text:p>
          </table:table-cell>
          <table:table-cell table:style-name="ce37" table:formula="of:=IF([.Z102]=[.$DT$23];1;0)" office:value-type="float" office:value="1">
            <text:p>1</text:p>
          </table:table-cell>
          <table:table-cell table:style-name="ce38" table:formula="of:=IF([.$Y102]=[.$DU$23];1;0)" office:value-type="float" office:value="1">
            <text:p>1</text:p>
          </table:table-cell>
          <table:table-cell table:style-name="ce38" table:formula="of:=IF([.$X102]=[.$DV$23];1;0)" office:value-type="float" office:value="0">
            <text:p>0</text:p>
          </table:table-cell>
          <table:table-cell table:style-name="ce38" table:formula="of:=[.DS102]*[.DT102]*[.DU102]*[.DV10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28397809">
            <text:p>28397809</text:p>
          </table:table-cell>
          <table:table-cell table:style-name="ce3" office:value-type="string">
            <text:p>2020.09.09 12:25:00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7809">
            <text:p>28397809</text:p>
          </table:table-cell>
          <table:table-cell table:style-name="ce3" office:value-type="string">
            <text:p>2020.09.09 12:2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38">
            <text:p>76.638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390">
            <text:p>390</text:p>
          </table:table-cell>
          <table:table-cell/>
          <table:table-cell table:style-name="ce19" table:formula="of:=IF([.CU103]=[.$DH$23];1;0)" office:value-type="float" office:value="0">
            <text:p>0</text:p>
          </table:table-cell>
          <table:table-cell table:style-name="ce18" table:formula="of:=IF([.Z103]=-1;1;0)" office:value-type="float" office:value="0">
            <text:p>0</text:p>
          </table:table-cell>
          <table:table-cell table:style-name="ce18" table:formula="of:=IF([.Y103]=-1;1;0)" office:value-type="float" office:value="0">
            <text:p>0</text:p>
          </table:table-cell>
          <table:table-cell table:formula="of:=[.DH103]*[.DI103]*[.DJ103]" office:value-type="float" office:value="0">
            <text:p>0</text:p>
          </table:table-cell>
          <table:table-cell/>
          <table:table-cell table:style-name="ce32" table:formula="of:=IF([.AA103]=[.$DM$23];1;0)" office:value-type="float" office:value="1">
            <text:p>1</text:p>
          </table:table-cell>
          <table:table-cell table:style-name="ce32" table:formula="of:=IF([.Z103]=[.$DN$23];1;0)" office:value-type="float" office:value="0">
            <text:p>0</text:p>
          </table:table-cell>
          <table:table-cell table:style-name="ce32" table:formula="of:=IF([.$Y103]=[.$DO$23];1;0)" office:value-type="float" office:value="0">
            <text:p>0</text:p>
          </table:table-cell>
          <table:table-cell table:style-name="ce32" table:formula="of:=IF([.$X103]=[.$DP$23];1;0)" office:value-type="float" office:value="0">
            <text:p>0</text:p>
          </table:table-cell>
          <table:table-cell table:style-name="ce32" table:formula="of:=[.DM103]*[.DN103]*[.DO103]*[.DP103]" office:value-type="float" office:value="0">
            <text:p>0</text:p>
          </table:table-cell>
          <table:table-cell/>
          <table:table-cell table:style-name="ce37" table:formula="of:=IF([.AA103]=[.$DS$23];1;0)" office:value-type="float" office:value="0">
            <text:p>0</text:p>
          </table:table-cell>
          <table:table-cell table:style-name="ce37" table:formula="of:=IF([.Z103]=[.$DT$23];1;0)" office:value-type="float" office:value="1">
            <text:p>1</text:p>
          </table:table-cell>
          <table:table-cell table:style-name="ce38" table:formula="of:=IF([.$Y103]=[.$DU$23];1;0)" office:value-type="float" office:value="1">
            <text:p>1</text:p>
          </table:table-cell>
          <table:table-cell table:style-name="ce38" table:formula="of:=IF([.$X103]=[.$DV$23];1;0)" office:value-type="float" office:value="1">
            <text:p>1</text:p>
          </table:table-cell>
          <table:table-cell table:style-name="ce38" table:formula="of:=[.DS103]*[.DT103]*[.DU103]*[.DV10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 office:value-type="float" office:value="28397954">
            <text:p>28397954</text:p>
          </table:table-cell>
          <table:table-cell table:style-name="ce4" office:value-type="string">
            <text:p>2020.09.09 12:30:00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76.656">
            <text:p>76.656</text:p>
          </table:table-cell>
          <table:table-cell table:style-name="ce4" office:value-type="float" office:value="76.628">
            <text:p>76.628</text:p>
          </table:table-cell>
          <table:table-cell table:style-name="ce4" office:value-type="float" office:value="76.65">
            <text:p>76.65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43.97912">
            <text:p>43.97912</text:p>
          </table:table-cell>
          <table:table-cell table:style-name="ce4" office:value-type="float" office:value="44.62153">
            <text:p>44.62153</text:p>
          </table:table-cell>
          <table:table-cell table:style-name="ce4" office:value-type="float" office:value="43.71503">
            <text:p>43.71503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58.03565">
            <text:p>58.03565</text:p>
          </table:table-cell>
          <table:table-cell table:style-name="ce4" office:value-type="float" office:value="55.14984">
            <text:p>55.14984</text:p>
          </table:table-cell>
          <table:table-cell table:style-name="ce4" office:value-type="float" office:value="56.92148">
            <text:p>56.92148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style-name="ce4" office:value-type="float" office:value="1.69625">
            <text:p>1.69625</text:p>
          </table:table-cell>
          <table:table-cell table:style-name="ce4" office:value-type="float" office:value="0.9656">
            <text:p>0.9656</text:p>
          </table:table-cell>
          <table:table-cell table:style-name="ce4" office:value-type="float" office:value="0.7455">
            <text:p>0.7455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7954">
            <text:p>28397954</text:p>
          </table:table-cell>
          <table:table-cell table:style-name="ce4" office:value-type="string">
            <text:p>2020.09.09 12:3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8">
            <text:p>76.658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190">
            <text:p>190</text:p>
          </table:table-cell>
          <table:table-cell/>
          <table:table-cell table:style-name="ce19" table:formula="of:=IF([.CU104]=[.$DH$23];1;0)" office:value-type="float" office:value="0">
            <text:p>0</text:p>
          </table:table-cell>
          <table:table-cell table:style-name="ce18" table:formula="of:=IF([.Z104]=-1;1;0)" office:value-type="float" office:value="1">
            <text:p>1</text:p>
          </table:table-cell>
          <table:table-cell table:style-name="ce18" table:formula="of:=IF([.Y104]=-1;1;0)" office:value-type="float" office:value="0">
            <text:p>0</text:p>
          </table:table-cell>
          <table:table-cell table:formula="of:=[.DH104]*[.DI104]*[.DJ104]" office:value-type="float" office:value="0">
            <text:p>0</text:p>
          </table:table-cell>
          <table:table-cell/>
          <table:table-cell table:style-name="ce32" table:formula="of:=IF([.AA104]=[.$DM$23];1;0)" office:value-type="float" office:value="0">
            <text:p>0</text:p>
          </table:table-cell>
          <table:table-cell table:style-name="ce32" table:formula="of:=IF([.Z104]=[.$DN$23];1;0)" office:value-type="float" office:value="1">
            <text:p>1</text:p>
          </table:table-cell>
          <table:table-cell table:style-name="ce32" table:formula="of:=IF([.$Y104]=[.$DO$23];1;0)" office:value-type="float" office:value="0">
            <text:p>0</text:p>
          </table:table-cell>
          <table:table-cell table:style-name="ce32" table:formula="of:=IF([.$X104]=[.$DP$23];1;0)" office:value-type="float" office:value="0">
            <text:p>0</text:p>
          </table:table-cell>
          <table:table-cell table:style-name="ce32" table:formula="of:=[.DM104]*[.DN104]*[.DO104]*[.DP104]" office:value-type="float" office:value="0">
            <text:p>0</text:p>
          </table:table-cell>
          <table:table-cell/>
          <table:table-cell table:style-name="ce37" table:formula="of:=IF([.AA104]=[.$DS$23];1;0)" office:value-type="float" office:value="1">
            <text:p>1</text:p>
          </table:table-cell>
          <table:table-cell table:style-name="ce37" table:formula="of:=IF([.Z104]=[.$DT$23];1;0)" office:value-type="float" office:value="0">
            <text:p>0</text:p>
          </table:table-cell>
          <table:table-cell table:style-name="ce38" table:formula="of:=IF([.$Y104]=[.$DU$23];1;0)" office:value-type="float" office:value="1">
            <text:p>1</text:p>
          </table:table-cell>
          <table:table-cell table:style-name="ce38" table:formula="of:=IF([.$X104]=[.$DV$23];1;0)" office:value-type="float" office:value="1">
            <text:p>1</text:p>
          </table:table-cell>
          <table:table-cell table:style-name="ce38" table:formula="of:=[.DS104]*[.DT104]*[.DU104]*[.DV10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28398045">
            <text:p>28398045</text:p>
          </table:table-cell>
          <table:table-cell table:style-name="ce3" office:value-type="string">
            <text:p>2020.09.09 12:35:00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045">
            <text:p>28398045</text:p>
          </table:table-cell>
          <table:table-cell table:style-name="ce3" office:value-type="string">
            <text:p>2020.09.09 12:3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15">
            <text:p>76.715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850">
            <text:p>850</text:p>
          </table:table-cell>
          <table:table-cell/>
          <table:table-cell table:style-name="ce19" table:formula="of:=IF([.CU105]=[.$DH$23];1;0)" office:value-type="float" office:value="1">
            <text:p>1</text:p>
          </table:table-cell>
          <table:table-cell table:style-name="ce18" table:formula="of:=IF([.Z105]=-1;1;0)" office:value-type="float" office:value="0">
            <text:p>0</text:p>
          </table:table-cell>
          <table:table-cell table:style-name="ce18" table:formula="of:=IF([.Y105]=-1;1;0)" office:value-type="float" office:value="1">
            <text:p>1</text:p>
          </table:table-cell>
          <table:table-cell table:formula="of:=[.DH105]*[.DI105]*[.DJ105]" office:value-type="float" office:value="0">
            <text:p>0</text:p>
          </table:table-cell>
          <table:table-cell/>
          <table:table-cell table:style-name="ce32" table:formula="of:=IF([.AA105]=[.$DM$23];1;0)" office:value-type="float" office:value="0">
            <text:p>0</text:p>
          </table:table-cell>
          <table:table-cell table:style-name="ce32" table:formula="of:=IF([.Z105]=[.$DN$23];1;0)" office:value-type="float" office:value="0">
            <text:p>0</text:p>
          </table:table-cell>
          <table:table-cell table:style-name="ce32" table:formula="of:=IF([.$Y105]=[.$DO$23];1;0)" office:value-type="float" office:value="1">
            <text:p>1</text:p>
          </table:table-cell>
          <table:table-cell table:style-name="ce32" table:formula="of:=IF([.$X105]=[.$DP$23];1;0)" office:value-type="float" office:value="0">
            <text:p>0</text:p>
          </table:table-cell>
          <table:table-cell table:style-name="ce32" table:formula="of:=[.DM105]*[.DN105]*[.DO105]*[.DP105]" office:value-type="float" office:value="0">
            <text:p>0</text:p>
          </table:table-cell>
          <table:table-cell/>
          <table:table-cell table:style-name="ce37" table:formula="of:=IF([.AA105]=[.$DS$23];1;0)" office:value-type="float" office:value="1">
            <text:p>1</text:p>
          </table:table-cell>
          <table:table-cell table:style-name="ce37" table:formula="of:=IF([.Z105]=[.$DT$23];1;0)" office:value-type="float" office:value="1">
            <text:p>1</text:p>
          </table:table-cell>
          <table:table-cell table:style-name="ce38" table:formula="of:=IF([.$Y105]=[.$DU$23];1;0)" office:value-type="float" office:value="0">
            <text:p>0</text:p>
          </table:table-cell>
          <table:table-cell table:style-name="ce38" table:formula="of:=IF([.$X105]=[.$DV$23];1;0)" office:value-type="float" office:value="1">
            <text:p>1</text:p>
          </table:table-cell>
          <table:table-cell table:style-name="ce38" table:formula="of:=[.DS105]*[.DT105]*[.DU105]*[.DV10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8398078">
            <text:p>28398078</text:p>
          </table:table-cell>
          <table:table-cell table:style-name="ce3" office:value-type="string">
            <text:p>2020.09.09 12:40:00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  <draw:frame table:end-cell-address="'8'.AP122" table:end-x="2.55cm" table:end-y="0.28cm" draw:z-index="2" draw:style-name="gr1" draw:text-style-name="P1" svg:width="15.999cm" svg:height="9.715cm" svg:x="0.1cm" svg:y="0.587cm">
              <draw:object draw:notify-on-update-of-ranges="'8'.AJ113:'8'.AO113 '8'.AJ114:'8'.AO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2">
            <text:p>-2</text:p>
            <draw:frame table:end-cell-address="'8'.AT121" table:end-x="1.166cm" table:end-y="0.277cm" draw:z-index="1" draw:style-name="gr1" draw:text-style-name="P1" svg:width="15.999cm" svg:height="9.091cm" svg:x="0.802cm" svg:y="0.587cm">
              <draw:object draw:notify-on-update-of-ranges="'8'.AJ110:'8'.AO110 '8'.AJ111:'8'.AO1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8078">
            <text:p>28398078</text:p>
          </table:table-cell>
          <table:table-cell table:style-name="ce3" office:value-type="string">
            <text:p>2020.09.09 12:4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93">
            <text:p>76.693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1070">
            <text:p>1,070</text:p>
          </table:table-cell>
          <table:table-cell/>
          <table:table-cell table:style-name="ce19" table:formula="of:=IF([.CU106]=[.$DH$23];1;0)" office:value-type="float" office:value="0">
            <text:p>0</text:p>
          </table:table-cell>
          <table:table-cell table:style-name="ce18" table:formula="of:=IF([.Z106]=-1;1;0)" office:value-type="float" office:value="0">
            <text:p>0</text:p>
          </table:table-cell>
          <table:table-cell table:style-name="ce18" table:formula="of:=IF([.Y106]=-1;1;0)" office:value-type="float" office:value="0">
            <text:p>0</text:p>
          </table:table-cell>
          <table:table-cell table:formula="of:=[.DH106]*[.DI106]*[.DJ106]" office:value-type="float" office:value="0">
            <text:p>0</text:p>
          </table:table-cell>
          <table:table-cell/>
          <table:table-cell table:style-name="ce32" table:formula="of:=IF([.AA106]=[.$DM$23];1;0)" office:value-type="float" office:value="1">
            <text:p>1</text:p>
          </table:table-cell>
          <table:table-cell table:style-name="ce32" table:formula="of:=IF([.Z106]=[.$DN$23];1;0)" office:value-type="float" office:value="0">
            <text:p>0</text:p>
          </table:table-cell>
          <table:table-cell table:style-name="ce32" table:formula="of:=IF([.$Y106]=[.$DO$23];1;0)" office:value-type="float" office:value="0">
            <text:p>0</text:p>
          </table:table-cell>
          <table:table-cell table:style-name="ce32" table:formula="of:=IF([.$X106]=[.$DP$23];1;0)" office:value-type="float" office:value="1">
            <text:p>1</text:p>
          </table:table-cell>
          <table:table-cell table:style-name="ce32" table:formula="of:=[.DM106]*[.DN106]*[.DO106]*[.DP106]" office:value-type="float" office:value="0">
            <text:p>0</text:p>
          </table:table-cell>
          <table:table-cell/>
          <table:table-cell table:style-name="ce37" table:formula="of:=IF([.AA106]=[.$DS$23];1;0)" office:value-type="float" office:value="0">
            <text:p>0</text:p>
          </table:table-cell>
          <table:table-cell table:style-name="ce37" table:formula="of:=IF([.Z106]=[.$DT$23];1;0)" office:value-type="float" office:value="1">
            <text:p>1</text:p>
          </table:table-cell>
          <table:table-cell table:style-name="ce38" table:formula="of:=IF([.$Y106]=[.$DU$23];1;0)" office:value-type="float" office:value="1">
            <text:p>1</text:p>
          </table:table-cell>
          <table:table-cell table:style-name="ce38" table:formula="of:=IF([.$X106]=[.$DV$23];1;0)" office:value-type="float" office:value="0">
            <text:p>0</text:p>
          </table:table-cell>
          <table:table-cell table:style-name="ce38" table:formula="of:=[.DS106]*[.DT106]*[.DU106]*[.DV10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28398128">
            <text:p>28398128</text:p>
          </table:table-cell>
          <table:table-cell table:style-name="ce3" office:value-type="string">
            <text:p>2020.09.09 12:45:00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128">
            <text:p>28398128</text:p>
          </table:table-cell>
          <table:table-cell table:style-name="ce3" office:value-type="string">
            <text:p>2020.09.09 12:4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26">
            <text:p>76.726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740">
            <text:p>740</text:p>
          </table:table-cell>
          <table:table-cell/>
          <table:table-cell table:style-name="ce19" table:formula="of:=IF([.CU107]=[.$DH$23];1;0)" office:value-type="float" office:value="1">
            <text:p>1</text:p>
          </table:table-cell>
          <table:table-cell table:style-name="ce18" table:formula="of:=IF([.Z107]=-1;1;0)" office:value-type="float" office:value="1">
            <text:p>1</text:p>
          </table:table-cell>
          <table:table-cell table:style-name="ce18" table:formula="of:=IF([.Y107]=-1;1;0)" office:value-type="float" office:value="0">
            <text:p>0</text:p>
          </table:table-cell>
          <table:table-cell table:formula="of:=[.DH107]*[.DI107]*[.DJ107]" office:value-type="float" office:value="0">
            <text:p>0</text:p>
          </table:table-cell>
          <table:table-cell/>
          <table:table-cell table:style-name="ce32" table:formula="of:=IF([.AA107]=[.$DM$23];1;0)" office:value-type="float" office:value="0">
            <text:p>0</text:p>
          </table:table-cell>
          <table:table-cell table:style-name="ce32" table:formula="of:=IF([.Z107]=[.$DN$23];1;0)" office:value-type="float" office:value="1">
            <text:p>1</text:p>
          </table:table-cell>
          <table:table-cell table:style-name="ce32" table:formula="of:=IF([.$Y107]=[.$DO$23];1;0)" office:value-type="float" office:value="0">
            <text:p>0</text:p>
          </table:table-cell>
          <table:table-cell table:style-name="ce32" table:formula="of:=IF([.$X107]=[.$DP$23];1;0)" office:value-type="float" office:value="0">
            <text:p>0</text:p>
          </table:table-cell>
          <table:table-cell table:style-name="ce32" table:formula="of:=[.DM107]*[.DN107]*[.DO107]*[.DP107]" office:value-type="float" office:value="0">
            <text:p>0</text:p>
          </table:table-cell>
          <table:table-cell/>
          <table:table-cell table:style-name="ce37" table:formula="of:=IF([.AA107]=[.$DS$23];1;0)" office:value-type="float" office:value="1">
            <text:p>1</text:p>
          </table:table-cell>
          <table:table-cell table:style-name="ce37" table:formula="of:=IF([.Z107]=[.$DT$23];1;0)" office:value-type="float" office:value="0">
            <text:p>0</text:p>
          </table:table-cell>
          <table:table-cell table:style-name="ce38" table:formula="of:=IF([.$Y107]=[.$DU$23];1;0)" office:value-type="float" office:value="1">
            <text:p>1</text:p>
          </table:table-cell>
          <table:table-cell table:style-name="ce38" table:formula="of:=IF([.$X107]=[.$DV$23];1;0)" office:value-type="float" office:value="1">
            <text:p>1</text:p>
          </table:table-cell>
          <table:table-cell table:style-name="ce38" table:formula="of:=[.DS107]*[.DT107]*[.DU107]*[.DV10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28398225">
            <text:p>28398225</text:p>
          </table:table-cell>
          <table:table-cell table:style-name="ce3" office:value-type="string">
            <text:p>2020.09.09 12:50:00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8225">
            <text:p>28398225</text:p>
          </table:table-cell>
          <table:table-cell table:style-name="ce3" office:value-type="string">
            <text:p>2020.09.09 12:5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51">
            <text:p>76.751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490">
            <text:p>490</text:p>
          </table:table-cell>
          <table:table-cell/>
          <table:table-cell table:style-name="ce19" table:formula="of:=IF([.CU108]=[.$DH$23];1;0)" office:value-type="float" office:value="0">
            <text:p>0</text:p>
          </table:table-cell>
          <table:table-cell table:style-name="ce18" table:formula="of:=IF([.Z108]=-1;1;0)" office:value-type="float" office:value="0">
            <text:p>0</text:p>
          </table:table-cell>
          <table:table-cell table:style-name="ce18" table:formula="of:=IF([.Y108]=-1;1;0)" office:value-type="float" office:value="1">
            <text:p>1</text:p>
          </table:table-cell>
          <table:table-cell table:formula="of:=[.DH108]*[.DI108]*[.DJ108]" office:value-type="float" office:value="0">
            <text:p>0</text:p>
          </table:table-cell>
          <table:table-cell/>
          <table:table-cell table:style-name="ce32" table:formula="of:=IF([.AA108]=[.$DM$23];1;0)" office:value-type="float" office:value="0">
            <text:p>0</text:p>
          </table:table-cell>
          <table:table-cell table:style-name="ce32" table:formula="of:=IF([.Z108]=[.$DN$23];1;0)" office:value-type="float" office:value="0">
            <text:p>0</text:p>
          </table:table-cell>
          <table:table-cell table:style-name="ce32" table:formula="of:=IF([.$Y108]=[.$DO$23];1;0)" office:value-type="float" office:value="1">
            <text:p>1</text:p>
          </table:table-cell>
          <table:table-cell table:style-name="ce32" table:formula="of:=IF([.$X108]=[.$DP$23];1;0)" office:value-type="float" office:value="0">
            <text:p>0</text:p>
          </table:table-cell>
          <table:table-cell table:style-name="ce32" table:formula="of:=[.DM108]*[.DN108]*[.DO108]*[.DP108]" office:value-type="float" office:value="0">
            <text:p>0</text:p>
          </table:table-cell>
          <table:table-cell/>
          <table:table-cell table:style-name="ce37" table:formula="of:=IF([.AA108]=[.$DS$23];1;0)" office:value-type="float" office:value="1">
            <text:p>1</text:p>
          </table:table-cell>
          <table:table-cell table:style-name="ce37" table:formula="of:=IF([.Z108]=[.$DT$23];1;0)" office:value-type="float" office:value="1">
            <text:p>1</text:p>
          </table:table-cell>
          <table:table-cell table:style-name="ce38" table:formula="of:=IF([.$Y108]=[.$DU$23];1;0)" office:value-type="float" office:value="0">
            <text:p>0</text:p>
          </table:table-cell>
          <table:table-cell table:style-name="ce38" table:formula="of:=IF([.$X108]=[.$DV$23];1;0)" office:value-type="float" office:value="1">
            <text:p>1</text:p>
          </table:table-cell>
          <table:table-cell table:style-name="ce38" table:formula="of:=[.DS108]*[.DT108]*[.DU108]*[.DV10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4" office:value-type="float" office:value="28398265">
            <text:p>28398265</text:p>
          </table:table-cell>
          <table:table-cell table:style-name="ce4" office:value-type="string">
            <text:p>2020.09.09 12:55:00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76.656">
            <text:p>76.656</text:p>
          </table:table-cell>
          <table:table-cell table:style-name="ce4" office:value-type="float" office:value="76.628">
            <text:p>76.628</text:p>
          </table:table-cell>
          <table:table-cell table:style-name="ce4" office:value-type="float" office:value="76.65">
            <text:p>76.65</text:p>
          </table:table-cell>
          <table:table-cell table:style-name="ce4" office:value-type="float" office:value="76.706">
            <text:p>76.706</text:p>
          </table:table-cell>
          <table:table-cell table:style-name="ce4" office:value-type="float" office:value="76.686">
            <text:p>76.686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0.056">
            <text:p>0.056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43.97912">
            <text:p>43.97912</text:p>
          </table:table-cell>
          <table:table-cell table:style-name="ce4" office:value-type="float" office:value="44.62153">
            <text:p>44.62153</text:p>
          </table:table-cell>
          <table:table-cell table:style-name="ce4" office:value-type="float" office:value="43.71503">
            <text:p>43.71503</text:p>
          </table:table-cell>
          <table:table-cell table:style-name="ce4" office:value-type="float" office:value="43.18207">
            <text:p>43.18207</text:p>
          </table:table-cell>
          <table:table-cell table:style-name="ce4" office:value-type="float" office:value="47.68334">
            <text:p>47.68334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58.03565">
            <text:p>58.03565</text:p>
          </table:table-cell>
          <table:table-cell table:style-name="ce4" office:value-type="float" office:value="55.14984">
            <text:p>55.14984</text:p>
          </table:table-cell>
          <table:table-cell table:style-name="ce4" office:value-type="float" office:value="56.92148">
            <text:p>56.92148</text:p>
          </table:table-cell>
          <table:table-cell table:style-name="ce4" office:value-type="float" office:value="61.04455">
            <text:p>61.04455</text:p>
          </table:table-cell>
          <table:table-cell table:style-name="ce4" office:value-type="float" office:value="58.92437">
            <text:p>58.92437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style-name="ce4" office:value-type="float" office:value="1.69625">
            <text:p>1.69625</text:p>
          </table:table-cell>
          <table:table-cell table:style-name="ce4" office:value-type="float" office:value="0.9656">
            <text:p>0.9656</text:p>
          </table:table-cell>
          <table:table-cell table:style-name="ce4" office:value-type="float" office:value="0.7455">
            <text:p>0.7455</text:p>
          </table:table-cell>
          <table:table-cell table:style-name="ce4" office:value-type="float" office:value="1.705">
            <text:p>1.705</text:p>
          </table:table-cell>
          <table:table-cell table:style-name="ce4" office:value-type="float" office:value="1.5453">
            <text:p>1.5453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398265">
            <text:p>28398265</text:p>
          </table:table-cell>
          <table:table-cell table:style-name="ce4" office:value-type="string">
            <text:p>2020.09.09 12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8">
            <text:p>76.8</text:p>
          </table:table-cell>
          <table:table-cell table:style-name="ce4" office:value-type="float" office:value="76.95">
            <text:p>76.95</text:p>
          </table:table-cell>
          <table:table-cell table:style-name="ce4" office:value-type="string">
            <text:p>2020.09.09 13:06:34</text:p>
          </table:table-cell>
          <table:table-cell table:style-name="ce4" office:value-type="float" office:value="76.8">
            <text:p>76.8</text:p>
          </table:table-cell>
          <table:table-cell table:style-name="ce11" office:value-type="float" office:value="540">
            <text:p>540</text:p>
          </table:table-cell>
          <table:table-cell/>
          <table:table-cell table:style-name="ce19" table:formula="of:=IF([.CU109]=[.$DH$23];1;0)" office:value-type="float" office:value="1">
            <text:p>1</text:p>
          </table:table-cell>
          <table:table-cell table:style-name="ce18" table:formula="of:=IF([.Z109]=-1;1;0)" office:value-type="float" office:value="0">
            <text:p>0</text:p>
          </table:table-cell>
          <table:table-cell table:style-name="ce18" table:formula="of:=IF([.Y109]=-1;1;0)" office:value-type="float" office:value="0">
            <text:p>0</text:p>
          </table:table-cell>
          <table:table-cell table:formula="of:=[.DH109]*[.DI109]*[.DJ109]" office:value-type="float" office:value="0">
            <text:p>0</text:p>
          </table:table-cell>
          <table:table-cell/>
          <table:table-cell table:style-name="ce32" table:formula="of:=IF([.AA109]=[.$DM$23];1;0)" office:value-type="float" office:value="1">
            <text:p>1</text:p>
          </table:table-cell>
          <table:table-cell table:style-name="ce32" table:formula="of:=IF([.Z109]=[.$DN$23];1;0)" office:value-type="float" office:value="0">
            <text:p>0</text:p>
          </table:table-cell>
          <table:table-cell table:style-name="ce32" table:formula="of:=IF([.$Y109]=[.$DO$23];1;0)" office:value-type="float" office:value="0">
            <text:p>0</text:p>
          </table:table-cell>
          <table:table-cell table:style-name="ce32" table:formula="of:=IF([.$X109]=[.$DP$23];1;0)" office:value-type="float" office:value="1">
            <text:p>1</text:p>
          </table:table-cell>
          <table:table-cell table:style-name="ce32" table:formula="of:=[.DM109]*[.DN109]*[.DO109]*[.DP109]" office:value-type="float" office:value="0">
            <text:p>0</text:p>
          </table:table-cell>
          <table:table-cell/>
          <table:table-cell table:style-name="ce37" table:formula="of:=IF([.AA109]=[.$DS$23];1;0)" office:value-type="float" office:value="0">
            <text:p>0</text:p>
          </table:table-cell>
          <table:table-cell table:style-name="ce37" table:formula="of:=IF([.Z109]=[.$DT$23];1;0)" office:value-type="float" office:value="1">
            <text:p>1</text:p>
          </table:table-cell>
          <table:table-cell table:style-name="ce38" table:formula="of:=IF([.$Y109]=[.$DU$23];1;0)" office:value-type="float" office:value="1">
            <text:p>1</text:p>
          </table:table-cell>
          <table:table-cell table:style-name="ce38" table:formula="of:=IF([.$X109]=[.$DV$23];1;0)" office:value-type="float" office:value="0">
            <text:p>0</text:p>
          </table:table-cell>
          <table:table-cell table:style-name="ce38" table:formula="of:=[.DS109]*[.DT109]*[.DU109]*[.DV10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28398416">
            <text:p>28398416</text:p>
          </table:table-cell>
          <table:table-cell table:style-name="ce3" office:value-type="string">
            <text:p>2020.09.09 13:00:00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8416">
            <text:p>28398416</text:p>
          </table:table-cell>
          <table:table-cell table:style-name="ce3" office:value-type="string">
            <text:p>2020.09.09 13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48">
            <text:p>76.748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520">
            <text:p>520</text:p>
          </table:table-cell>
          <table:table-cell/>
          <table:table-cell table:style-name="ce19" table:formula="of:=IF([.CU110]=[.$DH$23];1;0)" office:value-type="float" office:value="1">
            <text:p>1</text:p>
          </table:table-cell>
          <table:table-cell table:style-name="ce18" table:formula="of:=IF([.Z110]=-1;1;0)" office:value-type="float" office:value="1">
            <text:p>1</text:p>
          </table:table-cell>
          <table:table-cell table:style-name="ce18" table:formula="of:=IF([.Y110]=-1;1;0)" office:value-type="float" office:value="0">
            <text:p>0</text:p>
          </table:table-cell>
          <table:table-cell table:formula="of:=[.DH110]*[.DI110]*[.DJ110]" office:value-type="float" office:value="0">
            <text:p>0</text:p>
          </table:table-cell>
          <table:table-cell/>
          <table:table-cell table:style-name="ce32" table:formula="of:=IF([.AA110]=[.$DM$23];1;0)" office:value-type="float" office:value="0">
            <text:p>0</text:p>
          </table:table-cell>
          <table:table-cell table:style-name="ce32" table:formula="of:=IF([.Z110]=[.$DN$23];1;0)" office:value-type="float" office:value="1">
            <text:p>1</text:p>
          </table:table-cell>
          <table:table-cell table:style-name="ce32" table:formula="of:=IF([.$Y110]=[.$DO$23];1;0)" office:value-type="float" office:value="0">
            <text:p>0</text:p>
          </table:table-cell>
          <table:table-cell table:style-name="ce32" table:formula="of:=IF([.$X110]=[.$DP$23];1;0)" office:value-type="float" office:value="0">
            <text:p>0</text:p>
          </table:table-cell>
          <table:table-cell table:style-name="ce32" table:formula="of:=[.DM110]*[.DN110]*[.DO110]*[.DP110]" office:value-type="float" office:value="0">
            <text:p>0</text:p>
          </table:table-cell>
          <table:table-cell/>
          <table:table-cell table:style-name="ce37" table:formula="of:=IF([.AA110]=[.$DS$23];1;0)" office:value-type="float" office:value="1">
            <text:p>1</text:p>
          </table:table-cell>
          <table:table-cell table:style-name="ce37" table:formula="of:=IF([.Z110]=[.$DT$23];1;0)" office:value-type="float" office:value="0">
            <text:p>0</text:p>
          </table:table-cell>
          <table:table-cell table:style-name="ce38" table:formula="of:=IF([.$Y110]=[.$DU$23];1;0)" office:value-type="float" office:value="1">
            <text:p>1</text:p>
          </table:table-cell>
          <table:table-cell table:style-name="ce38" table:formula="of:=IF([.$X110]=[.$DV$23];1;0)" office:value-type="float" office:value="1">
            <text:p>1</text:p>
          </table:table-cell>
          <table:table-cell table:style-name="ce38" table:formula="of:=[.DS110]*[.DT110]*[.DU110]*[.DV11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28398571">
            <text:p>28398571</text:p>
          </table:table-cell>
          <table:table-cell table:style-name="ce3" office:value-type="string">
            <text:p>2020.09.09 13:05:00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8571">
            <text:p>28398571</text:p>
          </table:table-cell>
          <table:table-cell table:style-name="ce3" office:value-type="string">
            <text:p>2020.09.09 13:05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41">
            <text:p>76.841</text:p>
          </table:table-cell>
          <table:table-cell table:style-name="ce3" office:value-type="float" office:value="76.785">
            <text:p>76.785</text:p>
          </table:table-cell>
          <table:table-cell table:style-name="ce3" office:value-type="float" office:value="76.935">
            <text:p>76.935</text:p>
          </table:table-cell>
          <table:table-cell table:style-name="ce3" office:value-type="string">
            <text:p>2020.09.09 13:38:41</text:p>
          </table:table-cell>
          <table:table-cell table:style-name="ce3" office:value-type="float" office:value="76.785">
            <text:p>76.785</text:p>
          </table:table-cell>
          <table:table-cell table:style-name="ce12" office:value-type="float" office:value="-560">
            <text:p>-560</text:p>
          </table:table-cell>
          <table:table-cell/>
          <table:table-cell table:style-name="ce19" table:formula="of:=IF([.CU111]=[.$DH$23];1;0)" office:value-type="float" office:value="0">
            <text:p>0</text:p>
          </table:table-cell>
          <table:table-cell table:style-name="ce18" table:formula="of:=IF([.Z111]=-1;1;0)" office:value-type="float" office:value="0">
            <text:p>0</text:p>
          </table:table-cell>
          <table:table-cell table:style-name="ce18" table:formula="of:=IF([.Y111]=-1;1;0)" office:value-type="float" office:value="1">
            <text:p>1</text:p>
          </table:table-cell>
          <table:table-cell table:formula="of:=[.DH111]*[.DI111]*[.DJ111]" office:value-type="float" office:value="0">
            <text:p>0</text:p>
          </table:table-cell>
          <table:table-cell/>
          <table:table-cell table:style-name="ce32" table:formula="of:=IF([.AA111]=[.$DM$23];1;0)" office:value-type="float" office:value="0">
            <text:p>0</text:p>
          </table:table-cell>
          <table:table-cell table:style-name="ce32" table:formula="of:=IF([.Z111]=[.$DN$23];1;0)" office:value-type="float" office:value="0">
            <text:p>0</text:p>
          </table:table-cell>
          <table:table-cell table:style-name="ce32" table:formula="of:=IF([.$Y111]=[.$DO$23];1;0)" office:value-type="float" office:value="1">
            <text:p>1</text:p>
          </table:table-cell>
          <table:table-cell table:style-name="ce32" table:formula="of:=IF([.$X111]=[.$DP$23];1;0)" office:value-type="float" office:value="0">
            <text:p>0</text:p>
          </table:table-cell>
          <table:table-cell table:style-name="ce32" table:formula="of:=[.DM111]*[.DN111]*[.DO111]*[.DP111]" office:value-type="float" office:value="0">
            <text:p>0</text:p>
          </table:table-cell>
          <table:table-cell/>
          <table:table-cell table:style-name="ce37" table:formula="of:=IF([.AA111]=[.$DS$23];1;0)" office:value-type="float" office:value="1">
            <text:p>1</text:p>
          </table:table-cell>
          <table:table-cell table:style-name="ce37" table:formula="of:=IF([.Z111]=[.$DT$23];1;0)" office:value-type="float" office:value="1">
            <text:p>1</text:p>
          </table:table-cell>
          <table:table-cell table:style-name="ce38" table:formula="of:=IF([.$Y111]=[.$DU$23];1;0)" office:value-type="float" office:value="0">
            <text:p>0</text:p>
          </table:table-cell>
          <table:table-cell table:style-name="ce38" table:formula="of:=IF([.$X111]=[.$DV$23];1;0)" office:value-type="float" office:value="1">
            <text:p>1</text:p>
          </table:table-cell>
          <table:table-cell table:style-name="ce38" table:formula="of:=[.DS111]*[.DT111]*[.DU111]*[.DV11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28398621">
            <text:p>28398621</text:p>
          </table:table-cell>
          <table:table-cell table:style-name="ce3" office:value-type="string">
            <text:p>2020.09.09 13:10:00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8398621">
            <text:p>28398621</text:p>
          </table:table-cell>
          <table:table-cell table:style-name="ce3" office:value-type="string">
            <text:p>2020.09.09 13:1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">
            <text:p>76.83</text:p>
          </table:table-cell>
          <table:table-cell table:style-name="ce3" office:value-type="float" office:value="76.772">
            <text:p>76.772</text:p>
          </table:table-cell>
          <table:table-cell table:style-name="ce3" office:value-type="float" office:value="76.922">
            <text:p>76.922</text:p>
          </table:table-cell>
          <table:table-cell table:style-name="ce3" office:value-type="string">
            <text:p>2020.09.09 13:40:46</text:p>
          </table:table-cell>
          <table:table-cell table:style-name="ce3" office:value-type="float" office:value="76.772">
            <text:p>76.772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112]=[.$DH$23];1;0)" office:value-type="float" office:value="0">
            <text:p>0</text:p>
          </table:table-cell>
          <table:table-cell table:style-name="ce18" table:formula="of:=IF([.Z112]=-1;1;0)" office:value-type="float" office:value="0">
            <text:p>0</text:p>
          </table:table-cell>
          <table:table-cell table:style-name="ce18" table:formula="of:=IF([.Y112]=-1;1;0)" office:value-type="float" office:value="0">
            <text:p>0</text:p>
          </table:table-cell>
          <table:table-cell table:formula="of:=[.DH112]*[.DI112]*[.DJ112]" office:value-type="float" office:value="0">
            <text:p>0</text:p>
          </table:table-cell>
          <table:table-cell/>
          <table:table-cell table:style-name="ce32" table:formula="of:=IF([.AA112]=[.$DM$23];1;0)" office:value-type="float" office:value="1">
            <text:p>1</text:p>
          </table:table-cell>
          <table:table-cell table:style-name="ce32" table:formula="of:=IF([.Z112]=[.$DN$23];1;0)" office:value-type="float" office:value="0">
            <text:p>0</text:p>
          </table:table-cell>
          <table:table-cell table:style-name="ce32" table:formula="of:=IF([.$Y112]=[.$DO$23];1;0)" office:value-type="float" office:value="0">
            <text:p>0</text:p>
          </table:table-cell>
          <table:table-cell table:style-name="ce32" table:formula="of:=IF([.$X112]=[.$DP$23];1;0)" office:value-type="float" office:value="1">
            <text:p>1</text:p>
          </table:table-cell>
          <table:table-cell table:style-name="ce32" table:formula="of:=[.DM112]*[.DN112]*[.DO112]*[.DP112]" office:value-type="float" office:value="0">
            <text:p>0</text:p>
          </table:table-cell>
          <table:table-cell/>
          <table:table-cell table:style-name="ce37" table:formula="of:=IF([.AA112]=[.$DS$23];1;0)" office:value-type="float" office:value="0">
            <text:p>0</text:p>
          </table:table-cell>
          <table:table-cell table:style-name="ce37" table:formula="of:=IF([.Z112]=[.$DT$23];1;0)" office:value-type="float" office:value="1">
            <text:p>1</text:p>
          </table:table-cell>
          <table:table-cell table:style-name="ce38" table:formula="of:=IF([.$Y112]=[.$DU$23];1;0)" office:value-type="float" office:value="1">
            <text:p>1</text:p>
          </table:table-cell>
          <table:table-cell table:style-name="ce38" table:formula="of:=IF([.$X112]=[.$DV$23];1;0)" office:value-type="float" office:value="0">
            <text:p>0</text:p>
          </table:table-cell>
          <table:table-cell table:style-name="ce38" table:formula="of:=[.DS112]*[.DT112]*[.DU112]*[.DV11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28398709">
            <text:p>28398709</text:p>
          </table:table-cell>
          <table:table-cell table:style-name="ce3" office:value-type="string">
            <text:p>2020.09.09 13:15:00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709">
            <text:p>28398709</text:p>
          </table:table-cell>
          <table:table-cell table:style-name="ce3" office:value-type="string">
            <text:p>2020.09.09 13:15:00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25">
            <text:p>76.825</text:p>
          </table:table-cell>
          <table:table-cell table:style-name="ce3" office:value-type="float" office:value="76.765">
            <text:p>76.765</text:p>
          </table:table-cell>
          <table:table-cell table:style-name="ce3" office:value-type="float" office:value="76.915">
            <text:p>76.915</text:p>
          </table:table-cell>
          <table:table-cell table:style-name="ce3" office:value-type="string">
            <text:p>2020.09.09 13:42:04</text:p>
          </table:table-cell>
          <table:table-cell table:style-name="ce3" office:value-type="float" office:value="76.765">
            <text:p>76.765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3]=[.$DH$23];1;0)" office:value-type="float" office:value="1">
            <text:p>1</text:p>
          </table:table-cell>
          <table:table-cell table:style-name="ce18" table:formula="of:=IF([.Z113]=-1;1;0)" office:value-type="float" office:value="1">
            <text:p>1</text:p>
          </table:table-cell>
          <table:table-cell table:style-name="ce18" table:formula="of:=IF([.Y113]=-1;1;0)" office:value-type="float" office:value="0">
            <text:p>0</text:p>
          </table:table-cell>
          <table:table-cell table:formula="of:=[.DH113]*[.DI113]*[.DJ113]" office:value-type="float" office:value="0">
            <text:p>0</text:p>
          </table:table-cell>
          <table:table-cell/>
          <table:table-cell table:style-name="ce32" table:formula="of:=IF([.AA113]=[.$DM$23];1;0)" office:value-type="float" office:value="1">
            <text:p>1</text:p>
          </table:table-cell>
          <table:table-cell table:style-name="ce32" table:formula="of:=IF([.Z113]=[.$DN$23];1;0)" office:value-type="float" office:value="1">
            <text:p>1</text:p>
          </table:table-cell>
          <table:table-cell table:style-name="ce32" table:formula="of:=IF([.$Y113]=[.$DO$23];1;0)" office:value-type="float" office:value="0">
            <text:p>0</text:p>
          </table:table-cell>
          <table:table-cell table:style-name="ce32" table:formula="of:=IF([.$X113]=[.$DP$23];1;0)" office:value-type="float" office:value="0">
            <text:p>0</text:p>
          </table:table-cell>
          <table:table-cell table:style-name="ce32" table:formula="of:=[.DM113]*[.DN113]*[.DO113]*[.DP113]" office:value-type="float" office:value="0">
            <text:p>0</text:p>
          </table:table-cell>
          <table:table-cell/>
          <table:table-cell table:style-name="ce37" table:formula="of:=IF([.AA113]=[.$DS$23];1;0)" office:value-type="float" office:value="0">
            <text:p>0</text:p>
          </table:table-cell>
          <table:table-cell table:style-name="ce37" table:formula="of:=IF([.Z113]=[.$DT$23];1;0)" office:value-type="float" office:value="0">
            <text:p>0</text:p>
          </table:table-cell>
          <table:table-cell table:style-name="ce38" table:formula="of:=IF([.$Y113]=[.$DU$23];1;0)" office:value-type="float" office:value="1">
            <text:p>1</text:p>
          </table:table-cell>
          <table:table-cell table:style-name="ce38" table:formula="of:=IF([.$X113]=[.$DV$23];1;0)" office:value-type="float" office:value="1">
            <text:p>1</text:p>
          </table:table-cell>
          <table:table-cell table:style-name="ce38" table:formula="of:=[.DS113]*[.DT113]*[.DU113]*[.DV11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28398776">
            <text:p>28398776</text:p>
          </table:table-cell>
          <table:table-cell table:style-name="ce3" office:value-type="string">
            <text:p>2020.09.09 13:20:00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8776">
            <text:p>28398776</text:p>
          </table:table-cell>
          <table:table-cell table:style-name="ce3" office:value-type="string">
            <text:p>2020.09.09 13:20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1">
            <text:p>76.831</text:p>
          </table:table-cell>
          <table:table-cell table:style-name="ce3" office:value-type="float" office:value="76.771">
            <text:p>76.771</text:p>
          </table:table-cell>
          <table:table-cell table:style-name="ce3" office:value-type="float" office:value="76.921">
            <text:p>76.921</text:p>
          </table:table-cell>
          <table:table-cell table:style-name="ce3" office:value-type="string">
            <text:p>2020.09.09 13:41:13</text:p>
          </table:table-cell>
          <table:table-cell table:style-name="ce3" office:value-type="float" office:value="76.771">
            <text:p>76.771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4]=[.$DH$23];1;0)" office:value-type="float" office:value="1">
            <text:p>1</text:p>
          </table:table-cell>
          <table:table-cell table:style-name="ce18" table:formula="of:=IF([.Z114]=-1;1;0)" office:value-type="float" office:value="1">
            <text:p>1</text:p>
          </table:table-cell>
          <table:table-cell table:style-name="ce18" table:formula="of:=IF([.Y114]=-1;1;0)" office:value-type="float" office:value="1">
            <text:p>1</text:p>
          </table:table-cell>
          <table:table-cell table:formula="of:=[.DH114]*[.DI114]*[.DJ114]" office:value-type="float" office:value="1">
            <text:p>1</text:p>
          </table:table-cell>
          <table:table-cell/>
          <table:table-cell table:style-name="ce32" table:formula="of:=IF([.AA114]=[.$DM$23];1;0)" office:value-type="float" office:value="0">
            <text:p>0</text:p>
          </table:table-cell>
          <table:table-cell table:style-name="ce32" table:formula="of:=IF([.Z114]=[.$DN$23];1;0)" office:value-type="float" office:value="1">
            <text:p>1</text:p>
          </table:table-cell>
          <table:table-cell table:style-name="ce32" table:formula="of:=IF([.$Y114]=[.$DO$23];1;0)" office:value-type="float" office:value="1">
            <text:p>1</text:p>
          </table:table-cell>
          <table:table-cell table:style-name="ce32" table:formula="of:=IF([.$X114]=[.$DP$23];1;0)" office:value-type="float" office:value="0">
            <text:p>0</text:p>
          </table:table-cell>
          <table:table-cell table:style-name="ce32" table:formula="of:=[.DM114]*[.DN114]*[.DO114]*[.DP114]" office:value-type="float" office:value="0">
            <text:p>0</text:p>
          </table:table-cell>
          <table:table-cell/>
          <table:table-cell table:style-name="ce37" table:formula="of:=IF([.AA114]=[.$DS$23];1;0)" office:value-type="float" office:value="1">
            <text:p>1</text:p>
          </table:table-cell>
          <table:table-cell table:style-name="ce37" table:formula="of:=IF([.Z114]=[.$DT$23];1;0)" office:value-type="float" office:value="0">
            <text:p>0</text:p>
          </table:table-cell>
          <table:table-cell table:style-name="ce38" table:formula="of:=IF([.$Y114]=[.$DU$23];1;0)" office:value-type="float" office:value="0">
            <text:p>0</text:p>
          </table:table-cell>
          <table:table-cell table:style-name="ce38" table:formula="of:=IF([.$X114]=[.$DV$23];1;0)" office:value-type="float" office:value="1">
            <text:p>1</text:p>
          </table:table-cell>
          <table:table-cell table:style-name="ce38" table:formula="of:=[.DS114]*[.DT114]*[.DU114]*[.DV11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8398806">
            <text:p>28398806</text:p>
          </table:table-cell>
          <table:table-cell table:style-name="ce3" office:value-type="string">
            <text:p>2020.09.09 13:25:00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28398806">
            <text:p>28398806</text:p>
          </table:table-cell>
          <table:table-cell table:style-name="ce3" office:value-type="string">
            <text:p>2020.09.09 13:25:04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5">
            <text:p>76.835</text:p>
          </table:table-cell>
          <table:table-cell table:style-name="ce3" office:value-type="float" office:value="76.776">
            <text:p>76.776</text:p>
          </table:table-cell>
          <table:table-cell table:style-name="ce3" office:value-type="float" office:value="76.926">
            <text:p>76.926</text:p>
          </table:table-cell>
          <table:table-cell table:style-name="ce3" office:value-type="string">
            <text:p>2020.09.09 13:40:45</text:p>
          </table:table-cell>
          <table:table-cell table:style-name="ce3" office:value-type="float" office:value="76.776">
            <text:p>76.77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115]=[.$DH$23];1;0)" office:value-type="float" office:value="1">
            <text:p>1</text:p>
          </table:table-cell>
          <table:table-cell table:style-name="ce18" table:formula="of:=IF([.Z115]=-1;1;0)" office:value-type="float" office:value="0">
            <text:p>0</text:p>
          </table:table-cell>
          <table:table-cell table:style-name="ce18" table:formula="of:=IF([.Y115]=-1;1;0)" office:value-type="float" office:value="1">
            <text:p>1</text:p>
          </table:table-cell>
          <table:table-cell table:formula="of:=[.DH115]*[.DI115]*[.DJ115]" office:value-type="float" office:value="0">
            <text:p>0</text:p>
          </table:table-cell>
          <table:table-cell/>
          <table:table-cell table:style-name="ce32" table:formula="of:=IF([.AA115]=[.$DM$23];1;0)" office:value-type="float" office:value="0">
            <text:p>0</text:p>
          </table:table-cell>
          <table:table-cell table:style-name="ce32" table:formula="of:=IF([.Z115]=[.$DN$23];1;0)" office:value-type="float" office:value="0">
            <text:p>0</text:p>
          </table:table-cell>
          <table:table-cell table:style-name="ce32" table:formula="of:=IF([.$Y115]=[.$DO$23];1;0)" office:value-type="float" office:value="1">
            <text:p>1</text:p>
          </table:table-cell>
          <table:table-cell table:style-name="ce32" table:formula="of:=IF([.$X115]=[.$DP$23];1;0)" office:value-type="float" office:value="1">
            <text:p>1</text:p>
          </table:table-cell>
          <table:table-cell table:style-name="ce32" table:formula="of:=[.DM115]*[.DN115]*[.DO115]*[.DP115]" office:value-type="float" office:value="0">
            <text:p>0</text:p>
          </table:table-cell>
          <table:table-cell/>
          <table:table-cell table:style-name="ce37" table:formula="of:=IF([.AA115]=[.$DS$23];1;0)" office:value-type="float" office:value="1">
            <text:p>1</text:p>
          </table:table-cell>
          <table:table-cell table:style-name="ce37" table:formula="of:=IF([.Z115]=[.$DT$23];1;0)" office:value-type="float" office:value="1">
            <text:p>1</text:p>
          </table:table-cell>
          <table:table-cell table:style-name="ce38" table:formula="of:=IF([.$Y115]=[.$DU$23];1;0)" office:value-type="float" office:value="0">
            <text:p>0</text:p>
          </table:table-cell>
          <table:table-cell table:style-name="ce38" table:formula="of:=IF([.$X115]=[.$DV$23];1;0)" office:value-type="float" office:value="0">
            <text:p>0</text:p>
          </table:table-cell>
          <table:table-cell table:style-name="ce38" table:formula="of:=[.DS115]*[.DT115]*[.DU115]*[.DV11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28398967">
            <text:p>28398967</text:p>
          </table:table-cell>
          <table:table-cell table:style-name="ce3" office:value-type="string">
            <text:p>2020.09.09 13:30:00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8398967">
            <text:p>28398967</text:p>
          </table:table-cell>
          <table:table-cell table:style-name="ce3" office:value-type="string">
            <text:p>2020.09.09 13:3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776">
            <text:p>76.776</text:p>
          </table:table-cell>
          <table:table-cell table:style-name="ce3" office:value-type="float" office:value="76.926">
            <text:p>76.926</text:p>
          </table:table-cell>
          <table:table-cell table:style-name="ce3" office:value-type="string">
            <text:p>2020.09.09 13:40:45</text:p>
          </table:table-cell>
          <table:table-cell table:style-name="ce3" office:value-type="float" office:value="76.776">
            <text:p>76.776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6]=[.$DH$23];1;0)" office:value-type="float" office:value="1">
            <text:p>1</text:p>
          </table:table-cell>
          <table:table-cell table:style-name="ce18" table:formula="of:=IF([.Z116]=-1;1;0)" office:value-type="float" office:value="0">
            <text:p>0</text:p>
          </table:table-cell>
          <table:table-cell table:style-name="ce18" table:formula="of:=IF([.Y116]=-1;1;0)" office:value-type="float" office:value="0">
            <text:p>0</text:p>
          </table:table-cell>
          <table:table-cell table:formula="of:=[.DH116]*[.DI116]*[.DJ116]" office:value-type="float" office:value="0">
            <text:p>0</text:p>
          </table:table-cell>
          <table:table-cell/>
          <table:table-cell table:style-name="ce32" table:formula="of:=IF([.AA116]=[.$DM$23];1;0)" office:value-type="float" office:value="0">
            <text:p>0</text:p>
          </table:table-cell>
          <table:table-cell table:style-name="ce32" table:formula="of:=IF([.Z116]=[.$DN$23];1;0)" office:value-type="float" office:value="0">
            <text:p>0</text:p>
          </table:table-cell>
          <table:table-cell table:style-name="ce32" table:formula="of:=IF([.$Y116]=[.$DO$23];1;0)" office:value-type="float" office:value="0">
            <text:p>0</text:p>
          </table:table-cell>
          <table:table-cell table:style-name="ce32" table:formula="of:=IF([.$X116]=[.$DP$23];1;0)" office:value-type="float" office:value="1">
            <text:p>1</text:p>
          </table:table-cell>
          <table:table-cell table:style-name="ce32" table:formula="of:=[.DM116]*[.DN116]*[.DO116]*[.DP116]" office:value-type="float" office:value="0">
            <text:p>0</text:p>
          </table:table-cell>
          <table:table-cell/>
          <table:table-cell table:style-name="ce37" table:formula="of:=IF([.AA116]=[.$DS$23];1;0)" office:value-type="float" office:value="1">
            <text:p>1</text:p>
          </table:table-cell>
          <table:table-cell table:style-name="ce37" table:formula="of:=IF([.Z116]=[.$DT$23];1;0)" office:value-type="float" office:value="1">
            <text:p>1</text:p>
          </table:table-cell>
          <table:table-cell table:style-name="ce38" table:formula="of:=IF([.$Y116]=[.$DU$23];1;0)" office:value-type="float" office:value="1">
            <text:p>1</text:p>
          </table:table-cell>
          <table:table-cell table:style-name="ce38" table:formula="of:=IF([.$X116]=[.$DV$23];1;0)" office:value-type="float" office:value="0">
            <text:p>0</text:p>
          </table:table-cell>
          <table:table-cell table:style-name="ce38" table:formula="of:=[.DS116]*[.DT116]*[.DU116]*[.DV116]" office:value-type="float" office:value="0">
            <text:p>0</text:p>
          </table:table-cell>
          <table:table-cell table:number-columns-repeated="89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4" office:value-type="float" office:value="28399015">
            <text:p>28399015</text:p>
          </table:table-cell>
          <table:table-cell table:style-name="ce4" office:value-type="string">
            <text:p>2020.09.09 13:35:00</text:p>
          </table:table-cell>
          <table:table-cell table:style-name="ce4" office:value-type="float" office:value="76.686">
            <text:p>76.686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7.68334">
            <text:p>47.68334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58.92437">
            <text:p>58.92437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1.5453">
            <text:p>1.5453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28399015">
            <text:p>28399015</text:p>
          </table:table-cell>
          <table:table-cell table:style-name="ce4" office:value-type="string">
            <text:p>2020.09.09 13:3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824">
            <text:p>76.824</text:p>
          </table:table-cell>
          <table:table-cell table:style-name="ce4" office:value-type="float" office:value="76.764">
            <text:p>76.764</text:p>
          </table:table-cell>
          <table:table-cell table:style-name="ce4" office:value-type="float" office:value="76.914">
            <text:p>76.914</text:p>
          </table:table-cell>
          <table:table-cell table:style-name="ce4" office:value-type="string">
            <text:p>2020.09.09 13:42:04</text:p>
          </table:table-cell>
          <table:table-cell table:style-name="ce4" office:value-type="float" office:value="76.764">
            <text:p>76.764</text:p>
          </table:table-cell>
          <table:table-cell table:style-name="ce11" office:value-type="float" office:value="-600">
            <text:p>-60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4" office:value-type="float" office:value="28399067">
            <text:p>28399067</text:p>
          </table:table-cell>
          <table:table-cell table:style-name="ce4" office:value-type="string">
            <text:p>2020.09.09 13:40:00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9067">
            <text:p>28399067</text:p>
          </table:table-cell>
          <table:table-cell table:style-name="ce4" office:value-type="string">
            <text:p>2020.09.09 13:4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8">
            <text:p>76.8</text:p>
          </table:table-cell>
          <table:table-cell table:style-name="ce4" office:value-type="float" office:value="76.743">
            <text:p>76.743</text:p>
          </table:table-cell>
          <table:table-cell table:style-name="ce4" office:value-type="float" office:value="76.893">
            <text:p>76.893</text:p>
          </table:table-cell>
          <table:table-cell table:style-name="ce4" office:value-type="string">
            <text:p>2020.09.09 14:01:04</text:p>
          </table:table-cell>
          <table:table-cell table:style-name="ce4" office:value-type="float" office:value="76.743">
            <text:p>76.743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4" office:value-type="float" office:value="28399148">
            <text:p>28399148</text:p>
          </table:table-cell>
          <table:table-cell table:style-name="ce4" office:value-type="string">
            <text:p>2020.09.09 13:45:00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8399148">
            <text:p>28399148</text:p>
          </table:table-cell>
          <table:table-cell table:style-name="ce4" office:value-type="string">
            <text:p>2020.09.09 13:4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">
            <text:p>76.77</text:p>
          </table:table-cell>
          <table:table-cell table:style-name="ce4" office:value-type="float" office:value="76.712">
            <text:p>76.712</text:p>
          </table:table-cell>
          <table:table-cell table:style-name="ce4" office:value-type="float" office:value="76.862">
            <text:p>76.862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2">
            <text:p>76.862</text:p>
          </table:table-cell>
          <table:table-cell table:style-name="ce11" office:value-type="float" office:value="920">
            <text:p>92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4" office:value-type="float" office:value="28399219">
            <text:p>28399219</text:p>
          </table:table-cell>
          <table:table-cell table:style-name="ce4" office:value-type="string">
            <text:p>2020.09.09 13:50:00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9219">
            <text:p>28399219</text:p>
          </table:table-cell>
          <table:table-cell table:style-name="ce4" office:value-type="string">
            <text:p>2020.09.09 13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2">
            <text:p>76.772</text:p>
          </table:table-cell>
          <table:table-cell table:style-name="ce4" office:value-type="float" office:value="76.714">
            <text:p>76.714</text:p>
          </table:table-cell>
          <table:table-cell table:style-name="ce4" office:value-type="float" office:value="76.864">
            <text:p>76.864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4">
            <text:p>76.864</text:p>
          </table:table-cell>
          <table:table-cell table:style-name="ce11" office:value-type="float" office:value="920">
            <text:p>92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28399303">
            <text:p>28399303</text:p>
          </table:table-cell>
          <table:table-cell table:style-name="ce3" office:value-type="string">
            <text:p>2020.09.09 13:55:00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76.815">
            <text:p>76.815</text:p>
          </table:table-cell>
          <table:table-cell table:style-name="ce3" office:value-type="float" office:value="76.793">
            <text:p>76.793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62">
            <text:p>76.762</text:p>
          </table:table-cell>
          <table:table-cell table:style-name="ce3" office:value-type="float" office:value="76.769">
            <text:p>76.76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3.01066">
            <text:p>63.01066</text:p>
          </table:table-cell>
          <table:table-cell table:style-name="ce3" office:value-type="float" office:value="63.93939">
            <text:p>63.93939</text:p>
          </table:table-cell>
          <table:table-cell table:style-name="ce3" office:value-type="float" office:value="66.48153">
            <text:p>66.48153</text:p>
          </table:table-cell>
          <table:table-cell table:style-name="ce3" office:value-type="float" office:value="61.87294">
            <text:p>61.87294</text:p>
          </table:table-cell>
          <table:table-cell table:style-name="ce3" office:value-type="float" office:value="61.35565">
            <text:p>61.35565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65.04932">
            <text:p>65.04932</text:p>
          </table:table-cell>
          <table:table-cell table:style-name="ce3" office:value-type="float" office:value="62.05121">
            <text:p>62.05121</text:p>
          </table:table-cell>
          <table:table-cell table:style-name="ce3" office:value-type="float" office:value="57.961">
            <text:p>57.961</text:p>
          </table:table-cell>
          <table:table-cell table:style-name="ce3" office:value-type="float" office:value="58.05196">
            <text:p>58.05196</text:p>
          </table:table-cell>
          <table:table-cell table:style-name="ce3" office:value-type="float" office:value="58.71022">
            <text:p>58.71022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.6163">
            <text:p>2.6163</text:p>
          </table:table-cell>
          <table:table-cell table:style-name="ce3" office:value-type="float" office:value="2.295">
            <text:p>2.295</text:p>
          </table:table-cell>
          <table:table-cell table:style-name="ce3" office:value-type="float" office:value="2.401">
            <text:p>2.401</text:p>
          </table:table-cell>
          <table:table-cell table:style-name="ce3" office:value-type="float" office:value="1.4948">
            <text:p>1.4948</text:p>
          </table:table-cell>
          <table:table-cell table:style-name="ce3" office:value-type="float" office:value="1.2996">
            <text:p>1.299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8399303">
            <text:p>28399303</text:p>
          </table:table-cell>
          <table:table-cell table:style-name="ce3" office:value-type="string">
            <text:p>2020.09.09 13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79">
            <text:p>76.779</text:p>
          </table:table-cell>
          <table:table-cell table:style-name="ce3" office:value-type="float" office:value="76.72">
            <text:p>76.72</text:p>
          </table:table-cell>
          <table:table-cell table:style-name="ce3" office:value-type="float" office:value="76.87">
            <text:p>76.87</text:p>
          </table:table-cell>
          <table:table-cell table:style-name="ce3" office:value-type="string">
            <text:p>2020.09.09 15:03:54</text:p>
          </table:table-cell>
          <table:table-cell table:style-name="ce3" office:value-type="float" office:value="76.87">
            <text:p>76.87</text:p>
          </table:table-cell>
          <table:table-cell table:style-name="ce12" office:value-type="float" office:value="910">
            <text:p>91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4" office:value-type="float" office:value="28399367">
            <text:p>28399367</text:p>
          </table:table-cell>
          <table:table-cell table:style-name="ce4" office:value-type="string">
            <text:p>2020.09.09 14:00:00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28399367">
            <text:p>28399367</text:p>
          </table:table-cell>
          <table:table-cell table:style-name="ce4" office:value-type="string">
            <text:p>2020.09.09 14:0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6">
            <text:p>76.776</text:p>
          </table:table-cell>
          <table:table-cell table:style-name="ce4" office:value-type="float" office:value="76.715">
            <text:p>76.715</text:p>
          </table:table-cell>
          <table:table-cell table:style-name="ce4" office:value-type="float" office:value="76.865">
            <text:p>76.865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5">
            <text:p>76.865</text:p>
          </table:table-cell>
          <table:table-cell table:style-name="ce11" office:value-type="float" office:value="890">
            <text:p>89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4" office:value-type="float" office:value="28399524">
            <text:p>28399524</text:p>
          </table:table-cell>
          <table:table-cell table:style-name="ce4" office:value-type="string">
            <text:p>2020.09.09 14:05:00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76.737">
            <text:p>76.737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-0.004">
            <text:p>-0.004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59.58664">
            <text:p>59.58664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54.40598">
            <text:p>54.40598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style-name="ce4" office:value-type="float" office:value="1.97835">
            <text:p>1.97835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9524">
            <text:p>28399524</text:p>
          </table:table-cell>
          <table:table-cell table:style-name="ce4" office:value-type="string">
            <text:p>2020.09.09 14:0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48">
            <text:p>76.748</text:p>
          </table:table-cell>
          <table:table-cell table:style-name="ce4" office:value-type="float" office:value="76.687">
            <text:p>76.687</text:p>
          </table:table-cell>
          <table:table-cell table:style-name="ce4" office:value-type="float" office:value="76.837">
            <text:p>76.837</text:p>
          </table:table-cell>
          <table:table-cell table:style-name="ce4" office:value-type="string">
            <text:p>2020.09.09 15:03:28</text:p>
          </table:table-cell>
          <table:table-cell table:style-name="ce4" office:value-type="float" office:value="76.837">
            <text:p>76.837</text:p>
          </table:table-cell>
          <table:table-cell table:style-name="ce11" office:value-type="float" office:value="890">
            <text:p>89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4" office:value-type="float" office:value="28399616">
            <text:p>28399616</text:p>
          </table:table-cell>
          <table:table-cell table:style-name="ce4" office:value-type="string">
            <text:p>2020.09.09 14:10:00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76.737">
            <text:p>76.737</text:p>
          </table:table-cell>
          <table:table-cell table:style-name="ce4" office:value-type="float" office:value="76.752">
            <text:p>76.752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-0.004">
            <text:p>-0.004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59.58664">
            <text:p>59.58664</text:p>
          </table:table-cell>
          <table:table-cell table:style-name="ce4" office:value-type="float" office:value="54.4881">
            <text:p>54.4881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54.40598">
            <text:p>54.40598</text:p>
          </table:table-cell>
          <table:table-cell table:style-name="ce4" office:value-type="float" office:value="56.00496">
            <text:p>56.00496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style-name="ce4" office:value-type="float" office:value="1.97835">
            <text:p>1.97835</text:p>
          </table:table-cell>
          <table:table-cell table:style-name="ce4" office:value-type="float" office:value="1.5402">
            <text:p>1.5402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9616">
            <text:p>28399616</text:p>
          </table:table-cell>
          <table:table-cell table:style-name="ce4" office:value-type="string">
            <text:p>2020.09.09 14:10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6">
            <text:p>76.76</text:p>
          </table:table-cell>
          <table:table-cell table:style-name="ce4" office:value-type="float" office:value="76.703">
            <text:p>76.703</text:p>
          </table:table-cell>
          <table:table-cell table:style-name="ce4" office:value-type="float" office:value="76.853">
            <text:p>76.853</text:p>
          </table:table-cell>
          <table:table-cell table:style-name="ce4" office:value-type="string">
            <text:p>2020.09.09 15:03:50</text:p>
          </table:table-cell>
          <table:table-cell table:style-name="ce4" office:value-type="float" office:value="76.853">
            <text:p>76.853</text:p>
          </table:table-cell>
          <table:table-cell table:style-name="ce11" office:value-type="float" office:value="930">
            <text:p>93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8399680">
            <text:p>28399680</text:p>
          </table:table-cell>
          <table:table-cell table:style-name="ce3" office:value-type="string">
            <text:p>2020.09.09 14:15:00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76.815">
            <text:p>76.815</text:p>
          </table:table-cell>
          <table:table-cell table:style-name="ce3" office:value-type="float" office:value="76.793">
            <text:p>76.793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62">
            <text:p>76.762</text:p>
          </table:table-cell>
          <table:table-cell table:style-name="ce3" office:value-type="float" office:value="76.769">
            <text:p>76.769</text:p>
          </table:table-cell>
          <table:table-cell table:style-name="ce3" office:value-type="float" office:value="76.766">
            <text:p>76.766</text:p>
          </table:table-cell>
          <table:table-cell table:style-name="ce3" office:value-type="float" office:value="76.737">
            <text:p>76.737</text:p>
          </table:table-cell>
          <table:table-cell table:number-columns-repeated="2" table:style-name="ce3" office:value-type="float" office:value="76.752">
            <text:p>76.75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3.01066">
            <text:p>63.01066</text:p>
          </table:table-cell>
          <table:table-cell table:style-name="ce3" office:value-type="float" office:value="63.93939">
            <text:p>63.93939</text:p>
          </table:table-cell>
          <table:table-cell table:style-name="ce3" office:value-type="float" office:value="66.48153">
            <text:p>66.48153</text:p>
          </table:table-cell>
          <table:table-cell table:style-name="ce3" office:value-type="float" office:value="61.87294">
            <text:p>61.87294</text:p>
          </table:table-cell>
          <table:table-cell table:style-name="ce3" office:value-type="float" office:value="61.35565">
            <text:p>61.35565</text:p>
          </table:table-cell>
          <table:table-cell table:style-name="ce3" office:value-type="float" office:value="60.66813">
            <text:p>60.66813</text:p>
          </table:table-cell>
          <table:table-cell table:style-name="ce3" office:value-type="float" office:value="59.58664">
            <text:p>59.58664</text:p>
          </table:table-cell>
          <table:table-cell table:style-name="ce3" office:value-type="float" office:value="54.4881">
            <text:p>54.4881</text:p>
          </table:table-cell>
          <table:table-cell table:style-name="ce3" office:value-type="float" office:value="54.0766">
            <text:p>54.076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65.04932">
            <text:p>65.04932</text:p>
          </table:table-cell>
          <table:table-cell table:style-name="ce3" office:value-type="float" office:value="62.05121">
            <text:p>62.05121</text:p>
          </table:table-cell>
          <table:table-cell table:style-name="ce3" office:value-type="float" office:value="57.961">
            <text:p>57.961</text:p>
          </table:table-cell>
          <table:table-cell table:style-name="ce3" office:value-type="float" office:value="58.05196">
            <text:p>58.05196</text:p>
          </table:table-cell>
          <table:table-cell table:style-name="ce3" office:value-type="float" office:value="58.71022">
            <text:p>58.71022</text:p>
          </table:table-cell>
          <table:table-cell table:style-name="ce3" office:value-type="float" office:value="58.29752">
            <text:p>58.29752</text:p>
          </table:table-cell>
          <table:table-cell table:style-name="ce3" office:value-type="float" office:value="54.40598">
            <text:p>54.40598</text:p>
          </table:table-cell>
          <table:table-cell table:number-columns-repeated="2" table:style-name="ce3" office:value-type="float" office:value="56.00496">
            <text:p>56.00496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.6163">
            <text:p>2.6163</text:p>
          </table:table-cell>
          <table:table-cell table:style-name="ce3" office:value-type="float" office:value="2.295">
            <text:p>2.295</text:p>
          </table:table-cell>
          <table:table-cell table:style-name="ce3" office:value-type="float" office:value="2.401">
            <text:p>2.401</text:p>
          </table:table-cell>
          <table:table-cell table:style-name="ce3" office:value-type="float" office:value="1.4948">
            <text:p>1.4948</text:p>
          </table:table-cell>
          <table:table-cell table:style-name="ce3" office:value-type="float" office:value="1.2996">
            <text:p>1.2996</text:p>
          </table:table-cell>
          <table:table-cell table:style-name="ce3" office:value-type="float" office:value="1.1275">
            <text:p>1.1275</text:p>
          </table:table-cell>
          <table:table-cell table:style-name="ce3" office:value-type="float" office:value="1.97835">
            <text:p>1.97835</text:p>
          </table:table-cell>
          <table:table-cell table:style-name="ce3" office:value-type="float" office:value="1.5402">
            <text:p>1.5402</text:p>
          </table:table-cell>
          <table:table-cell table:style-name="ce3" office:value-type="float" office:value="0.6049">
            <text:p>0.6049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8399680">
            <text:p>28399680</text:p>
          </table:table-cell>
          <table:table-cell table:style-name="ce3" office:value-type="string">
            <text:p>2020.09.09 14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01">
            <text:p>76.701</text:p>
          </table:table-cell>
          <table:table-cell table:style-name="ce3" office:value-type="float" office:value="76.851">
            <text:p>76.851</text:p>
          </table:table-cell>
          <table:table-cell table:style-name="ce3" office:value-type="string">
            <text:p>2020.09.09 15:03:50</text:p>
          </table:table-cell>
          <table:table-cell table:style-name="ce3" office:value-type="float" office:value="76.851">
            <text:p>76.851</text:p>
          </table:table-cell>
          <table:table-cell table:style-name="ce12" office:value-type="float" office:value="900">
            <text:p>90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number-columns-repeated="108"/>
          <table:table-cell table:style-name="ce14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 table:number-columns-repeated="3"/>
          <table:table-cell table:style-name="ce10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4" table:number-columns-repeated="109"/>
          <table:table-cell table:style-name="ce11"/>
          <table:table-cell table:number-columns-repeated="6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 table:style-name="Default"/>
          <table:table-cell table:number-columns-repeated="2"/>
          <table:table-cell table:style-name="ce10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3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number-columns-repeated="108"/>
          <table:table-cell table:style-name="ce14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3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 table:style-name="Default"/>
          <table:table-cell table:number-columns-repeated="913"/>
        </table:table-row>
        <table:table-row table:style-name="ro2" table:number-rows-repeated="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 table:number-columns-repeated="914"/>
        </table:table-row>
        <table:table-row table:style-name="ro2" table:number-rows-repeated="3">
          <table:table-cell table:style-name="ce3" table:number-columns-repeated="109"/>
          <table:table-cell table:style-name="ce12"/>
          <table:table-cell table:number-columns-repeated="914"/>
        </table:table-row>
        <table:table-row table:style-name="ro2" table:number-rows-repeated="2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style-name="ce4" table:number-columns-repeated="43"/>
          <table:table-cell table:style-name="ce11"/>
          <table:table-cell table:style-name="ce4" table:number-columns-repeated="65"/>
          <table:table-cell table:style-name="ce11"/>
          <table:table-cell table:number-columns-repeated="914"/>
        </table:table-row>
        <table:table-row table:style-name="ro2" table:number-rows-repeated="3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style-name="ce4" table:number-columns-repeated="43"/>
          <table:table-cell table:style-name="ce11"/>
          <table:table-cell table:style-name="ce4" table:number-columns-repeated="65"/>
          <table:table-cell table:style-name="ce11"/>
          <table:table-cell table:number-columns-repeated="914"/>
        </table:table-row>
        <table:table-row table:style-name="ro2" table:number-rows-repeated="4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number-columns-repeated="94"/>
          <table:table-cell table:style-name="ce4" table:number-columns-repeated="15"/>
          <table:table-cell table:style-name="ce11"/>
          <table:table-cell table:number-columns-repeated="914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7" table:default-cell-style-name="ce41"/>
        <table:table-column table:style-name="co15" table:default-cell-style-name="ce41"/>
        <table:table-column table:style-name="co1" table:number-columns-repeated="1016" table:default-cell-style-name="ce41"/>
        <table:table-row table:style-name="ro6">
          <table:table-cell table:number-columns-repeated="1024"/>
        </table:table-row>
        <table:table-row table:style-name="ro6">
          <table:table-cell/>
          <table:table-cell table:style-name="ce43"/>
          <table:table-cell table:style-name="ce43" office:value-type="string">
            <text:p>sheet</text:p>
          </table:table-cell>
          <table:table-cell table:style-name="ce43" table:number-columns-repeated="4"/>
          <table:table-cell table:style-name="ce45" office:value-type="string">
            <text:p>register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1">
            <text:p>1</text:p>
          </table:table-cell>
          <table:table-cell table:style-name="ce44" office:value-type="string">
            <text:p>tasks</text:p>
          </table:table-cell>
          <table:table-cell table:style-name="ce44" table:number-columns-repeated="4"/>
          <table:table-cell table:style-name="ce46" office:value-type="date" office:date-value="2020-05-08T14:52:25.480001">
            <text:p>20/05/08 14:52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2">
            <text:p>2</text:p>
          </table:table-cell>
          <table:table-cell table:style-name="ce44" office:value-type="string">
            <text:p>qs</text:p>
          </table:table-cell>
          <table:table-cell table:style-name="ce44" table:number-columns-repeated="4"/>
          <table:table-cell table:style-name="ce46" office:value-type="date" office:date-value="2020-05-08T14:52:25.480001">
            <text:p>20/05/08 14:52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3">
            <text:p>3</text:p>
          </table:table-cell>
          <table:table-cell table:style-name="ce44" table:number-columns-repeated="5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 table:number-columns-repeated="7" table:style-name="ce42" office:value-type="string">
            <text:p>*</text:p>
          </table:table-cell>
          <table:table-cell table:style-name="ce42" table:formula="of:=NOW()" office:value-type="date" office:date-value="2020-09-30T12:04:03.83">
            <text:p>2020/9/30 12:04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16" table:default-cell-style-name="ce42"/>
        <table:table-column table:style-name="co9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14" table:default-cell-style-name="ce42"/>
        <table:table-column table:style-name="co20" table:number-columns-repeated="3" table:default-cell-style-name="ce64"/>
        <table:table-column table:style-name="co1" table:number-columns-repeated="1015" table:default-cell-style-name="ce42"/>
        <table:table-row table:style-name="ro7">
          <table:table-cell table:style-name="ce47" office:value-type="string">
            <text:p>status</text:p>
          </table:table-cell>
          <table:table-cell table:style-name="ce45" table:formula="of:=CONCATENATE(&quot;sn(&quot;;MAX([.B2:.B70]);&quot;)&quot;)" office:value-type="string" office:string-value="sn(50)">
            <text:p>sn(50)</text:p>
          </table:table-cell>
          <table:table-cell table:style-name="ce45" office:value-type="string">
            <text:p>genre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platform</text:p>
          </table:table-cell>
          <table:table-cell table:style-name="ce45" office:value-type="string">
            <text:p>session id</text:p>
          </table:table-cell>
          <table:table-cell table:style-name="ce70" office:value-type="string">
            <text:p>register</text:p>
          </table:table-cell>
          <table:table-cell table:style-name="ce70" office:value-type="string">
            <text:p>started</text:p>
          </table:table-cell>
          <table:table-cell table:style-name="ce70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1">
            <text:p>1</text:p>
          </table:table-cell>
          <table:table-cell table:style-name="ce51"/>
          <table:table-cell table:style-name="ce58" office:value-type="string">
            <text:p>trailing ==&gt; coding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4_154231</text:p>
          </table:table-cell>
          <table:table-cell table:style-name="ce71" office:value-type="date" office:date-value="2020-05-05T10:22:58.79">
            <text:p>20/05/05 10:22</text:p>
          </table:table-cell>
          <table:table-cell table:style-name="ce71" office:value-type="date" office:date-value="2020-05-05T13:45:20.38">
            <text:p>20/05/05 13:4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9" office:value-type="string">
            <text:p>#</text:p>
          </table:table-cell>
          <table:table-cell table:style-name="ce52" office:value-type="string">
            <text:p>1a</text:p>
          </table:table-cell>
          <table:table-cell table:style-name="ce55" office:value-type="string">
            <text:p>work</text:p>
          </table:table-cell>
          <table:table-cell table:style-name="ce59" office:value-type="string">
            <text:p>trailing : TP update ==&gt; if Bid &gt; initial TP → new SL will be (orig.SL – X amount)</text:p>
          </table:table-cell>
          <table:table-cell table:style-name="ce66" table:number-columns-repeated="2"/>
          <table:table-cell table:style-name="ce72" office:value-type="date" office:date-value="2020-05-05T14:11:02.34">
            <office:annotation office:display="true" draw:style-name="gr2" draw:text-style-name="P3" svg:width="2.899cm" svg:height="1.139cm" svg:x="24.506cm" svg:y="0.565cm" draw:caption-point-x="-0.61cm" draw:caption-point-y="0.516cm">
              <dc:creator>ik</dc:creator>
              <dc:date>2020-05-27T00:00:00</dc:date>
              <text:p text:style-name="P2"><text:span text:style-name="T1">オレンジ色１０</text:span></text:p>
            </office:annotation>
            <text:p>05.05</text:p>
          </table:table-cell>
          <table:table-cell table:style-name="ce72"/>
          <table:table-cell table:style-name="ce77"/>
          <table:table-cell table:style-name="ce80"/>
          <table:table-cell table:style-name="ce49" office:value-type="string">
            <text:p>*</text:p>
          </table:table-cell>
          <table:table-cell table:style-name="ce49" table:number-columns-repeated="1013"/>
        </table:table-row>
        <table:table-row table:style-name="ro9">
          <table:table-cell table:style-name="ce50" office:value-type="string">
            <text:p>*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6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67" office:value-type="string">
            <text:p>mt4</text:p>
          </table:table-cell>
          <table:table-cell table:style-name="ce67"/>
          <table:table-cell table:style-name="ce73" office:value-type="string">
            <text:p>20200414_154231</text:p>
          </table:table-cell>
          <table:table-cell table:style-name="ce73"/>
          <table:table-cell table:style-name="ce73" office:value-type="date" office:date-value="2020-05-04T16:27:08.69">
            <text:p>20/05/04 16:27</text:p>
          </table:table-cell>
          <table:table-cell table:style-name="ce67"/>
          <table:table-cell table:style-name="ce50" office:value-type="string">
            <text:p>*</text:p>
          </table:table-cell>
          <table:table-cell table:style-name="ce50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3">
            <text:p>3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B_Loc_Num(int index) : int num_BB_Area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4_154231</text:p>
          </table:table-cell>
          <table:table-cell table:style-name="ce71"/>
          <table:table-cell table:style-name="ce71" office:value-type="string">
            <text:p>20200415_133912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B_Loc_Nums(int lenOf_Bars, int num_Start_Index) : int lo_BB_Area_Nums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5_134059</text:p>
          </table:table-cell>
          <table:table-cell table:style-name="ce71"/>
          <table:table-cell table:style-name="ce71" office:value-type="date" office:date-value="2020-04-21T17:34:29.2">
            <text:p>20/04/21 17:34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5">
            <text:p>5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ordering, write out data</text:p>
            <text:p><text:s/>ticket num</text:p>
            <text:p><text:s/>BB zone nums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4:34:06.4">
            <text:p>20/04/20 14:34</text:p>
          </table:table-cell>
          <table:table-cell table:style-name="ce71"/>
          <table:table-cell table:style-name="ce71" office:value-type="date" office:date-value="2020-05-04T16:26:45.45">
            <text:p>20/05/04 16:26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string">
            <text:p>5a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ordering, write out data</text:p>
            <text:p><text:s/>==&gt; bar width level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5-03T15:24:02.18">
            <text:p>20/05/03 15:24</text:p>
          </table:table-cell>
          <table:table-cell table:style-name="ce71"/>
          <table:table-cell table:style-name="ce71" office:value-type="date" office:date-value="2020-05-04T16:26:05.69">
            <text:p>20/05/04 16:26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6">
            <text:p>6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op_Get_BB_Loc_Nums()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7:02:56.06">
            <text:p>20/04/20 17:02</text:p>
          </table:table-cell>
          <table:table-cell table:style-name="ce71" office:value-type="string">
            <text:p>-</text:p>
          </table:table-cell>
          <table:table-cell table:style-name="ce71" office:value-type="date" office:date-value="2020-04-20T17:05:21.06">
            <text:p>20/04/20 17:0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7">
            <text:p>7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new bar ==&gt; write out BB zone data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7:29:30.440001">
            <text:p>20/04/20 17:29</text:p>
          </table:table-cell>
          <table:table-cell table:style-name="ce71" table:number-columns-repeated="2"/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8">
            <text:p>8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09:34:39.72">
            <text:p>20/04/21 09:34</text:p>
          </table:table-cell>
          <table:table-cell table:style-name="ce71"/>
          <table:table-cell table:style-name="ce71" office:value-type="date" office:date-value="2020-04-21T10:05:12.21">
            <text:p>20/04/21 10:0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9">
            <text:p>9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0:04:55.54">
            <text:p>20/04/21 10:04</text:p>
          </table:table-cell>
          <table:table-cell table:style-name="ce71"/>
          <table:table-cell table:style-name="ce71" office:value-type="date" office:date-value="2020-04-21T17:33:45.42">
            <text:p>20/04/21 17:33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odify</text:p>
          </table:table-cell>
          <table:table-cell table:style-name="ce58" office:value-type="string">
            <text:p>“bar-data” file ==&gt; add info</text:p>
            <text:p><text:s/>1) pair, period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7:33:31.62">
            <text:p>20/04/21 17:33</text:p>
          </table:table-cell>
          <table:table-cell table:style-name="ce71"/>
          <table:table-cell table:style-name="ce71" office:value-type="date" office:date-value="2020-04-22T12:21:06.61">
            <text:p>20/04/22 12:21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1">
            <text:p>11</text:p>
          </table:table-cell>
          <table:table-cell table:style-name="ce51" office:value-type="string">
            <text:p>new feature</text:p>
          </table:table-cell>
          <table:table-cell table:style-name="ce58" office:value-type="string">
            <text:p>when new bar ==&gt; write out : stats</text:p>
            <text:p><text:s/>1) width of up/down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7:49:45.57">
            <text:p>20/04/21 17:49</text:p>
          </table:table-cell>
          <table:table-cell table:style-name="ce71"/>
          <table:table-cell table:style-name="ce71" office:value-type="date" office:date-value="2020-04-22T14:58:24.09">
            <text:p>20/04/22 14:5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1">
          <table:table-cell table:style-name="ce48" office:value-type="string">
            <text:p>*</text:p>
          </table:table-cell>
          <table:table-cell table:style-name="ce51" office:value-type="float" office:value="12">
            <text:p>12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2T14:35:34.17">
            <text:p>20/04/22 14:35</text:p>
          </table:table-cell>
          <table:table-cell table:style-name="ce71"/>
          <table:table-cell table:style-name="ce71" office:value-type="date" office:date-value="2020-04-24T17:58:58.63">
            <text:p>20/04/24 17:5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3">
            <text:p>13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new FUNC : slice_Raw_Data_By_Week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44# 10.3.3</text:p>
          </table:table-cell>
          <table:table-cell table:style-name="ce74" office:value-type="date" office:date-value="2020-04-25T16:08:49.7">
            <text:p>04.25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string">
            <text:p>5a</text:p>
          </table:table-cell>
          <table:table-cell table:style-name="ce51" office:value-type="string">
            <text:p>tools</text:p>
          </table:table-cell>
          <table:table-cell table:style-name="ce58" office:value-type="string">
            <text:p>ticket-data log file ==&gt; write header lines in “init()”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44# 11.1_7</text:p>
          </table:table-cell>
          <table:table-cell table:style-name="ce71" office:value-type="date" office:date-value="2020-04-28T15:10:55.21">
            <text:p>20/04/28 15:10</text:p>
          </table:table-cell>
          <table:table-cell table:style-name="ce71"/>
          <table:table-cell table:style-name="ce71" table:formula="of:=NOW()" office:value-type="date" office:date-value="2020-09-30T12:04:03.92">
            <text:p>20/09/30 12:04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14">
            <text:p>14</text:p>
          </table:table-cell>
          <table:table-cell table:style-name="ce51" office:value-type="string">
            <text:p>coding</text:p>
          </table:table-cell>
          <table:table-cell table:style-name="ce5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JVEMV6 44# 11.1_11</text:p>
          </table:table-cell>
          <table:table-cell table:style-name="ce71" office:value-type="date" office:date-value="2020-05-02T13:09:27.84">
            <text:p>20/05/02 13:09</text:p>
          </table:table-cell>
          <table:table-cell table:style-name="ce71"/>
          <table:table-cell table:style-name="ce71" office:value-type="date" office:date-value="2020-05-04T16:29:09.74">
            <text:p>20/05/04 16:29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ar_Width_Level_Nums(int index, float lo_Level_Vals) : int num_Level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JVEMV6 44# 11.1_11</text:p>
          </table:table-cell>
          <table:table-cell table:style-name="ce71" office:value-type="date" office:date-value="2020-05-02T13:34:57.48">
            <text:p>20/05/02 13:34</text:p>
          </table:table-cell>
          <table:table-cell table:style-name="ce71"/>
          <table:table-cell table:style-name="ce71" office:value-type="date" office:date-value="2020-05-03T15:07:21.81">
            <text:p>20/05/03 15:07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16">
            <text:p>16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3T15:15:11.93">
            <text:p>05.03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54" office:value-type="float" office:value="17">
            <text:p>17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5T13:44:32.1">
            <text:p>05.05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54" office:value-type="float" office:value="18">
            <text:p>18</text:p>
          </table:table-cell>
          <table:table-cell table:style-name="ce56" office:value-type="string">
            <text:p>review</text:p>
          </table:table-cell>
          <table:table-cell table:style-name="ce6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7T17:58:30.68">
            <text:p>05.07</text:p>
          </table:table-cell>
          <table:table-cell table:style-name="ce74" office:value-type="date" office:date-value="2020-05-08T14:51:08.78">
            <text:p>05.08</text:p>
          </table:table-cell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9">
            <text:p>19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“combined-data”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5-09T12:32:46.48">
            <text:p>05.0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9.1">
            <text:p>19.1</text:p>
          </table:table-cell>
          <table:table-cell table:style-name="ce56" office:value-type="string">
            <text:p>work</text:p>
          </table:table-cell>
          <table:table-cell table:style-name="ce62" office:value-type="string">
            <text:p>“combined-data” ==&gt; process data</text:p>
          </table:table-cell>
          <table:table-cell table:style-name="ce68" office:value-type="string">
            <text:p>sheet</text:p>
          </table:table-cell>
          <table:table-cell table:style-name="ce68"/>
          <table:table-cell table:style-name="ce46" office:value-type="date" office:date-value="2020-05-10T15:25:51.13">
            <text:p>20/05/10 15:25</text:p>
          </table:table-cell>
          <table:table-cell table:style-name="ce46" table:number-columns-repeated="2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54" office:value-type="float" office:value="20">
            <text:p>20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44#10.3.4_4</text:p>
          </table:table-cell>
          <table:table-cell table:style-name="ce74" office:value-type="date" office:date-value="2020-05-09T13:33:14.99">
            <text:p>05.0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21">
            <text:p>21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BB.loc-X を、X=1から順に、ソートする</text:p>
            <text:p>==&gt; log_JVE_44_10_3_4.[session-3].ods</text:p>
          </table:table-cell>
          <table:table-cell table:style-name="ce68"/>
          <table:table-cell table:style-name="ce68" office:value-type="string">
            <text:p>10.3.4_6</text:p>
          </table:table-cell>
          <table:table-cell table:style-name="ce74" office:value-type="date" office:date-value="2020-05-13T16:43:37.15">
            <text:p>05.13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2">
            <text:p>22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desktop-pcで作ったEAファイル　=&gt;　note-pcへ入れる</text:p>
          </table:table-cell>
          <table:table-cell table:style-name="ce68" table:number-columns-repeated="2"/>
          <table:table-cell table:style-name="ce74" office:value-type="date" office:date-value="2020-05-15T12:56:18.73">
            <text:p>05.15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23">
            <text:p>23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68"/>
          <table:table-cell table:style-name="ce68" office:value-type="string">
            <text:p>44#10.4_7</text:p>
          </table:table-cell>
          <table:table-cell table:style-name="ce74" office:value-type="date" office:date-value="2020-05-16T13:25:09.13">
            <text:p>05.16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24">
            <text:p>24</text:p>
          </table:table-cell>
          <table:table-cell table:style-name="ce57" office:value-type="string">
            <text:p>prog</text:p>
          </table:table-cell>
          <table:table-cell table:style-name="ce5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69" office:value-type="string">
            <text:p>mt4</text:p>
          </table:table-cell>
          <table:table-cell table:style-name="ce69" office:value-type="string">
            <text:p>44#13.24_1</text:p>
          </table:table-cell>
          <table:table-cell table:style-name="ce71" office:value-type="date" office:date-value="2020-05-18T12:32:52.97">
            <text:p>20/05/18 12:32</text:p>
          </table:table-cell>
          <table:table-cell table:style-name="ce71"/>
          <table:table-cell table:style-name="ce71" office:value-type="date" office:date-value="2020-05-18T15:18:27.18">
            <text:p>20/05/18 15:1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25">
            <text:p>25</text:p>
          </table:table-cell>
          <table:table-cell table:style-name="ce56" office:value-type="string">
            <text:p>stats</text:p>
          </table:table-cell>
          <table:table-cell table:style-name="ce6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68" office:value-type="string">
            <text:p>mt4</text:p>
          </table:table-cell>
          <table:table-cell table:style-name="ce68" office:value-type="string">
            <text:p>44#13.24_1</text:p>
          </table:table-cell>
          <table:table-cell table:style-name="ce74" office:value-type="date" office:date-value="2020-05-18T15:20:45.94">
            <text:p>05.18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table:style-name="ce49" office:value-type="string">
            <text:p>#</text:p>
          </table:table-cell>
          <table:table-cell table:style-name="ce52" office:value-type="float" office:value="26">
            <text:p>26</text:p>
          </table:table-cell>
          <table:table-cell table:style-name="ce55" office:value-type="string">
            <text:p>admin</text:p>
          </table:table-cell>
          <table:table-cell table:style-name="ce59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66" office:value-type="string">
            <text:p>php</text:p>
          </table:table-cell>
          <table:table-cell table:style-name="ce66" office:value-type="string">
            <text:p>44#13.26</text:p>
          </table:table-cell>
          <table:table-cell table:style-name="ce75" office:value-type="date" office:date-value="2020-05-19T18:53:20.700001">
            <text:p>20/05/19 18:53</text:p>
          </table:table-cell>
          <table:table-cell table:style-name="ce75"/>
          <table:table-cell table:style-name="ce75" office:value-type="date" office:date-value="2020-05-20T13:50:07.23">
            <text:p>20/05/20 13:50</text:p>
          </table:table-cell>
          <table:table-cell table:style-name="ce80"/>
          <table:table-cell table:style-name="ce49" office:value-type="string">
            <text:p>*</text:p>
          </table:table-cell>
          <table:table-cell table:style-name="ce49"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6">
            <text:p>26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note-pcで作ったstatement file 他　=&gt;　desktop へ入れる</text:p>
          </table:table-cell>
          <table:table-cell table:number-columns-repeated="2" table:style-name="ce68" office:value-type="string">
            <text:p>-</text:p>
          </table:table-cell>
          <table:table-cell table:style-name="ce74" office:value-type="date" office:date-value="2020-05-20T13:52:19.46">
            <text:p>05.20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7">
            <text:p>27</text:p>
          </table:table-cell>
          <table:table-cell table:style-name="ce56" office:value-type="string">
            <text:p>observe</text:p>
          </table:table-cell>
          <table:table-cell table:style-name="ce61" office:value-type="string">
            <text:p>trade result list (mfi, rsi included) ==&gt; observe</text:p>
          </table:table-cell>
          <table:table-cell table:number-columns-repeated="2" table:style-name="ce68" office:value-type="string">
            <text:p>-</text:p>
          </table:table-cell>
          <table:table-cell table:style-name="ce74" office:value-type="date" office:date-value="2020-05-20T13:53:30.2">
            <text:p>05.20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54" office:value-type="float" office:value="28">
            <text:p>28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68" office:value-type="string">
            <text:p>mt4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1T14:41:22.15">
            <text:p>05.21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8.1">
            <text:p>28.1</text:p>
          </table:table-cell>
          <table:table-cell table:style-name="ce56" office:value-type="string">
            <text:p>func</text:p>
          </table:table-cell>
          <table:table-cell table:style-name="ce61" office:value-type="string">
            <text:p>get_ListOf_BarDatas__V2()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2T11:37:26.15">
            <text:p>05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54" office:value-type="string">
            <text:p>13a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4T16:49:29.16">
            <text:p>05.24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54" office:value-type="string">
            <text:p>13b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6T18:43:31.66">
            <text:p>05.26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9">
            <text:p>29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V2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7T10:31:46.95">
            <text:p>05.27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54" office:value-type="float" office:value="29.1">
            <text:p>29.1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_Order_Buy__V2()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7T10:31:46.95">
            <text:p>05.27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29.2">
            <text:p>29.2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_Order_Buy__V2()</text:p>
            <text:p><text:s text:c="2"/>get : list of bardatas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9T18:53:54.1">
            <text:p>05.2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office:value-type="string">
            <text:p>#</text:p>
          </table:table-cell>
          <table:table-cell table:style-name="ce54" office:value-type="float" office:value="30">
            <text:p>3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09T14:51:57.93">
            <text:p>07.0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office:value-type="string">
            <text:p>#</text:p>
          </table:table-cell>
          <table:table-cell table:style-name="ce54" office:value-type="float" office:value="31">
            <text:p>3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log file (dat file)</text:p>
            <text:p><text:s/>loc in BB ==&gt; 5 prev ones before the starting bar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3:36:45.39">
            <text:p>07.13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32">
            <text:p>32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3:36:45.39">
            <text:p>07.13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33">
            <text:p>33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4:05:25.88">
            <text:p>07.13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4">
            <text:p>34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list-of-pos.dat” file ==&gt; new column</text:p>
            <text:p><text:s/>==&gt; according to SL,TP → show gain/los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4T16:03:58.8">
            <text:p>07.14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5">
            <text:p>35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5T16:00:05.77">
            <text:p>07.15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54" office:value-type="float" office:value="36">
            <text:p>36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gaitame finest ==&gt; デモ口座取得</text:p>
          </table:table-cell>
          <table:table-cell table:style-name="ce68" office:value-type="string">
            <text:p>-</text:p>
          </table:table-cell>
          <table:table-cell table:style-name="ce68"/>
          <table:table-cell table:style-name="ce74" office:value-type="date" office:date-value="2020-07-19T11:21:10.7">
            <text:p>07.1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7">
            <text:p>37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add</text:p>
            <text:p><text:s text:c="2"/>$pos-&gt;ext_pr ==&gt; BB zone label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9T12:29:11.72">
            <text:p>07.19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8">
            <text:p>38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solve problem</text:p>
            <text:p>id=N6TI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">
            <text:p>39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.1">
            <text:p>39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.2">
            <text:p>39.2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1">
          <table:table-cell office:value-type="string">
            <text:p>#</text:p>
          </table:table-cell>
          <table:table-cell table:style-name="ce54" office:value-type="float" office:value="40">
            <text:p>4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gen combined list</text:p>
            <text:p><text:s text:c="2"/>==&gt; add column names</text:p>
            <text:p/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1">
            <text:p>4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7-26T17:03:09.090001">
            <text:p>07.26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1.1">
            <text:p>41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//next:20200728_151019:n</text:p>
            <text:p>new func ==&gt; take_Position__Sell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table:number-columns-repeated="2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office:value-type="string">
            <text:p>#</text:p>
          </table:table-cell>
          <table:table-cell table:style-name="ce54" office:value-type="float" office:value="42">
            <text:p>42</text:p>
          </table:table-cell>
          <table:table-cell table:style-name="ce56" office:value-type="string">
            <text:p>sheet</text:p>
          </table:table-cell>
          <table:table-cell table:style-name="ce6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68" office:value-type="string">
            <text:p>sheet</text:p>
          </table:table-cell>
          <table:table-cell table:style-name="ce68"/>
          <table:table-cell table:style-name="ce74" office:value-type="date" office:date-value="2020-08-26T16:22:25.91">
            <text:p>08.26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43">
            <text:p>43</text:p>
          </table:table-cell>
          <table:table-cell table:style-name="ce56" office:value-type="string">
            <text:p>observe</text:p>
          </table:table-cell>
          <table:table-cell table:style-name="ce6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68" table:number-columns-repeated="2"/>
          <table:table-cell table:style-name="ce74" office:value-type="date" office:date-value="2020-08-28T11:38:21.09">
            <text:p>08.28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4">
            <text:p>44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trading result list”</text:p>
            <text:p><text:s/>1) as content ==&gt; add : “BUY” or “SELL”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8-28T11:40:54.53">
            <text:p>08.28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3.1">
            <text:p>43.1</text:p>
          </table:table-cell>
          <table:table-cell table:style-name="ce56" office:value-type="string">
            <text:p>observe</text:p>
          </table:table-cell>
          <table:table-cell table:style-name="ce6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68" table:number-columns-repeated="2"/>
          <table:table-cell table:style-name="ce74" office:value-type="date" office:date-value="2020-08-31T12:08:57.82">
            <text:p>08.31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5">
            <text:p>45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combined data ==&gt; add info</text:p>
            <text:p><text:s/>1) account number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01T14:06:19.32">
            <text:p>09.01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46">
            <text:p>46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06T10:55:33.31">
            <text:p>09.06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7">
            <text:p>47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68" office:value-type="string">
            <text:p>-</text:p>
          </table:table-cell>
          <table:table-cell table:style-name="ce68"/>
          <table:table-cell table:style-name="ce74" office:value-type="date" office:date-value="2020-09-08T09:56:08.04">
            <text:p>09.08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48">
            <text:p>48</text:p>
          </table:table-cell>
          <table:table-cell table:style-name="ce57" office:value-type="string">
            <text:p>coding</text:p>
          </table:table-cell>
          <table:table-cell table:style-name="ce58" office:value-type="string">
            <text:p>ea-6.mq4 ==&gt; debug output lines → comment out</text:p>
          </table:table-cell>
          <table:table-cell table:style-name="ce69" office:value-type="string">
            <text:p>mt4</text:p>
          </table:table-cell>
          <table:table-cell table:style-name="ce69"/>
          <table:table-cell table:style-name="ce76" office:value-type="date" office:date-value="2020-09-13T10:58:30.52">
            <text:p>09.13</text:p>
          </table:table-cell>
          <table:table-cell table:style-name="ce76"/>
          <table:table-cell table:style-name="ce79"/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8.1">
            <text:p>48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a-6.mq4 ==&gt; debug output lines → comment out</text:p>
            <text:p><text:s/>1) “cond_OrderModify_1 : ”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9-14T12:15:30.57">
            <text:p>09.14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*</text:p>
          </table:table-cell>
          <table:table-cell table:style-name="ce54" office:value-type="float" office:value="49">
            <text:p>49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combined list”</text:p>
            <text:p><text:s/>==&gt; gen stats numbers, too</text:p>
            <text:p><text:s text:c="2"/>1) total, num of gain, num of loss</text:p>
            <text:p><text:s text:c="2"/>2) BB.loc count</text:p>
            <text:p><text:s text:c="2"/>3) gain,loss → sum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21T14:13:41.090001">
            <text:p>09.21</text:p>
          </table:table-cell>
          <table:table-cell table:style-name="ce74"/>
          <table:table-cell table:style-name="ce78" office:value-type="date" office:date-value="2020-09-30T11:58:15.09">
            <text:p>09.30</text:p>
          </table:table-cell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3">
          <table:table-cell office:value-type="string">
            <text:p>#</text:p>
          </table:table-cell>
          <table:table-cell table:style-name="ce54" office:value-type="float" office:value="50">
            <text:p>5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combined list”</text:p>
            <text:p><text:s/>==&gt; gen url, access the url</text:p>
            <text:p><text:s text:c="2"/>(features)</text:p>
            <text:p><text:s text:c="2"/>1) execution ==&gt; use FxUtilitiesController</text:p>
            <text:p><text:s text:c="2"/>2) param ==&gt; dir path only → statement, ticket log ~~&gt; auto-detect</text:p>
            <text:p><text:s text:c="2"/>3) multiple dir ==&gt; if list file exists ~~&gt; use this file over param value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25T11:44:34.23">
            <text:p>09.25</text:p>
          </table:table-cell>
          <table:table-cell table:style-name="ce74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8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number-columns-repeated="6" office:value-type="string">
            <text:p>*</text:p>
          </table:table-cell>
          <table:table-cell table:formula="of:=NOW()" office:value-type="date" office:date-value="2020-09-30T12:04:03.97">
            <text:p>2020/9/30 12:04</text:p>
          </table:table-cell>
          <table:table-cell table:formula="of:=NOW()" office:value-type="date" office:date-value="2020-09-30T12:04:03.97">
            <text:p>2020/9/30 12:04</text:p>
          </table:table-cell>
          <table:table-cell table:formula="of:=NOW()" office:value-type="date" office:date-value="2020-09-30T12:04:03.97">
            <text:p>2020/9/30 12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7">
          <table:table-cell table:number-columns-repeated="3"/>
          <table:table-cell table:style-name="ce64" table:formula="of:=NOW()" office:value-type="date" office:date-value="2020-09-30T12:04:03.97">
            <text:p>2020/9/30 12:04</text:p>
          </table:table-cell>
          <table:table-cell table:number-columns-repeated="1020"/>
        </table:table-row>
        <table:table-row table:style-name="ro7" table:number-rows-repeated="1048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_qs" table:style-name="ta1" table:print="false">
        <table:table-column table:style-name="co9" table:default-cell-style-name="ce42"/>
        <table:table-column table:style-name="co18" table:default-cell-style-name="ce42"/>
        <table:table-column table:style-name="co14" table:default-cell-style-name="ce42"/>
        <table:table-column table:style-name="co21" table:default-cell-style-name="ce42"/>
        <table:table-column table:style-name="co22" table:number-columns-repeated="2" table:default-cell-style-name="ce42"/>
        <table:table-column table:style-name="co1" table:number-columns-repeated="1015" table:default-cell-style-name="ce42"/>
        <table:table-row table:style-name="ro24">
          <table:table-cell table:style-name="ce45" table:formula="of:=CONCATENATE(&quot;sn(&quot;;MAX([.A2:.A6]);&quot;)&quot;)" office:value-type="string" office:string-value="sn(3)">
            <text:p>sn(3)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session id</text:p>
          </table:table-cell>
          <table:table-cell table:style-name="ce45" office:value-type="string">
            <text:p>register</text:p>
          </table:table-cell>
          <table:table-cell table:style-name="ce45" office:value-type="string">
            <text:p>started</text:p>
          </table:table-cell>
          <table:table-cell table:style-name="ce45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25">
          <table:table-cell table:style-name="ce54" office:value-type="float" office:value="1">
            <text:p>1</text:p>
          </table:table-cell>
          <table:table-cell table:style-name="ce61" office:value-type="string">
            <text:p>BB.loc-1がBB.2の場合、profit が マイナスのもの、76 % ==&gt; この場合の、BB.loc-2 の場所は、どこだろう？</text:p>
          </table:table-cell>
          <table:table-cell table:style-name="ce68" office:value-type="string">
            <text:p>44#10.3.4_3</text:p>
          </table:table-cell>
          <table:table-cell table:style-name="ce46" office:value-type="date" office:date-value="2020-05-08T14:49:54.96">
            <text:p>20/05/08 14:49</text:p>
          </table:table-cell>
          <table:table-cell table:style-name="ce46" table:number-columns-repeated="2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6">
          <table:table-cell table:style-name="ce54" office:value-type="float" office:value="2">
            <text:p>2</text:p>
          </table:table-cell>
          <table:table-cell table:style-name="ce61" office:value-type="string">
            <text:p>BB-loc.-1 ~ -3 が 2-2-2 のもの：プラス、マイナス。それぞれ、チャートは、どんな軌跡を描いているか？</text:p>
          </table:table-cell>
          <table:table-cell table:style-name="ce68" office:value-type="string">
            <text:p>44#10.4_7</text:p>
          </table:table-cell>
          <table:table-cell table:style-name="ce46" office:value-type="date" office:date-value="2020-05-16T13:07:13.54">
            <text:p>20/05/16 13:07</text:p>
          </table:table-cell>
          <table:table-cell table:style-name="ce46" table:number-columns-repeated="2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 office:value-type="float" office:value="3">
            <text:p>3</text:p>
          </table:table-cell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number-columns-repeated="3" office:value-type="string">
            <text:p>*</text:p>
          </table:table-cell>
          <table:table-cell table:formula="of:=NOW()" office:value-type="date" office:date-value="2020-09-30T12:04:04.08">
            <text:p>2020/9/30 12:04</text:p>
          </table:table-cell>
          <table:table-cell table:formula="of:=NOW()" office:value-type="date" office:date-value="2020-09-30T12:04:04.08">
            <text:p>2020/9/30 12:04</text:p>
          </table:table-cell>
          <table:table-cell table:formula="of:=NOW()" office:value-type="date" office:date-value="2020-09-30T12:04:04.08">
            <text:p>2020/9/30 12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7" table:number-rows-repeated="1048559">
          <table:table-cell table:number-columns-repeated="1021"/>
        </table:table-row>
        <table:table-row table:style-name="ro27">
          <table:table-cell table:number-columns-repeated="1021"/>
        </table:table-row>
      </table:table>
      <table:table table:name="3_testers" table:style-name="ta1" table:print="false">
        <table:table-column table:style-name="co9" table:default-cell-style-name="ce42"/>
        <table:table-column table:style-name="co23" table:default-cell-style-name="ce42"/>
        <table:table-column table:style-name="co24" table:default-cell-style-name="ce42"/>
        <table:table-column table:style-name="co14" table:default-cell-style-name="ce42"/>
        <table:table-column table:style-name="co25" table:number-columns-repeated="3" table:default-cell-style-name="ce42"/>
        <table:table-column table:style-name="co1" table:number-columns-repeated="1015" table:default-cell-style-name="ce42"/>
        <table:table-row table:style-name="ro24">
          <table:table-cell table:style-name="ce45" table:formula="of:=CONCATENATE(&quot;sn(&quot;;MAX([.A2:.A6]);&quot;)&quot;)" office:value-type="string" office:string-value="sn(3)">
            <text:p>sn(3)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session id</text:p>
          </table:table-cell>
          <table:table-cell table:style-name="ce82" office:value-type="string">
            <text:p>register</text:p>
          </table:table-cell>
          <table:table-cell table:style-name="ce82" office:value-type="string">
            <text:p>started</text:p>
          </table:table-cell>
          <table:table-cell table:style-name="ce82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24">
          <table:table-cell table:style-name="ce54" office:value-type="float" office:value="1">
            <text:p>1</text:p>
          </table:table-cell>
          <table:table-cell table:style-name="ce61" office:value-type="string">
            <text:p>fx_tester_T_1()</text:p>
          </table:table-cell>
          <table:table-cell table:style-name="ce61" office:value-type="string">
            <text:p>detect pattern ==&gt; all</text:p>
          </table:table-cell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5">
          <table:table-cell table:style-name="ce54" office:value-type="float" office:value="2">
            <text:p>2</text:p>
          </table:table-cell>
          <table:table-cell table:style-name="ce61" office:value-type="string">
            <text:p>fx_tester_T_1__V2()</text:p>
          </table:table-cell>
          <table:table-cell table:style-name="ce61" office:value-type="string">
            <text:p>detect pattern ==&gt; all</text:p>
          </table:table-cell>
          <table:table-cell table:style-name="ce68"/>
          <table:table-cell table:style-name="ce83" office:value-type="date" office:date-value="2020-05-27T10:05:50.37">
            <text:p>05.27</text:p>
          </table:table-cell>
          <table:table-cell table:style-name="ce83" table:number-columns-repeated="2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 office:value-type="float" office:value="3">
            <text:p>3</text:p>
          </table:table-cell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3" table:number-columns-repeated="3"/>
          <table:table-cell table:style-name="ce81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47" table:formula="of:=NOW()" office:value-type="date" office:date-value="2020-09-30T12:04:04.14">
            <text:p>2020/9/30 12:04</text:p>
          </table:table-cell>
          <table:table-cell table:style-name="ce47" table:formula="of:=NOW()" office:value-type="date" office:date-value="2020-09-30T12:04:04.14">
            <text:p>2020/9/30 12:04</text:p>
          </table:table-cell>
          <table:table-cell table:style-name="ce47" table:formula="of:=NOW()" office:value-type="date" office:date-value="2020-09-30T12:04:04.14">
            <text:p>2020/9/30 12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7" table:number-rows-repeated="1048559">
          <table:table-cell table:number-columns-repeated="1022"/>
        </table:table-row>
        <table:table-row table:style-name="ro27">
          <table:table-cell table:number-columns-repeated="1022"/>
        </table:table-row>
      </table:table>
      <table:table table:name="4_stat-items" table:style-name="ta1" table:print="false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number-columns-repeated="3" table:default-cell-style-name="ce85"/>
        <table:table-column table:style-name="co1" table:number-columns-repeated="1015" table:default-cell-style-name="ce1"/>
        <table:table-row table:style-name="ro28">
          <table:table-cell table:style-name="ce84" office:value-type="string">
            <text:p>status</text:p>
          </table:table-cell>
          <table:table-cell table:style-name="ce86" table:formula="of:=CONCATENATE(&quot;sn(&quot;;MAX([.B2:.B20]);&quot;)&quot;)" office:value-type="string" office:string-value="sn(5)">
            <text:p>sn(5)</text:p>
          </table:table-cell>
          <table:table-cell table:style-name="ce86" office:value-type="string">
            <text:p>genre</text:p>
          </table:table-cell>
          <table:table-cell table:style-name="ce86" office:value-type="string">
            <text:p>description</text:p>
          </table:table-cell>
          <table:table-cell table:style-name="ce86" office:value-type="string">
            <text:p>platform</text:p>
          </table:table-cell>
          <table:table-cell table:style-name="ce86" office:value-type="string">
            <text:p>session id</text:p>
          </table:table-cell>
          <table:table-cell table:style-name="ce91" office:value-type="string">
            <text:p>register</text:p>
          </table:table-cell>
          <table:table-cell table:style-name="ce91" office:value-type="string">
            <text:p>started</text:p>
          </table:table-cell>
          <table:table-cell table:style-name="ce91" office:value-type="string">
            <text:p>comp</text:p>
          </table:table-cell>
          <table:table-cell table:style-name="ce86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19">
          <table:table-cell table:style-name="ce85"/>
          <table:table-cell table:style-name="ce87" office:value-type="float" office:value="1">
            <text:p>1</text:p>
          </table:table-cell>
          <table:table-cell table:style-name="ce88"/>
          <table:table-cell table:style-name="ce89" office:value-type="string">
            <text:p>table : (gain – loss) : price-wise</text:p>
          </table:table-cell>
          <table:table-cell table:style-name="ce88" table:number-columns-repeated="2"/>
          <table:table-cell table:style-name="ce92" office:value-type="date" office:date-value="2020-09-18T11:43:27.91">
            <text:p>09.18</text:p>
          </table:table-cell>
          <table:table-cell table:style-name="ce9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0">
          <table:table-cell table:style-name="ce85"/>
          <table:table-cell table:style-name="ce87" office:value-type="float" office:value="2">
            <text:p>2</text:p>
          </table:table-cell>
          <table:table-cell table:style-name="ce88"/>
          <table:table-cell table:style-name="ce89" office:value-type="string">
            <text:p>table : (gain / total) : num of incidents</text:p>
          </table:table-cell>
          <table:table-cell table:style-name="ce88" table:number-columns-repeated="2"/>
          <table:table-cell table:style-name="ce92" office:value-type="date" office:date-value="2020-09-18T11:43:27.91">
            <text:p>09.18</text:p>
          </table:table-cell>
          <table:table-cell table:style-name="ce9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9">
          <table:table-cell table:style-name="ce85"/>
          <table:table-cell table:style-name="ce87" office:value-type="float" office:value="3">
            <text:p>3</text:p>
          </table:table-cell>
          <table:table-cell table:style-name="ce88"/>
          <table:table-cell table:style-name="ce89" office:value-type="string">
            <text:p>chart : period according to entries</text:p>
          </table:table-cell>
          <table:table-cell table:style-name="ce88" table:number-columns-repeated="2"/>
          <table:table-cell table:style-name="ce92" office:value-type="date" office:date-value="2020-09-18T11:43:27.91">
            <text:p>09.18</text:p>
          </table:table-cell>
          <table:table-cell table:style-name="ce9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9">
          <table:table-cell table:style-name="ce85"/>
          <table:table-cell table:style-name="ce87" office:value-type="float" office:value="4">
            <text:p>4</text:p>
          </table:table-cell>
          <table:table-cell table:style-name="ce88"/>
          <table:table-cell table:style-name="ce89" office:value-type="string">
            <text:p>table : total-loss-gain</text:p>
          </table:table-cell>
          <table:table-cell table:style-name="ce88" table:number-columns-repeated="2"/>
          <table:table-cell table:style-name="ce92" office:value-type="date" office:date-value="2020-09-18T11:43:27.91">
            <text:p>09.18</text:p>
          </table:table-cell>
          <table:table-cell table:style-name="ce9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30">
          <table:table-cell table:style-name="ce85"/>
          <table:table-cell table:style-name="ce87" office:value-type="float" office:value="5">
            <text:p>5</text:p>
          </table:table-cell>
          <table:table-cell table:style-name="ce88"/>
          <table:table-cell table:style-name="ce89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88" table:number-columns-repeated="2"/>
          <table:table-cell table:style-name="ce92" office:value-type="date" office:date-value="2020-09-21T14:19:42.48">
            <text:p>09.21</text:p>
          </table:table-cell>
          <table:table-cell table:style-name="ce9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1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89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style-name="ce85"/>
          <table:table-cell table:style-name="ce87"/>
          <table:table-cell table:style-name="ce88"/>
          <table:table-cell table:style-name="ce90"/>
          <table:table-cell table:style-name="ce88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85" office:value-type="string">
            <text:p>*</text:p>
          </table:table-cell>
          <table:table-cell table:style-name="ce85" table:number-columns-repeated="1013"/>
        </table:table-row>
        <table:table-row table:style-name="ro28">
          <table:table-cell table:number-columns-repeated="6" office:value-type="string">
            <text:p>*</text:p>
          </table:table-cell>
          <table:table-cell table:formula="of:=NOW()" office:value-type="date" office:date-value="2020-09-30T12:04:04.27">
            <text:p>2020/9/30 12:04</text:p>
          </table:table-cell>
          <table:table-cell table:formula="of:=NOW()" office:value-type="date" office:date-value="2020-09-30T12:04:04.27">
            <text:p>2020/9/30 12:04</text:p>
          </table:table-cell>
          <table:table-cell table:formula="of:=NOW()" office:value-type="date" office:date-value="2020-09-30T12:04:04.27">
            <text:p>2020/9/30 12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8">
          <table:table-cell table:number-columns-repeated="3"/>
          <table:table-cell table:style-name="ce85" table:formula="of:=NOW()" office:value-type="date" office:date-value="2020-09-30T12:04:04.27">
            <text:p>2020/9/30 12:04</text:p>
          </table:table-cell>
          <table:table-cell table:number-columns-repeated="1020"/>
        </table:table-row>
        <table:table-row table:style-name="ro28" table:number-rows-repeated="1048553">
          <table:table-cell table:number-columns-repeated="1024"/>
        </table:table-row>
        <table:table-row table:style-name="ro28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style:style style:name="無題2" style:family="table-cell" style:parent-style-name="Default">
      <style:table-cell-properties fo:background-color="#ff99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cc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2:0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30T12:04:03.17</dc:date>
    <dc:creator>iwabuchi ken</dc:creator>
    <meta:editing-duration>P2DT18H24M27S</meta:editing-duration>
    <meta:editing-cycles>142</meta:editing-cycles>
    <meta:generator>OpenOffice/4.1.3$Win32 OpenOffice.org_project/413m1$Build-9783</meta:generator>
    <meta:document-statistic meta:table-count="6" meta:cell-count="135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1cm" svg:height="9.422cm" xlink:href=".." xlink:type="simple" chart:class="chart:bar" chart:style-name="ch1">
        <chart:title svg:x="6.439cm" svg:y="0.323cm" chart:style-name="ch2">
          <text:p>gain less loss
(a*j / m5 / buy)</text:p>
        </chart:title>
        <chart:subtitle svg:x="6.637cm" svg:y="1.795cm" chart:style-name="ch3">
          <text:p>(price-based)</text:p>
        </chart:subtitle>
        <chart:legend chart:legend-position="end" svg:x="13.639cm" svg:y="4.399cm" style:legend-expansion="high" chart:style-name="ch4"/>
        <chart:plot-area chart:style-name="ch5" table:cell-range-address="'8'.DU8:'8'.DV14" chart:data-source-has-labels="both" svg:x="0.771cm" svg:y="2.95cm" svg:width="12.226cm" svg:height="5.864cm">
          <chartooo:coordinate-region svg:x="1.975cm" svg:y="3.162cm" svg:width="11.022cm" svg:height="5.44cm"/>
          <chart:axis chart:dimension="x" chart:name="primary-x" chart:style-name="ch6" chartooo:axis-type="auto">
            <chartooo:date-scale/>
            <chart:categories table:cell-range-address="'8'.DU9:'8'.DU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8'.DV9:'8'.DV14" chart:label-cell-address="'8'.DV8:'8'.DV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8'.DV8:'8'.DV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8'.DU9:'8'.DU14</svg:desc>
                </draw:g>
              </table:table-cell>
              <table:table-cell office:value-type="float" office:value="-2430">
                <text:p>-2430</text:p>
                <draw:g>
                  <svg:desc>'8'.DV9:'8'.DV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bar" chart:style-name="ch1">
        <chart:legend chart:legend-position="end" svg:x="14.171cm" svg:y="4.234cm" style:legend-expansion="high" chart:style-name="ch2"/>
        <chart:plot-area chart:style-name="ch3" table:cell-range-address="'8'.AJ110:'8'.AO111" chart:data-source-has-labels="row" svg:x="0.77cm" svg:y="0.859cm" svg:width="12.761cm" svg:height="7.632cm">
          <chartooo:coordinate-region svg:x="1.603cm" svg:y="1.072cm" svg:width="11.928cm" svg:height="7.207cm"/>
          <chart:axis chart:dimension="x" chart:name="primary-x" chart:style-name="ch4" chartooo:axis-type="auto">
            <chartooo:date-scale/>
            <chart:categories table:cell-range-address="'8'.AJ110:'8'.AO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J111:'8'.AO11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026">
                <text:p>0</text:p>
                <draw:g>
                  <svg:desc>'8'.AJ110:'8'.AO110</svg:desc>
                </draw:g>
              </table:table-cell>
              <table:table-cell office:value-type="float" office:value="0.034">
                <text:p>0</text:p>
              </table:table-cell>
              <table:table-cell office:value-type="float" office:value="-0.005">
                <text:p>-0</text:p>
              </table:table-cell>
              <table:table-cell office:value-type="float" office:value="0.002">
                <text:p>0</text:p>
              </table:table-cell>
              <table:table-cell office:value-type="float" office:value="-4">
                <text:p>-</text:p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行 111</text:p>
                <draw:g>
                  <svg:desc/>
                </draw:g>
              </table:table-cell>
              <table:table-cell office:value-type="float" office:value="0.034">
                <text:p>0.034</text:p>
                <draw:g>
                  <svg:desc>'8'.AJ111:'8'.AO111</svg:desc>
                </draw:g>
              </table:table-cell>
              <table:table-cell office:value-type="float" office:value="-0.005">
                <text:p>-0.005</text:p>
              </table:table-cell>
              <table:table-cell office:value-type="float" office:value="0.002">
                <text:p>0.002</text:p>
              </table:table-cell>
              <table:table-cell office:value-type="float" office:value="0.097">
                <text:p>0.0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716cm" xlink:href=".." xlink:type="simple" chart:class="chart:bar" chart:style-name="ch1">
        <chart:legend chart:legend-position="end" svg:x="14.171cm" svg:y="4.546cm" style:legend-expansion="high" chart:style-name="ch2"/>
        <chart:plot-area chart:style-name="ch3" table:cell-range-address="'8'.AJ113:'8'.AO114" chart:data-source-has-labels="row" svg:x="0.77cm" svg:y="0.911cm" svg:width="12.761cm" svg:height="8.191cm">
          <chartooo:coordinate-region svg:x="1.312cm" svg:y="1.123cm" svg:width="12.219cm" svg:height="7.767cm"/>
          <chart:axis chart:dimension="x" chart:name="primary-x" chart:style-name="ch4" chartooo:axis-type="auto">
            <chartooo:date-scale/>
            <chart:categories table:cell-range-address="'8'.AJ113:'8'.AO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J114:'8'.AO1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'8'.AJ113:'8'.AO113</svg:desc>
                </draw:g>
              </table:table-cell>
              <table:table-cell office:value-type="float" office:value="0.097">
                <text:p>0</text:p>
              </table:table-cell>
              <table:table-cell office:value-type="float" office:value="-0.013">
                <text:p>-0</text:p>
              </table:table-cell>
              <table:table-cell office:value-type="float" office:value="-0.006">
                <text:p>-0</text:p>
              </table:table-cell>
              <table:table-cell office:value-type="float" office:value="1">
                <text:p/>
              </table:table-cell>
              <table:table-cell office:value-type="float" office:value="-3">
                <text:p>-</text:p>
              </table:table-cell>
            </table:table-row>
          </table:table-header-rows>
          <table:table-rows>
            <table:table-row>
              <table:table-cell office:value-type="string">
                <text:p>行 114</text:p>
                <draw:g>
                  <svg:desc/>
                </draw:g>
              </table:table-cell>
              <table:table-cell office:value-type="float" office:value="0.097">
                <text:p>0.097</text:p>
                <draw:g>
                  <svg:desc>'8'.AJ114:'8'.AO114</svg:desc>
                </draw:g>
              </table:table-cell>
              <table:table-cell office:value-type="float" office:value="-0.013">
                <text:p>-0.013</text:p>
              </table:table-cell>
              <table:table-cell office:value-type="float" office:value="-0.006">
                <text:p>-0.006</text:p>
              </table:table-cell>
              <table:table-cell office:value-type="float" office:value="0.005">
                <text:p>0.00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128cm" xlink:href=".." xlink:type="simple" chart:class="chart:bar" chart:style-name="ch1">
        <chart:legend chart:legend-position="end" svg:x="14.292cm" svg:y="4.252cm" style:legend-expansion="high" chart:style-name="ch2"/>
        <chart:plot-area chart:style-name="ch3" table:cell-range-address="'8'.AG91:'8'.AM92" chart:data-source-has-labels="both" svg:x="0.77cm" svg:y="0.863cm" svg:width="12.882cm" svg:height="7.663cm">
          <chartooo:coordinate-region svg:x="1.788cm" svg:y="1.075cm" svg:width="11.864cm" svg:height="7.239cm"/>
          <chart:axis chart:dimension="x" chart:name="primary-x" chart:style-name="ch4" chartooo:axis-type="auto">
            <chartooo:date-scale/>
            <chart:categories table:cell-range-address="'8'.AH91:'8'.AM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H92:'8'.AM92" chart:label-cell-address="'8'.AG92:'8'.AG9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-0.012">
                <text:p>-0</text:p>
                <draw:g>
                  <svg:desc>'8'.AH91:'8'.AM91</svg:desc>
                </draw:g>
              </table:table-cell>
              <table:table-cell office:value-type="float" office:value="0.122">
                <text:p>0</text:p>
              </table:table-cell>
              <table:table-cell office:value-type="float" office:value="0.028">
                <text:p>0</text:p>
              </table:table-cell>
              <table:table-cell office:value-type="float" office:value="-0.023">
                <text:p>-0</text:p>
              </table:table-cell>
              <table:table-cell office:value-type="float" office:value="-0.049">
                <text:p>-0</text:p>
              </table:table-cell>
              <table:table-cell office:value-type="float" office:value="0.00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-0.012</text:p>
                <draw:g>
                  <svg:desc>'8'.AG92:'8'.AG92</svg:desc>
                </draw:g>
              </table:table-cell>
              <table:table-cell office:value-type="float" office:value="0.122">
                <text:p>0.122</text:p>
                <draw:g>
                  <svg:desc>'8'.AH92:'8'.AM92</svg:desc>
                </draw:g>
              </table:table-cell>
              <table:table-cell office:value-type="float" office:value="0.028">
                <text:p>0.028</text:p>
              </table:table-cell>
              <table:table-cell office:value-type="float" office:value="-0.023">
                <text:p>-0.023</text:p>
              </table:table-cell>
              <table:table-cell office:value-type="float" office:value="-0.049">
                <text:p>-0.049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2cm" xlink:href=".." xlink:type="simple" chart:class="chart:bar" chart:style-name="ch1">
        <chart:title svg:x="6.409cm" svg:y="0.315cm" chart:style-name="ch2">
          <text:p>gain/total
(a*j / m5 / buy)</text:p>
        </chart:title>
        <chart:subtitle svg:x="6.144cm" svg:y="1.779cm" chart:style-name="ch3">
          <text:p>(num-of-incidents)</text:p>
        </chart:subtitle>
        <chart:legend chart:legend-position="end" svg:x="13.042cm" svg:y="3.73cm" style:legend-expansion="high" chart:style-name="ch4"/>
        <chart:plot-area chart:style-name="ch5" table:cell-range-address="'8'.DU1:'8'.DW7" chart:data-source-has-labels="both" svg:x="0.77cm" svg:y="2.918cm" svg:width="11.632cm" svg:height="5.514cm">
          <chartooo:coordinate-region svg:x="1.497cm" svg:y="3.13cm" svg:width="10.905cm" svg:height="4.629cm"/>
          <chart:axis chart:dimension="x" chart:name="primary-x" chart:style-name="ch6" chartooo:axis-type="auto">
            <chartooo:date-scale/>
            <chart:categories table:cell-range-address="'8'.DU2:'8'.DU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8'.DV2:'8'.DV7" chart:label-cell-address="'8'.DV1:'8'.DV1" chart:class="chart:bar">
            <chart:data-point chart:repeated="6"/>
          </chart:series>
          <chart:series chart:style-name="ch10" chart:values-cell-range-address="'8'.DW2:'8'.DW7" chart:label-cell-address="'8'.DW1:'8'.DW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  <draw:g>
                  <svg:desc>'8'.DV1:'8'.DV1</svg:desc>
                </draw:g>
              </table:table-cell>
              <table:table-cell office:value-type="string">
                <text:p>mid</text:p>
                <draw:g>
                  <svg:desc>'8'.DW1:'8'.D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8'.DU2:'8'.DU7</svg:desc>
                </draw:g>
              </table:table-cell>
              <table:table-cell office:value-type="float" office:value="0.571428571428571">
                <text:p>0.571428571428571</text:p>
                <draw:g>
                  <svg:desc>'8'.DV2:'8'.DV7</svg:desc>
                </draw:g>
              </table:table-cell>
              <table:table-cell office:value-type="float" office:value="0.5">
                <text:p>0.5</text:p>
                <draw:g>
                  <svg:desc>'8'.DW2:'8'.DW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